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fo:background-color="#ffff00"/>
    </style:style>
    <style:style style:name="P12" style:family="paragraph" style:parent-style-name="Text_20_body">
      <style:paragraph-properties fo:text-align="justify" style:justify-single-word="false"/>
      <style:text-properties fo:background-color="#ffff00"/>
    </style:style>
    <style:style style:name="P13" style:family="paragraph" style:parent-style-name="Text_20_body">
      <style:text-properties fo:language="ru" fo:country="RU" fo:background-color="transparent"/>
    </style:style>
    <style:style style:name="P14" style:family="paragraph" style:parent-style-name="Text_20_body">
      <style:text-properties officeooo:paragraph-rsid="017c2011"/>
    </style:style>
    <style:style style:name="P15" style:family="paragraph" style:parent-style-name="Text_20_body">
      <style:text-properties style:text-line-through-style="none" style:text-line-through-type="none" fo:language="ru" fo:country="RU" officeooo:rsid="0183f559" officeooo:paragraph-rsid="017c2011" fo:background-color="transparent"/>
    </style:style>
    <style:style style:name="P16" style:family="paragraph" style:parent-style-name="Text_20_body">
      <style:text-properties officeooo:paragraph-rsid="01de990d"/>
    </style:style>
    <style:style style:name="P17" style:family="paragraph" style:parent-style-name="Text_20_body">
      <style:text-properties officeooo:rsid="01ddb918" officeooo:paragraph-rsid="01de990d"/>
    </style:style>
    <style:style style:name="P18" style:family="paragraph" style:parent-style-name="Text_20_body">
      <style:text-properties officeooo:rsid="01e3ecf3" officeooo:paragraph-rsid="01e3ecf3"/>
    </style:style>
    <style:style style:name="P19" style:family="paragraph" style:parent-style-name="Text_20_body">
      <style:text-properties officeooo:rsid="01e582d0" officeooo:paragraph-rsid="01e582d0"/>
    </style:style>
    <style:style style:name="P20" style:family="paragraph" style:parent-style-name="Text_20_body">
      <style:text-properties officeooo:paragraph-rsid="01e679f7"/>
    </style:style>
    <style:style style:name="P21" style:family="paragraph" style:parent-style-name="Text_20_body">
      <style:text-properties officeooo:rsid="01e8c301" officeooo:paragraph-rsid="01e8c301"/>
    </style:style>
    <style:style style:name="P22" style:family="paragraph" style:parent-style-name="Text_20_body">
      <style:text-properties officeooo:paragraph-rsid="01e9e233"/>
    </style:style>
    <style:style style:name="P23" style:family="paragraph" style:parent-style-name="Text_20_body">
      <style:text-properties officeooo:rsid="01ea5dcb" officeooo:paragraph-rsid="01ea5dcb"/>
    </style:style>
    <style:style style:name="P24" style:family="paragraph" style:parent-style-name="Text_20_body">
      <style:text-properties officeooo:rsid="01ebcbe0" officeooo:paragraph-rsid="01ebcbe0"/>
    </style:style>
    <style:style style:name="P25" style:family="paragraph" style:parent-style-name="Text_20_body">
      <style:text-properties officeooo:paragraph-rsid="01ebcbe0"/>
    </style:style>
    <style:style style:name="P26" style:family="paragraph" style:parent-style-name="Text_20_body">
      <style:text-properties officeooo:paragraph-rsid="01ed92c0"/>
    </style:style>
    <style:style style:name="P27" style:family="paragraph" style:parent-style-name="Text_20_body">
      <style:text-properties officeooo:paragraph-rsid="01ef85bc"/>
    </style:style>
    <style:style style:name="P28" style:family="paragraph" style:parent-style-name="Text_20_body">
      <style:text-properties officeooo:rsid="01ef85bc" officeooo:paragraph-rsid="01ef85bc"/>
    </style:style>
    <style:style style:name="P29" style:family="paragraph" style:parent-style-name="Text_20_body">
      <style:paragraph-properties fo:text-align="justify" style:justify-single-word="false" fo:padding="0in" fo:border="none" style:shadow="none" style:join-border="false"/>
    </style:style>
    <style:style style:name="P30" style:family="paragraph" style:parent-style-name="Text_20_body">
      <style:paragraph-properties fo:text-align="justify" style:justify-single-word="false" fo:padding="0in" fo:border="none" style:shadow="none" style:join-border="false"/>
      <style:text-properties officeooo:paragraph-rsid="0014a904"/>
    </style:style>
    <style:style style:name="P31" style:family="paragraph" style:parent-style-name="Text_20_body">
      <style:paragraph-properties fo:text-align="justify" style:justify-single-word="false" fo:padding="0in" fo:border="none" style:shadow="none" style:join-border="false"/>
      <style:text-properties officeooo:paragraph-rsid="0016533d"/>
    </style:style>
    <style:style style:name="P32" style:family="paragraph" style:parent-style-name="Text_20_body">
      <style:paragraph-properties fo:text-align="justify" style:justify-single-word="false" fo:padding="0in" fo:border="none" style:shadow="none" style:join-border="false"/>
      <style:text-properties officeooo:paragraph-rsid="001bd503"/>
    </style:style>
    <style:style style:name="P33" style:family="paragraph" style:parent-style-name="Text_20_body">
      <style:paragraph-properties fo:text-align="justify" style:justify-single-word="false" fo:padding="0in" fo:border="none" style:shadow="none" style:join-border="false"/>
      <style:text-properties officeooo:paragraph-rsid="001bef74"/>
    </style:style>
    <style:style style:name="P34" style:family="paragraph" style:parent-style-name="Text_20_body">
      <style:paragraph-properties fo:text-align="justify" style:justify-single-word="false" fo:padding="0in" fo:border="none" style:shadow="none" style:join-border="false"/>
      <style:text-properties officeooo:paragraph-rsid="001dff8b"/>
    </style:style>
    <style:style style:name="P35" style:family="paragraph" style:parent-style-name="Text_20_body">
      <style:paragraph-properties fo:text-align="justify" style:justify-single-word="false" fo:padding="0in" fo:border="none" style:shadow="none" style:join-border="false"/>
      <style:text-properties officeooo:paragraph-rsid="00234c58"/>
    </style:style>
    <style:style style:name="P36" style:family="paragraph" style:parent-style-name="Text_20_body">
      <style:paragraph-properties fo:text-align="justify" style:justify-single-word="false" fo:padding="0in" fo:border="none" style:shadow="none" style:join-border="false"/>
      <style:text-properties officeooo:paragraph-rsid="00240b24"/>
    </style:style>
    <style:style style:name="P37" style:family="paragraph" style:parent-style-name="Text_20_body">
      <style:paragraph-properties fo:text-align="justify" style:justify-single-word="false" fo:padding="0in" fo:border="none" style:shadow="none" style:join-border="false"/>
      <style:text-properties officeooo:paragraph-rsid="0027eccd"/>
    </style:style>
    <style:style style:name="P38" style:family="paragraph" style:parent-style-name="Text_20_body">
      <style:paragraph-properties fo:text-align="justify" style:justify-single-word="false" fo:padding="0in" fo:border="none" style:shadow="none" style:join-border="false"/>
      <style:text-properties officeooo:paragraph-rsid="002d4f2b"/>
    </style:style>
    <style:style style:name="P39" style:family="paragraph" style:parent-style-name="Text_20_body">
      <style:paragraph-properties fo:text-align="justify" style:justify-single-word="false" fo:padding="0in" fo:border="none" style:shadow="none" style:join-border="false"/>
      <style:text-properties officeooo:paragraph-rsid="0032aed4"/>
    </style:style>
    <style:style style:name="P40" style:family="paragraph" style:parent-style-name="Text_20_body">
      <style:paragraph-properties fo:text-align="justify" style:justify-single-word="false" fo:padding="0in" fo:border="none" style:shadow="none" style:join-border="false"/>
      <style:text-properties officeooo:paragraph-rsid="00380dd4"/>
    </style:style>
    <style:style style:name="P41" style:family="paragraph" style:parent-style-name="Text_20_body">
      <style:paragraph-properties fo:text-align="justify" style:justify-single-word="false" fo:padding="0in" fo:border="none" style:shadow="none" style:join-border="false"/>
      <style:text-properties officeooo:paragraph-rsid="00398145"/>
    </style:style>
    <style:style style:name="P42" style:family="paragraph" style:parent-style-name="Text_20_body">
      <style:paragraph-properties fo:text-align="justify" style:justify-single-word="false" fo:padding="0in" fo:border="none" style:shadow="none" style:join-border="false"/>
      <style:text-properties officeooo:paragraph-rsid="003ebfcd"/>
    </style:style>
    <style:style style:name="P43" style:family="paragraph" style:parent-style-name="Text_20_body">
      <style:paragraph-properties fo:text-align="justify" style:justify-single-word="false" fo:padding="0in" fo:border="none" style:shadow="none" style:join-border="false"/>
      <style:text-properties officeooo:paragraph-rsid="0040eeb4"/>
    </style:style>
    <style:style style:name="P44" style:family="paragraph" style:parent-style-name="Text_20_body">
      <style:paragraph-properties fo:text-align="justify" style:justify-single-word="false" fo:padding="0in" fo:border="none" style:shadow="none" style:join-border="false"/>
      <style:text-properties officeooo:paragraph-rsid="00458c95"/>
    </style:style>
    <style:style style:name="P45" style:family="paragraph" style:parent-style-name="Text_20_body">
      <style:paragraph-properties fo:text-align="justify" style:justify-single-word="false" fo:padding="0in" fo:border="none" style:shadow="none" style:join-border="false"/>
      <style:text-properties officeooo:paragraph-rsid="004c5d98"/>
    </style:style>
    <style:style style:name="P46" style:family="paragraph" style:parent-style-name="Text_20_body">
      <style:paragraph-properties fo:text-align="justify" style:justify-single-word="false" fo:padding="0in" fo:border="none" style:shadow="none" style:join-border="false"/>
      <style:text-properties officeooo:paragraph-rsid="00510860"/>
    </style:style>
    <style:style style:name="P47" style:family="paragraph" style:parent-style-name="Text_20_body">
      <style:paragraph-properties fo:text-align="justify" style:justify-single-word="false" fo:padding="0in" fo:border="none" style:shadow="none" style:join-border="false"/>
      <style:text-properties officeooo:paragraph-rsid="0052a72d"/>
    </style:style>
    <style:style style:name="P48" style:family="paragraph" style:parent-style-name="Text_20_body">
      <style:paragraph-properties fo:text-align="justify" style:justify-single-word="false" fo:padding="0in" fo:border="none" style:shadow="none" style:join-border="false"/>
      <style:text-properties officeooo:paragraph-rsid="0052ba96"/>
    </style:style>
    <style:style style:name="P49" style:family="paragraph" style:parent-style-name="Text_20_body">
      <style:paragraph-properties fo:text-align="justify" style:justify-single-word="false" fo:padding="0in" fo:border="none" style:shadow="none" style:join-border="false"/>
      <style:text-properties officeooo:paragraph-rsid="00590d78"/>
    </style:style>
    <style:style style:name="P50" style:family="paragraph" style:parent-style-name="Text_20_body">
      <style:paragraph-properties fo:text-align="justify" style:justify-single-word="false" fo:padding="0in" fo:border="none" style:shadow="none" style:join-border="false"/>
      <style:text-properties officeooo:paragraph-rsid="005a6737"/>
    </style:style>
    <style:style style:name="P51" style:family="paragraph" style:parent-style-name="Text_20_body">
      <style:paragraph-properties fo:text-align="justify" style:justify-single-word="false" fo:padding="0in" fo:border="none" style:shadow="none" style:join-border="false"/>
      <style:text-properties officeooo:paragraph-rsid="005ca0d1"/>
    </style:style>
    <style:style style:name="P52" style:family="paragraph" style:parent-style-name="Text_20_body">
      <style:paragraph-properties fo:text-align="justify" style:justify-single-word="false" fo:padding="0in" fo:border="none" style:shadow="none" style:join-border="false"/>
      <style:text-properties officeooo:paragraph-rsid="0073bd91"/>
    </style:style>
    <style:style style:name="P53" style:family="paragraph" style:parent-style-name="Text_20_body">
      <style:paragraph-properties fo:text-align="justify" style:justify-single-word="false" fo:padding="0in" fo:border="none" style:shadow="none" style:join-border="false"/>
      <style:text-properties officeooo:paragraph-rsid="008111f1"/>
    </style:style>
    <style:style style:name="P54" style:family="paragraph" style:parent-style-name="Text_20_body">
      <style:paragraph-properties fo:text-align="justify" style:justify-single-word="false" fo:padding="0in" fo:border="none" style:shadow="none" style:join-border="false"/>
      <style:text-properties officeooo:paragraph-rsid="008aac0e"/>
    </style:style>
    <style:style style:name="P55" style:family="paragraph" style:parent-style-name="Text_20_body">
      <style:paragraph-properties fo:text-align="justify" style:justify-single-word="false" fo:padding="0in" fo:border="none" style:shadow="none" style:join-border="false"/>
      <style:text-properties officeooo:paragraph-rsid="009d5f0f"/>
    </style:style>
    <style:style style:name="P56" style:family="paragraph" style:parent-style-name="Text_20_body">
      <style:paragraph-properties fo:text-align="justify" style:justify-single-word="false" fo:padding="0in" fo:border="none" style:shadow="none" style:join-border="false"/>
      <style:text-properties officeooo:paragraph-rsid="00a5ec12"/>
    </style:style>
    <style:style style:name="P57" style:family="paragraph" style:parent-style-name="Text_20_body">
      <style:paragraph-properties fo:text-align="justify" style:justify-single-word="false" fo:padding="0in" fo:border="none" style:shadow="none" style:join-border="false"/>
      <style:text-properties officeooo:paragraph-rsid="009a2491"/>
    </style:style>
    <style:style style:name="P58" style:family="paragraph" style:parent-style-name="Text_20_body">
      <style:paragraph-properties fo:text-align="justify" style:justify-single-word="false" fo:padding="0in" fo:border="none" style:shadow="none" style:join-border="false"/>
      <style:text-properties officeooo:paragraph-rsid="00b314fb"/>
    </style:style>
    <style:style style:name="P59" style:family="paragraph" style:parent-style-name="Text_20_body">
      <style:paragraph-properties fo:text-align="justify" style:justify-single-word="false" fo:padding="0in" fo:border="none" style:shadow="none" style:join-border="false"/>
      <style:text-properties officeooo:paragraph-rsid="00b678f6"/>
    </style:style>
    <style:style style:name="P60" style:family="paragraph" style:parent-style-name="Text_20_body">
      <style:paragraph-properties fo:text-align="justify" style:justify-single-word="false" fo:padding="0in" fo:border="none" style:shadow="none" style:join-border="false"/>
      <style:text-properties officeooo:paragraph-rsid="00b8476c"/>
    </style:style>
    <style:style style:name="P61" style:family="paragraph" style:parent-style-name="Text_20_body">
      <style:paragraph-properties fo:text-align="justify" style:justify-single-word="false" fo:padding="0in" fo:border="none" style:shadow="none" style:join-border="false"/>
      <style:text-properties officeooo:paragraph-rsid="00be78d0"/>
    </style:style>
    <style:style style:name="P62" style:family="paragraph" style:parent-style-name="Text_20_body">
      <style:paragraph-properties fo:text-align="justify" style:justify-single-word="false" fo:padding="0in" fo:border="none" style:shadow="none" style:join-border="false"/>
      <style:text-properties officeooo:paragraph-rsid="00be8e7d"/>
    </style:style>
    <style:style style:name="P63" style:family="paragraph" style:parent-style-name="Text_20_body">
      <style:paragraph-properties fo:text-align="justify" style:justify-single-word="false" fo:padding="0in" fo:border="none" style:shadow="none" style:join-border="false"/>
      <style:text-properties officeooo:paragraph-rsid="00c25b69"/>
    </style:style>
    <style:style style:name="P64" style:family="paragraph" style:parent-style-name="Text_20_body">
      <style:paragraph-properties fo:text-align="justify" style:justify-single-word="false" fo:padding="0in" fo:border="none" style:shadow="none" style:join-border="false"/>
      <style:text-properties officeooo:paragraph-rsid="00d2e70d"/>
    </style:style>
    <style:style style:name="P65" style:family="paragraph" style:parent-style-name="Text_20_body">
      <style:paragraph-properties fo:text-align="justify" style:justify-single-word="false" fo:padding="0in" fo:border="none" style:shadow="none" style:join-border="false"/>
      <style:text-properties officeooo:paragraph-rsid="00d4f210"/>
    </style:style>
    <style:style style:name="P66" style:family="paragraph" style:parent-style-name="Text_20_body">
      <style:paragraph-properties fo:text-align="justify" style:justify-single-word="false" fo:padding="0in" fo:border="none" style:shadow="none" style:join-border="false"/>
      <style:text-properties officeooo:paragraph-rsid="00d5f182"/>
    </style:style>
    <style:style style:name="P67" style:family="paragraph" style:parent-style-name="Text_20_body">
      <style:paragraph-properties fo:text-align="justify" style:justify-single-word="false" fo:padding="0in" fo:border="none" style:shadow="none" style:join-border="false"/>
      <style:text-properties officeooo:paragraph-rsid="00db2d22"/>
    </style:style>
    <style:style style:name="P68" style:family="paragraph" style:parent-style-name="Text_20_body">
      <style:paragraph-properties fo:text-align="justify" style:justify-single-word="false" fo:padding="0in" fo:border="none" style:shadow="none" style:join-border="false"/>
      <style:text-properties officeooo:paragraph-rsid="00e90811"/>
    </style:style>
    <style:style style:name="P69" style:family="paragraph" style:parent-style-name="Text_20_body">
      <style:paragraph-properties fo:text-align="justify" style:justify-single-word="false" fo:padding="0in" fo:border="none" style:shadow="none" style:join-border="false"/>
      <style:text-properties officeooo:paragraph-rsid="00f218dd"/>
    </style:style>
    <style:style style:name="P70" style:family="paragraph" style:parent-style-name="Text_20_body">
      <style:paragraph-properties fo:text-align="justify" style:justify-single-word="false" fo:padding="0in" fo:border="none" style:shadow="none" style:join-border="false"/>
      <style:text-properties officeooo:paragraph-rsid="00f33241"/>
    </style:style>
    <style:style style:name="P71" style:family="paragraph" style:parent-style-name="Text_20_body">
      <style:paragraph-properties fo:text-align="justify" style:justify-single-word="false" fo:padding="0in" fo:border="none" style:shadow="none" style:join-border="false"/>
      <style:text-properties officeooo:paragraph-rsid="00f815ef"/>
    </style:style>
    <style:style style:name="P72" style:family="paragraph" style:parent-style-name="Text_20_body">
      <style:paragraph-properties fo:text-align="justify" style:justify-single-word="false" fo:padding="0in" fo:border="none" style:shadow="none" style:join-border="false"/>
      <style:text-properties officeooo:paragraph-rsid="00fb9813"/>
    </style:style>
    <style:style style:name="P73" style:family="paragraph" style:parent-style-name="Text_20_body">
      <style:paragraph-properties fo:text-align="justify" style:justify-single-word="false" fo:padding="0in" fo:border="none" style:shadow="none" style:join-border="false"/>
      <style:text-properties officeooo:paragraph-rsid="010b12c3"/>
    </style:style>
    <style:style style:name="P74" style:family="paragraph" style:parent-style-name="Text_20_body">
      <style:paragraph-properties fo:text-align="justify" style:justify-single-word="false" fo:padding="0in" fo:border="none" style:shadow="none" style:join-border="false"/>
      <style:text-properties officeooo:paragraph-rsid="010d1478"/>
    </style:style>
    <style:style style:name="P75" style:family="paragraph" style:parent-style-name="Text_20_body">
      <style:paragraph-properties fo:text-align="justify" style:justify-single-word="false" fo:padding="0in" fo:border="none" style:shadow="none" style:join-border="false"/>
      <style:text-properties officeooo:paragraph-rsid="01118e12"/>
    </style:style>
    <style:style style:name="P76" style:family="paragraph" style:parent-style-name="Text_20_body">
      <style:paragraph-properties fo:text-align="justify" style:justify-single-word="false" fo:padding="0in" fo:border="none" style:shadow="none" style:join-border="false"/>
      <style:text-properties officeooo:paragraph-rsid="011271db"/>
    </style:style>
    <style:style style:name="P77" style:family="paragraph" style:parent-style-name="Text_20_body">
      <style:paragraph-properties fo:text-align="justify" style:justify-single-word="false" fo:padding="0in" fo:border="none" style:shadow="none" style:join-border="false"/>
      <style:text-properties officeooo:paragraph-rsid="01243c6c"/>
    </style:style>
    <style:style style:name="P78" style:family="paragraph" style:parent-style-name="Text_20_body">
      <style:paragraph-properties fo:text-align="justify" style:justify-single-word="false" fo:padding="0in" fo:border="none" style:shadow="none" style:join-border="false"/>
      <style:text-properties officeooo:paragraph-rsid="012a9346"/>
    </style:style>
    <style:style style:name="P79" style:family="paragraph" style:parent-style-name="Text_20_body">
      <style:paragraph-properties fo:text-align="justify" style:justify-single-word="false" fo:padding="0in" fo:border="none" style:shadow="none" style:join-border="false"/>
      <style:text-properties officeooo:paragraph-rsid="013048ec"/>
    </style:style>
    <style:style style:name="P80" style:family="paragraph" style:parent-style-name="Text_20_body">
      <style:paragraph-properties fo:text-align="justify" style:justify-single-word="false" fo:padding="0in" fo:border="none" style:shadow="none" style:join-border="false"/>
      <style:text-properties officeooo:paragraph-rsid="01323cc6"/>
    </style:style>
    <style:style style:name="P81" style:family="paragraph" style:parent-style-name="Text_20_body">
      <style:paragraph-properties fo:text-align="justify" style:justify-single-word="false" fo:padding="0in" fo:border="none" style:shadow="none" style:join-border="false"/>
      <style:text-properties officeooo:paragraph-rsid="0132cc47"/>
    </style:style>
    <style:style style:name="P82" style:family="paragraph" style:parent-style-name="Text_20_body">
      <style:paragraph-properties fo:text-align="justify" style:justify-single-word="false" fo:padding="0in" fo:border="none" style:shadow="none" style:join-border="false"/>
      <style:text-properties officeooo:paragraph-rsid="01349ca0"/>
    </style:style>
    <style:style style:name="P83" style:family="paragraph" style:parent-style-name="Text_20_body">
      <style:paragraph-properties fo:text-align="justify" style:justify-single-word="false" fo:padding="0in" fo:border="none" style:shadow="none" style:join-border="false"/>
      <style:text-properties officeooo:paragraph-rsid="013c5098"/>
    </style:style>
    <style:style style:name="P84" style:family="paragraph" style:parent-style-name="Text_20_body">
      <style:paragraph-properties fo:text-align="justify" style:justify-single-word="false" fo:padding="0in" fo:border="none" style:shadow="none" style:join-border="false"/>
      <style:text-properties officeooo:paragraph-rsid="0140b668"/>
    </style:style>
    <style:style style:name="P85" style:family="paragraph" style:parent-style-name="Text_20_body">
      <style:paragraph-properties fo:text-align="justify" style:justify-single-word="false" fo:padding="0in" fo:border="none" style:shadow="none" style:join-border="false"/>
      <style:text-properties officeooo:paragraph-rsid="01554f58"/>
    </style:style>
    <style:style style:name="P86" style:family="paragraph" style:parent-style-name="Text_20_body">
      <style:paragraph-properties fo:text-align="justify" style:justify-single-word="false" fo:padding="0in" fo:border="none" style:shadow="none" style:join-border="false"/>
      <style:text-properties officeooo:paragraph-rsid="0163ef60"/>
    </style:style>
    <style:style style:name="P87" style:family="paragraph" style:parent-style-name="Text_20_body">
      <style:paragraph-properties fo:text-align="justify" style:justify-single-word="false" fo:padding="0in" fo:border="none" style:shadow="none" style:join-border="false"/>
      <style:text-properties officeooo:paragraph-rsid="016e587d"/>
    </style:style>
    <style:style style:name="P88" style:family="paragraph" style:parent-style-name="Text_20_body">
      <style:paragraph-properties fo:text-align="justify" style:justify-single-word="false" fo:padding="0in" fo:border="none" style:shadow="none" style:join-border="false"/>
      <style:text-properties officeooo:paragraph-rsid="01719c6e"/>
    </style:style>
    <style:style style:name="P89" style:family="paragraph" style:parent-style-name="Text_20_body">
      <style:paragraph-properties fo:text-align="justify" style:justify-single-word="false" fo:padding="0in" fo:border="none" style:shadow="none" style:join-border="false"/>
      <style:text-properties officeooo:paragraph-rsid="0175c9e7"/>
    </style:style>
    <style:style style:name="P90" style:family="paragraph" style:parent-style-name="Text_20_body">
      <style:paragraph-properties fo:text-align="justify" style:justify-single-word="false" fo:padding="0in" fo:border="none" style:shadow="none" style:join-border="false"/>
      <style:text-properties officeooo:paragraph-rsid="017a4825"/>
    </style:style>
    <style:style style:name="P91" style:family="paragraph" style:parent-style-name="Text_20_body">
      <style:paragraph-properties fo:text-align="justify" style:justify-single-word="false" fo:padding="0in" fo:border="none" style:shadow="none" style:join-border="false"/>
      <style:text-properties officeooo:paragraph-rsid="0144f423"/>
    </style:style>
    <style:style style:name="P92" style:family="paragraph" style:parent-style-name="Text_20_body">
      <style:paragraph-properties fo:text-align="justify" style:justify-single-word="false" fo:padding="0in" fo:border="none" style:shadow="none" style:join-border="false"/>
      <style:text-properties officeooo:paragraph-rsid="018ec3bd"/>
    </style:style>
    <style:style style:name="P93" style:family="paragraph" style:parent-style-name="Text_20_body">
      <style:paragraph-properties fo:text-align="justify" style:justify-single-word="false" fo:padding="0in" fo:border="none" style:shadow="none" style:join-border="false"/>
      <style:text-properties officeooo:paragraph-rsid="01866d24"/>
    </style:style>
    <style:style style:name="P94" style:family="paragraph" style:parent-style-name="Text_20_body">
      <style:paragraph-properties fo:text-align="justify" style:justify-single-word="false" fo:padding="0in" fo:border="none" style:shadow="none" style:join-border="false"/>
      <style:text-properties officeooo:paragraph-rsid="018f9cea"/>
    </style:style>
    <style:style style:name="P95" style:family="paragraph" style:parent-style-name="Text_20_body">
      <style:paragraph-properties fo:text-align="justify" style:justify-single-word="false" fo:padding="0in" fo:border="none" style:shadow="none" style:join-border="false"/>
      <style:text-properties officeooo:paragraph-rsid="0197d6da"/>
    </style:style>
    <style:style style:name="P96" style:family="paragraph" style:parent-style-name="Text_20_body">
      <style:paragraph-properties fo:text-align="justify" style:justify-single-word="false" fo:padding="0in" fo:border="none" style:shadow="none" style:join-border="false"/>
      <style:text-properties officeooo:paragraph-rsid="019d85fb"/>
    </style:style>
    <style:style style:name="P97" style:family="paragraph" style:parent-style-name="Text_20_body">
      <style:paragraph-properties fo:text-align="justify" style:justify-single-word="false" fo:padding="0in" fo:border="none" style:shadow="none" style:join-border="false"/>
      <style:text-properties officeooo:paragraph-rsid="01a41379"/>
    </style:style>
    <style:style style:name="P98" style:family="paragraph" style:parent-style-name="Text_20_body">
      <style:paragraph-properties fo:text-align="justify" style:justify-single-word="false" fo:padding="0in" fo:border="none" style:shadow="none" style:join-border="false"/>
      <style:text-properties officeooo:paragraph-rsid="01a0df4b"/>
    </style:style>
    <style:style style:name="P99" style:family="paragraph" style:parent-style-name="Text_20_body">
      <style:paragraph-properties fo:text-align="justify" style:justify-single-word="false" fo:padding="0in" fo:border="none" style:shadow="none" style:join-border="false"/>
      <style:text-properties officeooo:paragraph-rsid="01a67e87"/>
    </style:style>
    <style:style style:name="P100" style:family="paragraph" style:parent-style-name="Text_20_body">
      <style:paragraph-properties fo:text-align="justify" style:justify-single-word="false" fo:padding="0in" fo:border="none" style:shadow="none" style:join-border="false"/>
      <style:text-properties officeooo:paragraph-rsid="01ad9631"/>
    </style:style>
    <style:style style:name="P101" style:family="paragraph" style:parent-style-name="Text_20_body">
      <style:paragraph-properties fo:text-align="justify" style:justify-single-word="false" fo:padding="0in" fo:border="none" style:shadow="none" style:join-border="false"/>
      <style:text-properties officeooo:paragraph-rsid="01b0f9dd"/>
    </style:style>
    <style:style style:name="P102" style:family="paragraph" style:parent-style-name="Text_20_body">
      <style:paragraph-properties fo:text-align="justify" style:justify-single-word="false" fo:padding="0in" fo:border="none" style:shadow="none" style:join-border="false"/>
      <style:text-properties officeooo:paragraph-rsid="01bf8131"/>
    </style:style>
    <style:style style:name="P103" style:family="paragraph" style:parent-style-name="Text_20_body">
      <style:paragraph-properties fo:text-align="justify" style:justify-single-word="false" fo:padding="0in" fo:border="none" style:shadow="none" style:join-border="false"/>
      <style:text-properties officeooo:paragraph-rsid="01c29817"/>
    </style:style>
    <style:style style:name="P104" style:family="paragraph" style:parent-style-name="Text_20_body">
      <style:paragraph-properties fo:text-align="justify" style:justify-single-word="false" fo:padding="0in" fo:border="none" style:shadow="none" style:join-border="false"/>
      <style:text-properties officeooo:paragraph-rsid="01c9cf02"/>
    </style:style>
    <style:style style:name="P105" style:family="paragraph" style:parent-style-name="Text_20_body">
      <style:paragraph-properties fo:text-align="justify" style:justify-single-word="false" fo:padding="0in" fo:border="none" style:shadow="none" style:join-border="false"/>
      <style:text-properties officeooo:paragraph-rsid="01d2bd1d"/>
    </style:style>
    <style:style style:name="P106" style:family="paragraph" style:parent-style-name="Text_20_body">
      <style:paragraph-properties fo:text-align="justify" style:justify-single-word="false" fo:padding="0in" fo:border="none" style:shadow="none" style:join-border="false"/>
      <style:text-properties officeooo:paragraph-rsid="01d6840d"/>
    </style:style>
    <style:style style:name="P107" style:family="paragraph" style:parent-style-name="Text_20_body">
      <style:paragraph-properties fo:text-align="justify" style:justify-single-word="false" fo:padding="0in" fo:border="none" style:shadow="none" style:join-border="false"/>
      <style:text-properties officeooo:paragraph-rsid="01dad993"/>
    </style:style>
    <style:style style:name="P108" style:family="paragraph" style:parent-style-name="Text_20_body">
      <style:paragraph-properties fo:text-align="justify" style:justify-single-word="false" fo:padding="0in" fo:border="none" style:shadow="none" style:join-border="false"/>
      <style:text-properties officeooo:paragraph-rsid="01412d7c"/>
    </style:style>
    <style:style style:name="P109" style:family="paragraph" style:parent-style-name="Text_20_body">
      <style:paragraph-properties fo:text-align="justify" style:justify-single-word="false" fo:padding="0in" fo:border="none" style:shadow="none" style:join-border="false"/>
      <style:text-properties officeooo:paragraph-rsid="01f3dd42"/>
    </style:style>
    <style:style style:name="P110" style:family="paragraph" style:parent-style-name="Text_20_body">
      <style:paragraph-properties fo:text-align="justify" style:justify-single-word="false" fo:padding="0in" fo:border="none" style:shadow="none" style:join-border="false"/>
      <style:text-properties officeooo:paragraph-rsid="01167098"/>
    </style:style>
    <style:style style:name="P111" style:family="paragraph" style:parent-style-name="Text_20_body">
      <style:paragraph-properties fo:text-align="justify" style:justify-single-word="false" fo:padding="0in" fo:border="none" style:shadow="none" style:join-border="false"/>
      <style:text-properties officeooo:paragraph-rsid="01358f25"/>
    </style:style>
    <style:style style:name="P112" style:family="paragraph" style:parent-style-name="Text_20_body">
      <style:paragraph-properties fo:text-align="justify" style:justify-single-word="false" fo:padding="0in" fo:border="none" style:shadow="none" style:join-border="false"/>
      <style:text-properties officeooo:paragraph-rsid="01f720c0"/>
    </style:style>
    <style:style style:name="P113" style:family="paragraph" style:parent-style-name="Text_20_body">
      <style:paragraph-properties fo:text-align="justify" style:justify-single-word="false" fo:padding="0in" fo:border="none" style:shadow="none" style:join-border="false"/>
      <style:text-properties officeooo:paragraph-rsid="01f92179"/>
    </style:style>
    <style:style style:name="P114" style:family="paragraph" style:parent-style-name="Text_20_body">
      <style:paragraph-properties fo:text-align="justify" style:justify-single-word="false" fo:padding="0in" fo:border="none" style:shadow="none" style:join-border="false"/>
      <style:text-properties officeooo:paragraph-rsid="01ffcd80"/>
    </style:style>
    <style:style style:name="P115" style:family="paragraph" style:parent-style-name="Text_20_body">
      <style:paragraph-properties fo:text-align="justify" style:justify-single-word="false" fo:padding="0in" fo:border="none" style:shadow="none" style:join-border="false"/>
      <style:text-properties officeooo:paragraph-rsid="021486df"/>
    </style:style>
    <style:style style:name="P116" style:family="paragraph" style:parent-style-name="Text_20_body">
      <style:paragraph-properties fo:text-align="justify" style:justify-single-word="false" fo:padding="0in" fo:border="none" style:shadow="none" style:join-border="false"/>
      <style:text-properties officeooo:paragraph-rsid="022dfed5"/>
    </style:style>
    <style:style style:name="P117" style:family="paragraph" style:parent-style-name="Text_20_body">
      <style:paragraph-properties fo:text-align="justify" style:justify-single-word="false" fo:padding="0in" fo:border="none" style:shadow="none" style:join-border="false"/>
      <style:text-properties officeooo:paragraph-rsid="02305904"/>
    </style:style>
    <style:style style:name="P118" style:family="paragraph" style:parent-style-name="Text_20_body">
      <style:paragraph-properties fo:text-align="justify" style:justify-single-word="false" fo:padding="0in" fo:border="none" style:shadow="none" style:join-border="false"/>
      <style:text-properties officeooo:paragraph-rsid="023819f3"/>
    </style:style>
    <style:style style:name="P119" style:family="paragraph" style:parent-style-name="Text_20_body">
      <style:paragraph-properties fo:text-align="justify" style:justify-single-word="false" fo:padding="0in" fo:border="none" style:shadow="none" style:join-border="false"/>
      <style:text-properties officeooo:paragraph-rsid="023cb66a"/>
    </style:style>
    <style:style style:name="P120" style:family="paragraph" style:parent-style-name="Text_20_body">
      <style:paragraph-properties fo:text-align="justify" style:justify-single-word="false" fo:padding="0in" fo:border="none" style:shadow="none" style:join-border="false"/>
      <style:text-properties officeooo:paragraph-rsid="0241f1e6"/>
    </style:style>
    <style:style style:name="P121" style:family="paragraph" style:parent-style-name="Text_20_body">
      <style:paragraph-properties fo:text-align="justify" style:justify-single-word="false" fo:padding="0in" fo:border="none" style:shadow="none" style:join-border="false"/>
      <style:text-properties officeooo:paragraph-rsid="019c71cf"/>
    </style:style>
    <style:style style:name="P122" style:family="paragraph" style:parent-style-name="Text_20_body">
      <style:paragraph-properties fo:text-align="justify" style:justify-single-word="false" fo:padding="0in" fo:border="none" style:shadow="none" style:join-border="false"/>
      <style:text-properties officeooo:paragraph-rsid="02466f3d"/>
    </style:style>
    <style:style style:name="P123" style:family="paragraph" style:parent-style-name="Text_20_body">
      <style:paragraph-properties fo:text-align="justify" style:justify-single-word="false" fo:padding="0in" fo:border="none" style:shadow="none" style:join-border="false"/>
      <style:text-properties officeooo:paragraph-rsid="02764f40"/>
    </style:style>
    <style:style style:name="P124" style:family="paragraph" style:parent-style-name="Text_20_body">
      <style:paragraph-properties fo:text-align="justify" style:justify-single-word="false" fo:padding="0in" fo:border="none" style:shadow="none" style:join-border="false"/>
      <style:text-properties officeooo:paragraph-rsid="027cba96"/>
    </style:style>
    <style:style style:name="P125" style:family="paragraph" style:parent-style-name="Text_20_body">
      <style:paragraph-properties fo:text-align="justify" style:justify-single-word="false" fo:padding="0in" fo:border="none" style:shadow="none" style:join-border="false"/>
      <style:text-properties officeooo:paragraph-rsid="02826bc9"/>
    </style:style>
    <style:style style:name="P126" style:family="paragraph" style:parent-style-name="Text_20_body">
      <style:paragraph-properties fo:text-align="justify" style:justify-single-word="false" fo:padding="0in" fo:border="none" style:shadow="none" style:join-border="false"/>
      <style:text-properties officeooo:paragraph-rsid="02866627"/>
    </style:style>
    <style:style style:name="P127" style:family="paragraph" style:parent-style-name="Text_20_body">
      <style:paragraph-properties fo:text-align="justify" style:justify-single-word="false" fo:padding="0in" fo:border="none" style:shadow="none" style:join-border="false"/>
      <style:text-properties officeooo:paragraph-rsid="0289331f"/>
    </style:style>
    <style:style style:name="P128" style:family="paragraph" style:parent-style-name="Text_20_body">
      <style:paragraph-properties fo:text-align="justify" style:justify-single-word="false" fo:padding="0in" fo:border="none" style:shadow="none" style:join-border="false"/>
      <style:text-properties officeooo:paragraph-rsid="028e90c9"/>
    </style:style>
    <style:style style:name="P129" style:family="paragraph" style:parent-style-name="Text_20_body">
      <style:paragraph-properties fo:text-align="justify" style:justify-single-word="false" fo:padding="0in" fo:border="none" style:shadow="none" style:join-border="false"/>
      <style:text-properties officeooo:paragraph-rsid="00437e03"/>
    </style:style>
    <style:style style:name="P130" style:family="paragraph" style:parent-style-name="Text_20_body">
      <style:paragraph-properties fo:text-align="justify" style:justify-single-word="false" fo:padding="0in" fo:border="none" style:shadow="none" style:join-border="false"/>
      <style:text-properties officeooo:paragraph-rsid="029ae16f"/>
    </style:style>
    <style:style style:name="P131" style:family="paragraph" style:parent-style-name="Text_20_body">
      <style:paragraph-properties fo:text-align="justify" style:justify-single-word="false" fo:padding="0in" fo:border="none" style:shadow="none" style:join-border="false"/>
      <style:text-properties officeooo:paragraph-rsid="029da12d"/>
    </style:style>
    <style:style style:name="P132" style:family="paragraph" style:parent-style-name="Text_20_body">
      <style:paragraph-properties fo:text-align="justify" style:justify-single-word="false" fo:padding="0in" fo:border="none" style:shadow="none" style:join-border="false"/>
      <style:text-properties officeooo:paragraph-rsid="029dfc18"/>
    </style:style>
    <style:style style:name="P133" style:family="paragraph" style:parent-style-name="Text_20_body">
      <style:paragraph-properties fo:text-align="justify" style:justify-single-word="false" fo:padding="0in" fo:border="none" style:shadow="none" style:join-border="false"/>
      <style:text-properties officeooo:paragraph-rsid="02b0bb9b"/>
    </style:style>
    <style:style style:name="P134" style:family="paragraph" style:parent-style-name="Text_20_body">
      <style:paragraph-properties fo:text-align="justify" style:justify-single-word="false" fo:padding="0in" fo:border="none" style:shadow="none" style:join-border="false"/>
      <style:text-properties officeooo:paragraph-rsid="02a812b9"/>
    </style:style>
    <style:style style:name="P135" style:family="paragraph" style:parent-style-name="Text_20_body">
      <style:paragraph-properties fo:text-align="justify" style:justify-single-word="false" fo:padding="0in" fo:border="none" style:shadow="none" style:join-border="false"/>
      <style:text-properties officeooo:paragraph-rsid="02b129c4"/>
    </style:style>
    <style:style style:name="P136" style:family="paragraph" style:parent-style-name="Text_20_body">
      <style:paragraph-properties fo:text-align="justify" style:justify-single-word="false" fo:padding="0in" fo:border="none" style:shadow="none" style:join-border="false"/>
      <style:text-properties officeooo:paragraph-rsid="02b60122"/>
    </style:style>
    <style:style style:name="P137" style:family="paragraph" style:parent-style-name="Text_20_body">
      <style:paragraph-properties fo:text-align="justify" style:justify-single-word="false" fo:padding="0in" fo:border="none" style:shadow="none" style:join-border="false"/>
      <style:text-properties officeooo:paragraph-rsid="02be9706"/>
    </style:style>
    <style:style style:name="P138" style:family="paragraph" style:parent-style-name="Text_20_body">
      <style:paragraph-properties fo:text-align="justify" style:justify-single-word="false" fo:padding="0in" fo:border="none" style:shadow="none" style:join-border="false"/>
      <style:text-properties officeooo:paragraph-rsid="02c7f0f4"/>
    </style:style>
    <style:style style:name="P139" style:family="paragraph" style:parent-style-name="Text_20_body">
      <style:paragraph-properties fo:text-align="justify" style:justify-single-word="false" fo:padding="0in" fo:border="none" style:shadow="none" style:join-border="false"/>
      <style:text-properties officeooo:paragraph-rsid="02c95ff8"/>
    </style:style>
    <style:style style:name="P140" style:family="paragraph" style:parent-style-name="Text_20_body">
      <style:paragraph-properties fo:text-align="justify" style:justify-single-word="false" fo:padding="0in" fo:border="none" style:shadow="none" style:join-border="false"/>
      <style:text-properties officeooo:paragraph-rsid="02c8ceeb"/>
    </style:style>
    <style:style style:name="P141" style:family="paragraph" style:parent-style-name="Text_20_body">
      <style:paragraph-properties fo:text-align="justify" style:justify-single-word="false" fo:padding="0in" fo:border="none" style:shadow="none" style:join-border="false"/>
      <style:text-properties officeooo:paragraph-rsid="02d47c5e"/>
    </style:style>
    <style:style style:name="P142" style:family="paragraph" style:parent-style-name="Text_20_body">
      <style:paragraph-properties fo:text-align="justify" style:justify-single-word="false" fo:padding="0in" fo:border="none" style:shadow="none" style:join-border="false"/>
      <style:text-properties officeooo:paragraph-rsid="02d7e18f"/>
    </style:style>
    <style:style style:name="P143" style:family="paragraph" style:parent-style-name="Text_20_body">
      <style:paragraph-properties fo:text-align="justify" style:justify-single-word="false" fo:padding="0in" fo:border="none" style:shadow="none" style:join-border="false"/>
      <style:text-properties officeooo:paragraph-rsid="02e7ece8"/>
    </style:style>
    <style:style style:name="P144" style:family="paragraph" style:parent-style-name="Text_20_body">
      <style:paragraph-properties fo:text-align="justify" style:justify-single-word="false" fo:padding="0in" fo:border="none" style:shadow="none" style:join-border="false"/>
      <style:text-properties officeooo:paragraph-rsid="0137a7bc"/>
    </style:style>
    <style:style style:name="P145" style:family="paragraph" style:parent-style-name="Text_20_body">
      <style:paragraph-properties fo:text-align="justify" style:justify-single-word="false" fo:padding="0in" fo:border="none" style:shadow="none" style:join-border="false"/>
      <style:text-properties officeooo:paragraph-rsid="013d04c6"/>
    </style:style>
    <style:style style:name="P146" style:family="paragraph" style:parent-style-name="Text_20_body">
      <style:paragraph-properties fo:text-align="justify" style:justify-single-word="false" fo:padding="0in" fo:border="none" style:shadow="none" style:join-border="false"/>
      <style:text-properties officeooo:paragraph-rsid="02435cf4"/>
    </style:style>
    <style:style style:name="P147" style:family="paragraph" style:parent-style-name="Text_20_body">
      <style:paragraph-properties fo:text-align="justify" style:justify-single-word="false" fo:padding="0in" fo:border="none" style:shadow="none" style:join-border="false"/>
      <style:text-properties officeooo:paragraph-rsid="02f0b67e"/>
    </style:style>
    <style:style style:name="P148" style:family="paragraph" style:parent-style-name="Text_20_body">
      <style:paragraph-properties fo:text-align="justify" style:justify-single-word="false" fo:padding="0in" fo:border="none" style:shadow="none" style:join-border="false"/>
      <style:text-properties officeooo:paragraph-rsid="0308623e"/>
    </style:style>
    <style:style style:name="P149" style:family="paragraph" style:parent-style-name="Text_20_body">
      <style:paragraph-properties fo:text-align="justify" style:justify-single-word="false" fo:padding="0in" fo:border="none" style:shadow="none" style:join-border="false"/>
      <style:text-properties officeooo:paragraph-rsid="030bc30e"/>
    </style:style>
    <style:style style:name="P150" style:family="paragraph" style:parent-style-name="Text_20_body">
      <style:paragraph-properties fo:text-align="justify" style:justify-single-word="false" fo:padding="0in" fo:border="none" style:shadow="none" style:join-border="false"/>
      <style:text-properties officeooo:paragraph-rsid="030c00b5"/>
    </style:style>
    <style:style style:name="P151" style:family="paragraph" style:parent-style-name="Text_20_body">
      <style:paragraph-properties fo:text-align="justify" style:justify-single-word="false" fo:padding="0in" fo:border="none" style:shadow="none" style:join-border="false"/>
      <style:text-properties fo:background-color="#ffff00"/>
    </style:style>
    <style:style style:name="P152"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153"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154" style:family="paragraph" style:parent-style-name="Text_20_body">
      <style:paragraph-properties fo:text-align="center" style:justify-single-word="false" fo:padding="0in" fo:border="none" style:shadow="none" style:join-border="false"/>
    </style:style>
    <style:style style:name="P155" style:family="paragraph" style:parent-style-name="Text_20_body">
      <style:paragraph-properties fo:text-align="center" style:justify-single-word="false" fo:padding="0in" fo:border="none" style:shadow="none" style:join-border="false"/>
      <style:text-properties officeooo:paragraph-rsid="00437e03"/>
    </style:style>
    <style:style style:name="P156"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157"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158"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159"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160"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161" style:family="paragraph" style:parent-style-name="Text_20_body">
      <style:paragraph-properties fo:text-align="justify" style:justify-single-word="false" fo:padding="0in" fo:border="none" style:shadow="none" style:join-border="false"/>
      <style:text-properties fo:background-color="transparent"/>
    </style:style>
    <style:style style:name="P162"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163"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164" style:family="paragraph" style:parent-style-name="Text_20_body">
      <style:paragraph-properties fo:text-align="center" style:justify-single-word="false" fo:padding="0in" fo:border="none" style:shadow="none" style:join-border="false"/>
      <style:text-properties fo:background-color="transparent"/>
    </style:style>
    <style:style style:name="P165"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16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67"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6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6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17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17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17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17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17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17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177"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78"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179"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180" style:family="paragraph" style:parent-style-name="Text_20_body">
      <style:paragraph-properties fo:text-align="justify" style:justify-single-word="false" fo:padding="0in" fo:border="none" style:shadow="none" style:join-border="false"/>
      <style:text-properties fo:font-style="italic" officeooo:rsid="02102293" officeooo:paragraph-rsid="02102293" style:font-style-asian="italic" style:font-style-complex="italic"/>
    </style:style>
    <style:style style:name="P181"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82"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183"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184"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85"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86"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187"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188"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189"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190"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91"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92"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193"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94"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95"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96"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97"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198"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199"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200"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201" style:family="paragraph" style:parent-style-name="Text_20_body">
      <style:paragraph-properties fo:text-align="justify" style:justify-single-word="false" fo:padding="0in" fo:border="none" style:shadow="none" style:join-border="false"/>
      <style:text-properties fo:background-color="#00ccff"/>
    </style:style>
    <style:style style:name="P202"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203" style:family="paragraph" style:parent-style-name="Text_20_body">
      <style:paragraph-properties fo:text-align="justify" style:justify-single-word="false" fo:padding="0in" fo:border="none" style:shadow="none" style:join-border="false"/>
      <style:text-properties fo:background-color="#ffffff"/>
    </style:style>
    <style:style style:name="P204"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205" style:family="paragraph" style:parent-style-name="Text_20_body">
      <style:paragraph-properties fo:text-align="justify" style:justify-single-word="false" fo:padding="0in" fo:border="none" style:shadow="none" style:join-border="false"/>
      <style:text-properties fo:color="#0000ff"/>
    </style:style>
    <style:style style:name="P206"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2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208"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2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2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2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2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2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21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2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2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2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2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2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2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2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2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2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2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2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2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2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2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2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2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2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2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2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2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2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2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2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2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2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2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2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242"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2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2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2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2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2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2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2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2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2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2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2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2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2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2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2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2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2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2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2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815ef" officeooo:paragraph-rsid="00f815ef" fo:background-color="transparent"/>
    </style:style>
    <style:style style:name="P2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2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2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2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2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2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2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2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2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2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2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91b87" officeooo:paragraph-rsid="01191b87" fo:background-color="transparent"/>
    </style:style>
    <style:style style:name="P2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2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2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2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2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2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2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2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2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2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28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2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2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2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2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2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2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2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2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2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2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2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2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2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2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2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2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3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3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3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3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3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3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3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3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308"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3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31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3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3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3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3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3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3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6d7fb9" fo:background-color="transparent"/>
    </style:style>
    <style:style style:name="P3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3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d7fb9" fo:background-color="transparent"/>
    </style:style>
    <style:style style:name="P3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3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021df" officeooo:paragraph-rsid="027021df" fo:background-color="transparent"/>
    </style:style>
    <style:style style:name="P3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3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3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3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3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3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3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3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3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3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e90c9" officeooo:paragraph-rsid="00234c58" fo:background-color="transparent"/>
    </style:style>
    <style:style style:name="P33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3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3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3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3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3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3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3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3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3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3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3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3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3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3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3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3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3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3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3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4c834" officeooo:paragraph-rsid="0304c834" fo:background-color="transparent"/>
    </style:style>
    <style:style style:name="P3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3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3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3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3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3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3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3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36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3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363"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364"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365"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366"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367"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368"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369"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370"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371"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372"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373"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374"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375"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376"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377"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378"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379"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380"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381"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382" style:family="paragraph" style:parent-style-name="Text_20_body">
      <style:paragraph-properties fo:text-align="justify" style:justify-single-word="false" fo:padding="0in" fo:border="none" style:shadow="none" style:join-border="false"/>
      <style:text-properties officeooo:rsid="00e44253" officeooo:paragraph-rsid="00e58c63"/>
    </style:style>
    <style:style style:name="P383"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384"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385"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386"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387"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388"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389"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390"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391"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392"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393" style:family="paragraph" style:parent-style-name="Text_20_body">
      <style:paragraph-properties fo:text-align="justify" style:justify-single-word="false" fo:padding="0in" fo:border="none" style:shadow="none" style:join-border="false"/>
      <style:text-properties officeooo:rsid="016f090b" officeooo:paragraph-rsid="01719c6e"/>
    </style:style>
    <style:style style:name="P394"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395"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396"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397"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398"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399"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400"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401"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402"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403"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404" style:family="paragraph" style:parent-style-name="Text_20_body">
      <style:paragraph-properties fo:text-align="justify" style:justify-single-word="false" fo:padding="0in" fo:border="none" style:shadow="none" style:join-border="false"/>
      <style:text-properties officeooo:rsid="0247d966" officeooo:paragraph-rsid="0247d966"/>
    </style:style>
    <style:style style:name="P405"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406"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407"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408"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409"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410"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411"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412"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413"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414"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415"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416"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417"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418"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419" style:family="paragraph" style:parent-style-name="Text_20_body">
      <style:paragraph-properties fo:text-align="justify" style:justify-single-word="false" fo:padding="0in" fo:border="none" style:shadow="none" style:join-border="false"/>
      <style:text-properties officeooo:rsid="02f1288e" officeooo:paragraph-rsid="02f1288e"/>
    </style:style>
    <style:style style:name="P420"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421"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422"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423"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424"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25"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426"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42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42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429"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30"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431" style:family="paragraph" style:parent-style-name="Heading_20_1">
      <style:paragraph-properties fo:text-align="center" style:justify-single-word="false"/>
    </style:style>
    <style:style style:name="P432"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433" style:family="paragraph" style:parent-style-name="Heading_20_2">
      <style:paragraph-properties fo:text-align="center" style:justify-single-word="false"/>
    </style:style>
    <style:style style:name="P434" style:family="paragraph" style:parent-style-name="Heading_20_2">
      <style:paragraph-properties fo:text-align="center" style:justify-single-word="false"/>
      <style:text-properties fo:language="ru" fo:country="RU"/>
    </style:style>
    <style:style style:name="P4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438" style:family="paragraph" style:parent-style-name="Text_20_body">
      <style:paragraph-properties fo:text-align="justify" style:justify-single-word="false" fo:padding="0in" fo:border="none" style:shadow="none" style:join-border="false"/>
      <style:text-properties officeooo:paragraph-rsid="030c00b5"/>
    </style:style>
    <style:style style:name="P439" style:family="paragraph" style:parent-style-name="Text_20_body">
      <style:paragraph-properties fo:text-align="justify" style:justify-single-word="false" fo:padding="0in" fo:border="none" style:shadow="none" style:join-border="false"/>
      <style:text-properties officeooo:paragraph-rsid="0310f7ed"/>
    </style:style>
    <style:style style:name="P440" style:family="paragraph" style:parent-style-name="Text_20_body">
      <style:paragraph-properties fo:text-align="justify" style:justify-single-word="false" fo:padding="0in" fo:border="none" style:shadow="none" style:join-border="false"/>
      <style:text-properties officeooo:paragraph-rsid="0308623e"/>
    </style:style>
    <style:style style:name="P441" style:family="paragraph" style:parent-style-name="Text_20_body">
      <style:paragraph-properties fo:text-align="justify" style:justify-single-word="false" fo:padding="0in" fo:border="none" style:shadow="none" style:join-border="false"/>
      <style:text-properties officeooo:paragraph-rsid="03126e40"/>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8aac0e" fo:background-color="#ffff00" loext:char-shading-value="0"/>
    </style:style>
    <style:style style:name="T6" style:family="text">
      <style:text-properties officeooo:rsid="008dfe6d" fo:background-color="#ffff00" loext:char-shading-value="0"/>
    </style:style>
    <style:style style:name="T7" style:family="text">
      <style:text-properties officeooo:rsid="008fa479" fo:background-color="#ffff00" loext:char-shading-value="0"/>
    </style:style>
    <style:style style:name="T8" style:family="text">
      <style:text-properties officeooo:rsid="0090f4a7" fo:background-color="#ffff00" loext:char-shading-value="0"/>
    </style:style>
    <style:style style:name="T9" style:family="text">
      <style:text-properties officeooo:rsid="00922691" fo:background-color="#ffff00" loext:char-shading-value="0"/>
    </style:style>
    <style:style style:name="T10" style:family="text">
      <style:text-properties officeooo:rsid="0093d582" fo:background-color="#ffff00" loext:char-shading-value="0"/>
    </style:style>
    <style:style style:name="T11" style:family="text">
      <style:text-properties officeooo:rsid="0094e572" fo:background-color="#ffff00" loext:char-shading-value="0"/>
    </style:style>
    <style:style style:name="T12" style:family="text">
      <style:text-properties officeooo:rsid="01767dee" fo:background-color="#ffff00" loext:char-shading-value="0"/>
    </style:style>
    <style:style style:name="T13" style:family="text">
      <style:text-properties officeooo:rsid="01f574b7" fo:background-color="#ffff00" loext:char-shading-value="0"/>
    </style:style>
    <style:style style:name="T14" style:family="text">
      <style:text-properties officeooo:rsid="027a24d1" fo:background-color="#ffff00" loext:char-shading-value="0"/>
    </style:style>
    <style:style style:name="T15" style:family="text">
      <style:text-properties officeooo:rsid="027f6f80" fo:background-color="#ffff00" loext:char-shading-value="0"/>
    </style:style>
    <style:style style:name="T16" style:family="text">
      <style:text-properties officeooo:rsid="0280952d" fo:background-color="#ffff00" loext:char-shading-value="0"/>
    </style:style>
    <style:style style:name="T17" style:family="text">
      <style:text-properties officeooo:rsid="02c3d575" fo:background-color="#ffff00" loext:char-shading-value="0"/>
    </style:style>
    <style:style style:name="T18" style:family="text">
      <style:text-properties style:use-window-font-color="true" fo:background-color="transparent" loext:char-shading-value="0"/>
    </style:style>
    <style:style style:name="T19" style:family="text">
      <style:text-properties style:use-window-font-color="true" fo:language="ru" fo:country="RU"/>
    </style:style>
    <style:style style:name="T20" style:family="text">
      <style:text-properties style:use-window-font-color="true" fo:language="ru" fo:country="RU" fo:font-style="normal" fo:font-weight="normal" style:font-style-asian="normal" style:font-weight-asian="normal" style:font-style-complex="normal" style:font-weight-complex="normal"/>
    </style:style>
    <style:style style:name="T21" style:family="text">
      <style:text-properties style:use-window-font-color="true" fo:language="ru" fo:country="RU" fo:font-weight="normal" style:font-weight-asian="normal" style:font-weight-complex="normal"/>
    </style:style>
    <style:style style:name="T22" style:family="text">
      <style:text-properties style:use-window-font-color="true" fo:language="ru" fo:country="RU" fo:font-weight="normal" fo:background-color="#ffff00" loext:char-shading-value="0" style:font-weight-asian="normal" style:font-weight-complex="normal"/>
    </style:style>
    <style:style style:name="T23" style:family="text">
      <style:text-properties style:use-window-font-color="true" fo:language="uk" fo:country="UA"/>
    </style:style>
    <style:style style:name="T24" style:family="text">
      <style:text-properties style:use-window-font-color="true" fo:language="uk" fo:country="UA" fo:font-weight="normal" style:font-weight-asian="normal" style:font-weight-complex="normal"/>
    </style:style>
    <style:style style:name="T25" style:family="text">
      <style:text-properties style:use-window-font-color="true" fo:language="uk" fo:country="UA" fo:font-style="normal" fo:font-weight="normal" style:font-style-asian="normal" style:font-weight-asian="normal" style:font-style-complex="normal" style:font-weight-complex="normal"/>
    </style:style>
    <style:style style:name="T26" style:family="text">
      <style:text-properties style:use-window-font-color="true" fo:background-color="#ffff00" loext:char-shading-value="0"/>
    </style:style>
    <style:style style:name="T27" style:family="text">
      <style:text-properties style:use-window-font-color="true" fo:background-color="#ff00cc" loext:char-shading-value="0"/>
    </style:style>
    <style:style style:name="T28" style:family="text">
      <style:text-properties style:use-window-font-color="true" style:text-line-through-style="none" style:text-line-through-type="none" fo:language="ru" fo:country="RU" fo:background-color="transparent" loext:char-shading-value="0"/>
    </style:style>
    <style:style style:name="T29" style:family="text">
      <style:text-properties style:use-window-font-color="true" style:text-line-through-style="none" style:text-line-through-type="none" fo:language="ru" fo:country="RU" officeooo:rsid="007e0672" fo:background-color="transparent" loext:char-shading-value="0"/>
    </style:style>
    <style:style style:name="T30" style:family="text">
      <style:text-properties style:use-window-font-color="true" style:text-line-through-style="none" style:text-line-through-type="none" fo:language="ru" fo:country="RU" officeooo:rsid="00976a92" fo:background-color="transparent" loext:char-shading-value="0"/>
    </style:style>
    <style:style style:name="T31" style:family="text">
      <style:text-properties style:use-window-font-color="true" style:text-line-through-style="none" style:text-line-through-type="none" fo:language="ru" fo:country="RU" officeooo:rsid="009d5f0f" fo:background-color="transparent" loext:char-shading-value="0"/>
    </style:style>
    <style:style style:name="T32" style:family="text">
      <style:text-properties style:use-window-font-color="true" style:text-line-through-style="none" style:text-line-through-type="none" fo:language="ru" fo:country="RU" officeooo:rsid="0098c73a" fo:background-color="transparent" loext:char-shading-value="0"/>
    </style:style>
    <style:style style:name="T33" style:family="text">
      <style:text-properties style:use-window-font-color="true" style:text-line-through-style="none" style:text-line-through-type="none" fo:language="ru" fo:country="RU" officeooo:rsid="009ea161" fo:background-color="transparent" loext:char-shading-value="0"/>
    </style:style>
    <style:style style:name="T34" style:family="text">
      <style:text-properties style:use-window-font-color="true" style:text-line-through-style="none" style:text-line-through-type="none" fo:language="ru" fo:country="RU" officeooo:rsid="00a5c35c" fo:background-color="transparent" loext:char-shading-value="0"/>
    </style:style>
    <style:style style:name="T35" style:family="text">
      <style:text-properties style:use-window-font-color="true" style:text-line-through-style="none" style:text-line-through-type="none" fo:language="ru" fo:country="RU" officeooo:rsid="009a2491" fo:background-color="transparent" loext:char-shading-value="0"/>
    </style:style>
    <style:style style:name="T36" style:family="text">
      <style:text-properties style:use-window-font-color="true" style:text-line-through-style="none" style:text-line-through-type="none" fo:language="ru" fo:country="RU" officeooo:rsid="009bd004" fo:background-color="transparent" loext:char-shading-value="0"/>
    </style:style>
    <style:style style:name="T37" style:family="text">
      <style:text-properties style:use-window-font-color="true" style:text-line-through-style="none" style:text-line-through-type="none" fo:language="ru" fo:country="RU" officeooo:rsid="009f0f90" fo:background-color="transparent" loext:char-shading-value="0"/>
    </style:style>
    <style:style style:name="T38" style:family="text">
      <style:text-properties style:use-window-font-color="true" style:text-line-through-style="none" style:text-line-through-type="none" fo:language="ru" fo:country="RU" officeooo:rsid="009d36b9" fo:background-color="transparent" loext:char-shading-value="0"/>
    </style:style>
    <style:style style:name="T39" style:family="text">
      <style:text-properties style:use-window-font-color="true" style:text-line-through-style="none" style:text-line-through-type="none" fo:language="ru" fo:country="RU" officeooo:rsid="00b1b6bb" fo:background-color="transparent" loext:char-shading-value="0"/>
    </style:style>
    <style:style style:name="T40" style:family="text">
      <style:text-properties style:use-window-font-color="true" style:text-line-through-style="none" style:text-line-through-type="none" fo:language="ru" fo:country="RU" officeooo:rsid="00a09677" fo:background-color="transparent" loext:char-shading-value="0"/>
    </style:style>
    <style:style style:name="T41"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42"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43"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44"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45" style:family="text">
      <style:text-properties fo:font-weight="bold" style:font-weight-asian="bold" style:font-weight-complex="bold"/>
    </style:style>
    <style:style style:name="T46" style:family="text">
      <style:text-properties fo:background-color="#ffffff" loext:char-shading-value="0"/>
    </style:style>
    <style:style style:name="T47" style:family="text">
      <style:text-properties fo:language="ru" fo:country="RU"/>
    </style:style>
    <style:style style:name="T48" style:family="text">
      <style:text-properties fo:language="ru" fo:country="RU" fo:background-color="#ffff00" loext:char-shading-value="0"/>
    </style:style>
    <style:style style:name="T49" style:family="text">
      <style:text-properties fo:language="ru" fo:country="RU" fo:font-style="italic" fo:background-color="transparent" loext:char-shading-value="0" style:font-style-asian="italic" style:font-style-complex="italic"/>
    </style:style>
    <style:style style:name="T50" style:family="text">
      <style:text-properties fo:language="ru" fo:country="RU" fo:font-style="italic" officeooo:rsid="00aa486f" fo:background-color="transparent" loext:char-shading-value="0" style:font-style-asian="italic" style:font-style-complex="italic"/>
    </style:style>
    <style:style style:name="T51" style:family="text">
      <style:text-properties fo:language="ru" fo:country="RU" fo:font-style="italic" fo:background-color="#ffff00" loext:char-shading-value="0" style:font-style-asian="italic" style:font-style-complex="italic"/>
    </style:style>
    <style:style style:name="T52" style:family="text">
      <style:text-properties fo:language="ru" fo:country="RU" fo:font-style="italic" officeooo:rsid="008e623f" fo:background-color="#ffff00" loext:char-shading-value="0" style:font-style-asian="italic" style:font-style-complex="italic"/>
    </style:style>
    <style:style style:name="T53" style:family="text">
      <style:text-properties fo:language="ru" fo:country="RU" fo:font-style="italic" officeooo:rsid="0090048c" fo:background-color="#ffff00" loext:char-shading-value="0" style:font-style-asian="italic" style:font-style-complex="italic"/>
    </style:style>
    <style:style style:name="T54" style:family="text">
      <style:text-properties fo:language="ru" fo:country="RU" fo:font-style="italic" officeooo:rsid="00ac7897" fo:background-color="#ffff00" loext:char-shading-value="0" style:font-style-asian="italic" style:font-style-complex="italic"/>
    </style:style>
    <style:style style:name="T55" style:family="text">
      <style:text-properties fo:language="ru" fo:country="RU" fo:font-style="italic" officeooo:rsid="00ad2daf" fo:background-color="#ffff00" loext:char-shading-value="0" style:font-style-asian="italic" style:font-style-complex="italic"/>
    </style:style>
    <style:style style:name="T56" style:family="text">
      <style:text-properties fo:language="ru" fo:country="RU" fo:font-style="italic" officeooo:rsid="00aecc6d" fo:background-color="#ffff00" loext:char-shading-value="0" style:font-style-asian="italic" style:font-style-complex="italic"/>
    </style:style>
    <style:style style:name="T57" style:family="text">
      <style:text-properties fo:language="ru" fo:country="RU" fo:background-color="transparent" loext:char-shading-value="0"/>
    </style:style>
    <style:style style:name="T58" style:family="text">
      <style:text-properties fo:language="ru" fo:country="RU" fo:font-style="normal" fo:background-color="transparent" loext:char-shading-value="0" style:font-style-asian="normal" style:font-style-complex="normal"/>
    </style:style>
    <style:style style:name="T59" style:family="text">
      <style:text-properties fo:language="ru" fo:country="RU" fo:font-style="normal" officeooo:rsid="006c9b70" fo:background-color="transparent" loext:char-shading-value="0" style:font-style-asian="normal" style:font-style-complex="normal"/>
    </style:style>
    <style:style style:name="T60" style:family="text">
      <style:text-properties fo:language="ru" fo:country="RU" fo:font-style="normal" fo:background-color="#ffff00" loext:char-shading-value="0" style:font-style-asian="normal" style:font-style-complex="normal"/>
    </style:style>
    <style:style style:name="T61" style:family="text">
      <style:text-properties style:text-line-through-style="solid" style:text-line-through-type="single"/>
    </style:style>
    <style:style style:name="T62" style:family="text">
      <style:text-properties style:text-line-through-style="solid" style:text-line-through-type="single" officeooo:rsid="0087ae81"/>
    </style:style>
    <style:style style:name="T63" style:family="text">
      <style:text-properties fo:language="en" fo:country="US"/>
    </style:style>
    <style:style style:name="T64" style:family="text">
      <style:text-properties style:text-line-through-style="none" style:text-line-through-type="none" fo:language="ru" fo:country="RU"/>
    </style:style>
    <style:style style:name="T65" style:family="text">
      <style:text-properties style:text-line-through-style="none" style:text-line-through-type="none" fo:language="ru" fo:country="RU" fo:background-color="transparent" loext:char-shading-value="0"/>
    </style:style>
    <style:style style:name="T66" style:family="text">
      <style:text-properties style:text-line-through-style="none" style:text-line-through-type="none" fo:language="ru" fo:country="RU" officeooo:rsid="000f7c7a" fo:background-color="transparent" loext:char-shading-value="0"/>
    </style:style>
    <style:style style:name="T67" style:family="text">
      <style:text-properties style:text-line-through-style="none" style:text-line-through-type="none" fo:language="ru" fo:country="RU" officeooo:rsid="00117302" fo:background-color="transparent" loext:char-shading-value="0"/>
    </style:style>
    <style:style style:name="T68" style:family="text">
      <style:text-properties style:text-line-through-style="none" style:text-line-through-type="none" fo:language="ru" fo:country="RU" officeooo:rsid="0012a933" fo:background-color="transparent" loext:char-shading-value="0"/>
    </style:style>
    <style:style style:name="T69" style:family="text">
      <style:text-properties style:text-line-through-style="none" style:text-line-through-type="none" fo:language="ru" fo:country="RU" officeooo:rsid="0014a904" fo:background-color="transparent" loext:char-shading-value="0"/>
    </style:style>
    <style:style style:name="T70" style:family="text">
      <style:text-properties style:text-line-through-style="none" style:text-line-through-type="none" fo:language="ru" fo:country="RU" officeooo:rsid="0015ad2c" fo:background-color="transparent" loext:char-shading-value="0"/>
    </style:style>
    <style:style style:name="T71" style:family="text">
      <style:text-properties style:text-line-through-style="none" style:text-line-through-type="none" fo:language="ru" fo:country="RU" officeooo:rsid="0016533d" fo:background-color="transparent" loext:char-shading-value="0"/>
    </style:style>
    <style:style style:name="T72" style:family="text">
      <style:text-properties style:text-line-through-style="none" style:text-line-through-type="none" fo:language="ru" fo:country="RU" officeooo:rsid="0018426e" fo:background-color="transparent" loext:char-shading-value="0"/>
    </style:style>
    <style:style style:name="T73" style:family="text">
      <style:text-properties style:text-line-through-style="none" style:text-line-through-type="none" fo:language="ru" fo:country="RU" officeooo:rsid="001bd503" fo:background-color="transparent" loext:char-shading-value="0"/>
    </style:style>
    <style:style style:name="T74" style:family="text">
      <style:text-properties style:text-line-through-style="none" style:text-line-through-type="none" fo:language="ru" fo:country="RU" officeooo:rsid="001bef74" fo:background-color="transparent" loext:char-shading-value="0"/>
    </style:style>
    <style:style style:name="T75" style:family="text">
      <style:text-properties style:text-line-through-style="none" style:text-line-through-type="none" fo:language="ru" fo:country="RU" officeooo:rsid="001c925e" fo:background-color="transparent" loext:char-shading-value="0"/>
    </style:style>
    <style:style style:name="T76" style:family="text">
      <style:text-properties style:text-line-through-style="none" style:text-line-through-type="none" fo:language="ru" fo:country="RU" officeooo:rsid="001f108c" fo:background-color="transparent" loext:char-shading-value="0"/>
    </style:style>
    <style:style style:name="T77" style:family="text">
      <style:text-properties style:text-line-through-style="none" style:text-line-through-type="none" fo:language="ru" fo:country="RU" officeooo:rsid="001fd394" fo:background-color="transparent" loext:char-shading-value="0"/>
    </style:style>
    <style:style style:name="T78" style:family="text">
      <style:text-properties style:text-line-through-style="none" style:text-line-through-type="none" fo:language="ru" fo:country="RU" officeooo:rsid="00218e44" fo:background-color="transparent" loext:char-shading-value="0"/>
    </style:style>
    <style:style style:name="T79" style:family="text">
      <style:text-properties style:text-line-through-style="none" style:text-line-through-type="none" fo:language="ru" fo:country="RU" officeooo:rsid="00234c58" fo:background-color="transparent" loext:char-shading-value="0"/>
    </style:style>
    <style:style style:name="T80" style:family="text">
      <style:text-properties style:text-line-through-style="none" style:text-line-through-type="none" fo:language="ru" fo:country="RU" officeooo:rsid="00240b24" fo:background-color="transparent" loext:char-shading-value="0"/>
    </style:style>
    <style:style style:name="T81" style:family="text">
      <style:text-properties style:text-line-through-style="none" style:text-line-through-type="none" fo:language="ru" fo:country="RU" officeooo:rsid="001dff8b" fo:background-color="transparent" loext:char-shading-value="0"/>
    </style:style>
    <style:style style:name="T82" style:family="text">
      <style:text-properties style:text-line-through-style="none" style:text-line-through-type="none" fo:language="ru" fo:country="RU" officeooo:rsid="001ebd27" fo:background-color="transparent" loext:char-shading-value="0"/>
    </style:style>
    <style:style style:name="T83" style:family="text">
      <style:text-properties style:text-line-through-style="none" style:text-line-through-type="none" fo:language="ru" fo:country="RU" officeooo:rsid="00263151" fo:background-color="transparent" loext:char-shading-value="0"/>
    </style:style>
    <style:style style:name="T84" style:family="text">
      <style:text-properties style:text-line-through-style="none" style:text-line-through-type="none" fo:language="ru" fo:country="RU" officeooo:rsid="0026dacd" fo:background-color="transparent" loext:char-shading-value="0"/>
    </style:style>
    <style:style style:name="T85" style:family="text">
      <style:text-properties style:text-line-through-style="none" style:text-line-through-type="none" fo:language="ru" fo:country="RU" officeooo:rsid="0027eccd" fo:background-color="transparent" loext:char-shading-value="0"/>
    </style:style>
    <style:style style:name="T86" style:family="text">
      <style:text-properties style:text-line-through-style="none" style:text-line-through-type="none" fo:language="ru" fo:country="RU" officeooo:rsid="00294f8f" fo:background-color="transparent" loext:char-shading-value="0"/>
    </style:style>
    <style:style style:name="T87" style:family="text">
      <style:text-properties style:text-line-through-style="none" style:text-line-through-type="none" fo:language="ru" fo:country="RU" officeooo:rsid="002a4e83" fo:background-color="transparent" loext:char-shading-value="0"/>
    </style:style>
    <style:style style:name="T88" style:family="text">
      <style:text-properties style:text-line-through-style="none" style:text-line-through-type="none" fo:language="ru" fo:country="RU" officeooo:rsid="002a505c" fo:background-color="transparent" loext:char-shading-value="0"/>
    </style:style>
    <style:style style:name="T89" style:family="text">
      <style:text-properties style:text-line-through-style="none" style:text-line-through-type="none" fo:language="ru" fo:country="RU" officeooo:rsid="002b50f4" fo:background-color="transparent" loext:char-shading-value="0"/>
    </style:style>
    <style:style style:name="T90" style:family="text">
      <style:text-properties style:text-line-through-style="none" style:text-line-through-type="none" fo:language="ru" fo:country="RU" officeooo:rsid="002bc701" fo:background-color="transparent" loext:char-shading-value="0"/>
    </style:style>
    <style:style style:name="T91" style:family="text">
      <style:text-properties style:text-line-through-style="none" style:text-line-through-type="none" fo:language="ru" fo:country="RU" officeooo:rsid="002c32ea" fo:background-color="transparent" loext:char-shading-value="0"/>
    </style:style>
    <style:style style:name="T92" style:family="text">
      <style:text-properties style:text-line-through-style="none" style:text-line-through-type="none" fo:language="ru" fo:country="RU" officeooo:rsid="002ed946" fo:background-color="transparent" loext:char-shading-value="0"/>
    </style:style>
    <style:style style:name="T93" style:family="text">
      <style:text-properties style:text-line-through-style="none" style:text-line-through-type="none" fo:language="ru" fo:country="RU" officeooo:rsid="0032aed4" fo:background-color="transparent" loext:char-shading-value="0"/>
    </style:style>
    <style:style style:name="T94" style:family="text">
      <style:text-properties style:text-line-through-style="none" style:text-line-through-type="none" fo:language="ru" fo:country="RU" officeooo:rsid="0032f218" fo:background-color="transparent" loext:char-shading-value="0"/>
    </style:style>
    <style:style style:name="T95" style:family="text">
      <style:text-properties style:text-line-through-style="none" style:text-line-through-type="none" fo:language="ru" fo:country="RU" officeooo:rsid="00334e96" fo:background-color="transparent" loext:char-shading-value="0"/>
    </style:style>
    <style:style style:name="T96" style:family="text">
      <style:text-properties style:text-line-through-style="none" style:text-line-through-type="none" fo:language="ru" fo:country="RU" officeooo:rsid="00348d17" fo:background-color="transparent" loext:char-shading-value="0"/>
    </style:style>
    <style:style style:name="T97" style:family="text">
      <style:text-properties style:text-line-through-style="none" style:text-line-through-type="none" fo:language="ru" fo:country="RU" officeooo:rsid="00364fbe" fo:background-color="transparent" loext:char-shading-value="0"/>
    </style:style>
    <style:style style:name="T98" style:family="text">
      <style:text-properties style:text-line-through-style="none" style:text-line-through-type="none" fo:language="ru" fo:country="RU" officeooo:rsid="00380dd4" fo:background-color="transparent" loext:char-shading-value="0"/>
    </style:style>
    <style:style style:name="T99" style:family="text">
      <style:text-properties style:text-line-through-style="none" style:text-line-through-type="none" fo:language="ru" fo:country="RU" officeooo:rsid="00398145" fo:background-color="transparent" loext:char-shading-value="0"/>
    </style:style>
    <style:style style:name="T100" style:family="text">
      <style:text-properties style:text-line-through-style="none" style:text-line-through-type="none" fo:language="ru" fo:country="RU" officeooo:rsid="003b624f" fo:background-color="transparent" loext:char-shading-value="0"/>
    </style:style>
    <style:style style:name="T101" style:family="text">
      <style:text-properties style:text-line-through-style="none" style:text-line-through-type="none" fo:language="ru" fo:country="RU" officeooo:rsid="003b902c" fo:background-color="transparent" loext:char-shading-value="0"/>
    </style:style>
    <style:style style:name="T102" style:family="text">
      <style:text-properties style:text-line-through-style="none" style:text-line-through-type="none" fo:language="ru" fo:country="RU" officeooo:rsid="003cc1d9" fo:background-color="transparent" loext:char-shading-value="0"/>
    </style:style>
    <style:style style:name="T103" style:family="text">
      <style:text-properties style:text-line-through-style="none" style:text-line-through-type="none" fo:language="ru" fo:country="RU" officeooo:rsid="003e106f" fo:background-color="transparent" loext:char-shading-value="0"/>
    </style:style>
    <style:style style:name="T104" style:family="text">
      <style:text-properties style:text-line-through-style="none" style:text-line-through-type="none" fo:language="ru" fo:country="RU" officeooo:rsid="003ebfcd" fo:background-color="transparent" loext:char-shading-value="0"/>
    </style:style>
    <style:style style:name="T105" style:family="text">
      <style:text-properties style:text-line-through-style="none" style:text-line-through-type="none" fo:language="ru" fo:country="RU" officeooo:rsid="00403599" fo:background-color="transparent" loext:char-shading-value="0"/>
    </style:style>
    <style:style style:name="T106" style:family="text">
      <style:text-properties style:text-line-through-style="none" style:text-line-through-type="none" fo:language="ru" fo:country="RU" officeooo:rsid="0040b3ad" fo:background-color="transparent" loext:char-shading-value="0"/>
    </style:style>
    <style:style style:name="T107" style:family="text">
      <style:text-properties style:text-line-through-style="none" style:text-line-through-type="none" fo:language="ru" fo:country="RU" officeooo:rsid="0041b01b" fo:background-color="transparent" loext:char-shading-value="0"/>
    </style:style>
    <style:style style:name="T108" style:family="text">
      <style:text-properties style:text-line-through-style="none" style:text-line-through-type="none" fo:language="ru" fo:country="RU" officeooo:rsid="0040eeb4" fo:background-color="transparent" loext:char-shading-value="0"/>
    </style:style>
    <style:style style:name="T109" style:family="text">
      <style:text-properties style:text-line-through-style="none" style:text-line-through-type="none" fo:language="ru" fo:country="RU" officeooo:rsid="0042c281" fo:background-color="transparent" loext:char-shading-value="0"/>
    </style:style>
    <style:style style:name="T110" style:family="text">
      <style:text-properties style:text-line-through-style="none" style:text-line-through-type="none" fo:language="ru" fo:country="RU" officeooo:rsid="00458c95" fo:background-color="transparent" loext:char-shading-value="0"/>
    </style:style>
    <style:style style:name="T111" style:family="text">
      <style:text-properties style:text-line-through-style="none" style:text-line-through-type="none" fo:language="ru" fo:country="RU" officeooo:rsid="00470b8d" fo:background-color="transparent" loext:char-shading-value="0"/>
    </style:style>
    <style:style style:name="T112" style:family="text">
      <style:text-properties style:text-line-through-style="none" style:text-line-through-type="none" fo:language="ru" fo:country="RU" officeooo:rsid="0047e2d9" fo:background-color="transparent" loext:char-shading-value="0"/>
    </style:style>
    <style:style style:name="T113" style:family="text">
      <style:text-properties style:text-line-through-style="none" style:text-line-through-type="none" fo:language="ru" fo:country="RU" officeooo:rsid="004a50f9" fo:background-color="transparent" loext:char-shading-value="0"/>
    </style:style>
    <style:style style:name="T114" style:family="text">
      <style:text-properties style:text-line-through-style="none" style:text-line-through-type="none" fo:language="ru" fo:country="RU" officeooo:rsid="004ba713" fo:background-color="transparent" loext:char-shading-value="0"/>
    </style:style>
    <style:style style:name="T115" style:family="text">
      <style:text-properties style:text-line-through-style="none" style:text-line-through-type="none" fo:language="ru" fo:country="RU" officeooo:rsid="004c5d98" fo:background-color="transparent" loext:char-shading-value="0"/>
    </style:style>
    <style:style style:name="T116" style:family="text">
      <style:text-properties style:text-line-through-style="none" style:text-line-through-type="none" fo:language="ru" fo:country="RU" officeooo:rsid="004e551c" fo:background-color="transparent" loext:char-shading-value="0"/>
    </style:style>
    <style:style style:name="T117" style:family="text">
      <style:text-properties style:text-line-through-style="none" style:text-line-through-type="none" fo:language="ru" fo:country="RU" officeooo:rsid="004f7ace" fo:background-color="transparent" loext:char-shading-value="0"/>
    </style:style>
    <style:style style:name="T118" style:family="text">
      <style:text-properties style:text-line-through-style="none" style:text-line-through-type="none" fo:language="ru" fo:country="RU" officeooo:rsid="00510860" fo:background-color="transparent" loext:char-shading-value="0"/>
    </style:style>
    <style:style style:name="T119" style:family="text">
      <style:text-properties style:text-line-through-style="none" style:text-line-through-type="none" fo:language="ru" fo:country="RU" officeooo:rsid="0052099c" fo:background-color="transparent" loext:char-shading-value="0"/>
    </style:style>
    <style:style style:name="T120" style:family="text">
      <style:text-properties style:text-line-through-style="none" style:text-line-through-type="none" fo:language="ru" fo:country="RU" officeooo:rsid="0052ba96" fo:background-color="transparent" loext:char-shading-value="0"/>
    </style:style>
    <style:style style:name="T121" style:family="text">
      <style:text-properties style:text-line-through-style="none" style:text-line-through-type="none" fo:language="ru" fo:country="RU" officeooo:rsid="0053d733" fo:background-color="transparent" loext:char-shading-value="0"/>
    </style:style>
    <style:style style:name="T122" style:family="text">
      <style:text-properties style:text-line-through-style="none" style:text-line-through-type="none" fo:language="ru" fo:country="RU" officeooo:rsid="0055b7ca" fo:background-color="transparent" loext:char-shading-value="0"/>
    </style:style>
    <style:style style:name="T123" style:family="text">
      <style:text-properties style:text-line-through-style="none" style:text-line-through-type="none" fo:language="ru" fo:country="RU" officeooo:rsid="00560ef9" fo:background-color="transparent" loext:char-shading-value="0"/>
    </style:style>
    <style:style style:name="T124" style:family="text">
      <style:text-properties style:text-line-through-style="none" style:text-line-through-type="none" fo:language="ru" fo:country="RU" officeooo:rsid="00570795" fo:background-color="transparent" loext:char-shading-value="0"/>
    </style:style>
    <style:style style:name="T125" style:family="text">
      <style:text-properties style:text-line-through-style="none" style:text-line-through-type="none" fo:language="ru" fo:country="RU" officeooo:rsid="0057b598" fo:background-color="transparent" loext:char-shading-value="0"/>
    </style:style>
    <style:style style:name="T126" style:family="text">
      <style:text-properties style:text-line-through-style="none" style:text-line-through-type="none" fo:language="ru" fo:country="RU" officeooo:rsid="00590d78" fo:background-color="transparent" loext:char-shading-value="0"/>
    </style:style>
    <style:style style:name="T127" style:family="text">
      <style:text-properties style:text-line-through-style="none" style:text-line-through-type="none" fo:language="ru" fo:country="RU" officeooo:rsid="005a6737" fo:background-color="transparent" loext:char-shading-value="0"/>
    </style:style>
    <style:style style:name="T128" style:family="text">
      <style:text-properties style:text-line-through-style="none" style:text-line-through-type="none" fo:language="ru" fo:country="RU" officeooo:rsid="005ca0d1" fo:background-color="transparent" loext:char-shading-value="0"/>
    </style:style>
    <style:style style:name="T129" style:family="text">
      <style:text-properties style:text-line-through-style="none" style:text-line-through-type="none" fo:language="ru" fo:country="RU" officeooo:rsid="005d2ca4" fo:background-color="transparent" loext:char-shading-value="0"/>
    </style:style>
    <style:style style:name="T130" style:family="text">
      <style:text-properties style:text-line-through-style="none" style:text-line-through-type="none" fo:language="ru" fo:country="RU" officeooo:rsid="00627611" fo:background-color="transparent" loext:char-shading-value="0"/>
    </style:style>
    <style:style style:name="T131" style:family="text">
      <style:text-properties style:text-line-through-style="none" style:text-line-through-type="none" fo:language="ru" fo:country="RU" officeooo:rsid="0063f5c6" fo:background-color="transparent" loext:char-shading-value="0"/>
    </style:style>
    <style:style style:name="T132" style:family="text">
      <style:text-properties style:text-line-through-style="none" style:text-line-through-type="none" fo:language="ru" fo:country="RU" officeooo:rsid="00656735" fo:background-color="transparent" loext:char-shading-value="0"/>
    </style:style>
    <style:style style:name="T133" style:family="text">
      <style:text-properties style:text-line-through-style="none" style:text-line-through-type="none" fo:language="ru" fo:country="RU" officeooo:rsid="006655e2" fo:background-color="transparent" loext:char-shading-value="0"/>
    </style:style>
    <style:style style:name="T134" style:family="text">
      <style:text-properties style:text-line-through-style="none" style:text-line-through-type="none" fo:language="ru" fo:country="RU" officeooo:rsid="006d5b54" fo:background-color="transparent" loext:char-shading-value="0"/>
    </style:style>
    <style:style style:name="T135" style:family="text">
      <style:text-properties style:text-line-through-style="none" style:text-line-through-type="none" fo:language="ru" fo:country="RU" officeooo:rsid="006e98b2" fo:background-color="transparent" loext:char-shading-value="0"/>
    </style:style>
    <style:style style:name="T136" style:family="text">
      <style:text-properties style:text-line-through-style="none" style:text-line-through-type="none" fo:language="ru" fo:country="RU" officeooo:rsid="007041cb" fo:background-color="transparent" loext:char-shading-value="0"/>
    </style:style>
    <style:style style:name="T137" style:family="text">
      <style:text-properties style:text-line-through-style="none" style:text-line-through-type="none" fo:language="ru" fo:country="RU" officeooo:rsid="00722898" fo:background-color="transparent" loext:char-shading-value="0"/>
    </style:style>
    <style:style style:name="T138" style:family="text">
      <style:text-properties style:text-line-through-style="none" style:text-line-through-type="none" fo:language="ru" fo:country="RU" officeooo:rsid="0073bd91" fo:background-color="transparent" loext:char-shading-value="0"/>
    </style:style>
    <style:style style:name="T139" style:family="text">
      <style:text-properties style:text-line-through-style="none" style:text-line-through-type="none" fo:language="ru" fo:country="RU" officeooo:rsid="00743ebb" fo:background-color="transparent" loext:char-shading-value="0"/>
    </style:style>
    <style:style style:name="T140" style:family="text">
      <style:text-properties style:text-line-through-style="none" style:text-line-through-type="none" fo:language="ru" fo:country="RU" officeooo:rsid="0075d30c" fo:background-color="transparent" loext:char-shading-value="0"/>
    </style:style>
    <style:style style:name="T141" style:family="text">
      <style:text-properties style:text-line-through-style="none" style:text-line-through-type="none" fo:language="ru" fo:country="RU" officeooo:rsid="00788a5b" fo:background-color="transparent" loext:char-shading-value="0"/>
    </style:style>
    <style:style style:name="T142" style:family="text">
      <style:text-properties style:text-line-through-style="none" style:text-line-through-type="none" fo:language="ru" fo:country="RU" officeooo:rsid="00794d28" fo:background-color="transparent" loext:char-shading-value="0"/>
    </style:style>
    <style:style style:name="T143" style:family="text">
      <style:text-properties style:text-line-through-style="none" style:text-line-through-type="none" fo:language="ru" fo:country="RU" officeooo:rsid="0079fa67" fo:background-color="transparent" loext:char-shading-value="0"/>
    </style:style>
    <style:style style:name="T144" style:family="text">
      <style:text-properties style:text-line-through-style="none" style:text-line-through-type="none" fo:language="ru" fo:country="RU" officeooo:rsid="007b6b8f" fo:background-color="transparent" loext:char-shading-value="0"/>
    </style:style>
    <style:style style:name="T145" style:family="text">
      <style:text-properties style:text-line-through-style="none" style:text-line-through-type="none" fo:language="ru" fo:country="RU" officeooo:rsid="007c27f5" fo:background-color="transparent" loext:char-shading-value="0"/>
    </style:style>
    <style:style style:name="T146" style:family="text">
      <style:text-properties style:text-line-through-style="none" style:text-line-through-type="none" fo:language="ru" fo:country="RU" officeooo:rsid="007df733" fo:background-color="transparent" loext:char-shading-value="0"/>
    </style:style>
    <style:style style:name="T147" style:family="text">
      <style:text-properties style:text-line-through-style="none" style:text-line-through-type="none" fo:language="ru" fo:country="RU" officeooo:rsid="007e0672" fo:background-color="transparent" loext:char-shading-value="0"/>
    </style:style>
    <style:style style:name="T148" style:family="text">
      <style:text-properties style:text-line-through-style="none" style:text-line-through-type="none" fo:language="ru" fo:country="RU" officeooo:rsid="007e23d0" fo:background-color="transparent" loext:char-shading-value="0"/>
    </style:style>
    <style:style style:name="T149" style:family="text">
      <style:text-properties style:text-line-through-style="none" style:text-line-through-type="none" fo:language="ru" fo:country="RU" officeooo:rsid="00b314fb" fo:background-color="transparent" loext:char-shading-value="0"/>
    </style:style>
    <style:style style:name="T150" style:family="text">
      <style:text-properties style:text-line-through-style="none" style:text-line-through-type="none" fo:language="ru" fo:country="RU" officeooo:rsid="00b34e60" fo:background-color="transparent" loext:char-shading-value="0"/>
    </style:style>
    <style:style style:name="T151" style:family="text">
      <style:text-properties style:text-line-through-style="none" style:text-line-through-type="none" fo:language="ru" fo:country="RU" officeooo:rsid="00b4a364" fo:background-color="transparent" loext:char-shading-value="0"/>
    </style:style>
    <style:style style:name="T152" style:family="text">
      <style:text-properties style:text-line-through-style="none" style:text-line-through-type="none" fo:language="ru" fo:country="RU" officeooo:rsid="00b52ceb" fo:background-color="transparent" loext:char-shading-value="0"/>
    </style:style>
    <style:style style:name="T153" style:family="text">
      <style:text-properties style:text-line-through-style="none" style:text-line-through-type="none" fo:language="ru" fo:country="RU" officeooo:rsid="00b678f6" fo:background-color="transparent" loext:char-shading-value="0"/>
    </style:style>
    <style:style style:name="T154" style:family="text">
      <style:text-properties style:text-line-through-style="none" style:text-line-through-type="none" fo:language="ru" fo:country="RU" officeooo:rsid="00b79582" fo:background-color="transparent" loext:char-shading-value="0"/>
    </style:style>
    <style:style style:name="T155" style:family="text">
      <style:text-properties style:text-line-through-style="none" style:text-line-through-type="none" fo:language="ru" fo:country="RU" officeooo:rsid="00b8476c" fo:background-color="transparent" loext:char-shading-value="0"/>
    </style:style>
    <style:style style:name="T156" style:family="text">
      <style:text-properties style:text-line-through-style="none" style:text-line-through-type="none" fo:language="ru" fo:country="RU" officeooo:rsid="00baa6f8" fo:background-color="transparent" loext:char-shading-value="0"/>
    </style:style>
    <style:style style:name="T157" style:family="text">
      <style:text-properties style:text-line-through-style="none" style:text-line-through-type="none" fo:language="ru" fo:country="RU" officeooo:rsid="00b9567c" fo:background-color="transparent" loext:char-shading-value="0"/>
    </style:style>
    <style:style style:name="T158" style:family="text">
      <style:text-properties style:text-line-through-style="none" style:text-line-through-type="none" fo:language="ru" fo:country="RU" officeooo:rsid="00bcfaab" fo:background-color="transparent" loext:char-shading-value="0"/>
    </style:style>
    <style:style style:name="T159" style:family="text">
      <style:text-properties style:text-line-through-style="none" style:text-line-through-type="none" fo:language="ru" fo:country="RU" officeooo:rsid="00bbe224" fo:background-color="transparent" loext:char-shading-value="0"/>
    </style:style>
    <style:style style:name="T160" style:family="text">
      <style:text-properties style:text-line-through-style="none" style:text-line-through-type="none" fo:language="ru" fo:country="RU" officeooo:rsid="00be78d0" fo:background-color="transparent" loext:char-shading-value="0"/>
    </style:style>
    <style:style style:name="T161" style:family="text">
      <style:text-properties style:text-line-through-style="none" style:text-line-through-type="none" fo:language="ru" fo:country="RU" officeooo:rsid="00be8e7d" fo:background-color="transparent" loext:char-shading-value="0"/>
    </style:style>
    <style:style style:name="T162" style:family="text">
      <style:text-properties style:text-line-through-style="none" style:text-line-through-type="none" fo:language="ru" fo:country="RU" officeooo:rsid="00bef723" fo:background-color="transparent" loext:char-shading-value="0"/>
    </style:style>
    <style:style style:name="T163" style:family="text">
      <style:text-properties style:text-line-through-style="none" style:text-line-through-type="none" fo:language="ru" fo:country="RU" officeooo:rsid="00bfcb27" fo:background-color="transparent" loext:char-shading-value="0"/>
    </style:style>
    <style:style style:name="T164" style:family="text">
      <style:text-properties style:text-line-through-style="none" style:text-line-through-type="none" fo:language="ru" fo:country="RU" officeooo:rsid="00c21da1" fo:background-color="transparent" loext:char-shading-value="0"/>
    </style:style>
    <style:style style:name="T165" style:family="text">
      <style:text-properties style:text-line-through-style="none" style:text-line-through-type="none" fo:language="ru" fo:country="RU" officeooo:rsid="00c25b69" fo:background-color="transparent" loext:char-shading-value="0"/>
    </style:style>
    <style:style style:name="T166" style:family="text">
      <style:text-properties style:text-line-through-style="none" style:text-line-through-type="none" fo:language="ru" fo:country="RU" officeooo:rsid="00c33f03" fo:background-color="transparent" loext:char-shading-value="0"/>
    </style:style>
    <style:style style:name="T167" style:family="text">
      <style:text-properties style:text-line-through-style="none" style:text-line-through-type="none" fo:language="ru" fo:country="RU" officeooo:rsid="00ce95f2" fo:background-color="transparent" loext:char-shading-value="0"/>
    </style:style>
    <style:style style:name="T168" style:family="text">
      <style:text-properties style:text-line-through-style="none" style:text-line-through-type="none" fo:language="ru" fo:country="RU" officeooo:rsid="00cf8583" fo:background-color="transparent" loext:char-shading-value="0"/>
    </style:style>
    <style:style style:name="T169" style:family="text">
      <style:text-properties style:text-line-through-style="none" style:text-line-through-type="none" fo:language="ru" fo:country="RU" officeooo:rsid="00d14d19" fo:background-color="transparent" loext:char-shading-value="0"/>
    </style:style>
    <style:style style:name="T170" style:family="text">
      <style:text-properties style:text-line-through-style="none" style:text-line-through-type="none" fo:language="ru" fo:country="RU" officeooo:rsid="00d2d4cf" fo:background-color="transparent" loext:char-shading-value="0"/>
    </style:style>
    <style:style style:name="T171" style:family="text">
      <style:text-properties style:text-line-through-style="none" style:text-line-through-type="none" fo:language="ru" fo:country="RU" officeooo:rsid="00d2e70d" fo:background-color="transparent" loext:char-shading-value="0"/>
    </style:style>
    <style:style style:name="T172" style:family="text">
      <style:text-properties style:text-line-through-style="none" style:text-line-through-type="none" fo:language="ru" fo:country="RU" officeooo:rsid="00d4c6a1" fo:background-color="transparent" loext:char-shading-value="0"/>
    </style:style>
    <style:style style:name="T173" style:family="text">
      <style:text-properties style:text-line-through-style="none" style:text-line-through-type="none" fo:language="ru" fo:country="RU" officeooo:rsid="00d4f210" fo:background-color="transparent" loext:char-shading-value="0"/>
    </style:style>
    <style:style style:name="T174" style:family="text">
      <style:text-properties style:text-line-through-style="none" style:text-line-through-type="none" fo:language="ru" fo:country="RU" officeooo:rsid="00d56456" fo:background-color="transparent" loext:char-shading-value="0"/>
    </style:style>
    <style:style style:name="T175" style:family="text">
      <style:text-properties style:text-line-through-style="none" style:text-line-through-type="none" fo:language="ru" fo:country="RU" officeooo:rsid="00d8eb28" fo:background-color="transparent" loext:char-shading-value="0"/>
    </style:style>
    <style:style style:name="T176" style:family="text">
      <style:text-properties style:text-line-through-style="none" style:text-line-through-type="none" fo:language="ru" fo:country="RU" officeooo:rsid="00d5f182" fo:background-color="transparent" loext:char-shading-value="0"/>
    </style:style>
    <style:style style:name="T177" style:family="text">
      <style:text-properties style:text-line-through-style="none" style:text-line-through-type="none" fo:language="ru" fo:country="RU" officeooo:rsid="00db2d22" fo:background-color="transparent" loext:char-shading-value="0"/>
    </style:style>
    <style:style style:name="T178" style:family="text">
      <style:text-properties style:text-line-through-style="none" style:text-line-through-type="none" fo:language="ru" fo:country="RU" officeooo:rsid="00dd0a11" fo:background-color="transparent" loext:char-shading-value="0"/>
    </style:style>
    <style:style style:name="T179" style:family="text">
      <style:text-properties style:text-line-through-style="none" style:text-line-through-type="none" fo:language="ru" fo:country="RU" officeooo:rsid="00de8b3a" fo:background-color="transparent" loext:char-shading-value="0"/>
    </style:style>
    <style:style style:name="T180" style:family="text">
      <style:text-properties style:text-line-through-style="none" style:text-line-through-type="none" fo:language="ru" fo:country="RU" officeooo:rsid="00e06d16" fo:background-color="transparent" loext:char-shading-value="0"/>
    </style:style>
    <style:style style:name="T181" style:family="text">
      <style:text-properties style:text-line-through-style="none" style:text-line-through-type="none" fo:language="ru" fo:country="RU" officeooo:rsid="00e140e8" fo:background-color="transparent" loext:char-shading-value="0"/>
    </style:style>
    <style:style style:name="T182" style:family="text">
      <style:text-properties style:text-line-through-style="none" style:text-line-through-type="none" fo:language="ru" fo:country="RU" officeooo:rsid="00e28382" fo:background-color="transparent" loext:char-shading-value="0"/>
    </style:style>
    <style:style style:name="T183" style:family="text">
      <style:text-properties style:text-line-through-style="none" style:text-line-through-type="none" fo:language="ru" fo:country="RU" officeooo:rsid="00e44253" fo:background-color="transparent" loext:char-shading-value="0"/>
    </style:style>
    <style:style style:name="T184" style:family="text">
      <style:text-properties style:text-line-through-style="none" style:text-line-through-type="none" fo:language="ru" fo:country="RU" officeooo:rsid="00e58c63" fo:background-color="transparent" loext:char-shading-value="0"/>
    </style:style>
    <style:style style:name="T185" style:family="text">
      <style:text-properties style:text-line-through-style="none" style:text-line-through-type="none" fo:language="ru" fo:country="RU" officeooo:rsid="00e7229f" fo:background-color="transparent" loext:char-shading-value="0"/>
    </style:style>
    <style:style style:name="T186" style:family="text">
      <style:text-properties style:text-line-through-style="none" style:text-line-through-type="none" fo:language="ru" fo:country="RU" officeooo:rsid="00e90811" fo:background-color="transparent" loext:char-shading-value="0"/>
    </style:style>
    <style:style style:name="T187" style:family="text">
      <style:text-properties style:text-line-through-style="none" style:text-line-through-type="none" fo:language="ru" fo:country="RU" officeooo:rsid="00ea6243" fo:background-color="transparent" loext:char-shading-value="0"/>
    </style:style>
    <style:style style:name="T188" style:family="text">
      <style:text-properties style:text-line-through-style="none" style:text-line-through-type="none" fo:language="ru" fo:country="RU" officeooo:rsid="00ebf23d" fo:background-color="transparent" loext:char-shading-value="0"/>
    </style:style>
    <style:style style:name="T189" style:family="text">
      <style:text-properties style:text-line-through-style="none" style:text-line-through-type="none" fo:language="ru" fo:country="RU" officeooo:rsid="00ed161f" fo:background-color="transparent" loext:char-shading-value="0"/>
    </style:style>
    <style:style style:name="T190" style:family="text">
      <style:text-properties style:text-line-through-style="none" style:text-line-through-type="none" fo:language="ru" fo:country="RU" officeooo:rsid="00ee0beb" fo:background-color="transparent" loext:char-shading-value="0"/>
    </style:style>
    <style:style style:name="T191" style:family="text">
      <style:text-properties style:text-line-through-style="none" style:text-line-through-type="none" fo:language="ru" fo:country="RU" officeooo:rsid="00eee0e1" fo:background-color="transparent" loext:char-shading-value="0"/>
    </style:style>
    <style:style style:name="T192" style:family="text">
      <style:text-properties style:text-line-through-style="none" style:text-line-through-type="none" fo:language="ru" fo:country="RU" officeooo:rsid="00f218dd" fo:background-color="transparent" loext:char-shading-value="0"/>
    </style:style>
    <style:style style:name="T193" style:family="text">
      <style:text-properties style:text-line-through-style="none" style:text-line-through-type="none" fo:language="ru" fo:country="RU" officeooo:rsid="00f2b436" fo:background-color="transparent" loext:char-shading-value="0"/>
    </style:style>
    <style:style style:name="T194" style:family="text">
      <style:text-properties style:text-line-through-style="none" style:text-line-through-type="none" fo:language="ru" fo:country="RU" officeooo:rsid="00f33241" fo:background-color="transparent" loext:char-shading-value="0"/>
    </style:style>
    <style:style style:name="T195" style:family="text">
      <style:text-properties style:text-line-through-style="none" style:text-line-through-type="none" fo:language="ru" fo:country="RU" officeooo:rsid="00f4d8af" fo:background-color="transparent" loext:char-shading-value="0"/>
    </style:style>
    <style:style style:name="T196" style:family="text">
      <style:text-properties style:text-line-through-style="none" style:text-line-through-type="none" fo:language="ru" fo:country="RU" officeooo:rsid="00f4ff2a" fo:background-color="transparent" loext:char-shading-value="0"/>
    </style:style>
    <style:style style:name="T197" style:family="text">
      <style:text-properties style:text-line-through-style="none" style:text-line-through-type="none" fo:language="ru" fo:country="RU" officeooo:rsid="00f9e83e" fo:background-color="transparent" loext:char-shading-value="0"/>
    </style:style>
    <style:style style:name="T198" style:family="text">
      <style:text-properties style:text-line-through-style="none" style:text-line-through-type="none" fo:language="ru" fo:country="RU" officeooo:rsid="00f815ef" fo:background-color="transparent" loext:char-shading-value="0"/>
    </style:style>
    <style:style style:name="T199" style:family="text">
      <style:text-properties style:text-line-through-style="none" style:text-line-through-type="none" fo:language="ru" fo:country="RU" officeooo:rsid="00fb9813" fo:background-color="transparent" loext:char-shading-value="0"/>
    </style:style>
    <style:style style:name="T200" style:family="text">
      <style:text-properties style:text-line-through-style="none" style:text-line-through-type="none" fo:language="ru" fo:country="RU" officeooo:rsid="00fc6716" fo:background-color="transparent" loext:char-shading-value="0"/>
    </style:style>
    <style:style style:name="T201" style:family="text">
      <style:text-properties style:text-line-through-style="none" style:text-line-through-type="none" fo:language="ru" fo:country="RU" officeooo:rsid="00fd9d2c" fo:background-color="transparent" loext:char-shading-value="0"/>
    </style:style>
    <style:style style:name="T202" style:family="text">
      <style:text-properties style:text-line-through-style="none" style:text-line-through-type="none" fo:language="ru" fo:country="RU" officeooo:rsid="00fe9982" fo:background-color="transparent" loext:char-shading-value="0"/>
    </style:style>
    <style:style style:name="T203" style:family="text">
      <style:text-properties style:text-line-through-style="none" style:text-line-through-type="none" fo:language="ru" fo:country="RU" officeooo:rsid="01010ddf" fo:background-color="transparent" loext:char-shading-value="0"/>
    </style:style>
    <style:style style:name="T204" style:family="text">
      <style:text-properties style:text-line-through-style="none" style:text-line-through-type="none" fo:language="ru" fo:country="RU" officeooo:rsid="01020673" fo:background-color="transparent" loext:char-shading-value="0"/>
    </style:style>
    <style:style style:name="T205" style:family="text">
      <style:text-properties style:text-line-through-style="none" style:text-line-through-type="none" fo:language="ru" fo:country="RU" officeooo:rsid="0103e83e" fo:background-color="transparent" loext:char-shading-value="0"/>
    </style:style>
    <style:style style:name="T206" style:family="text">
      <style:text-properties style:text-line-through-style="none" style:text-line-through-type="none" fo:language="ru" fo:country="RU" officeooo:rsid="010532f0" fo:background-color="transparent" loext:char-shading-value="0"/>
    </style:style>
    <style:style style:name="T207" style:family="text">
      <style:text-properties style:text-line-through-style="none" style:text-line-through-type="none" fo:language="ru" fo:country="RU" officeooo:rsid="01066bd8" fo:background-color="transparent" loext:char-shading-value="0"/>
    </style:style>
    <style:style style:name="T208" style:family="text">
      <style:text-properties style:text-line-through-style="none" style:text-line-through-type="none" fo:language="ru" fo:country="RU" officeooo:rsid="010719d7" fo:background-color="transparent" loext:char-shading-value="0"/>
    </style:style>
    <style:style style:name="T209" style:family="text">
      <style:text-properties style:text-line-through-style="none" style:text-line-through-type="none" fo:language="ru" fo:country="RU" officeooo:rsid="01086760" fo:background-color="transparent" loext:char-shading-value="0"/>
    </style:style>
    <style:style style:name="T210" style:family="text">
      <style:text-properties style:text-line-through-style="none" style:text-line-through-type="none" fo:language="ru" fo:country="RU" officeooo:rsid="0109cc10" fo:background-color="transparent" loext:char-shading-value="0"/>
    </style:style>
    <style:style style:name="T211" style:family="text">
      <style:text-properties style:text-line-through-style="none" style:text-line-through-type="none" fo:language="ru" fo:country="RU" officeooo:rsid="010c4ae4" fo:background-color="transparent" loext:char-shading-value="0"/>
    </style:style>
    <style:style style:name="T212" style:family="text">
      <style:text-properties style:text-line-through-style="none" style:text-line-through-type="none" fo:language="ru" fo:country="RU" officeooo:rsid="010b12c3" fo:background-color="transparent" loext:char-shading-value="0"/>
    </style:style>
    <style:style style:name="T213" style:family="text">
      <style:text-properties style:text-line-through-style="none" style:text-line-through-type="none" fo:language="ru" fo:country="RU" officeooo:rsid="010d1478" fo:background-color="transparent" loext:char-shading-value="0"/>
    </style:style>
    <style:style style:name="T214" style:family="text">
      <style:text-properties style:text-line-through-style="none" style:text-line-through-type="none" fo:language="ru" fo:country="RU" officeooo:rsid="010e9745" fo:background-color="transparent" loext:char-shading-value="0"/>
    </style:style>
    <style:style style:name="T215" style:family="text">
      <style:text-properties style:text-line-through-style="none" style:text-line-through-type="none" fo:language="ru" fo:country="RU" officeooo:rsid="01102d00" fo:background-color="transparent" loext:char-shading-value="0"/>
    </style:style>
    <style:style style:name="T216" style:family="text">
      <style:text-properties style:text-line-through-style="none" style:text-line-through-type="none" fo:language="ru" fo:country="RU" officeooo:rsid="01118e12" fo:background-color="transparent" loext:char-shading-value="0"/>
    </style:style>
    <style:style style:name="T217" style:family="text">
      <style:text-properties style:text-line-through-style="none" style:text-line-through-type="none" fo:language="ru" fo:country="RU" officeooo:rsid="011271db" fo:background-color="transparent" loext:char-shading-value="0"/>
    </style:style>
    <style:style style:name="T218" style:family="text">
      <style:text-properties style:text-line-through-style="none" style:text-line-through-type="none" fo:language="ru" fo:country="RU" officeooo:rsid="01134fd6" fo:background-color="transparent" loext:char-shading-value="0"/>
    </style:style>
    <style:style style:name="T219" style:family="text">
      <style:text-properties style:text-line-through-style="none" style:text-line-through-type="none" fo:language="ru" fo:country="RU" officeooo:rsid="01154077" fo:background-color="transparent" loext:char-shading-value="0"/>
    </style:style>
    <style:style style:name="T220" style:family="text">
      <style:text-properties style:text-line-through-style="none" style:text-line-through-type="none" fo:language="ru" fo:country="RU" officeooo:rsid="0115e7b6" fo:background-color="transparent" loext:char-shading-value="0"/>
    </style:style>
    <style:style style:name="T221" style:family="text">
      <style:text-properties style:text-line-through-style="none" style:text-line-through-type="none" fo:language="ru" fo:country="RU" officeooo:rsid="0118ae0e" fo:background-color="transparent" loext:char-shading-value="0"/>
    </style:style>
    <style:style style:name="T222" style:family="text">
      <style:text-properties style:text-line-through-style="none" style:text-line-through-type="none" fo:language="ru" fo:country="RU" officeooo:rsid="01191b87" fo:background-color="transparent" loext:char-shading-value="0"/>
    </style:style>
    <style:style style:name="T223" style:family="text">
      <style:text-properties style:text-line-through-style="none" style:text-line-through-type="none" fo:language="ru" fo:country="RU" officeooo:rsid="011ac791" fo:background-color="transparent" loext:char-shading-value="0"/>
    </style:style>
    <style:style style:name="T224" style:family="text">
      <style:text-properties style:text-line-through-style="none" style:text-line-through-type="none" fo:language="ru" fo:country="RU" officeooo:rsid="011f6749" fo:background-color="transparent" loext:char-shading-value="0"/>
    </style:style>
    <style:style style:name="T225" style:family="text">
      <style:text-properties style:text-line-through-style="none" style:text-line-through-type="none" fo:language="ru" fo:country="RU" officeooo:rsid="0121582c" fo:background-color="transparent" loext:char-shading-value="0"/>
    </style:style>
    <style:style style:name="T226" style:family="text">
      <style:text-properties style:text-line-through-style="none" style:text-line-through-type="none" fo:language="ru" fo:country="RU" officeooo:rsid="01232b8e" fo:background-color="transparent" loext:char-shading-value="0"/>
    </style:style>
    <style:style style:name="T227" style:family="text">
      <style:text-properties style:text-line-through-style="none" style:text-line-through-type="none" fo:language="ru" fo:country="RU" officeooo:rsid="0123e710" fo:background-color="transparent" loext:char-shading-value="0"/>
    </style:style>
    <style:style style:name="T228" style:family="text">
      <style:text-properties style:text-line-through-style="none" style:text-line-through-type="none" fo:language="ru" fo:country="RU" officeooo:rsid="01243c6c" fo:background-color="transparent" loext:char-shading-value="0"/>
    </style:style>
    <style:style style:name="T229" style:family="text">
      <style:text-properties style:text-line-through-style="none" style:text-line-through-type="none" fo:language="ru" fo:country="RU" officeooo:rsid="01274cbc" fo:background-color="transparent" loext:char-shading-value="0"/>
    </style:style>
    <style:style style:name="T230" style:family="text">
      <style:text-properties style:text-line-through-style="none" style:text-line-through-type="none" fo:language="ru" fo:country="RU" officeooo:rsid="0125594d" fo:background-color="transparent" loext:char-shading-value="0"/>
    </style:style>
    <style:style style:name="T231" style:family="text">
      <style:text-properties style:text-line-through-style="none" style:text-line-through-type="none" fo:language="ru" fo:country="RU" officeooo:rsid="01284c7a" fo:background-color="transparent" loext:char-shading-value="0"/>
    </style:style>
    <style:style style:name="T232" style:family="text">
      <style:text-properties style:text-line-through-style="none" style:text-line-through-type="none" fo:language="ru" fo:country="RU" officeooo:rsid="0129f429" fo:background-color="transparent" loext:char-shading-value="0"/>
    </style:style>
    <style:style style:name="T233" style:family="text">
      <style:text-properties style:text-line-through-style="none" style:text-line-through-type="none" fo:language="ru" fo:country="RU" officeooo:rsid="012a44af" fo:background-color="transparent" loext:char-shading-value="0"/>
    </style:style>
    <style:style style:name="T234" style:family="text">
      <style:text-properties style:text-line-through-style="none" style:text-line-through-type="none" fo:language="ru" fo:country="RU" officeooo:rsid="012a9346" fo:background-color="transparent" loext:char-shading-value="0"/>
    </style:style>
    <style:style style:name="T235" style:family="text">
      <style:text-properties style:text-line-through-style="none" style:text-line-through-type="none" fo:language="ru" fo:country="RU" officeooo:rsid="012b9ea4" fo:background-color="transparent" loext:char-shading-value="0"/>
    </style:style>
    <style:style style:name="T236" style:family="text">
      <style:text-properties style:text-line-through-style="none" style:text-line-through-type="none" fo:language="ru" fo:country="RU" officeooo:rsid="012c2e3b" fo:background-color="transparent" loext:char-shading-value="0"/>
    </style:style>
    <style:style style:name="T237" style:family="text">
      <style:text-properties style:text-line-through-style="none" style:text-line-through-type="none" fo:language="ru" fo:country="RU" officeooo:rsid="012ec831" fo:background-color="transparent" loext:char-shading-value="0"/>
    </style:style>
    <style:style style:name="T238" style:family="text">
      <style:text-properties style:text-line-through-style="none" style:text-line-through-type="none" fo:language="ru" fo:country="RU" officeooo:rsid="013048ec" fo:background-color="transparent" loext:char-shading-value="0"/>
    </style:style>
    <style:style style:name="T239" style:family="text">
      <style:text-properties style:text-line-through-style="none" style:text-line-through-type="none" fo:language="ru" fo:country="RU" officeooo:rsid="01323cc6" fo:background-color="transparent" loext:char-shading-value="0"/>
    </style:style>
    <style:style style:name="T240" style:family="text">
      <style:text-properties style:text-line-through-style="none" style:text-line-through-type="none" fo:language="ru" fo:country="RU" officeooo:rsid="013b4231" fo:background-color="transparent" loext:char-shading-value="0"/>
    </style:style>
    <style:style style:name="T241" style:family="text">
      <style:text-properties style:text-line-through-style="none" style:text-line-through-type="none" fo:language="ru" fo:country="RU" officeooo:rsid="013c5098" fo:background-color="transparent" loext:char-shading-value="0"/>
    </style:style>
    <style:style style:name="T242" style:family="text">
      <style:text-properties style:text-line-through-style="none" style:text-line-through-type="none" fo:language="ru" fo:country="RU" officeooo:rsid="013c87f5" fo:background-color="transparent" loext:char-shading-value="0"/>
    </style:style>
    <style:style style:name="T243" style:family="text">
      <style:text-properties style:text-line-through-style="none" style:text-line-through-type="none" fo:language="ru" fo:country="RU" officeooo:rsid="013ef5cf" fo:background-color="transparent" loext:char-shading-value="0"/>
    </style:style>
    <style:style style:name="T244" style:family="text">
      <style:text-properties style:text-line-through-style="none" style:text-line-through-type="none" fo:language="ru" fo:country="RU" officeooo:rsid="013f0dc8" fo:background-color="transparent" loext:char-shading-value="0"/>
    </style:style>
    <style:style style:name="T245" style:family="text">
      <style:text-properties style:text-line-through-style="none" style:text-line-through-type="none" fo:language="ru" fo:country="RU" officeooo:rsid="01408821" fo:background-color="transparent" loext:char-shading-value="0"/>
    </style:style>
    <style:style style:name="T246" style:family="text">
      <style:text-properties style:text-line-through-style="none" style:text-line-through-type="none" fo:language="ru" fo:country="RU" officeooo:rsid="0140b668" fo:background-color="transparent" loext:char-shading-value="0"/>
    </style:style>
    <style:style style:name="T247" style:family="text">
      <style:text-properties style:text-line-through-style="none" style:text-line-through-type="none" fo:language="ru" fo:country="RU" officeooo:rsid="0140ebe2" fo:background-color="transparent" loext:char-shading-value="0"/>
    </style:style>
    <style:style style:name="T248" style:family="text">
      <style:text-properties style:text-line-through-style="none" style:text-line-through-type="none" fo:language="ru" fo:country="RU" officeooo:rsid="01412d7c" fo:background-color="transparent" loext:char-shading-value="0"/>
    </style:style>
    <style:style style:name="T249" style:family="text">
      <style:text-properties style:text-line-through-style="none" style:text-line-through-type="none" fo:language="ru" fo:country="RU" officeooo:rsid="01426433" fo:background-color="transparent" loext:char-shading-value="0"/>
    </style:style>
    <style:style style:name="T250" style:family="text">
      <style:text-properties style:text-line-through-style="none" style:text-line-through-type="none" fo:language="ru" fo:country="RU" officeooo:rsid="01448c8b" fo:background-color="transparent" loext:char-shading-value="0"/>
    </style:style>
    <style:style style:name="T251" style:family="text">
      <style:text-properties style:text-line-through-style="none" style:text-line-through-type="none" fo:language="ru" fo:country="RU" officeooo:rsid="0144f423" fo:background-color="transparent" loext:char-shading-value="0"/>
    </style:style>
    <style:style style:name="T252" style:family="text">
      <style:text-properties style:text-line-through-style="none" style:text-line-through-type="none" fo:language="ru" fo:country="RU" officeooo:rsid="0146d4c9" fo:background-color="transparent" loext:char-shading-value="0"/>
    </style:style>
    <style:style style:name="T253" style:family="text">
      <style:text-properties style:text-line-through-style="none" style:text-line-through-type="none" fo:language="ru" fo:country="RU" officeooo:rsid="01472f60" fo:background-color="transparent" loext:char-shading-value="0"/>
    </style:style>
    <style:style style:name="T254" style:family="text">
      <style:text-properties style:text-line-through-style="none" style:text-line-through-type="none" fo:language="ru" fo:country="RU" officeooo:rsid="0148d1a8" fo:background-color="transparent" loext:char-shading-value="0"/>
    </style:style>
    <style:style style:name="T255" style:family="text">
      <style:text-properties style:text-line-through-style="none" style:text-line-through-type="none" fo:language="ru" fo:country="RU" officeooo:rsid="014d99dd" fo:background-color="transparent" loext:char-shading-value="0"/>
    </style:style>
    <style:style style:name="T256" style:family="text">
      <style:text-properties style:text-line-through-style="none" style:text-line-through-type="none" fo:language="ru" fo:country="RU" officeooo:rsid="014e6da5" fo:background-color="transparent" loext:char-shading-value="0"/>
    </style:style>
    <style:style style:name="T257" style:family="text">
      <style:text-properties style:text-line-through-style="none" style:text-line-through-type="none" fo:language="ru" fo:country="RU" officeooo:rsid="014f777a" fo:background-color="transparent" loext:char-shading-value="0"/>
    </style:style>
    <style:style style:name="T258" style:family="text">
      <style:text-properties style:text-line-through-style="none" style:text-line-through-type="none" fo:language="ru" fo:country="RU" officeooo:rsid="0150d379" fo:background-color="transparent" loext:char-shading-value="0"/>
    </style:style>
    <style:style style:name="T259" style:family="text">
      <style:text-properties style:text-line-through-style="none" style:text-line-through-type="none" fo:language="ru" fo:country="RU" officeooo:rsid="0151c57b" fo:background-color="transparent" loext:char-shading-value="0"/>
    </style:style>
    <style:style style:name="T260" style:family="text">
      <style:text-properties style:text-line-through-style="none" style:text-line-through-type="none" fo:language="ru" fo:country="RU" officeooo:rsid="01536126" fo:background-color="transparent" loext:char-shading-value="0"/>
    </style:style>
    <style:style style:name="T261" style:family="text">
      <style:text-properties style:text-line-through-style="none" style:text-line-through-type="none" fo:language="ru" fo:country="RU" officeooo:rsid="01554f58" fo:background-color="transparent" loext:char-shading-value="0"/>
    </style:style>
    <style:style style:name="T262" style:family="text">
      <style:text-properties style:text-line-through-style="none" style:text-line-through-type="none" fo:language="ru" fo:country="RU" officeooo:rsid="0155f5bb" fo:background-color="transparent" loext:char-shading-value="0"/>
    </style:style>
    <style:style style:name="T263" style:family="text">
      <style:text-properties style:text-line-through-style="none" style:text-line-through-type="none" fo:language="ru" fo:country="RU" officeooo:rsid="0157d221" fo:background-color="transparent" loext:char-shading-value="0"/>
    </style:style>
    <style:style style:name="T264" style:family="text">
      <style:text-properties style:text-line-through-style="none" style:text-line-through-type="none" fo:language="ru" fo:country="RU" officeooo:rsid="0136c255" fo:background-color="transparent" loext:char-shading-value="0"/>
    </style:style>
    <style:style style:name="T265" style:family="text">
      <style:text-properties style:text-line-through-style="none" style:text-line-through-type="none" fo:language="ru" fo:country="RU" officeooo:rsid="0137a7bc" fo:background-color="transparent" loext:char-shading-value="0"/>
    </style:style>
    <style:style style:name="T266" style:family="text">
      <style:text-properties style:text-line-through-style="none" style:text-line-through-type="none" fo:language="ru" fo:country="RU" officeooo:rsid="01385e42" fo:background-color="transparent" loext:char-shading-value="0"/>
    </style:style>
    <style:style style:name="T267" style:family="text">
      <style:text-properties style:text-line-through-style="none" style:text-line-through-type="none" fo:language="ru" fo:country="RU" officeooo:rsid="0157eb2f" fo:background-color="transparent" loext:char-shading-value="0"/>
    </style:style>
    <style:style style:name="T268" style:family="text">
      <style:text-properties style:text-line-through-style="none" style:text-line-through-type="none" fo:language="ru" fo:country="RU" officeooo:rsid="0159d8a1" fo:background-color="transparent" loext:char-shading-value="0"/>
    </style:style>
    <style:style style:name="T269" style:family="text">
      <style:text-properties style:text-line-through-style="none" style:text-line-through-type="none" fo:language="ru" fo:country="RU" officeooo:rsid="015b9188" fo:background-color="transparent" loext:char-shading-value="0"/>
    </style:style>
    <style:style style:name="T270" style:family="text">
      <style:text-properties style:text-line-through-style="none" style:text-line-through-type="none" fo:language="ru" fo:country="RU" officeooo:rsid="015d570f" fo:background-color="transparent" loext:char-shading-value="0"/>
    </style:style>
    <style:style style:name="T271" style:family="text">
      <style:text-properties style:text-line-through-style="none" style:text-line-through-type="none" fo:language="ru" fo:country="RU" officeooo:rsid="015e4013" fo:background-color="transparent" loext:char-shading-value="0"/>
    </style:style>
    <style:style style:name="T272" style:family="text">
      <style:text-properties style:text-line-through-style="none" style:text-line-through-type="none" fo:language="ru" fo:country="RU" officeooo:rsid="015e8a65" fo:background-color="transparent" loext:char-shading-value="0"/>
    </style:style>
    <style:style style:name="T273" style:family="text">
      <style:text-properties style:text-line-through-style="none" style:text-line-through-type="none" fo:language="ru" fo:country="RU" officeooo:rsid="016156a4" fo:background-color="transparent" loext:char-shading-value="0"/>
    </style:style>
    <style:style style:name="T274" style:family="text">
      <style:text-properties style:text-line-through-style="none" style:text-line-through-type="none" fo:language="ru" fo:country="RU" officeooo:rsid="016352aa" fo:background-color="transparent" loext:char-shading-value="0"/>
    </style:style>
    <style:style style:name="T275" style:family="text">
      <style:text-properties style:text-line-through-style="none" style:text-line-through-type="none" fo:language="ru" fo:country="RU" officeooo:rsid="0163ef60" fo:background-color="transparent" loext:char-shading-value="0"/>
    </style:style>
    <style:style style:name="T276" style:family="text">
      <style:text-properties style:text-line-through-style="none" style:text-line-through-type="none" fo:language="ru" fo:country="RU" officeooo:rsid="01642090" fo:background-color="transparent" loext:char-shading-value="0"/>
    </style:style>
    <style:style style:name="T277" style:family="text">
      <style:text-properties style:text-line-through-style="none" style:text-line-through-type="none" fo:language="ru" fo:country="RU" officeooo:rsid="01646335" fo:background-color="transparent" loext:char-shading-value="0"/>
    </style:style>
    <style:style style:name="T278" style:family="text">
      <style:text-properties style:text-line-through-style="none" style:text-line-through-type="none" fo:language="ru" fo:country="RU" officeooo:rsid="01661a69" fo:background-color="transparent" loext:char-shading-value="0"/>
    </style:style>
    <style:style style:name="T279" style:family="text">
      <style:text-properties style:text-line-through-style="none" style:text-line-through-type="none" fo:language="ru" fo:country="RU" officeooo:rsid="016735d9" fo:background-color="transparent" loext:char-shading-value="0"/>
    </style:style>
    <style:style style:name="T280" style:family="text">
      <style:text-properties style:text-line-through-style="none" style:text-line-through-type="none" fo:language="ru" fo:country="RU" officeooo:rsid="0168578b" fo:background-color="transparent" loext:char-shading-value="0"/>
    </style:style>
    <style:style style:name="T281" style:family="text">
      <style:text-properties style:text-line-through-style="none" style:text-line-through-type="none" fo:language="ru" fo:country="RU" officeooo:rsid="0169918f" fo:background-color="transparent" loext:char-shading-value="0"/>
    </style:style>
    <style:style style:name="T282" style:family="text">
      <style:text-properties style:text-line-through-style="none" style:text-line-through-type="none" fo:language="ru" fo:country="RU" officeooo:rsid="016a7e25" fo:background-color="transparent" loext:char-shading-value="0"/>
    </style:style>
    <style:style style:name="T283" style:family="text">
      <style:text-properties style:text-line-through-style="none" style:text-line-through-type="none" fo:language="ru" fo:country="RU" officeooo:rsid="016e587d" fo:background-color="transparent" loext:char-shading-value="0"/>
    </style:style>
    <style:style style:name="T284" style:family="text">
      <style:text-properties style:text-line-through-style="none" style:text-line-through-type="none" fo:language="ru" fo:country="RU" officeooo:rsid="017033b7" fo:background-color="transparent" loext:char-shading-value="0"/>
    </style:style>
    <style:style style:name="T285" style:family="text">
      <style:text-properties style:text-line-through-style="none" style:text-line-through-type="none" fo:language="ru" fo:country="RU" officeooo:rsid="01719c6e" fo:background-color="transparent" loext:char-shading-value="0"/>
    </style:style>
    <style:style style:name="T286" style:family="text">
      <style:text-properties style:text-line-through-style="none" style:text-line-through-type="none" fo:language="ru" fo:country="RU" officeooo:rsid="01727114" fo:background-color="transparent" loext:char-shading-value="0"/>
    </style:style>
    <style:style style:name="T287" style:family="text">
      <style:text-properties style:text-line-through-style="none" style:text-line-through-type="none" fo:language="ru" fo:country="RU" officeooo:rsid="0172ff79" fo:background-color="transparent" loext:char-shading-value="0"/>
    </style:style>
    <style:style style:name="T288" style:family="text">
      <style:text-properties style:text-line-through-style="none" style:text-line-through-type="none" fo:language="ru" fo:country="RU" officeooo:rsid="01744589" fo:background-color="transparent" loext:char-shading-value="0"/>
    </style:style>
    <style:style style:name="T289" style:family="text">
      <style:text-properties style:text-line-through-style="none" style:text-line-through-type="none" fo:language="ru" fo:country="RU" officeooo:rsid="0175c9e7" fo:background-color="transparent" loext:char-shading-value="0"/>
    </style:style>
    <style:style style:name="T290" style:family="text">
      <style:text-properties style:text-line-through-style="none" style:text-line-through-type="none" fo:language="ru" fo:country="RU" officeooo:rsid="0176e17a" fo:background-color="transparent" loext:char-shading-value="0"/>
    </style:style>
    <style:style style:name="T291" style:family="text">
      <style:text-properties style:text-line-through-style="none" style:text-line-through-type="none" fo:language="ru" fo:country="RU" officeooo:rsid="01785c82" fo:background-color="transparent" loext:char-shading-value="0"/>
    </style:style>
    <style:style style:name="T292" style:family="text">
      <style:text-properties style:text-line-through-style="none" style:text-line-through-type="none" fo:language="ru" fo:country="RU" officeooo:rsid="017a4825" fo:background-color="transparent" loext:char-shading-value="0"/>
    </style:style>
    <style:style style:name="T293" style:family="text">
      <style:text-properties style:text-line-through-style="none" style:text-line-through-type="none" fo:language="ru" fo:country="RU" officeooo:rsid="017c2011" fo:background-color="transparent" loext:char-shading-value="0"/>
    </style:style>
    <style:style style:name="T294" style:family="text">
      <style:text-properties style:text-line-through-style="none" style:text-line-through-type="none" fo:language="ru" fo:country="RU" officeooo:rsid="017d8895" fo:background-color="transparent" loext:char-shading-value="0"/>
    </style:style>
    <style:style style:name="T295" style:family="text">
      <style:text-properties style:text-line-through-style="none" style:text-line-through-type="none" fo:language="ru" fo:country="RU" officeooo:rsid="018052df" fo:background-color="transparent" loext:char-shading-value="0"/>
    </style:style>
    <style:style style:name="T296" style:family="text">
      <style:text-properties style:text-line-through-style="none" style:text-line-through-type="none" fo:language="ru" fo:country="RU" officeooo:rsid="0183f559" fo:background-color="transparent" loext:char-shading-value="0"/>
    </style:style>
    <style:style style:name="T297" style:family="text">
      <style:text-properties style:text-line-through-style="none" style:text-line-through-type="none" fo:language="ru" fo:country="RU" officeooo:rsid="018a1857" fo:background-color="transparent" loext:char-shading-value="0"/>
    </style:style>
    <style:style style:name="T298" style:family="text">
      <style:text-properties style:text-line-through-style="none" style:text-line-through-type="none" fo:language="ru" fo:country="RU" officeooo:rsid="018b95d5" fo:background-color="transparent" loext:char-shading-value="0"/>
    </style:style>
    <style:style style:name="T299" style:family="text">
      <style:text-properties style:text-line-through-style="none" style:text-line-through-type="none" fo:language="ru" fo:country="RU" officeooo:rsid="018d7845" fo:background-color="transparent" loext:char-shading-value="0"/>
    </style:style>
    <style:style style:name="T300" style:family="text">
      <style:text-properties style:text-line-through-style="none" style:text-line-through-type="none" fo:language="ru" fo:country="RU" officeooo:rsid="018ec3bd" fo:background-color="transparent" loext:char-shading-value="0"/>
    </style:style>
    <style:style style:name="T301" style:family="text">
      <style:text-properties style:text-line-through-style="none" style:text-line-through-type="none" fo:language="ru" fo:country="RU" officeooo:rsid="01866d24" fo:background-color="transparent" loext:char-shading-value="0"/>
    </style:style>
    <style:style style:name="T302" style:family="text">
      <style:text-properties style:text-line-through-style="none" style:text-line-through-type="none" fo:language="ru" fo:country="RU" officeooo:rsid="018f9cea" fo:background-color="transparent" loext:char-shading-value="0"/>
    </style:style>
    <style:style style:name="T303" style:family="text">
      <style:text-properties style:text-line-through-style="none" style:text-line-through-type="none" fo:language="ru" fo:country="RU" officeooo:rsid="01903ec0" fo:background-color="transparent" loext:char-shading-value="0"/>
    </style:style>
    <style:style style:name="T304" style:family="text">
      <style:text-properties style:text-line-through-style="none" style:text-line-through-type="none" fo:language="ru" fo:country="RU" officeooo:rsid="01923b6d" fo:background-color="transparent" loext:char-shading-value="0"/>
    </style:style>
    <style:style style:name="T305" style:family="text">
      <style:text-properties style:text-line-through-style="none" style:text-line-through-type="none" fo:language="ru" fo:country="RU" officeooo:rsid="01927582" fo:background-color="transparent" loext:char-shading-value="0"/>
    </style:style>
    <style:style style:name="T306" style:family="text">
      <style:text-properties style:text-line-through-style="none" style:text-line-through-type="none" fo:language="ru" fo:country="RU" officeooo:rsid="01933420" fo:background-color="transparent" loext:char-shading-value="0"/>
    </style:style>
    <style:style style:name="T307" style:family="text">
      <style:text-properties style:text-line-through-style="none" style:text-line-through-type="none" fo:language="ru" fo:country="RU" officeooo:rsid="0194e56c" fo:background-color="transparent" loext:char-shading-value="0"/>
    </style:style>
    <style:style style:name="T308" style:family="text">
      <style:text-properties style:text-line-through-style="none" style:text-line-through-type="none" fo:language="ru" fo:country="RU" officeooo:rsid="01962e70" fo:background-color="transparent" loext:char-shading-value="0"/>
    </style:style>
    <style:style style:name="T309" style:family="text">
      <style:text-properties style:text-line-through-style="none" style:text-line-through-type="none" fo:language="ru" fo:country="RU" officeooo:rsid="01978851" fo:background-color="transparent" loext:char-shading-value="0"/>
    </style:style>
    <style:style style:name="T310" style:family="text">
      <style:text-properties style:text-line-through-style="none" style:text-line-through-type="none" fo:language="ru" fo:country="RU" officeooo:rsid="0197d6da" fo:background-color="transparent" loext:char-shading-value="0"/>
    </style:style>
    <style:style style:name="T311" style:family="text">
      <style:text-properties style:text-line-through-style="none" style:text-line-through-type="none" fo:language="ru" fo:country="RU" officeooo:rsid="01999dcd" fo:background-color="transparent" loext:char-shading-value="0"/>
    </style:style>
    <style:style style:name="T312" style:family="text">
      <style:text-properties style:text-line-through-style="none" style:text-line-through-type="none" fo:language="ru" fo:country="RU" officeooo:rsid="019a0dfa" fo:background-color="transparent" loext:char-shading-value="0"/>
    </style:style>
    <style:style style:name="T313" style:family="text">
      <style:text-properties style:text-line-through-style="none" style:text-line-through-type="none" fo:language="ru" fo:country="RU" officeooo:rsid="019b8144" fo:background-color="transparent" loext:char-shading-value="0"/>
    </style:style>
    <style:style style:name="T314" style:family="text">
      <style:text-properties style:text-line-through-style="none" style:text-line-through-type="none" fo:language="ru" fo:country="RU" officeooo:rsid="019c71cf" fo:background-color="transparent" loext:char-shading-value="0"/>
    </style:style>
    <style:style style:name="T315" style:family="text">
      <style:text-properties style:text-line-through-style="none" style:text-line-through-type="none" fo:language="ru" fo:country="RU" officeooo:rsid="019d85fb" fo:background-color="transparent" loext:char-shading-value="0"/>
    </style:style>
    <style:style style:name="T316" style:family="text">
      <style:text-properties style:text-line-through-style="none" style:text-line-through-type="none" fo:language="ru" fo:country="RU" officeooo:rsid="019f7b21" fo:background-color="transparent" loext:char-shading-value="0"/>
    </style:style>
    <style:style style:name="T317" style:family="text">
      <style:text-properties style:text-line-through-style="none" style:text-line-through-type="none" fo:language="ru" fo:country="RU" officeooo:rsid="01a02cac" fo:background-color="transparent" loext:char-shading-value="0"/>
    </style:style>
    <style:style style:name="T318" style:family="text">
      <style:text-properties style:text-line-through-style="none" style:text-line-through-type="none" fo:language="ru" fo:country="RU" officeooo:rsid="01a0df4b" fo:background-color="transparent" loext:char-shading-value="0"/>
    </style:style>
    <style:style style:name="T319" style:family="text">
      <style:text-properties style:text-line-through-style="none" style:text-line-through-type="none" fo:language="ru" fo:country="RU" officeooo:rsid="01a13ab0" fo:background-color="transparent" loext:char-shading-value="0"/>
    </style:style>
    <style:style style:name="T320" style:family="text">
      <style:text-properties style:text-line-through-style="none" style:text-line-through-type="none" fo:language="ru" fo:country="RU" officeooo:rsid="01a267e5" fo:background-color="transparent" loext:char-shading-value="0"/>
    </style:style>
    <style:style style:name="T321" style:family="text">
      <style:text-properties style:text-line-through-style="none" style:text-line-through-type="none" fo:language="ru" fo:country="RU" officeooo:rsid="01a41379" fo:background-color="transparent" loext:char-shading-value="0"/>
    </style:style>
    <style:style style:name="T322" style:family="text">
      <style:text-properties style:text-line-through-style="none" style:text-line-through-type="none" fo:language="ru" fo:country="RU" officeooo:rsid="01a4e8bc" fo:background-color="transparent" loext:char-shading-value="0"/>
    </style:style>
    <style:style style:name="T323" style:family="text">
      <style:text-properties style:text-line-through-style="none" style:text-line-through-type="none" fo:language="ru" fo:country="RU" officeooo:rsid="01a67e87" fo:background-color="transparent" loext:char-shading-value="0"/>
    </style:style>
    <style:style style:name="T324" style:family="text">
      <style:text-properties style:text-line-through-style="none" style:text-line-through-type="none" fo:language="ru" fo:country="RU" officeooo:rsid="01a82733" fo:background-color="transparent" loext:char-shading-value="0"/>
    </style:style>
    <style:style style:name="T325" style:family="text">
      <style:text-properties style:text-line-through-style="none" style:text-line-through-type="none" fo:language="ru" fo:country="RU" officeooo:rsid="01a98dac" fo:background-color="transparent" loext:char-shading-value="0"/>
    </style:style>
    <style:style style:name="T326" style:family="text">
      <style:text-properties style:text-line-through-style="none" style:text-line-through-type="none" fo:language="ru" fo:country="RU" officeooo:rsid="01ac9db2" fo:background-color="transparent" loext:char-shading-value="0"/>
    </style:style>
    <style:style style:name="T327" style:family="text">
      <style:text-properties style:text-line-through-style="none" style:text-line-through-type="none" fo:language="ru" fo:country="RU" officeooo:rsid="01ad9631" fo:background-color="transparent" loext:char-shading-value="0"/>
    </style:style>
    <style:style style:name="T328" style:family="text">
      <style:text-properties style:text-line-through-style="none" style:text-line-through-type="none" fo:language="ru" fo:country="RU" officeooo:rsid="01ae1795" fo:background-color="transparent" loext:char-shading-value="0"/>
    </style:style>
    <style:style style:name="T329" style:family="text">
      <style:text-properties style:text-line-through-style="none" style:text-line-through-type="none" fo:language="ru" fo:country="RU" officeooo:rsid="01af86d7" fo:background-color="transparent" loext:char-shading-value="0"/>
    </style:style>
    <style:style style:name="T330" style:family="text">
      <style:text-properties style:text-line-through-style="none" style:text-line-through-type="none" fo:language="ru" fo:country="RU" officeooo:rsid="01b0f9dd" fo:background-color="transparent" loext:char-shading-value="0"/>
    </style:style>
    <style:style style:name="T331" style:family="text">
      <style:text-properties style:text-line-through-style="none" style:text-line-through-type="none" fo:language="ru" fo:country="RU" officeooo:rsid="01b243f6" fo:background-color="transparent" loext:char-shading-value="0"/>
    </style:style>
    <style:style style:name="T332" style:family="text">
      <style:text-properties style:text-line-through-style="none" style:text-line-through-type="none" fo:language="ru" fo:country="RU" officeooo:rsid="01b41964" fo:background-color="transparent" loext:char-shading-value="0"/>
    </style:style>
    <style:style style:name="T333" style:family="text">
      <style:text-properties style:text-line-through-style="none" style:text-line-through-type="none" fo:language="ru" fo:country="RU" officeooo:rsid="01b52d6c" fo:background-color="transparent" loext:char-shading-value="0"/>
    </style:style>
    <style:style style:name="T334" style:family="text">
      <style:text-properties style:text-line-through-style="none" style:text-line-through-type="none" fo:language="ru" fo:country="RU" officeooo:rsid="01b654c6" fo:background-color="transparent" loext:char-shading-value="0"/>
    </style:style>
    <style:style style:name="T335" style:family="text">
      <style:text-properties style:text-line-through-style="none" style:text-line-through-type="none" fo:language="ru" fo:country="RU" officeooo:rsid="01b6f4f0" fo:background-color="transparent" loext:char-shading-value="0"/>
    </style:style>
    <style:style style:name="T336" style:family="text">
      <style:text-properties style:text-line-through-style="none" style:text-line-through-type="none" fo:language="ru" fo:country="RU" officeooo:rsid="01b8d21d" fo:background-color="transparent" loext:char-shading-value="0"/>
    </style:style>
    <style:style style:name="T337" style:family="text">
      <style:text-properties style:text-line-through-style="none" style:text-line-through-type="none" fo:language="ru" fo:country="RU" officeooo:rsid="01ba305c" fo:background-color="transparent" loext:char-shading-value="0"/>
    </style:style>
    <style:style style:name="T338" style:family="text">
      <style:text-properties style:text-line-through-style="none" style:text-line-through-type="none" fo:language="ru" fo:country="RU" officeooo:rsid="01ba4b7a" fo:background-color="transparent" loext:char-shading-value="0"/>
    </style:style>
    <style:style style:name="T339" style:family="text">
      <style:text-properties style:text-line-through-style="none" style:text-line-through-type="none" fo:language="ru" fo:country="RU" officeooo:rsid="01be9104" fo:background-color="transparent" loext:char-shading-value="0"/>
    </style:style>
    <style:style style:name="T340" style:family="text">
      <style:text-properties style:text-line-through-style="none" style:text-line-through-type="none" fo:language="ru" fo:country="RU" officeooo:rsid="01bf8131" fo:background-color="transparent" loext:char-shading-value="0"/>
    </style:style>
    <style:style style:name="T341" style:family="text">
      <style:text-properties style:text-line-through-style="none" style:text-line-through-type="none" fo:language="ru" fo:country="RU" officeooo:rsid="01bf9645" fo:background-color="transparent" loext:char-shading-value="0"/>
    </style:style>
    <style:style style:name="T342" style:family="text">
      <style:text-properties style:text-line-through-style="none" style:text-line-through-type="none" fo:language="ru" fo:country="RU" officeooo:rsid="01c13e3c" fo:background-color="transparent" loext:char-shading-value="0"/>
    </style:style>
    <style:style style:name="T343" style:family="text">
      <style:text-properties style:text-line-through-style="none" style:text-line-through-type="none" fo:language="ru" fo:country="RU" officeooo:rsid="01c29817" fo:background-color="transparent" loext:char-shading-value="0"/>
    </style:style>
    <style:style style:name="T344" style:family="text">
      <style:text-properties style:text-line-through-style="none" style:text-line-through-type="none" fo:language="ru" fo:country="RU" officeooo:rsid="01c48547" fo:background-color="transparent" loext:char-shading-value="0"/>
    </style:style>
    <style:style style:name="T345" style:family="text">
      <style:text-properties style:text-line-through-style="none" style:text-line-through-type="none" fo:language="ru" fo:country="RU" officeooo:rsid="01c5f254" fo:background-color="transparent" loext:char-shading-value="0"/>
    </style:style>
    <style:style style:name="T346" style:family="text">
      <style:text-properties style:text-line-through-style="none" style:text-line-through-type="none" fo:language="ru" fo:country="RU" officeooo:rsid="01c72740" fo:background-color="transparent" loext:char-shading-value="0"/>
    </style:style>
    <style:style style:name="T347" style:family="text">
      <style:text-properties style:text-line-through-style="none" style:text-line-through-type="none" fo:language="ru" fo:country="RU" officeooo:rsid="01c90b73" fo:background-color="transparent" loext:char-shading-value="0"/>
    </style:style>
    <style:style style:name="T348" style:family="text">
      <style:text-properties style:text-line-through-style="none" style:text-line-through-type="none" fo:language="ru" fo:country="RU" officeooo:rsid="01cb65fb" fo:background-color="transparent" loext:char-shading-value="0"/>
    </style:style>
    <style:style style:name="T349" style:family="text">
      <style:text-properties style:text-line-through-style="none" style:text-line-through-type="none" fo:language="ru" fo:country="RU" officeooo:rsid="01cf593e" fo:background-color="transparent" loext:char-shading-value="0"/>
    </style:style>
    <style:style style:name="T350" style:family="text">
      <style:text-properties style:text-line-through-style="none" style:text-line-through-type="none" fo:language="ru" fo:country="RU" officeooo:rsid="01cf74e6" fo:background-color="transparent" loext:char-shading-value="0"/>
    </style:style>
    <style:style style:name="T351" style:family="text">
      <style:text-properties style:text-line-through-style="none" style:text-line-through-type="none" fo:language="ru" fo:country="RU" officeooo:rsid="01d06835" fo:background-color="transparent" loext:char-shading-value="0"/>
    </style:style>
    <style:style style:name="T352" style:family="text">
      <style:text-properties style:text-line-through-style="none" style:text-line-through-type="none" fo:language="ru" fo:country="RU" officeooo:rsid="01d1a9e1" fo:background-color="transparent" loext:char-shading-value="0"/>
    </style:style>
    <style:style style:name="T353" style:family="text">
      <style:text-properties style:text-line-through-style="none" style:text-line-through-type="none" fo:language="ru" fo:country="RU" officeooo:rsid="01d2bd1d" fo:background-color="transparent" loext:char-shading-value="0"/>
    </style:style>
    <style:style style:name="T354" style:family="text">
      <style:text-properties style:text-line-through-style="none" style:text-line-through-type="none" fo:language="ru" fo:country="RU" officeooo:rsid="01c9cf02" fo:background-color="transparent" loext:char-shading-value="0"/>
    </style:style>
    <style:style style:name="T355" style:family="text">
      <style:text-properties style:text-line-through-style="none" style:text-line-through-type="none" fo:language="ru" fo:country="RU" officeooo:rsid="01d564b1" fo:background-color="transparent" loext:char-shading-value="0"/>
    </style:style>
    <style:style style:name="T356" style:family="text">
      <style:text-properties style:text-line-through-style="none" style:text-line-through-type="none" fo:language="ru" fo:country="RU" officeooo:rsid="01d6840d" fo:background-color="transparent" loext:char-shading-value="0"/>
    </style:style>
    <style:style style:name="T357" style:family="text">
      <style:text-properties style:text-line-through-style="none" style:text-line-through-type="none" fo:language="ru" fo:country="RU" officeooo:rsid="01dcfdb7" fo:background-color="transparent" loext:char-shading-value="0"/>
    </style:style>
    <style:style style:name="T358" style:family="text">
      <style:text-properties style:text-line-through-style="none" style:text-line-through-type="none" fo:language="ru" fo:country="RU" officeooo:rsid="01dad993" fo:background-color="transparent" loext:char-shading-value="0"/>
    </style:style>
    <style:style style:name="T359" style:family="text">
      <style:text-properties style:text-line-through-style="none" style:text-line-through-type="none" fo:language="ru" fo:country="RU" officeooo:rsid="01db00bc" fo:background-color="transparent" loext:char-shading-value="0"/>
    </style:style>
    <style:style style:name="T360" style:family="text">
      <style:text-properties style:text-line-through-style="none" style:text-line-through-type="none" fo:language="ru" fo:country="RU" officeooo:rsid="01dd2864" fo:background-color="transparent" loext:char-shading-value="0"/>
    </style:style>
    <style:style style:name="T361" style:family="text">
      <style:text-properties style:text-line-through-style="none" style:text-line-through-type="none" fo:language="ru" fo:country="RU" officeooo:rsid="01e1d680" fo:background-color="transparent" loext:char-shading-value="0"/>
    </style:style>
    <style:style style:name="T362" style:family="text">
      <style:text-properties style:text-line-through-style="none" style:text-line-through-type="none" fo:language="ru" fo:country="RU" officeooo:rsid="0165d62b" fo:background-color="transparent" loext:char-shading-value="0"/>
    </style:style>
    <style:style style:name="T363" style:family="text">
      <style:text-properties style:text-line-through-style="none" style:text-line-through-type="none" fo:language="ru" fo:country="RU" officeooo:rsid="01e3c16b" fo:background-color="transparent" loext:char-shading-value="0"/>
    </style:style>
    <style:style style:name="T364" style:family="text">
      <style:text-properties style:text-line-through-style="none" style:text-line-through-type="none" fo:language="ru" fo:country="RU" officeooo:rsid="01f22d49" fo:background-color="transparent" loext:char-shading-value="0"/>
    </style:style>
    <style:style style:name="T365" style:family="text">
      <style:text-properties style:text-line-through-style="none" style:text-line-through-type="none" fo:language="ru" fo:country="RU" officeooo:rsid="01f3dd42" fo:background-color="transparent" loext:char-shading-value="0"/>
    </style:style>
    <style:style style:name="T366" style:family="text">
      <style:text-properties style:text-line-through-style="none" style:text-line-through-type="none" fo:language="ru" fo:country="RU" officeooo:rsid="01f574b7" fo:background-color="transparent" loext:char-shading-value="0"/>
    </style:style>
    <style:style style:name="T367" style:family="text">
      <style:text-properties style:text-line-through-style="none" style:text-line-through-type="none" fo:language="ru" fo:country="RU" officeooo:rsid="01167098" fo:background-color="transparent" loext:char-shading-value="0"/>
    </style:style>
    <style:style style:name="T368" style:family="text">
      <style:text-properties style:text-line-through-style="none" style:text-line-through-type="none" fo:language="ru" fo:country="RU" officeooo:rsid="01358f25" fo:background-color="transparent" loext:char-shading-value="0"/>
    </style:style>
    <style:style style:name="T369" style:family="text">
      <style:text-properties style:text-line-through-style="none" style:text-line-through-type="none" fo:language="ru" fo:country="RU" officeooo:rsid="01f5a826" fo:background-color="transparent" loext:char-shading-value="0"/>
    </style:style>
    <style:style style:name="T370" style:family="text">
      <style:text-properties style:text-line-through-style="none" style:text-line-through-type="none" fo:language="ru" fo:country="RU" officeooo:rsid="01349ca0" fo:background-color="transparent" loext:char-shading-value="0"/>
    </style:style>
    <style:style style:name="T371" style:family="text">
      <style:text-properties style:text-line-through-style="none" style:text-line-through-type="none" fo:language="ru" fo:country="RU" officeooo:rsid="01f720c0" fo:background-color="transparent" loext:char-shading-value="0"/>
    </style:style>
    <style:style style:name="T372" style:family="text">
      <style:text-properties style:text-line-through-style="none" style:text-line-through-type="none" fo:language="ru" fo:country="RU" officeooo:rsid="01f85ae9" fo:background-color="transparent" loext:char-shading-value="0"/>
    </style:style>
    <style:style style:name="T373" style:family="text">
      <style:text-properties style:text-line-through-style="none" style:text-line-through-type="none" fo:language="ru" fo:country="RU" officeooo:rsid="01f92179" fo:background-color="transparent" loext:char-shading-value="0"/>
    </style:style>
    <style:style style:name="T374" style:family="text">
      <style:text-properties style:text-line-through-style="none" style:text-line-through-type="none" fo:language="ru" fo:country="RU" officeooo:rsid="01fb6ff8" fo:background-color="transparent" loext:char-shading-value="0"/>
    </style:style>
    <style:style style:name="T375" style:family="text">
      <style:text-properties style:text-line-through-style="none" style:text-line-through-type="none" fo:language="ru" fo:country="RU" officeooo:rsid="01fbb9b5" fo:background-color="transparent" loext:char-shading-value="0"/>
    </style:style>
    <style:style style:name="T376" style:family="text">
      <style:text-properties style:text-line-through-style="none" style:text-line-through-type="none" fo:language="ru" fo:country="RU" officeooo:rsid="01fc30b0" fo:background-color="transparent" loext:char-shading-value="0"/>
    </style:style>
    <style:style style:name="T377" style:family="text">
      <style:text-properties style:text-line-through-style="none" style:text-line-through-type="none" fo:language="ru" fo:country="RU" officeooo:rsid="01ffc3ba" fo:background-color="transparent" loext:char-shading-value="0"/>
    </style:style>
    <style:style style:name="T378" style:family="text">
      <style:text-properties style:text-line-through-style="none" style:text-line-through-type="none" fo:language="ru" fo:country="RU" officeooo:rsid="02016ba1" fo:background-color="transparent" loext:char-shading-value="0"/>
    </style:style>
    <style:style style:name="T379" style:family="text">
      <style:text-properties style:text-line-through-style="none" style:text-line-through-type="none" fo:language="ru" fo:country="RU" officeooo:rsid="0202af4a" fo:background-color="transparent" loext:char-shading-value="0"/>
    </style:style>
    <style:style style:name="T380" style:family="text">
      <style:text-properties style:text-line-through-style="none" style:text-line-through-type="none" fo:language="ru" fo:country="RU" officeooo:rsid="0203adf4" fo:background-color="transparent" loext:char-shading-value="0"/>
    </style:style>
    <style:style style:name="T381" style:family="text">
      <style:text-properties style:text-line-through-style="none" style:text-line-through-type="none" fo:language="ru" fo:country="RU" officeooo:rsid="02043118" fo:background-color="transparent" loext:char-shading-value="0"/>
    </style:style>
    <style:style style:name="T382" style:family="text">
      <style:text-properties style:text-line-through-style="none" style:text-line-through-type="none" fo:language="ru" fo:country="RU" officeooo:rsid="020767cd" fo:background-color="transparent" loext:char-shading-value="0"/>
    </style:style>
    <style:style style:name="T383" style:family="text">
      <style:text-properties style:text-line-through-style="none" style:text-line-through-type="none" fo:language="ru" fo:country="RU" officeooo:rsid="0207e1fc" fo:background-color="transparent" loext:char-shading-value="0"/>
    </style:style>
    <style:style style:name="T384" style:family="text">
      <style:text-properties style:text-line-through-style="none" style:text-line-through-type="none" fo:language="ru" fo:country="RU" officeooo:rsid="0208920d" fo:background-color="transparent" loext:char-shading-value="0"/>
    </style:style>
    <style:style style:name="T385" style:family="text">
      <style:text-properties style:text-line-through-style="none" style:text-line-through-type="none" fo:language="ru" fo:country="RU" officeooo:rsid="02095fe1" fo:background-color="transparent" loext:char-shading-value="0"/>
    </style:style>
    <style:style style:name="T386" style:family="text">
      <style:text-properties style:text-line-through-style="none" style:text-line-through-type="none" fo:language="ru" fo:country="RU" officeooo:rsid="020b4388" fo:background-color="transparent" loext:char-shading-value="0"/>
    </style:style>
    <style:style style:name="T387" style:family="text">
      <style:text-properties style:text-line-through-style="none" style:text-line-through-type="none" fo:language="ru" fo:country="RU" officeooo:rsid="020d9a29" fo:background-color="transparent" loext:char-shading-value="0"/>
    </style:style>
    <style:style style:name="T388" style:family="text">
      <style:text-properties style:text-line-through-style="none" style:text-line-through-type="none" fo:language="ru" fo:country="RU" officeooo:rsid="020e6251" fo:background-color="transparent" loext:char-shading-value="0"/>
    </style:style>
    <style:style style:name="T389" style:family="text">
      <style:text-properties style:text-line-through-style="none" style:text-line-through-type="none" fo:language="ru" fo:country="RU" officeooo:rsid="020f60d1" fo:background-color="transparent" loext:char-shading-value="0"/>
    </style:style>
    <style:style style:name="T390" style:family="text">
      <style:text-properties style:text-line-through-style="none" style:text-line-through-type="none" fo:language="ru" fo:country="RU" officeooo:rsid="02102293" fo:background-color="transparent" loext:char-shading-value="0"/>
    </style:style>
    <style:style style:name="T391" style:family="text">
      <style:text-properties style:text-line-through-style="none" style:text-line-through-type="none" fo:language="ru" fo:country="RU" officeooo:rsid="02110bac" fo:background-color="transparent" loext:char-shading-value="0"/>
    </style:style>
    <style:style style:name="T392" style:family="text">
      <style:text-properties style:text-line-through-style="none" style:text-line-through-type="none" fo:language="ru" fo:country="RU" officeooo:rsid="02145117" fo:background-color="transparent" loext:char-shading-value="0"/>
    </style:style>
    <style:style style:name="T393" style:family="text">
      <style:text-properties style:text-line-through-style="none" style:text-line-through-type="none" fo:language="ru" fo:country="RU" officeooo:rsid="021486df" fo:background-color="transparent" loext:char-shading-value="0"/>
    </style:style>
    <style:style style:name="T394" style:family="text">
      <style:text-properties style:text-line-through-style="none" style:text-line-through-type="none" fo:language="ru" fo:country="RU" officeooo:rsid="021640e8" fo:background-color="transparent" loext:char-shading-value="0"/>
    </style:style>
    <style:style style:name="T395" style:family="text">
      <style:text-properties style:text-line-through-style="none" style:text-line-through-type="none" fo:language="ru" fo:country="RU" officeooo:rsid="0219633e" fo:background-color="transparent" loext:char-shading-value="0"/>
    </style:style>
    <style:style style:name="T396" style:family="text">
      <style:text-properties style:text-line-through-style="none" style:text-line-through-type="none" fo:language="ru" fo:country="RU" officeooo:rsid="022ed0a0" fo:background-color="transparent" loext:char-shading-value="0"/>
    </style:style>
    <style:style style:name="T397" style:family="text">
      <style:text-properties style:text-line-through-style="none" style:text-line-through-type="none" fo:language="ru" fo:country="RU" officeooo:rsid="023819f3" fo:background-color="transparent" loext:char-shading-value="0"/>
    </style:style>
    <style:style style:name="T398" style:family="text">
      <style:text-properties style:text-line-through-style="none" style:text-line-through-type="none" fo:language="ru" fo:country="RU" officeooo:rsid="023afb1c" fo:background-color="transparent" loext:char-shading-value="0"/>
    </style:style>
    <style:style style:name="T399" style:family="text">
      <style:text-properties style:text-line-through-style="none" style:text-line-through-type="none" fo:language="ru" fo:country="RU" officeooo:rsid="023cb66a" fo:background-color="transparent" loext:char-shading-value="0"/>
    </style:style>
    <style:style style:name="T400" style:family="text">
      <style:text-properties style:text-line-through-style="none" style:text-line-through-type="none" fo:language="ru" fo:country="RU" officeooo:rsid="023ea609" fo:background-color="transparent" loext:char-shading-value="0"/>
    </style:style>
    <style:style style:name="T401" style:family="text">
      <style:text-properties style:text-line-through-style="none" style:text-line-through-type="none" fo:language="ru" fo:country="RU" officeooo:rsid="023fa6d7" fo:background-color="transparent" loext:char-shading-value="0"/>
    </style:style>
    <style:style style:name="T402" style:family="text">
      <style:text-properties style:text-line-through-style="none" style:text-line-through-type="none" fo:language="ru" fo:country="RU" officeooo:rsid="0241f1e6" fo:background-color="transparent" loext:char-shading-value="0"/>
    </style:style>
    <style:style style:name="T403" style:family="text">
      <style:text-properties style:text-line-through-style="none" style:text-line-through-type="none" fo:language="ru" fo:country="RU" officeooo:rsid="02424bf3" fo:background-color="transparent" loext:char-shading-value="0"/>
    </style:style>
    <style:style style:name="T404" style:family="text">
      <style:text-properties style:text-line-through-style="none" style:text-line-through-type="none" fo:language="ru" fo:country="RU" officeooo:rsid="0242915a" fo:background-color="transparent" loext:char-shading-value="0"/>
    </style:style>
    <style:style style:name="T405" style:family="text">
      <style:text-properties style:text-line-through-style="none" style:text-line-through-type="none" fo:language="ru" fo:country="RU" officeooo:rsid="02432569" fo:background-color="transparent" loext:char-shading-value="0"/>
    </style:style>
    <style:style style:name="T406" style:family="text">
      <style:text-properties style:text-line-through-style="none" style:text-line-through-type="none" fo:language="ru" fo:country="RU" officeooo:rsid="02435cf4" fo:background-color="transparent" loext:char-shading-value="0"/>
    </style:style>
    <style:style style:name="T407" style:family="text">
      <style:text-properties style:text-line-through-style="none" style:text-line-through-type="none" fo:language="ru" fo:country="RU" officeooo:rsid="02449d5d" fo:background-color="transparent" loext:char-shading-value="0"/>
    </style:style>
    <style:style style:name="T408" style:family="text">
      <style:text-properties style:text-line-through-style="none" style:text-line-through-type="none" fo:language="ru" fo:country="RU" officeooo:rsid="0245e70b" fo:background-color="transparent" loext:char-shading-value="0"/>
    </style:style>
    <style:style style:name="T409" style:family="text">
      <style:text-properties style:text-line-through-style="none" style:text-line-through-type="none" fo:language="ru" fo:country="RU" officeooo:rsid="02466f3d" fo:background-color="transparent" loext:char-shading-value="0"/>
    </style:style>
    <style:style style:name="T410" style:family="text">
      <style:text-properties style:text-line-through-style="none" style:text-line-through-type="none" fo:language="ru" fo:country="RU" officeooo:rsid="02474141" fo:background-color="transparent" loext:char-shading-value="0"/>
    </style:style>
    <style:style style:name="T411" style:family="text">
      <style:text-properties style:text-line-through-style="none" style:text-line-through-type="none" fo:language="ru" fo:country="RU" officeooo:rsid="0250d4c5" fo:background-color="transparent" loext:char-shading-value="0"/>
    </style:style>
    <style:style style:name="T412" style:family="text">
      <style:text-properties style:text-line-through-style="none" style:text-line-through-type="none" fo:language="ru" fo:country="RU" officeooo:rsid="0254cf89" fo:background-color="transparent" loext:char-shading-value="0"/>
    </style:style>
    <style:style style:name="T413" style:family="text">
      <style:text-properties style:text-line-through-style="none" style:text-line-through-type="none" fo:language="ru" fo:country="RU" officeooo:rsid="0255abb0" fo:background-color="transparent" loext:char-shading-value="0"/>
    </style:style>
    <style:style style:name="T414" style:family="text">
      <style:text-properties style:text-line-through-style="none" style:text-line-through-type="none" fo:language="ru" fo:country="RU" officeooo:rsid="025842db" fo:background-color="transparent" loext:char-shading-value="0"/>
    </style:style>
    <style:style style:name="T415" style:family="text">
      <style:text-properties style:text-line-through-style="none" style:text-line-through-type="none" fo:language="ru" fo:country="RU" officeooo:rsid="0259ccd5" fo:background-color="transparent" loext:char-shading-value="0"/>
    </style:style>
    <style:style style:name="T416" style:family="text">
      <style:text-properties style:text-line-through-style="none" style:text-line-through-type="none" fo:language="ru" fo:country="RU" officeooo:rsid="025bae9d" fo:background-color="transparent" loext:char-shading-value="0"/>
    </style:style>
    <style:style style:name="T417" style:family="text">
      <style:text-properties style:text-line-through-style="none" style:text-line-through-type="none" fo:language="ru" fo:country="RU" officeooo:rsid="025c89a6" fo:background-color="transparent" loext:char-shading-value="0"/>
    </style:style>
    <style:style style:name="T418" style:family="text">
      <style:text-properties style:text-line-through-style="none" style:text-line-through-type="none" fo:language="ru" fo:country="RU" officeooo:rsid="025cc34e" fo:background-color="transparent" loext:char-shading-value="0"/>
    </style:style>
    <style:style style:name="T419" style:family="text">
      <style:text-properties style:text-line-through-style="none" style:text-line-through-type="none" fo:language="ru" fo:country="RU" officeooo:rsid="025d4b68" fo:background-color="transparent" loext:char-shading-value="0"/>
    </style:style>
    <style:style style:name="T420" style:family="text">
      <style:text-properties style:text-line-through-style="none" style:text-line-through-type="none" fo:language="ru" fo:country="RU" officeooo:rsid="025e50a2" fo:background-color="transparent" loext:char-shading-value="0"/>
    </style:style>
    <style:style style:name="T421" style:family="text">
      <style:text-properties style:text-line-through-style="none" style:text-line-through-type="none" fo:language="ru" fo:country="RU" officeooo:rsid="025ed61d" fo:background-color="transparent" loext:char-shading-value="0"/>
    </style:style>
    <style:style style:name="T422" style:family="text">
      <style:text-properties style:text-line-through-style="none" style:text-line-through-type="none" fo:language="ru" fo:country="RU" officeooo:rsid="025f566c" fo:background-color="transparent" loext:char-shading-value="0"/>
    </style:style>
    <style:style style:name="T423" style:family="text">
      <style:text-properties style:text-line-through-style="none" style:text-line-through-type="none" fo:language="ru" fo:country="RU" officeooo:rsid="025f7113" fo:background-color="transparent" loext:char-shading-value="0"/>
    </style:style>
    <style:style style:name="T424" style:family="text">
      <style:text-properties style:text-line-through-style="none" style:text-line-through-type="none" fo:language="ru" fo:country="RU" officeooo:rsid="025fb2c8" fo:background-color="transparent" loext:char-shading-value="0"/>
    </style:style>
    <style:style style:name="T425" style:family="text">
      <style:text-properties style:text-line-through-style="none" style:text-line-through-type="none" fo:language="ru" fo:country="RU" officeooo:rsid="0261326d" fo:background-color="transparent" loext:char-shading-value="0"/>
    </style:style>
    <style:style style:name="T426" style:family="text">
      <style:text-properties style:text-line-through-style="none" style:text-line-through-type="none" fo:language="ru" fo:country="RU" officeooo:rsid="0263144a" fo:background-color="transparent" loext:char-shading-value="0"/>
    </style:style>
    <style:style style:name="T427" style:family="text">
      <style:text-properties style:text-line-through-style="none" style:text-line-through-type="none" fo:language="ru" fo:country="RU" officeooo:rsid="026417b1" fo:background-color="transparent" loext:char-shading-value="0"/>
    </style:style>
    <style:style style:name="T428" style:family="text">
      <style:text-properties style:text-line-through-style="none" style:text-line-through-type="none" fo:language="ru" fo:country="RU" officeooo:rsid="0265ed2a" fo:background-color="transparent" loext:char-shading-value="0"/>
    </style:style>
    <style:style style:name="T429" style:family="text">
      <style:text-properties style:text-line-through-style="none" style:text-line-through-type="none" fo:language="ru" fo:country="RU" officeooo:rsid="02714680" fo:background-color="transparent" loext:char-shading-value="0"/>
    </style:style>
    <style:style style:name="T430" style:family="text">
      <style:text-properties style:text-line-through-style="none" style:text-line-through-type="none" fo:language="ru" fo:country="RU" officeooo:rsid="027211d1" fo:background-color="transparent" loext:char-shading-value="0"/>
    </style:style>
    <style:style style:name="T431" style:family="text">
      <style:text-properties style:text-line-through-style="none" style:text-line-through-type="none" fo:language="ru" fo:country="RU" officeooo:rsid="027501aa" fo:background-color="transparent" loext:char-shading-value="0"/>
    </style:style>
    <style:style style:name="T432" style:family="text">
      <style:text-properties style:text-line-through-style="none" style:text-line-through-type="none" fo:language="ru" fo:country="RU" officeooo:rsid="02764f40" fo:background-color="transparent" loext:char-shading-value="0"/>
    </style:style>
    <style:style style:name="T433" style:family="text">
      <style:text-properties style:text-line-through-style="none" style:text-line-through-type="none" fo:language="ru" fo:country="RU" officeooo:rsid="027921b3" fo:background-color="transparent" loext:char-shading-value="0"/>
    </style:style>
    <style:style style:name="T434" style:family="text">
      <style:text-properties style:text-line-through-style="none" style:text-line-through-type="none" fo:language="ru" fo:country="RU" officeooo:rsid="027cba96" fo:background-color="transparent" loext:char-shading-value="0"/>
    </style:style>
    <style:style style:name="T435" style:family="text">
      <style:text-properties style:text-line-through-style="none" style:text-line-through-type="none" fo:language="ru" fo:country="RU" officeooo:rsid="0281b0a7" fo:background-color="transparent" loext:char-shading-value="0"/>
    </style:style>
    <style:style style:name="T436" style:family="text">
      <style:text-properties style:text-line-through-style="none" style:text-line-through-type="none" fo:language="ru" fo:country="RU" officeooo:rsid="02826bc9" fo:background-color="transparent" loext:char-shading-value="0"/>
    </style:style>
    <style:style style:name="T437" style:family="text">
      <style:text-properties style:text-line-through-style="none" style:text-line-through-type="none" fo:language="ru" fo:country="RU" officeooo:rsid="02846937" fo:background-color="transparent" loext:char-shading-value="0"/>
    </style:style>
    <style:style style:name="T438" style:family="text">
      <style:text-properties style:text-line-through-style="none" style:text-line-through-type="none" fo:language="ru" fo:country="RU" officeooo:rsid="028535ee" fo:background-color="transparent" loext:char-shading-value="0"/>
    </style:style>
    <style:style style:name="T439" style:family="text">
      <style:text-properties style:text-line-through-style="none" style:text-line-through-type="none" fo:language="ru" fo:country="RU" officeooo:rsid="0285911d" fo:background-color="transparent" loext:char-shading-value="0"/>
    </style:style>
    <style:style style:name="T440" style:family="text">
      <style:text-properties style:text-line-through-style="none" style:text-line-through-type="none" fo:language="ru" fo:country="RU" officeooo:rsid="02866627" fo:background-color="transparent" loext:char-shading-value="0"/>
    </style:style>
    <style:style style:name="T441" style:family="text">
      <style:text-properties style:text-line-through-style="none" style:text-line-through-type="none" fo:language="ru" fo:country="RU" officeooo:rsid="0286a4aa" fo:background-color="transparent" loext:char-shading-value="0"/>
    </style:style>
    <style:style style:name="T442" style:family="text">
      <style:text-properties style:text-line-through-style="none" style:text-line-through-type="none" fo:language="ru" fo:country="RU" officeooo:rsid="02874187" fo:background-color="transparent" loext:char-shading-value="0"/>
    </style:style>
    <style:style style:name="T443" style:family="text">
      <style:text-properties style:text-line-through-style="none" style:text-line-through-type="none" fo:language="ru" fo:country="RU" officeooo:rsid="028c7052" fo:background-color="transparent" loext:char-shading-value="0"/>
    </style:style>
    <style:style style:name="T444" style:family="text">
      <style:text-properties style:text-line-through-style="none" style:text-line-through-type="none" fo:language="ru" fo:country="RU" officeooo:rsid="028ca327" fo:background-color="transparent" loext:char-shading-value="0"/>
    </style:style>
    <style:style style:name="T445" style:family="text">
      <style:text-properties style:text-line-through-style="none" style:text-line-through-type="none" fo:language="ru" fo:country="RU" officeooo:rsid="028e90c9" fo:background-color="transparent" loext:char-shading-value="0"/>
    </style:style>
    <style:style style:name="T446" style:family="text">
      <style:text-properties style:text-line-through-style="none" style:text-line-through-type="none" fo:language="ru" fo:country="RU" officeooo:rsid="028f7c58" fo:background-color="transparent" loext:char-shading-value="0"/>
    </style:style>
    <style:style style:name="T447" style:family="text">
      <style:text-properties style:text-line-through-style="none" style:text-line-through-type="none" fo:language="ru" fo:country="RU" officeooo:rsid="0292e8a2" fo:background-color="transparent" loext:char-shading-value="0"/>
    </style:style>
    <style:style style:name="T448" style:family="text">
      <style:text-properties style:text-line-through-style="none" style:text-line-through-type="none" fo:language="ru" fo:country="RU" officeooo:rsid="00437e03" fo:background-color="transparent" loext:char-shading-value="0"/>
    </style:style>
    <style:style style:name="T449" style:family="text">
      <style:text-properties style:text-line-through-style="none" style:text-line-through-type="none" fo:language="ru" fo:country="RU" officeooo:rsid="0297ff56" fo:background-color="transparent" loext:char-shading-value="0"/>
    </style:style>
    <style:style style:name="T450" style:family="text">
      <style:text-properties style:text-line-through-style="none" style:text-line-through-type="none" fo:language="ru" fo:country="RU" officeooo:rsid="029ae16f" fo:background-color="transparent" loext:char-shading-value="0"/>
    </style:style>
    <style:style style:name="T451" style:family="text">
      <style:text-properties style:text-line-through-style="none" style:text-line-through-type="none" fo:language="ru" fo:country="RU" officeooo:rsid="029ca0c1" fo:background-color="transparent" loext:char-shading-value="0"/>
    </style:style>
    <style:style style:name="T452" style:family="text">
      <style:text-properties style:text-line-through-style="none" style:text-line-through-type="none" fo:language="ru" fo:country="RU" officeooo:rsid="029da12d" fo:background-color="transparent" loext:char-shading-value="0"/>
    </style:style>
    <style:style style:name="T453" style:family="text">
      <style:text-properties style:text-line-through-style="none" style:text-line-through-type="none" fo:language="ru" fo:country="RU" officeooo:rsid="029dfc18" fo:background-color="transparent" loext:char-shading-value="0"/>
    </style:style>
    <style:style style:name="T454" style:family="text">
      <style:text-properties style:text-line-through-style="none" style:text-line-through-type="none" fo:language="ru" fo:country="RU" officeooo:rsid="029f3489" fo:background-color="transparent" loext:char-shading-value="0"/>
    </style:style>
    <style:style style:name="T455" style:family="text">
      <style:text-properties style:text-line-through-style="none" style:text-line-through-type="none" fo:language="ru" fo:country="RU" officeooo:rsid="02a02b92" fo:background-color="transparent" loext:char-shading-value="0"/>
    </style:style>
    <style:style style:name="T456" style:family="text">
      <style:text-properties style:text-line-through-style="none" style:text-line-through-type="none" fo:language="ru" fo:country="RU" officeooo:rsid="02a07c59" fo:background-color="transparent" loext:char-shading-value="0"/>
    </style:style>
    <style:style style:name="T457" style:family="text">
      <style:text-properties style:text-line-through-style="none" style:text-line-through-type="none" fo:language="ru" fo:country="RU" officeooo:rsid="02a144e8" fo:background-color="transparent" loext:char-shading-value="0"/>
    </style:style>
    <style:style style:name="T458" style:family="text">
      <style:text-properties style:text-line-through-style="none" style:text-line-through-type="none" fo:language="ru" fo:country="RU" officeooo:rsid="02a3010b" fo:background-color="transparent" loext:char-shading-value="0"/>
    </style:style>
    <style:style style:name="T459" style:family="text">
      <style:text-properties style:text-line-through-style="none" style:text-line-through-type="none" fo:language="ru" fo:country="RU" officeooo:rsid="02a41f9c" fo:background-color="transparent" loext:char-shading-value="0"/>
    </style:style>
    <style:style style:name="T460" style:family="text">
      <style:text-properties style:text-line-through-style="none" style:text-line-through-type="none" fo:language="ru" fo:country="RU" officeooo:rsid="02a5f0bf" fo:background-color="transparent" loext:char-shading-value="0"/>
    </style:style>
    <style:style style:name="T461" style:family="text">
      <style:text-properties style:text-line-through-style="none" style:text-line-through-type="none" fo:language="ru" fo:country="RU" officeooo:rsid="02a7d747" fo:background-color="transparent" loext:char-shading-value="0"/>
    </style:style>
    <style:style style:name="T462" style:family="text">
      <style:text-properties style:text-line-through-style="none" style:text-line-through-type="none" fo:language="ru" fo:country="RU" officeooo:rsid="02a8784c" fo:background-color="transparent" loext:char-shading-value="0"/>
    </style:style>
    <style:style style:name="T463" style:family="text">
      <style:text-properties style:text-line-through-style="none" style:text-line-through-type="none" fo:language="ru" fo:country="RU" officeooo:rsid="02aa2408" fo:background-color="transparent" loext:char-shading-value="0"/>
    </style:style>
    <style:style style:name="T464" style:family="text">
      <style:text-properties style:text-line-through-style="none" style:text-line-through-type="none" fo:language="ru" fo:country="RU" officeooo:rsid="02aaa48c" fo:background-color="transparent" loext:char-shading-value="0"/>
    </style:style>
    <style:style style:name="T465" style:family="text">
      <style:text-properties style:text-line-through-style="none" style:text-line-through-type="none" fo:language="ru" fo:country="RU" officeooo:rsid="02ac561e" fo:background-color="transparent" loext:char-shading-value="0"/>
    </style:style>
    <style:style style:name="T466" style:family="text">
      <style:text-properties style:text-line-through-style="none" style:text-line-through-type="none" fo:language="ru" fo:country="RU" officeooo:rsid="02b0066d" fo:background-color="transparent" loext:char-shading-value="0"/>
    </style:style>
    <style:style style:name="T467" style:family="text">
      <style:text-properties style:text-line-through-style="none" style:text-line-through-type="none" fo:language="ru" fo:country="RU" officeooo:rsid="02b0bf52" fo:background-color="transparent" loext:char-shading-value="0"/>
    </style:style>
    <style:style style:name="T468" style:family="text">
      <style:text-properties style:text-line-through-style="none" style:text-line-through-type="none" fo:language="ru" fo:country="RU" officeooo:rsid="02a812b9" fo:background-color="transparent" loext:char-shading-value="0"/>
    </style:style>
    <style:style style:name="T469" style:family="text">
      <style:text-properties style:text-line-through-style="none" style:text-line-through-type="none" fo:language="ru" fo:country="RU" officeooo:rsid="02b129c4" fo:background-color="transparent" loext:char-shading-value="0"/>
    </style:style>
    <style:style style:name="T470" style:family="text">
      <style:text-properties style:text-line-through-style="none" style:text-line-through-type="none" fo:language="ru" fo:country="RU" officeooo:rsid="02b31841" fo:background-color="transparent" loext:char-shading-value="0"/>
    </style:style>
    <style:style style:name="T471" style:family="text">
      <style:text-properties style:text-line-through-style="none" style:text-line-through-type="none" fo:language="ru" fo:country="RU" officeooo:rsid="02b45d20" fo:background-color="transparent" loext:char-shading-value="0"/>
    </style:style>
    <style:style style:name="T472" style:family="text">
      <style:text-properties style:text-line-through-style="none" style:text-line-through-type="none" fo:language="ru" fo:country="RU" officeooo:rsid="02b60122" fo:background-color="transparent" loext:char-shading-value="0"/>
    </style:style>
    <style:style style:name="T473" style:family="text">
      <style:text-properties style:text-line-through-style="none" style:text-line-through-type="none" fo:language="ru" fo:country="RU" officeooo:rsid="02b66894" fo:background-color="transparent" loext:char-shading-value="0"/>
    </style:style>
    <style:style style:name="T474" style:family="text">
      <style:text-properties style:text-line-through-style="none" style:text-line-through-type="none" fo:language="ru" fo:country="RU" officeooo:rsid="02b816b4" fo:background-color="transparent" loext:char-shading-value="0"/>
    </style:style>
    <style:style style:name="T475" style:family="text">
      <style:text-properties style:text-line-through-style="none" style:text-line-through-type="none" fo:language="ru" fo:country="RU" officeooo:rsid="02baff14" fo:background-color="transparent" loext:char-shading-value="0"/>
    </style:style>
    <style:style style:name="T476" style:family="text">
      <style:text-properties style:text-line-through-style="none" style:text-line-through-type="none" fo:language="ru" fo:country="RU" officeooo:rsid="02bc6d73" fo:background-color="transparent" loext:char-shading-value="0"/>
    </style:style>
    <style:style style:name="T477" style:family="text">
      <style:text-properties style:text-line-through-style="none" style:text-line-through-type="none" fo:language="ru" fo:country="RU" officeooo:rsid="02bcf963" fo:background-color="transparent" loext:char-shading-value="0"/>
    </style:style>
    <style:style style:name="T478" style:family="text">
      <style:text-properties style:text-line-through-style="none" style:text-line-through-type="none" fo:language="ru" fo:country="RU" officeooo:rsid="02be9706" fo:background-color="transparent" loext:char-shading-value="0"/>
    </style:style>
    <style:style style:name="T479" style:family="text">
      <style:text-properties style:text-line-through-style="none" style:text-line-through-type="none" fo:language="ru" fo:country="RU" officeooo:rsid="02c0309a" fo:background-color="transparent" loext:char-shading-value="0"/>
    </style:style>
    <style:style style:name="T480" style:family="text">
      <style:text-properties style:text-line-through-style="none" style:text-line-through-type="none" fo:language="ru" fo:country="RU" officeooo:rsid="02c19805" fo:background-color="transparent" loext:char-shading-value="0"/>
    </style:style>
    <style:style style:name="T481" style:family="text">
      <style:text-properties style:text-line-through-style="none" style:text-line-through-type="none" fo:language="ru" fo:country="RU" officeooo:rsid="02c7f0f4" fo:background-color="transparent" loext:char-shading-value="0"/>
    </style:style>
    <style:style style:name="T482" style:family="text">
      <style:text-properties style:text-line-through-style="none" style:text-line-through-type="none" fo:language="ru" fo:country="RU" officeooo:rsid="02c8ceeb" fo:background-color="transparent" loext:char-shading-value="0"/>
    </style:style>
    <style:style style:name="T483" style:family="text">
      <style:text-properties style:text-line-through-style="none" style:text-line-through-type="none" fo:language="ru" fo:country="RU" officeooo:rsid="02ca1717" fo:background-color="transparent" loext:char-shading-value="0"/>
    </style:style>
    <style:style style:name="T484" style:family="text">
      <style:text-properties style:text-line-through-style="none" style:text-line-through-type="none" fo:language="ru" fo:country="RU" officeooo:rsid="02cb8a82" fo:background-color="transparent" loext:char-shading-value="0"/>
    </style:style>
    <style:style style:name="T485" style:family="text">
      <style:text-properties style:text-line-through-style="none" style:text-line-through-type="none" fo:language="ru" fo:country="RU" officeooo:rsid="02cd5835" fo:background-color="transparent" loext:char-shading-value="0"/>
    </style:style>
    <style:style style:name="T486" style:family="text">
      <style:text-properties style:text-line-through-style="none" style:text-line-through-type="none" fo:language="ru" fo:country="RU" officeooo:rsid="02cd8a82" fo:background-color="transparent" loext:char-shading-value="0"/>
    </style:style>
    <style:style style:name="T487" style:family="text">
      <style:text-properties style:text-line-through-style="none" style:text-line-through-type="none" fo:language="ru" fo:country="RU" officeooo:rsid="02ce059d" fo:background-color="transparent" loext:char-shading-value="0"/>
    </style:style>
    <style:style style:name="T488" style:family="text">
      <style:text-properties style:text-line-through-style="none" style:text-line-through-type="none" fo:language="ru" fo:country="RU" officeooo:rsid="02ceceb6" fo:background-color="transparent" loext:char-shading-value="0"/>
    </style:style>
    <style:style style:name="T489" style:family="text">
      <style:text-properties style:text-line-through-style="none" style:text-line-through-type="none" fo:language="ru" fo:country="RU" officeooo:rsid="02d0cad4" fo:background-color="transparent" loext:char-shading-value="0"/>
    </style:style>
    <style:style style:name="T490" style:family="text">
      <style:text-properties style:text-line-through-style="none" style:text-line-through-type="none" fo:language="ru" fo:country="RU" officeooo:rsid="02d19655" fo:background-color="transparent" loext:char-shading-value="0"/>
    </style:style>
    <style:style style:name="T491" style:family="text">
      <style:text-properties style:text-line-through-style="none" style:text-line-through-type="none" fo:language="ru" fo:country="RU" officeooo:rsid="02d47c5e" fo:background-color="transparent" loext:char-shading-value="0"/>
    </style:style>
    <style:style style:name="T492" style:family="text">
      <style:text-properties style:text-line-through-style="none" style:text-line-through-type="none" fo:language="ru" fo:country="RU" officeooo:rsid="02d50923" fo:background-color="transparent" loext:char-shading-value="0"/>
    </style:style>
    <style:style style:name="T493" style:family="text">
      <style:text-properties style:text-line-through-style="none" style:text-line-through-type="none" fo:language="ru" fo:country="RU" officeooo:rsid="02d7e18f" fo:background-color="transparent" loext:char-shading-value="0"/>
    </style:style>
    <style:style style:name="T494" style:family="text">
      <style:text-properties style:text-line-through-style="none" style:text-line-through-type="none" fo:language="ru" fo:country="RU" officeooo:rsid="02d6de68" fo:background-color="transparent" loext:char-shading-value="0"/>
    </style:style>
    <style:style style:name="T495" style:family="text">
      <style:text-properties style:text-line-through-style="none" style:text-line-through-type="none" fo:language="ru" fo:country="RU" officeooo:rsid="02dc91f1" fo:background-color="transparent" loext:char-shading-value="0"/>
    </style:style>
    <style:style style:name="T496" style:family="text">
      <style:text-properties style:text-line-through-style="none" style:text-line-through-type="none" fo:language="ru" fo:country="RU" officeooo:rsid="002d4f2b" fo:background-color="transparent" loext:char-shading-value="0"/>
    </style:style>
    <style:style style:name="T497" style:family="text">
      <style:text-properties style:text-line-through-style="none" style:text-line-through-type="none" fo:language="ru" fo:country="RU" officeooo:rsid="02de6f9b" fo:background-color="transparent" loext:char-shading-value="0"/>
    </style:style>
    <style:style style:name="T498" style:family="text">
      <style:text-properties style:text-line-through-style="none" style:text-line-through-type="none" fo:language="ru" fo:country="RU" officeooo:rsid="02de80e9" fo:background-color="transparent" loext:char-shading-value="0"/>
    </style:style>
    <style:style style:name="T499" style:family="text">
      <style:text-properties style:text-line-through-style="none" style:text-line-through-type="none" fo:language="ru" fo:country="RU" officeooo:rsid="02deb594" fo:background-color="transparent" loext:char-shading-value="0"/>
    </style:style>
    <style:style style:name="T500" style:family="text">
      <style:text-properties style:text-line-through-style="none" style:text-line-through-type="none" fo:language="ru" fo:country="RU" officeooo:rsid="02e07ba2" fo:background-color="transparent" loext:char-shading-value="0"/>
    </style:style>
    <style:style style:name="T501" style:family="text">
      <style:text-properties style:text-line-through-style="none" style:text-line-through-type="none" fo:language="ru" fo:country="RU" officeooo:rsid="02e0ed45" fo:background-color="transparent" loext:char-shading-value="0"/>
    </style:style>
    <style:style style:name="T502" style:family="text">
      <style:text-properties style:text-line-through-style="none" style:text-line-through-type="none" fo:language="ru" fo:country="RU" officeooo:rsid="02e5b2e2" fo:background-color="transparent" loext:char-shading-value="0"/>
    </style:style>
    <style:style style:name="T503" style:family="text">
      <style:text-properties style:text-line-through-style="none" style:text-line-through-type="none" fo:language="ru" fo:country="RU" officeooo:rsid="02e7853a" fo:background-color="transparent" loext:char-shading-value="0"/>
    </style:style>
    <style:style style:name="T504" style:family="text">
      <style:text-properties style:text-line-through-style="none" style:text-line-through-type="none" fo:language="ru" fo:country="RU" officeooo:rsid="02e7ece8" fo:background-color="transparent" loext:char-shading-value="0"/>
    </style:style>
    <style:style style:name="T505" style:family="text">
      <style:text-properties style:text-line-through-style="none" style:text-line-through-type="none" fo:language="ru" fo:country="RU" officeooo:rsid="014aaa3c" fo:background-color="transparent" loext:char-shading-value="0"/>
    </style:style>
    <style:style style:name="T506" style:family="text">
      <style:text-properties style:text-line-through-style="none" style:text-line-through-type="none" fo:language="ru" fo:country="RU" officeooo:rsid="013d04c6" fo:background-color="transparent" loext:char-shading-value="0"/>
    </style:style>
    <style:style style:name="T507" style:family="text">
      <style:text-properties style:text-line-through-style="none" style:text-line-through-type="none" fo:language="ru" fo:country="RU" officeooo:rsid="02e84b33" fo:background-color="transparent" loext:char-shading-value="0"/>
    </style:style>
    <style:style style:name="T508" style:family="text">
      <style:text-properties style:text-line-through-style="none" style:text-line-through-type="none" fo:language="ru" fo:country="RU" officeooo:rsid="02e98846" fo:background-color="transparent" loext:char-shading-value="0"/>
    </style:style>
    <style:style style:name="T509" style:family="text">
      <style:text-properties style:text-line-through-style="none" style:text-line-through-type="none" fo:language="ru" fo:country="RU" officeooo:rsid="02ea9b0c" fo:background-color="transparent" loext:char-shading-value="0"/>
    </style:style>
    <style:style style:name="T510" style:family="text">
      <style:text-properties style:text-line-through-style="none" style:text-line-through-type="none" fo:language="ru" fo:country="RU" officeooo:rsid="02ec4947" fo:background-color="transparent" loext:char-shading-value="0"/>
    </style:style>
    <style:style style:name="T511" style:family="text">
      <style:text-properties style:text-line-through-style="none" style:text-line-through-type="none" fo:language="ru" fo:country="RU" officeooo:rsid="02edb8aa" fo:background-color="transparent" loext:char-shading-value="0"/>
    </style:style>
    <style:style style:name="T512" style:family="text">
      <style:text-properties style:text-line-through-style="none" style:text-line-through-type="none" fo:language="ru" fo:country="RU" officeooo:rsid="02391702" fo:background-color="transparent" loext:char-shading-value="0"/>
    </style:style>
    <style:style style:name="T513" style:family="text">
      <style:text-properties style:text-line-through-style="none" style:text-line-through-type="none" fo:language="ru" fo:country="RU" officeooo:rsid="02eee0f9" fo:background-color="transparent" loext:char-shading-value="0"/>
    </style:style>
    <style:style style:name="T514" style:family="text">
      <style:text-properties style:text-line-through-style="none" style:text-line-through-type="none" fo:language="ru" fo:country="RU" officeooo:rsid="02f0b67e" fo:background-color="transparent" loext:char-shading-value="0"/>
    </style:style>
    <style:style style:name="T515" style:family="text">
      <style:text-properties style:text-line-through-style="none" style:text-line-through-type="none" fo:language="ru" fo:country="RU" officeooo:rsid="02f56371" fo:background-color="transparent" loext:char-shading-value="0"/>
    </style:style>
    <style:style style:name="T516" style:family="text">
      <style:text-properties style:text-line-through-style="none" style:text-line-through-type="none" fo:language="ru" fo:country="RU" officeooo:rsid="02f64cc4" fo:background-color="transparent" loext:char-shading-value="0"/>
    </style:style>
    <style:style style:name="T517" style:family="text">
      <style:text-properties style:text-line-through-style="none" style:text-line-through-type="none" fo:language="ru" fo:country="RU" officeooo:rsid="02fdb4b6" fo:background-color="transparent" loext:char-shading-value="0"/>
    </style:style>
    <style:style style:name="T518" style:family="text">
      <style:text-properties style:text-line-through-style="none" style:text-line-through-type="none" fo:language="ru" fo:country="RU" officeooo:rsid="02f4f02d" fo:background-color="transparent" loext:char-shading-value="0"/>
    </style:style>
    <style:style style:name="T519" style:family="text">
      <style:text-properties style:text-line-through-style="none" style:text-line-through-type="none" fo:language="ru" fo:country="RU" officeooo:rsid="03031832" fo:background-color="transparent" loext:char-shading-value="0"/>
    </style:style>
    <style:style style:name="T520" style:family="text">
      <style:text-properties style:text-line-through-style="none" style:text-line-through-type="none" fo:language="ru" fo:country="RU" officeooo:rsid="0308623e" fo:background-color="transparent" loext:char-shading-value="0"/>
    </style:style>
    <style:style style:name="T521" style:family="text">
      <style:text-properties style:text-line-through-style="none" style:text-line-through-type="none" fo:language="ru" fo:country="RU" officeooo:rsid="0308fe6f" fo:background-color="transparent" loext:char-shading-value="0"/>
    </style:style>
    <style:style style:name="T522" style:family="text">
      <style:text-properties style:text-line-through-style="none" style:text-line-through-type="none" fo:language="ru" fo:country="RU" officeooo:rsid="0309d542" fo:background-color="transparent" loext:char-shading-value="0"/>
    </style:style>
    <style:style style:name="T523" style:family="text">
      <style:text-properties style:text-line-through-style="none" style:text-line-through-type="none" fo:language="ru" fo:country="RU" officeooo:rsid="030a2de2" fo:background-color="transparent" loext:char-shading-value="0"/>
    </style:style>
    <style:style style:name="T524" style:family="text">
      <style:text-properties style:text-line-through-style="none" style:text-line-through-type="none" fo:language="ru" fo:country="RU" officeooo:rsid="030bc30e" fo:background-color="transparent" loext:char-shading-value="0"/>
    </style:style>
    <style:style style:name="T525" style:family="text">
      <style:text-properties style:text-line-through-style="none" style:text-line-through-type="none" fo:language="ru" fo:country="RU" officeooo:rsid="030c00b5" fo:background-color="transparent" loext:char-shading-value="0"/>
    </style:style>
    <style:style style:name="T526" style:family="text">
      <style:text-properties style:text-line-through-style="none" style:text-line-through-type="none" fo:language="ru" fo:country="RU" officeooo:rsid="030ca102" fo:background-color="transparent" loext:char-shading-value="0"/>
    </style:style>
    <style:style style:name="T527" style:family="text">
      <style:text-properties style:text-line-through-style="none" style:text-line-through-type="none" fo:language="ru" fo:country="RU" officeooo:rsid="030d87e5" fo:background-color="transparent" loext:char-shading-value="0"/>
    </style:style>
    <style:style style:name="T528" style:family="text">
      <style:text-properties style:text-line-through-style="none" style:text-line-through-type="none" fo:language="ru" fo:country="RU" officeooo:rsid="030f69cb" fo:background-color="transparent" loext:char-shading-value="0"/>
    </style:style>
    <style:style style:name="T529" style:family="text">
      <style:text-properties style:text-line-through-style="none" style:text-line-through-type="none" fo:language="ru" fo:country="RU" officeooo:rsid="0310f7ed" fo:background-color="transparent" loext:char-shading-value="0"/>
    </style:style>
    <style:style style:name="T530" style:family="text">
      <style:text-properties style:text-line-through-style="none" style:text-line-through-type="none" fo:language="ru" fo:country="RU" officeooo:rsid="0311f1cf" fo:background-color="transparent" loext:char-shading-value="0"/>
    </style:style>
    <style:style style:name="T531" style:family="text">
      <style:text-properties style:text-line-through-style="none" style:text-line-through-type="none" fo:language="ru" fo:country="RU" officeooo:rsid="03126e40" fo:background-color="transparent" loext:char-shading-value="0"/>
    </style:style>
    <style:style style:name="T532" style:family="text">
      <style:text-properties style:text-line-through-style="none" style:text-line-through-type="none" fo:language="ru" fo:country="RU" fo:background-color="#ffff00" loext:char-shading-value="0"/>
    </style:style>
    <style:style style:name="T533" style:family="text">
      <style:text-properties style:text-line-through-style="none" style:text-line-through-type="none" fo:language="ru" fo:country="RU" officeooo:rsid="00788a5b" fo:background-color="#ffff00" loext:char-shading-value="0"/>
    </style:style>
    <style:style style:name="T534" style:family="text">
      <style:text-properties style:text-line-through-style="none" style:text-line-through-type="none" fo:language="ru" fo:country="RU" officeooo:rsid="00794d28" fo:background-color="#ffff00" loext:char-shading-value="0"/>
    </style:style>
    <style:style style:name="T535" style:family="text">
      <style:text-properties style:text-line-through-style="none" style:text-line-through-type="none" fo:language="ru" fo:country="RU" officeooo:rsid="002ed946" fo:background-color="#ffff00" loext:char-shading-value="0"/>
    </style:style>
    <style:style style:name="T536" style:family="text">
      <style:text-properties style:text-line-through-style="none" style:text-line-through-type="none" fo:language="ru" fo:country="RU" officeooo:rsid="019d85fb" fo:background-color="#ffff00" loext:char-shading-value="0"/>
    </style:style>
    <style:style style:name="T537" style:family="text">
      <style:text-properties style:text-line-through-style="none" style:text-line-through-type="none" fo:language="ru" fo:country="RU" officeooo:rsid="019b8144" fo:background-color="#ffff00" loext:char-shading-value="0"/>
    </style:style>
    <style:style style:name="T538" style:family="text">
      <style:text-properties style:text-line-through-style="none" style:text-line-through-type="none" fo:language="ru" fo:country="RU" officeooo:rsid="01d06835" fo:background-color="#ffff00" loext:char-shading-value="0"/>
    </style:style>
    <style:style style:name="T539" style:family="text">
      <style:text-properties style:text-line-through-style="none" style:text-line-through-type="none" fo:language="ru" fo:country="RU" officeooo:rsid="01d42c58" fo:background-color="#ffff00" loext:char-shading-value="0"/>
    </style:style>
    <style:style style:name="T540" style:family="text">
      <style:text-properties style:text-line-through-style="none" style:text-line-through-type="none" fo:language="ru" fo:country="RU" officeooo:rsid="0165d62b" fo:background-color="#ffff00" loext:char-shading-value="0"/>
    </style:style>
    <style:style style:name="T541" style:family="text">
      <style:text-properties style:text-line-through-style="none" style:text-line-through-type="none" fo:language="ru" fo:country="RU" officeooo:rsid="019c71cf" fo:background-color="#ffff00" loext:char-shading-value="0"/>
    </style:style>
    <style:style style:name="T542" style:family="text">
      <style:text-properties style:text-line-through-style="none" style:text-line-through-type="none" fo:language="ru" fo:country="RU" officeooo:rsid="02484c14" fo:background-color="#ffff00" loext:char-shading-value="0"/>
    </style:style>
    <style:style style:name="T543" style:family="text">
      <style:text-properties style:text-line-through-style="none" style:text-line-through-type="none" fo:language="ru" fo:country="RU" officeooo:rsid="0249df9e" fo:background-color="#ffff00" loext:char-shading-value="0"/>
    </style:style>
    <style:style style:name="T544" style:family="text">
      <style:text-properties style:text-line-through-style="none" style:text-line-through-type="none" fo:language="ru" fo:country="RU" officeooo:rsid="024a0757" fo:background-color="#ffff00" loext:char-shading-value="0"/>
    </style:style>
    <style:style style:name="T545" style:family="text">
      <style:text-properties style:text-line-through-style="none" style:text-line-through-type="none" fo:language="ru" fo:country="RU" officeooo:rsid="024b7ba9" fo:background-color="#ffff00" loext:char-shading-value="0"/>
    </style:style>
    <style:style style:name="T546" style:family="text">
      <style:text-properties style:text-line-through-style="none" style:text-line-through-type="none" fo:language="ru" fo:country="RU" officeooo:rsid="024c689a" fo:background-color="#ffff00" loext:char-shading-value="0"/>
    </style:style>
    <style:style style:name="T547" style:family="text">
      <style:text-properties style:text-line-through-style="none" style:text-line-through-type="none" fo:language="ru" fo:country="RU" officeooo:rsid="024d3d82" fo:background-color="#ffff00" loext:char-shading-value="0"/>
    </style:style>
    <style:style style:name="T548" style:family="text">
      <style:text-properties style:text-line-through-style="none" style:text-line-through-type="none" fo:language="ru" fo:country="RU" officeooo:rsid="029179b9" fo:background-color="#ffff00" loext:char-shading-value="0"/>
    </style:style>
    <style:style style:name="T549" style:family="text">
      <style:text-properties style:text-line-through-style="none" style:text-line-through-type="none" fo:language="ru" fo:country="RU" officeooo:rsid="02dc91f1" fo:background-color="#ffff00" loext:char-shading-value="0"/>
    </style:style>
    <style:style style:name="T550"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551"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552"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553"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554"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555"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556"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557"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558"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559"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560"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561"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562"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563"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564"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565"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566"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567"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568"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569"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570"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571"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572"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573"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574"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575"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576" style:family="text">
      <style:text-properties style:text-line-through-style="none" style:text-line-through-type="none" fo:language="ru" fo:country="RU" officeooo:rsid="0234a349"/>
    </style:style>
    <style:style style:name="T577" style:family="text">
      <style:text-properties style:text-line-through-style="none" style:text-line-through-type="none" fo:language="ru" fo:country="RU" officeooo:rsid="0235f96a"/>
    </style:style>
    <style:style style:name="T578" style:family="text">
      <style:text-properties style:text-line-through-style="none" style:text-line-through-type="none" fo:language="ru" fo:country="RU" officeooo:rsid="005d2ca4"/>
    </style:style>
    <style:style style:name="T579" style:family="text">
      <style:text-properties style:text-line-through-style="none" style:text-line-through-type="none" fo:language="ru" fo:country="RU" officeooo:rsid="02d19655"/>
    </style:style>
    <style:style style:name="T580" style:family="text">
      <style:text-properties style:text-line-through-style="none" style:text-line-through-type="none" fo:language="ru" fo:country="RU" officeooo:rsid="02d2c116"/>
    </style:style>
    <style:style style:name="T581" style:family="text">
      <style:text-properties officeooo:rsid="00437e03"/>
    </style:style>
    <style:style style:name="T582" style:family="text">
      <style:text-properties officeooo:rsid="0044a0d5"/>
    </style:style>
    <style:style style:name="T583" style:family="text">
      <style:text-properties officeooo:rsid="00452243"/>
    </style:style>
    <style:style style:name="T584" style:family="text">
      <style:text-properties officeooo:rsid="0058d904"/>
    </style:style>
    <style:style style:name="T585" style:family="text">
      <style:text-properties officeooo:rsid="0067ddc7"/>
    </style:style>
    <style:style style:name="T586" style:family="text">
      <style:text-properties officeooo:rsid="0052099c"/>
    </style:style>
    <style:style style:name="T587" style:family="text">
      <style:text-properties officeooo:rsid="006d5b54"/>
    </style:style>
    <style:style style:name="T588" style:family="text">
      <style:text-properties officeooo:rsid="00710175"/>
    </style:style>
    <style:style style:name="T589" style:family="text">
      <style:text-properties officeooo:rsid="00722898"/>
    </style:style>
    <style:style style:name="T590" style:family="text">
      <style:text-properties fo:color="#c9211e" style:text-line-through-style="none" style:text-line-through-type="none" fo:language="ru" fo:country="RU" officeooo:rsid="007e23d0" fo:background-color="transparent" loext:char-shading-value="0"/>
    </style:style>
    <style:style style:name="T591" style:family="text">
      <style:text-properties fo:color="#c9211e" style:text-line-through-style="none" style:text-line-through-type="none" fo:language="ru" fo:country="RU" officeooo:rsid="007e0672" fo:background-color="transparent" loext:char-shading-value="0"/>
    </style:style>
    <style:style style:name="T592" style:family="text">
      <style:text-properties officeooo:rsid="00788a5b"/>
    </style:style>
    <style:style style:name="T593" style:family="text">
      <style:text-properties officeooo:rsid="008998fc"/>
    </style:style>
    <style:style style:name="T594" style:family="text">
      <style:text-properties officeooo:rsid="0090048c"/>
    </style:style>
    <style:style style:name="T595" style:family="text">
      <style:text-properties officeooo:rsid="0098c73a"/>
    </style:style>
    <style:style style:name="T596" style:family="text">
      <style:text-properties officeooo:rsid="00a5ec12"/>
    </style:style>
    <style:style style:name="T597" style:family="text">
      <style:text-properties officeooo:rsid="00ac2145"/>
    </style:style>
    <style:style style:name="T598" style:family="text">
      <style:text-properties officeooo:rsid="00aee8c9"/>
    </style:style>
    <style:style style:name="T599" style:family="text">
      <style:text-properties officeooo:rsid="00baa6f8"/>
    </style:style>
    <style:style style:name="T600" style:family="text">
      <style:text-properties officeooo:rsid="00e7229f"/>
    </style:style>
    <style:style style:name="T601" style:family="text">
      <style:text-properties officeooo:rsid="00e90811"/>
    </style:style>
    <style:style style:name="T602" style:family="text">
      <style:text-properties officeooo:rsid="00ebf23d"/>
    </style:style>
    <style:style style:name="T603" style:family="text">
      <style:text-properties officeooo:rsid="00f17a20"/>
    </style:style>
    <style:style style:name="T604" style:family="text">
      <style:text-properties officeooo:rsid="010532f0"/>
    </style:style>
    <style:style style:name="T605" style:family="text">
      <style:text-properties officeooo:rsid="0125594d"/>
    </style:style>
    <style:style style:name="T606" style:family="text">
      <style:text-properties officeooo:rsid="01274cbc"/>
    </style:style>
    <style:style style:name="T607" style:family="text">
      <style:text-properties officeooo:rsid="012a9346"/>
    </style:style>
    <style:style style:name="T608" style:family="text">
      <style:text-properties officeooo:rsid="012b9ea4"/>
    </style:style>
    <style:style style:name="T609" style:family="text">
      <style:text-properties officeooo:rsid="012c2e3b"/>
    </style:style>
    <style:style style:name="T610" style:family="text">
      <style:text-properties officeooo:rsid="012d5151"/>
    </style:style>
    <style:style style:name="T611" style:family="text">
      <style:text-properties officeooo:rsid="012d62d4"/>
    </style:style>
    <style:style style:name="T612" style:family="text">
      <style:text-properties officeooo:rsid="012e4628"/>
    </style:style>
    <style:style style:name="T613" style:family="text">
      <style:text-properties officeooo:rsid="013048ec"/>
    </style:style>
    <style:style style:name="T614" style:family="text">
      <style:text-properties officeooo:rsid="01323cc6"/>
    </style:style>
    <style:style style:name="T615" style:family="text">
      <style:text-properties officeooo:rsid="0132cc47"/>
    </style:style>
    <style:style style:name="T616" style:family="text">
      <style:text-properties officeooo:rsid="01349ca0"/>
    </style:style>
    <style:style style:name="T617" style:family="text">
      <style:text-properties officeooo:rsid="01358f25"/>
    </style:style>
    <style:style style:name="T618" style:family="text">
      <style:text-properties officeooo:rsid="0135bebb"/>
    </style:style>
    <style:style style:name="T619" style:family="text">
      <style:text-properties officeooo:rsid="0137a7bc"/>
    </style:style>
    <style:style style:name="T620" style:family="text">
      <style:text-properties officeooo:rsid="01385e42"/>
    </style:style>
    <style:style style:name="T621" style:family="text">
      <style:text-properties officeooo:rsid="013f0dc8"/>
    </style:style>
    <style:style style:name="T622" style:family="text">
      <style:text-properties officeooo:rsid="01408821"/>
    </style:style>
    <style:style style:name="T623" style:family="text">
      <style:text-properties officeooo:rsid="016735d9"/>
    </style:style>
    <style:style style:name="T624" style:family="text">
      <style:text-properties officeooo:rsid="0175c9e7"/>
    </style:style>
    <style:style style:name="T625" style:family="text">
      <style:text-properties officeooo:rsid="01767dee"/>
    </style:style>
    <style:style style:name="T626" style:family="text">
      <style:text-properties officeooo:rsid="0183ff59"/>
    </style:style>
    <style:style style:name="T627" style:family="text">
      <style:text-properties officeooo:rsid="018425da"/>
    </style:style>
    <style:style style:name="T628" style:family="text">
      <style:text-properties officeooo:rsid="01866d24"/>
    </style:style>
    <style:style style:name="T629" style:family="text">
      <style:text-properties officeooo:rsid="0189d558"/>
    </style:style>
    <style:style style:name="T630" style:family="text">
      <style:text-properties officeooo:rsid="018ec3bd"/>
    </style:style>
    <style:style style:name="T631" style:family="text">
      <style:text-properties officeooo:rsid="01c5f254"/>
    </style:style>
    <style:style style:name="T632" style:family="text">
      <style:text-properties officeooo:rsid="01dad993"/>
    </style:style>
    <style:style style:name="T633" style:family="text">
      <style:text-properties officeooo:rsid="01dd2864"/>
    </style:style>
    <style:style style:name="T634" style:family="text">
      <style:text-properties officeooo:rsid="01ddb918"/>
    </style:style>
    <style:style style:name="T635" style:family="text">
      <style:text-properties officeooo:rsid="01e1c0ab"/>
    </style:style>
    <style:style style:name="T636" style:family="text">
      <style:text-properties officeooo:rsid="01e3c16b"/>
    </style:style>
    <style:style style:name="T637" style:family="text">
      <style:text-properties officeooo:rsid="01e3ecf3"/>
    </style:style>
    <style:style style:name="T638" style:family="text">
      <style:text-properties officeooo:rsid="01e582d0"/>
    </style:style>
    <style:style style:name="T639" style:family="text">
      <style:text-properties officeooo:rsid="01e679f7"/>
    </style:style>
    <style:style style:name="T640" style:family="text">
      <style:text-properties officeooo:rsid="01e70033"/>
    </style:style>
    <style:style style:name="T641" style:family="text">
      <style:text-properties officeooo:rsid="01e8c301"/>
    </style:style>
    <style:style style:name="T642" style:family="text">
      <style:text-properties officeooo:rsid="01e9e233"/>
    </style:style>
    <style:style style:name="T643" style:family="text">
      <style:text-properties officeooo:rsid="01ea5dcb"/>
    </style:style>
    <style:style style:name="T644" style:family="text">
      <style:text-properties officeooo:rsid="01ebcbe0"/>
    </style:style>
    <style:style style:name="T645" style:family="text">
      <style:text-properties officeooo:rsid="01ed19c9"/>
    </style:style>
    <style:style style:name="T646" style:family="text">
      <style:text-properties officeooo:rsid="01ed92c0"/>
    </style:style>
    <style:style style:name="T647" style:family="text">
      <style:text-properties officeooo:rsid="01eeb579"/>
    </style:style>
    <style:style style:name="T648" style:family="text">
      <style:text-properties officeooo:rsid="01ef85bc"/>
    </style:style>
    <style:style style:name="T649" style:family="text">
      <style:text-properties officeooo:rsid="01f0f203"/>
    </style:style>
    <style:style style:name="T650" style:family="text">
      <style:text-properties officeooo:rsid="01f3dd42"/>
    </style:style>
    <style:style style:name="T651" style:family="text">
      <style:text-properties officeooo:rsid="01f49e51"/>
    </style:style>
    <style:style style:name="T652" style:family="text">
      <style:text-properties officeooo:rsid="01f50924"/>
    </style:style>
    <style:style style:name="T653" style:family="text">
      <style:text-properties officeooo:rsid="01f574b7"/>
    </style:style>
    <style:style style:name="T654" style:family="text">
      <style:text-properties officeooo:rsid="01f5a826"/>
    </style:style>
    <style:style style:name="T655" style:family="text">
      <style:text-properties officeooo:rsid="01f672f3"/>
    </style:style>
    <style:style style:name="T656" style:family="text">
      <style:text-properties officeooo:rsid="01fdd9c1"/>
    </style:style>
    <style:style style:name="T657" style:family="text">
      <style:text-properties officeooo:rsid="0202af4a"/>
    </style:style>
    <style:style style:name="T658" style:family="text">
      <style:text-properties officeooo:rsid="0202cd53"/>
    </style:style>
    <style:style style:name="T659" style:family="text">
      <style:text-properties officeooo:rsid="0203adf4"/>
    </style:style>
    <style:style style:name="T660" style:family="text">
      <style:text-properties officeooo:rsid="020535d4"/>
    </style:style>
    <style:style style:name="T661" style:family="text">
      <style:text-properties officeooo:rsid="0207e1fc"/>
    </style:style>
    <style:style style:name="T662" style:family="text">
      <style:text-properties officeooo:rsid="021be89d"/>
    </style:style>
    <style:style style:name="T663" style:family="text">
      <style:text-properties officeooo:rsid="02305904"/>
    </style:style>
    <style:style style:name="T664" style:family="text">
      <style:text-properties officeooo:rsid="023180ca"/>
    </style:style>
    <style:style style:name="T665" style:family="text">
      <style:text-properties officeooo:rsid="023513b7"/>
    </style:style>
    <style:style style:name="T666" style:family="text">
      <style:text-properties officeooo:rsid="023819f3"/>
    </style:style>
    <style:style style:name="T667" style:family="text">
      <style:text-properties officeooo:rsid="023afb1c"/>
    </style:style>
    <style:style style:name="T668" style:family="text">
      <style:text-properties officeooo:rsid="023cb66a"/>
    </style:style>
    <style:style style:name="T669" style:family="text">
      <style:text-properties officeooo:rsid="023ea609"/>
    </style:style>
    <style:style style:name="T670" style:family="text">
      <style:text-properties officeooo:rsid="023fa6d7"/>
    </style:style>
    <style:style style:name="T671" style:family="text">
      <style:text-properties officeooo:rsid="02407ce5"/>
    </style:style>
    <style:style style:name="T672" style:family="text">
      <style:text-properties officeooo:rsid="0240ae3e"/>
    </style:style>
    <style:style style:name="T673" style:family="text">
      <style:text-properties officeooo:rsid="0241f1e6"/>
    </style:style>
    <style:style style:name="T674" style:family="text">
      <style:text-properties officeooo:rsid="02432569"/>
    </style:style>
    <style:style style:name="T675" style:family="text">
      <style:text-properties officeooo:rsid="026b2822"/>
    </style:style>
    <style:style style:name="T676" style:family="text">
      <style:text-properties officeooo:rsid="026c195f"/>
    </style:style>
    <style:style style:name="T677" style:family="text">
      <style:text-properties officeooo:rsid="026d7fb9"/>
    </style:style>
    <style:style style:name="T678" style:family="text">
      <style:text-properties officeooo:rsid="026e8b54"/>
    </style:style>
    <style:style style:name="T679" style:family="text">
      <style:text-properties officeooo:rsid="02709a5c"/>
    </style:style>
    <style:style style:name="T680" style:family="text">
      <style:text-properties officeooo:rsid="02714680"/>
    </style:style>
    <style:style style:name="T681" style:family="text">
      <style:text-properties officeooo:rsid="027921b3"/>
    </style:style>
    <style:style style:name="T682" style:family="text">
      <style:text-properties officeooo:rsid="027a24d1"/>
    </style:style>
    <style:style style:name="T683" style:family="text">
      <style:text-properties officeooo:rsid="027b2199"/>
    </style:style>
    <style:style style:name="T684" style:family="text">
      <style:text-properties officeooo:rsid="027eaf5e"/>
    </style:style>
    <style:style style:name="T685" style:family="text">
      <style:text-properties officeooo:rsid="027f6f80"/>
    </style:style>
    <style:style style:name="T686" style:family="text">
      <style:text-properties officeooo:rsid="0281b0a7"/>
    </style:style>
    <style:style style:name="T687" style:family="text">
      <style:text-properties officeooo:rsid="0285911d"/>
    </style:style>
    <style:style style:name="T688" style:family="text">
      <style:text-properties officeooo:rsid="02a7e641"/>
    </style:style>
    <style:style style:name="T689" style:family="text">
      <style:text-properties officeooo:rsid="02b0bf52"/>
    </style:style>
    <style:style style:name="T690" style:family="text">
      <style:text-properties officeooo:rsid="02c7f0f4"/>
    </style:style>
    <style:style style:name="T691" style:family="text">
      <style:text-properties officeooo:rsid="02ceceb6"/>
    </style:style>
    <style:style style:name="T692" style:family="text">
      <style:text-properties officeooo:rsid="00587d45"/>
    </style:style>
    <style:style style:name="T693" style:family="text">
      <style:text-properties officeooo:rsid="02db76eb"/>
    </style:style>
    <style:style style:name="T694" style:family="text">
      <style:text-properties officeooo:rsid="02dfa988"/>
    </style:style>
    <style:style style:name="T695" style:family="text">
      <style:text-properties officeooo:rsid="02e0ed45"/>
    </style:style>
    <style:style style:name="T696" style:family="text">
      <style:text-properties officeooo:rsid="02e3fe92"/>
    </style:style>
    <style:style style:name="T697" style:family="text">
      <style:text-properties officeooo:rsid="02e7ece8"/>
    </style:style>
    <style:style style:name="T698" style:family="text">
      <style:text-properties officeooo:rsid="02f06765"/>
    </style:style>
    <style:style style:name="T699" style:family="text">
      <style:text-properties officeooo:rsid="02f0b67e"/>
    </style:style>
    <style:style style:name="T700" style:family="text">
      <style:text-properties officeooo:rsid="02f3d6cd"/>
    </style:style>
    <style:style style:name="T701" style:family="text">
      <style:text-properties officeooo:rsid="02f56371"/>
    </style:style>
    <style:style style:name="T702" style:family="text">
      <style:text-properties officeooo:rsid="02f802cf"/>
    </style:style>
    <style:style style:name="T703" style:family="text">
      <style:text-properties officeooo:rsid="02f9e9b7"/>
    </style:style>
    <style:style style:name="T704" style:family="text">
      <style:text-properties officeooo:rsid="02fc243c"/>
    </style:style>
    <style:style style:name="T705" style:family="text">
      <style:text-properties officeooo:rsid="02fdb4b6"/>
    </style:style>
    <style:style style:name="T706" style:family="text">
      <style:text-properties officeooo:rsid="02fedf6a"/>
    </style:style>
    <style:style style:name="T707" style:family="text">
      <style:text-properties officeooo:rsid="03021476"/>
    </style:style>
    <style:style style:name="T708" style:family="text">
      <style:text-properties officeooo:rsid="0306c6b2"/>
    </style:style>
    <style:style style:name="T709" style:family="text">
      <style:text-properties officeooo:rsid="0308623e"/>
    </style:style>
    <style:style style:name="T710" style:family="text">
      <style:text-properties officeooo:rsid="030bc30e"/>
    </style:style>
    <style:style style:name="T711" style:family="text">
      <style:text-properties officeooo:rsid="03126e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433" text:outline-level="2">1</text:h>
      <text:p text:style-name="P205">009 Sound System – DreamScape (<text:a xlink:type="simple" xlink:href="https://www.youtube.com/watch?v=TKfS5zVfGBc" text:style-name="Internet_20_link" text:visited-style-name="Visited_20_Internet_20_Link">https://www.youtube.com/watch?v=TKfS5zVfGBc</text:a>)</text:p>
      <text:p text:style-name="P205">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9">Я осторожно задвинул судно обратно под кровать Терминатору. Дело сделано. Теперь можно и заснуть.</text:p>
      <text:p text:style-name="P154"/>
      <text:p text:style-name="P154">~~~</text:p>
      <text:p text:style-name="P29"><text:a xlink:type="simple" xlink:href="https://www.youtube.com/watch?v=rvk5D1iI2LA" text:style-name="Internet_20_link" text:visited-style-name="Visited_20_Internet_20_Link">https://www.youtube.com/watch?v=rvk5D1iI2LA</text:a></text:p>
      <text:h text:style-name="P432" text:outline-level="1">Mark Knopfler - Marbletown - Córdoba 2010 </text:h>
      <text:p text:style-name="P29"/>
      <text:p text:style-name="P29">Джет нетерпеливо толкает меня копытом в плечо. &lt;<text:span text:style-name="T4">Её полное имя – Рэйнбоу Джет</text:span>&gt;</text:p>
      <text:p text:style-name="P29">- Хум, вставай! Хум! Пора собираться! Хум… Хуман!!!</text:p>
      <text:p text:style-name="P29">Последний толчок больше похож на пинок. Я со стоном разлепляю веки.</text:p>
      <text:p text:style-name="P29"/>
      <text:p text:style-name="P29">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9"><text:soft-page-break/>&lt;<text:span text:style-name="T4">одеяло?</text:span>&gt;</text:p>
      <text:p text:style-name="P29">- Они приближаются! Я слышала их горн<text:span text:style-name="T1">!</text:span> Надо убираться отсюда!</text:p>
      <text:p text:style-name="P29"/>
      <text:p text:style-name="P29">Последнюю порцию барахла Джет утрамбовывает, с размаху усевшись на мешок. Тот жалобно скрипит.</text:p>
      <text:p text:style-name="P29"/>
      <text:p text:style-name="P29">- Да вставай же!</text:p>
      <text:p text:style-name="P29">Не дождавшись, Джет нетерпеливо прыгает ко мне и, поддев мордой, переводит в сидячее положение.</text:p>
      <text:p text:style-name="P29">Мешок, облегчённо крякнув, вываливает половину содержимого на землю.</text:p>
      <text:p text:style-name="P29"/>
      <text:p text:style-name="P29">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9">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9"/>
      <text:p text:style-name="P29">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9"/>
      <text:p text:style-name="P151">Нет, Агамемнон – ерунда. За нами. Гонятся. Чёртовы. Чокнутые. Пони.</text:p>
      <text:p text:style-name="P151"/>
      <text:p text:style-name="P15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5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51"/>
      <text:p text:style-name="P151">Ну вот кто заставил тебя улыбаться Дейдре, Хуман? Ведь всё так неплохо шло…</text:p>
      <text:p text:style-name="P29"/>
      <text:p text:style-name="P154">***</text:p>
      <text:p text:style-name="P29">...</text:p>
      <text:p text:style-name="P29"><text:soft-page-break/>- Привет, красавчики! &lt;<text:span text:style-name="T4">Развернуть характер Эпплхэт и её маленькой сестры Лейлы</text:span>&gt;</text:p>
      <text:p text:style-name="P29"/>
      <text:p text:style-name="P29">Мы обернулись на голос и узрели с полдюжины копий, чуть ли не уткнувшихся нам в носы.</text:p>
      <text:p text:style-name="P29"/>
      <text:p text:style-name="P29">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9"/>
      <text:p text:style-name="P29">-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9"/>
      <text:p text:style-name="P29">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9">В незащищённую бронёй шею Джет упиралось копьё крохотной поньки с гривой ёршиком. &lt;<text:span text:style-name="T4">Развернуть характер Лейлы Твердолоб</text:span>&gt;</text:p>
      <text:p text:style-name="P29"/>
      <text:p text:style-name="P29">- Хорошая попытка, летун, - расплылась в ехидной улыбке малютка, - но устраивать засады нас учат с младенчества. Крылатым этого не понять, правда?</text:p>
      <text:p text:style-name="P29"/>
      <text:p text:style-name="P29">Тут я заметил, что крыльев у этих оборванцев не наблюдается.</text:p>
      <text:p text:style-name="P29"/>
      <text:p text:style-name="P29">-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9"/>
      <text:p text:style-name="P29">Та мрачно стояла, сцепив зубы.</text:p>
      <text:p text:style-name="P29"/>
      <text:p text:style-name="P29">-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29"/>
      <text:p text:style-name="P29">Её собеседница только хмыкнула.</text:p>
      <text:p text:style-name="P29"/>
      <text:p text:style-name="P29"><text:soft-page-break/>- Хорош жеребёнок - ягодицы, что у ломовика! - она задумалась. - Так. Летуна – на кухню. А этого… красавчика – к Дейдре.</text:p>
      <text:p text:style-name="P29">&lt;<text:span text:style-name="T26">больше быта племени</text:span>&gt;</text:p>
      <text:p text:style-name="P154">…</text:p>
      <text:p text:style-name="P154"/>
      <text:p text:style-name="P29">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9"/>
      <text:p text:style-name="P29">…</text:p>
      <text:p text:style-name="P29"/>
      <text:p text:style-name="P29">-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29"/>
      <text:p text:style-name="P29">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29">Поняха с недоверием смотрела на меня.</text:p>
      <text:p text:style-name="P29"/>
      <text:p text:style-name="P29">- Хум, ты прикалываешься? Или та поломаная пегаска таки права, и ты действительно ничего не помнишь?</text:p>
      <text:p text:style-name="P29"/>
      <text:p text:style-name="P29">Понька принялась загибать копыта, делая сброс через каждую пару:</text:p>
      <text:p text:style-name="P29"/>
      <text:p text:style-name="P29">-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9"/>
      <text:p text:style-name="P29">…Я истерически рассмеялся…</text:p>
      <text:p text:style-name="P29"/>
      <text:p text:style-name="P29">-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29"><text:soft-page-break/></text:p>
      <text:p text:style-name="P29">Поняха с надеждой посмотрела на меня. Я с огромным облегчением отрицательно помотал головой.</text:p>
      <text:p text:style-name="P29"/>
      <text:p text:style-name="P2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9"/>
      <text:p text:style-name="P29">Дейдра мечтательно вздохнула.</text:p>
      <text:p text:style-name="P29"/>
      <text:p text:style-name="P29">- Может, ты тоже вождь своего племени, Хум? Какой у тебя талант? Летать и магичить ты не умеешь. Может, ты умеешь <text:span text:style-name="T18">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29"/>
      <text:p text:style-name="P29">Я упорно помотал головой. Дейдра пристально уставилась на меня, пытаясь рассмотреть мой талант. Наконец она ухмыльнулась кривой улыбкой.</text:p>
      <text:p text:style-name="P29"/>
      <text:p text:style-name="P29">-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9"/>
      <text:p text:style-name="P29">- Путешествия, это уже что-то. Мне совершенно случайно нужно в Дрогонштерн, - наконец, подал голос я.</text:p>
      <text:p text:style-name="P29">-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29">-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9"/>
      <text:p text:style-name="P29">Розовая поняха заметно поскучнела.</text:p>
      <text:p text:style-name="P29"/>
      <text:p text:style-name="P29">-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47">Скоро некому будет обрабатывать поля. </text:span>И если бы только это!</text:p>
      <text:p text:style-name="P29"/>
      <text:p text:style-name="P29">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9"/>
      <text:p text:style-name="P29">-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9"/>
      <text:p text:style-name="P29">Я улыбнулся и понимающе покачал головой. Всё-таки между людьми и пони намного больше общего, чем тебе казалось, Хуман!</text:p>
      <text:p text:style-name="P29">Дейдра уныло свесила голову.</text:p>
      <text:p text:style-name="P29"/>
      <text:p text:style-name="P2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9"/>
      <text:p text:style-name="P29">Розовая кобылка вновь сжала зубами горлышко и запрокинула бутылку. Послышалось долгое бульканье.</text:p>
      <text:p text:style-name="P29"/>
      <text:p text:style-name="P29">-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9"/>
      <text:p text:style-name="P29">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9"/>
      <text:p text:style-name="P29">-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9"/>
      <text:p text:style-name="P29">Кобылка завела глаза, сложила губы бантиком и произнесла фальцетом:</text:p>
      <text:p text:style-name="P29"/>
      <text:p text:style-name="P29">- Дейдра, тебе пора заиметь своего покакунчика-посисюнчика, надо исполнить своё предназначение, нам нужен преемник вождю, песчинки-то <text:span text:style-name="T47">в часиках </text:span>падают, всем нужен покакунчик, не быть тебе полноценной без посисюнчика…</text:p>
      <text:p text:style-name="P29"><text:soft-page-break/></text:p>
      <text:p text:style-name="P29">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9"/>
      <text:p text:style-name="P29">-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9"/>
      <text:p text:style-name="P29">Вместе с храпом изо рта самой великой пиратки вылетело три розовых пузыря. Поняха явно перебрала с алкоголем.</text:p>
      <text:p text:style-name="P29"/>
      <text:p text:style-name="P154">…</text:p>
      <text:p text:style-name="P154"/>
      <text:p text:style-name="P29">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9"/>
      <text:p text:style-name="P29">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9"/>
      <text:p text:style-name="P29">- Джет… Джет… Да вставай же, засоня! - я громко шептал в ухо спящей пегаске, <text:span text:style-name="T1">легонько похлопывая по шее.</text:span></text:p>
      <text:p text:style-name="P29">- Мн-мн-хррр, - сонно чавкала пегаска, пуская слюни. - Гороховый суп закончился. Пюре будет через полчаса. Не ломайте лавки, пожалуйста… А? Что?</text:p>
      <text:p text:style-name="P29"/>
      <text:p text:style-name="P29">Я шёлкнул пегаску по носу.</text:p>
      <text:p text:style-name="P29">- Вставай! Надо сматываться. Дейдра хочет сделать меня своим фаворитом. У меня плохие предчувствия на этот счёт.</text:p>
      <text:p text:style-name="P29"/>
      <text:p text:style-name="P29">Пегаска поднялась, потирая нос копытом. Рваное одеяло сползло с её тела и в нос мне ударил кислый запах. </text:p>
      <text:p text:style-name="P29">-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29"><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9"/>
      <text:p text:style-name="P29">…</text:p>
      <text:p text:style-name="P29"/>
      <text:p text:style-name="P29">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9"/>
      <text:p text:style-name="P29">Есть только одно маленькое “но”.</text:p>
      <text:p text:style-name="P29">Эти двадцать шагов заполнены валяющимися вповалку, храпящими, чмокающими, сопящими и дёргающимися во сне пони.</text:p>
      <text:p text:style-name="P29"/>
      <text:p text:style-name="P29">- Ты чего остановился? - пихнула меня головой в спину Джет. - Надо торопиться, пока не рассвело!</text:p>
      <text:p text:style-name="P29"/>
      <text:p text:style-name="P29">Я обреченно вздохнул, выбрал на полу место, свободное от понеконечностей и поставил туда ногу.</text:p>
      <text:p text:style-name="P29">Почти попал. Светло-коричневая пони ойкнула и сжалась во сне, когда я наступил ей на хвост.</text:p>
      <text:p text:style-name="P29">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9"/>
      <text:p text:style-name="P29">Позади меня послышалось топанье, череда взвизгиваний и возни, нарастающая, подобно прибою.</text:p>
      <text:p text:style-name="P29">Джет невозмутимо торила свой путь прямо по ногам, туловищам и хвостам распластавшихся на полу пони.</text:p>
      <text:p text:style-name="P29"/>
      <text:p text:style-name="P29">- Ты рехнулась? - зашипел на неё я, - надо ж осторожно!</text:p>
      <text:p text:style-name="P29">- Ну, раз ты так хочешь, - пожала плечами пегаска и осторожно поставила ногу на голову пони, сосущей во сне собственное копыто.</text:p>
      <text:p text:style-name="P29"/>
      <text:p text:style-name="P29">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9"/>
      <text:p text:style-name="P29">Я остервенело дёргал ручку двери, ощущая затылком просыпающийся зал.</text:p>
      <text:p text:style-name="P29">- Закрыто, блин! - я дёрнул ещё сильнее и приложился задницой о пол, сжимая в руке оторванную ручку.</text:p>
      <text:p text:style-name="P29"><text:soft-page-break/></text:p>
      <text:p text:style-name="P29">- Хум<text:span text:style-name="T20">, подвинься!</text:span></text:p>
      <text:p text:style-name="P166">Пегаска оттеснила меня крупом и повернулась к двери задом.</text:p>
      <text:p text:style-name="P29"/>
      <text:p text:style-name="P424">БАБАХ!!!</text:p>
      <text:p text:style-name="P424"/>
      <text:p text:style-name="P424">Я ошалело смотрел на дверь, вылетевшую вместе с косяком во двор.</text:p>
      <text:p text:style-name="P424"/>
      <text:p text:style-name="P424">-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24">- Ага. - ухмыльнулась Джет. - Я — крутая! По заднему джебу мне нет равных на нашем облаке и двух соседних!</text:p>
      <text:p text:style-name="P424">- То же мне — крутая! - донеслось откуда-то снизу. - Да я смогла бы выбить эту дверь лбом! Она всё равно кое-как сляпана из обломков скамеек!</text:p>
      <text:p text:style-name="P424"/>
      <text:p text:style-name="P425">Мои ноги обнимала Дейдра, улыбаясь мне хищной улыбкой.</text:p>
      <text:p text:style-name="P425"/>
      <text:p text:style-name="P425">- И, кстати, чтобы открыть её, достаточно было просто отодвинуть засов.</text:p>
      <text:p text:style-name="P425"/>
      <text:p text:style-name="P425">В забеге на первенство тупости ты уверенно догоняешь пегаску, Хуман!</text:p>
      <text:p text:style-name="P425">Я криво улыбнулся Дейдре.</text:p>
      <text:p text:style-name="P425"/>
      <text:p text:style-name="P42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425"/>
      <text:p text:style-name="P425">Я сразу понял, что улыбаться Дейдре было плохой идеей. Поняха состроила щенячьи глаза и усилила и без того стальную хватку вокруг моих ног.</text:p>
      <text:p text:style-name="P425"/>
      <text:p text:style-name="P425">- Не бросай меня, Хум! Мне тут так скууучнооо!</text:p>
      <text:p text:style-name="P425"/>
      <text:p text:style-name="P425">Губы её задрожжали, как будто она собралась зареветь.</text:p>
      <text:p text:style-name="P42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425"><text:soft-page-break/></text:p>
      <text:p text:style-name="P42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425"/>
      <text:p text:style-name="P425">- Ммммфффф! - отвечала ей Джет.</text:p>
      <text:p text:style-name="P425"/>
      <text:p text:style-name="P425">Диалог прервался взвизгом и плеском воды. Наконец-то я почувствовал свои ноги свободными!</text:p>
      <text:p text:style-name="P425"/>
      <text:p text:style-name="P154">***</text:p>
      <text:p text:style-name="P29"/>
      <text:p text:style-name="P29">- Ты опять за своё! - крик Джет прямо в ухо перемешивает все воспоминания. - Выныривай! Они уже совсем близко!!!</text:p>
      <text:p text:style-name="P29"/>
      <text:p text:style-name="P29">Я содрогаюсь, вскакиваю с земли и машинально забрасываю мешок на плёчо.</text:p>
      <text:p text:style-name="P29"/>
      <text:p text:style-name="P29">- Идём.</text:p>
      <text:p text:style-name="P29"/>
      <text:h text:style-name="P433" text:outline-level="2">1.5</text:h>
      <text:p text:style-name="P10"/>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text:soft-page-break/></text:p>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text:soft-page-break/>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text:soft-page-break/></text:p>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text:soft-page-break/>-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66">- Пять битов! - поворачивается к Луне Селестия.</text:p>
      <text:p text:style-name="P166">Та молча достаёт монетку из шкафчика за троном и кладёт в протянутое копыто.</text:p>
      <text:h text:style-name="P433" text:outline-level="2">2</text:h>
      <text:p text:style-name="P29"/>
      <text:p text:style-name="P2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
      <text:p text:style-name="P29">- Дед, сигу не долганёшь?</text:p>
      <text:p text:style-name="P161">- Не курю.</text:p>
      <text:p text:style-name="P161">- Я не спрашивал тебя, куришь ли ты? - пальцы вопрошавшего шевелились, как будто разминая невидимый пластилин. - Сигу не долганёшь?</text:p>
      <text:p text:style-name="P151"/>
      <text:p text:style-name="P161">Крыс спрыгнул с подоконника, царапнув грязным ногтем по кафелю уборной.</text:p>
      <text:p text:style-name="P161">- Ты ведь должен мне ещё с прошлого раза.</text:p>
      <text:p text:style-name="P161"/>
      <text:p text:style-name="P161">Я вытащил из рукава пижамы двадцатисантиметровый гвоздь и плюнул ему под ноги.</text:p>
      <text:p text:style-name="P161"/>
      <text:p text:style-name="P161">- Ничего я тебе не должен. И ты сам это знаешь. Пошёл нахуй.</text:p>
      <text:p text:style-name="P161"/>
      <text:p text:style-name="P161">Крыс криво улыбнулся.</text:p>
      <text:p text:style-name="P161"/>
      <text:p text:style-name="P161">- Ну-ну. Вы тут, в Чертогах, совсем озверели, что ли? Из окон выпрыгиваете, на людей кидаетесь. Ладно-ладно, пока. Ещё увидимся.</text:p>
      <text:p text:style-name="P161"/>
      <text:p text:style-name="P161">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7">под конвоем церберов с автоматами</text:span>, и нас не навещают извне. Никто и никогда.</text:p>
      <text:p text:style-name="P16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161"/>
      <text:p text:style-name="P16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6">Смысл речи Папы?</text:span>&gt;</text:p>
      <text:p text:style-name="P161"/>
      <text:p text:style-name="P177">…шшш… </text:p>
      <text:p text:style-name="P177">sanctificetur nomen tuum; </text:p>
      <text:p text:style-name="P177">adveniat regnum tuum; </text:p>
      <text:p text:style-name="P177">fiat voluntas tua, sicut in caelo et in terra…</text:p>
      <text:p text:style-name="P177">…хрррсссшшш… </text:p>
      <text:p text:style-name="P177">ne nuclear bellum. Amen</text:p>
      <text:p text:style-name="P177">…шшшссс…</text:p>
      <text:p text:style-name="P177"/>
      <text:p text:style-name="P161">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61">Я уже открывал дверь в палату, когда услышал лениво брошенное в спину замечание.</text:p>
      <text:p text:style-name="P161"/>
      <text:p text:style-name="P161">- Дед, собирай шмотки, скоро переезжаешь. На твоё место новенького поселяют. А тебя в соседнюю палату.</text:p>
      <text:p text:style-name="P161"/>
      <text:p text:style-name="P161">Я повернулся.</text:p>
      <text:p text:style-name="P161"/>
      <text:p text:style-name="P161">- Когда переезд?</text:p>
      <text:p text:style-name="P161">- Завтра. Или послезавтра, если чувак в реанимации задержится. </text:p>
      <text:p text:style-name="P161">- А почему не новенького в соседнюю? На кой чёрт им я сдался?</text:p>
      <text:p text:style-name="P161"/>
      <text:p text:style-name="P161"><text:s/>Дредд удивлённо бухнулся на все четыре ножки стула.</text:p>
      <text:p text:style-name="P161"/>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161"/>
      <text:p text:style-name="P161">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6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61">Так что нет, не за память я пекусь. Просто приём нейролептиков напрочь отключает не только память, но и сновидения – я проверял.</text:p>
      <text:p text:style-name="P161"/>
      <text:p text:style-name="P161">А мне нравятся сны.</text:p>
      <text:p text:style-name="P3"/>
      <text:p text:style-name="P164">~~~</text:p>
      <text:p text:style-name="P161"/>
      <text:p text:style-name="P16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47">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4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48">неделю</text:span><text:span text:style-name="T47"> назад. </text:span>Дым от привала преследователей не виден уже последние два дня. Я спускаюсь вниз и спрыгиваю с нижней ветки на землю. </text:p>
      <text:p text:style-name="P161"/>
      <text:p text:style-name="P161">- Таки оторвались. Но впереди обрыв. Надо думать, как спуститься.</text:p>
      <text:p text:style-name="P161"/>
      <text:p text:style-name="P161">Джет виновато смотрит на меня. Вот глупая пегаска! Она <text:span text:style-name="T4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61"/>
      <text:p text:style-name="P161">- Каша будет готова через пять минут.</text:p>
      <text:p text:style-name="P161"/>
      <text:p text:style-name="P161">Словно бы в заглаживание вины своей немощности, Джет взяла готовку пищи на себя. </text:p>
      <text:p text:style-name="P161"/>
      <text:p text:style-name="P161">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61"/>
      <text:p text:style-name="P161">Джет сидит у костра напротив меня и молча жуёт кашу.</text:p>
      <text:p text:style-name="P161">- Ты теперь до старости будешь его носить? - указываю я на одеяло.</text:p>
      <text:p text:style-name="P161">Пегаска только сильнее кутается в него. Кажется, она дрожит.</text:p>
      <text:p text:style-name="P161">- Тебе холодно? Брось, у костра же жарко? Давай я на тебя куртку накину?</text:p>
      <text:p text:style-name="P16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61"/>
      <text:p text:style-name="P161">Ладно же, мне эти странности уже осточертели!</text:p>
      <text:p text:style-name="P16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61"/>
      <text:p text:style-name="P161">Едва слышится шорох сзади. Сначала чуть заметно коснувшись, Джет медленно прижимается ко мне всей спиной. Она сильно дрожит.</text:p>
      <text:p text:style-name="P161">Так мы согреваем друг-друга с тех пор, как сбежали от твердолобов – ночи стали заметно свежее.</text:p>
      <text:p text:style-name="P161">Но сейчас я отвергаю негласный договор. Это и раздражение на скрытность пегаски, и… </text:p>
      <text:p text:style-name="P16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61"/>
      <text:p text:style-name="P161">- Джет, блин, у нас речка в двух шагах! Я понимаю, холодно, но нельзя ли помыться? Реально трудно находиться рядом с тобой…</text:p>
      <text:p text:style-name="P161"/>
      <text:p text:style-name="P161">Так же беззвучно, как возникло, касание пропадает. Пропадает и запах…</text:p>
      <text:p text:style-name="P161"><text:soft-page-break/>Я закрываю глаза.</text:p>
      <text:p text:style-name="P161"/>
      <text:p text:style-name="P161">Просыпаюсь от холода. Щупаю рукой сзади себя. Наконец поворачиваюсь.</text:p>
      <text:p text:style-name="P161">Никого.</text:p>
      <text:p text:style-name="P161"/>
      <text:p text:style-name="P161">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61"/>
      <text:p text:style-name="P161">Полянка перед орешником пуста. Едва дымятся угли погасшего костра. В лунном свете цепочка отпечатков копыт в песке ведёт к реке.</text:p>
      <text:p text:style-name="P16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61">…</text:p>
      <text:p text:style-name="P161">Ох, щит!!! М-м-мамочка…</text:p>
      <text:p text:style-name="P161">…</text:p>
      <text:p text:style-name="P161">Меня выворачивает наизнанку. Я падаю на колени и неистово блюю в воду. Течение уносит мой ужин к водопаду.</text:p>
      <text:p text:style-name="P161">Рядом со мной на песке лежит часть крыла. Парочка опарышей ещё ползают по голубоватым перьям. Обломок кости белеет в лунном свете.</text:p>
      <text:p text:style-name="P161">Проклятье! Какой же я долбень! Грёбаный близорукий эгоистичный долбень!</text:p>
      <text:p text:style-name="P161"/>
      <text:p text:style-name="P161">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61"/>
      <text:p text:style-name="P161">Я ускоряюсь.</text:p>
      <text:p text:style-name="P161">Пегаска, понурив голову, бредёт к скальному выступу, нависающему над каньоном. Чуть подумав, она делает шаг в бездну.</text:p>
      <text:p text:style-name="P161">В последнем рывке я совершаю вратарский прыжок и хватаю пегаску за задние ноги. Дыхание перехватывает от удара животом и грудью о камни.</text:p>
      <text:p text:style-name="P161">Пегаска оборачивается. Её передняя нога застывает над пропастью.</text:p>
      <text:p text:style-name="P161"/>
      <text:p text:style-name="P161">- Джет, не дури, - хрипло прошу я осипшим от волнения голосом. - Я ступил. Я все эти дни тупил. Прости.</text:p>
      <text:p text:style-name="P161"><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61">Пегаска поворачивается навстречу пропасти.</text:p>
      <text:p text:style-name="P161"/>
      <text:p text:style-name="P16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61">- Нет! Пожалуйста!!! Я вылечу тебя! Я… Я прижгу рану!</text:p>
      <text:p text:style-name="P161"/>
      <text:p text:style-name="P161">Сквозь рыдания я выкрикиваю какие-то сумасбродные идеи, пока пегаска молча стоит над бездной.</text:p>
      <text:p text:style-name="P161">Наконец она усмехается.</text:p>
      <text:p text:style-name="P161"/>
      <text:p text:style-name="P161">-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61">Пегаска вздыхает.</text:p>
      <text:p text:style-name="P161">-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61"/>
      <text:p text:style-name="P16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61">Очень осторожно, словно бы извиняясь, Джет высвобождает сначала одну ногу из моего захвата. Потом вторую. Я тупо смотрю на пустые ладони.</text:p>
      <text:p text:style-name="P161"/>
      <text:p text:style-name="P161">- Ты был хорошим другом. Прощай.</text:p>
      <text:p text:style-name="P161"/>
      <text:p text:style-name="P161">-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161"/>
      <text:p text:style-name="P161">Мы оборачиваемся на голос. В свете первых лучей солнца на нас смотрит зебра.</text:p>
      <text:p text:style-name="P161"/>
      <text:h text:style-name="P433"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433" text:outline-level="2">3</text:h>
      <text:p text:style-name="P161"/>
      <text:p text:style-name="P161">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61"/>
      <text:p text:style-name="P161">- Вы сами видите… - обратился Лысый к Алексу. - Я бы его за периметр не выпускал. Вам решать, разумеется.</text:p>
      <text:p text:style-name="P161">-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61"/>
      <text:p text:style-name="P161">Лысый грузно поднялся. Скрипнула дверь и мы остались один на один.</text:p>
      <text:p text:style-name="P161"/>
      <text:p text:style-name="P161">- П-привет, Дедлайн - пробормотал Алекс.</text:p>
      <text:p text:style-name="P161">- Привет, сослуживец, - криво усмехнулся я. Старое командное прозвище в устах моего бывшего босса не вызвало во мне ностальгии.</text:p>
      <text:p text:style-name="P161"/>
      <text:p text:style-name="P161">Алекс на миг встретился со мной взглядом и снова опустил глаза.</text:p>
      <text:p text:style-name="P161"/>
      <text:p text:style-name="P161">- Ты же знаешь, у нас не было другого выхода. Извини.</text:p>
      <text:p text:style-name="P161">- Да ладно. Мне-то что. Тут неплохо кормят.</text:p>
      <text:p text:style-name="P161">-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47">Я даже могу устроить тебе вылазки в город.</text:span> И я попросил, чтобы тебя перевели в свободную палату.</text:p>
      <text:p text:style-name="P161">- А вот этого, как раз, не надо, - прервал я извинения Алекса. - Мне и в текущей неплохо. Говори, зачем позвал?</text:p>
      <text:p text:style-name="P161"/>
      <text:p text:style-name="P16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6">Облако в виде смешной крылатой лошадки приближалось по небосводу к серым корпусам больницы</text:span>.</text:p>
      <text:p text:style-name="P161"><text:soft-page-break/></text:p>
      <text:p text:style-name="P161">Наконец Алекс пожал плечами и <text:span text:style-name="T46">посмотрел мне в глаза</text:span>.</text:p>
      <text:p text:style-name="P161">- Дед, у нас проблемы. Хэвэн начала убивать.</text:p>
      <text:p text:style-name="P161"/>
      <text:p text:style-name="P161">Я откинулся на спинку стула и громко похлопал в ладоши.</text:p>
      <text:p text:style-name="P161">-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61"/>
      <text:p text:style-name="P161">Мой бывший прожект-мэнеджер досадливо сморщился и откинулся на спинку стула.</text:p>
      <text:p text:style-name="P161">-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161"/>
      <text:p text:style-name="P161">… Алекс терпеливо подождал, пока я прекращу ржать.</text:p>
      <text:p text:style-name="P161"/>
      <text:p text:style-name="P16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161">Всего пару советов, и ты спасешь людей. </text:p>
      <text:p text:style-name="P161"/>
      <text:p text:style-name="P161">Я покачал головой.</text:p>
      <text:p text:style-name="P161">-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61"/>
      <text:p text:style-name="P161">Алекс долго молчал. </text:p>
      <text:p text:style-name="P161">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61"/>
      <text:p text:style-name="P16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6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61"/>
      <text:p text:style-name="P161">Я сжал кулаки и встал. Дверь отворилась и заглянул Лысый. Алекс отрицательно мотнул ему головой.</text:p>
      <text:p text:style-name="P161">- Всё в порядке. Мы общаемся.</text:p>
      <text:p text:style-name="P161"/>
      <text:p text:style-name="P161">Дверь закрылась. Я сел и отвернулся к окну.</text:p>
      <text:p text:style-name="P161"/>
      <text:p text:style-name="P161">-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61"/>
      <text:p text:style-name="P161">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61"/>
      <text:p text:style-name="P161">- В разумных пределах, говоришь?</text:p>
      <text:p text:style-name="P161">- В разумных.</text:p>
      <text:p text:style-name="P161">- А забор будет?</text:p>
      <text:p text:style-name="P161">-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161">- Понятно.</text:p>
      <text:p text:style-name="P161"/>
      <text:p text:style-name="P151">Я решил схитрить. Просто из интереса. Кроме него, больше ловить тут было нечего.</text:p>
      <text:p text:style-name="P151"/>
      <text:p text:style-name="P151">-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51"/>
      <text:p text:style-name="P151">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51"/>
      <text:p text:style-name="P151"><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51">-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51">- Дед, - мягко остановил меня Алекс. - не надо. Не даешь мне помечтать, жестокий человек…</text:p>
      <text:p text:style-name="P151"/>
      <text:p text:style-name="P151">Выплюнув жвачку в салфетку и аккуратно препроводив бумажный шарик в ведро, Алекс печально развёл руками.</text:p>
      <text:p text:style-name="P151">-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61">- Разумеется, знал, - отдался воспоминаниям и я. - Это ж от идеи, что партнёра по бизнесу можно уничтожить физически, у Нэша поехала крыша.</text:p>
      <text:p text:style-name="P161">-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61">-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61"/>
      <text:p text:style-name="P161">Алекс скучающе завёл глаза.</text:p>
      <text:p text:style-name="P16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61"/>
      <text:p text:style-name="P161">Алекс посмотрел на часы, нахмурился и продолжил.</text:p>
      <text:p text:style-name="P16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text:soft-page-break/>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161"/>
      <text:p text:style-name="P161">- Ну-ну. Ты очень убедительно рассказываешь, я проникся. Но ты так и не ответил на мой вопрос,- напомнил я ему. Разговор начал мне надоедать.</text:p>
      <text:p text:style-name="P161"/>
      <text:p text:style-name="P161">Мой бывший босс всё понял. Всё же проницательности ему было не занимать. Он бросил на меня злой взгляд, но тем не менее, начал.</text:p>
      <text:p text:style-name="P161"/>
      <text:p text:style-name="P16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61"/>
      <text:p text:style-name="P161">-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61"/>
      <text:p text:style-name="P161">Я оборвал смех.</text:p>
      <text:p text:style-name="P16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61"/>
      <text:p text:style-name="P161">-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7">Да, чуть было не забыл!</text:span></text:p>
      <text:p text:style-name="P181"/>
      <text:p text:style-name="P181">Босс вытащил из внутреннего кармана пиджака бутылку «Джентльмен Джека» и поставил передо мной.</text:p>
      <text:p text:style-name="P161"/>
      <text:p text:style-name="P181">- Мне действительно не хватает старых добрых времён. Что бы ты там себе ни думал.</text:p>
      <text:p text:style-name="P181"/>
      <text:p text:style-name="P161"><text:span text:style-name="T47">Алекс</text:span> пошёл к выходу. У двери он замялся и вдруг обернулся.</text:p>
      <text:p text:style-name="P161">- <text:span text:style-name="T47">И, знаешь, с</text:span>амое страшное? <text:span text:style-name="T47">Э</text:span>то то, что ты до сих пор считаешь себя нормальным, - грустно улыбнулся <text:span text:style-name="T47">босс</text:span>. - <text:s/>Человеком. Мне реально страшно это видеть. И всем нам – остальные наблюдали по интеркому.</text:p>
      <text:p text:style-name="P161"/>
      <text:p text:style-name="P161">- Что?</text:p>
      <text:p text:style-name="P161"/>
      <text:p text:style-name="P161"><text:soft-page-break/>- Дедлайн, ты собираешь узор из шестнадцати кубиков по картинке за пару секунд. При этом ещё успеваешь инвертировать цвета.</text:p>
      <text:p text:style-name="P161"/>
      <text:p text:style-name="P161">Алекс вышел.</text:p>
      <text:p text:style-name="P164"><text:line-break/>~~~</text:p>
      <text:p text:style-name="P166"/>
      <text:p text:style-name="P166">… Стражница напротив вот уже полчаса молча сверлит меня взглядом. </text:p>
      <text:p text:style-name="P166">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66"/>
      <text:p text:style-name="P166">Я тайком смотрю на своё отражение в зеркальце, висящем на шее этой мрачной зебры. Нифига, лоб чистый, никаких каракулей не наблюдается.</text:p>
      <text:p text:style-name="P166"/>
      <text:p text:style-name="P166">- А можно..? - наконец, начинаю я.</text:p>
      <text:p text:style-name="P166">- Нельзя, - оборывает зебра. - Зеррика сама выйдет, когда закончит.</text:p>
      <text:p text:style-name="P166"/>
      <text:p text:style-name="P166">Подчёркивая сказанное, стражница перекрывает вход в палатку копьём.</text:p>
      <text:p text:style-name="P166"/>
      <text:p text:style-name="P166">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166"/>
      <text:p text:style-name="P166">Джет до последнего момента казалась мне сделаной из железа — может быть, именно поэтому я не догадывался, что с ней происходит что-то плохое. </text:p>
      <text:p text:style-name="P16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66">Я закрываю глаза, пытаясь вспомнить… </text:p>
      <text:p text:style-name="P166"/>
      <text:p text:style-name="P167">***</text:p>
      <text:p text:style-name="P166"/>
      <text:p text:style-name="P166">.</text:p>
      <text:p text:style-name="P166">.</text:p>
      <text:p text:style-name="P166">.</text:p>
      <text:p text:style-name="P166"><text:soft-page-break/>СИЯНИЕ</text:p>
      <text:p text:style-name="P166">.</text:p>
      <text:p text:style-name="P166">Кто я?</text:p>
      <text:p text:style-name="P166">.</text:p>
      <text:p text:style-name="P166">Где я?</text:p>
      <text:p text:style-name="P166">.</text:p>
      <text:p text:style-name="P166">Где все?</text:p>
      <text:p text:style-name="P166">.</text:p>
      <text:p text:style-name="P166">Чувствую прикосновение. Что-то энергично тормошит меня. Слышу приглушенное бормотание.</text:p>
      <text:p text:style-name="P166">.</text:p>
      <text:p text:style-name="P424">Я открываю глаза и вижу фигуру в голубом.</text:p>
      <text:p text:style-name="P156"/>
      <text:p text:style-name="P156">- Быстро! За мной! - торопливо шепчет мне она.</text:p>
      <text:p text:style-name="P156">Я послушно ползу среди костей и раздавленных черепов за голубой пони… Пони? Какой ещё, к дьяволу, пони?</text:p>
      <text:p text:style-name="P156">- Пегаской! - шипит, оборачиваясь, она.</text:p>
      <text:p text:style-name="P157"/>
      <text:p text:style-name="P156">Видно, последние слова я произнёс вслух. И, да, теперь я замечаю у поняхи два аккуратно сложенных на спине крыла, <text:span text:style-name="T47">одно из них, правда, нарушенной формы</text:span>. Лёгкие пластинчатые доспехи плотно облегают её грудь и бока.</text:p>
      <text:p text:style-name="P156">Черепа… Кости… Пегаска в броне… Чушь какая-то!</text:p>
      <text:p text:style-name="P156"/>
      <text:p text:style-name="P156">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56"/>
      <text:p text:style-name="P156">- Какого чё…?!!</text:p>
      <text:p text:style-name="P156">-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56">- Появится кто? - спросил я, потирая ушибленную о каменный свод макушку.</text:p>
      <text:p text:style-name="P156"/>
      <text:p text:style-name="P15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56"/>
      <text:p text:style-name="P156"><text:soft-page-break/>Я пригнулся к уху поньки и еле слышно прошептал:</text:p>
      <text:p text:style-name="P156">- Кто это?</text:p>
      <text:p text:style-name="P156">- Агамемнон, - так же, едва шевеля губами, прошептала поняха. - Он сегодня голодный - остался без обеда. И у него хороший слух.</text:p>
      <text:p text:style-name="P156"/>
      <text:p text:style-name="P156">Я снова почесал ушибленный лоб.</text:p>
      <text:p text:style-name="P156">- Мне это имя вообще ничего не говорит.</text:p>
      <text:p text:style-name="P156"/>
      <text:p text:style-name="P156">Пегаска критически осмотрела меня.</text:p>
      <text:p text:style-name="P15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56"/>
      <text:p text:style-name="P158">Пегаска попробовала было потрогать меня в паху, но я с возмущением отбросил её копыто.</text:p>
      <text:p text:style-name="P158"/>
      <text:p text:style-name="P15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6"/>
      <text:p text:style-name="P156">От беспокойной возни снаружи скала задрожала. Кто-то шумно зевнул и с металлическим скрежетом почесался.</text:p>
      <text:p text:style-name="P156"/>
      <text:p text:style-name="P156">- Так откуда ты? - пытливо спросила поняха.</text:p>
      <text:p text:style-name="P156">-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6">Я закрыл глаза и сосредоточился…</text:p>
      <text:p text:style-name="P166">…</text:p>
      <text:p text:style-name="P166">- Не помню.</text:p>
      <text:p text:style-name="P166">- Что? - удивилась поняха. - Не помнишь, где твой дом?</text:p>
      <text:p text:style-name="P166">- Нет.</text:p>
      <text:p text:style-name="P166">- А как попал в гнездо Агамемнона — помнишь?</text:p>
      <text:p text:style-name="P166">- Нет.</text:p>
      <text:p text:style-name="P166">- А кто ты — помнишь?</text:p>
      <text:p text:style-name="P166">- Нет.</text:p>
      <text:p text:style-name="P156"><text:soft-page-break/><text:span text:style-name="T21">- Ну и ну. Ни в жизнь ещё таких чудаков не встречала. - покачала головой пегаска. - Ты не обижайся, но ты <text:s/>мозгами напоминаешь мне </text:span><text:span text:style-name="T22">полугодовалого жеребёнка</text:span><text:span text:style-name="T21">. То есть, вообще не </text:span><text:span text:style-name="T22">паришь</text:span><text:span text:style-name="T21"> по жизни. Хотя, на вид, взрослый. Как ты, вообще, дожил до своих лет, если не помнишь ничего?</text:span></text:p>
      <text:p text:style-name="P166">-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6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66">- Следующий? - я мучительно пытался ухватить логическую нить. - А кто предыдущий?</text:p>
      <text:p text:style-name="P166">-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66">Пегаска склонила шею и я увидел огромную шишку с кровоподтёком на затылке поняхи.</text:p>
      <text:p text:style-name="P166">-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66"/>
      <text:p text:style-name="P15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56"/>
      <text:p text:style-name="P15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56"/>
      <text:p text:style-name="P156">…</text:p>
      <text:p text:style-name="P156">СИЯНИЕ</text:p>
      <text:p text:style-name="P166">…</text:p>
      <text:p text:style-name="P156"><text:span text:style-name="T24">Оно п</text:span><text:span text:style-name="T21">овсюду. </text:span><text:span text:style-name="T24">Нет верха и низа, нет направлений и расстояний. Нет м</text:span><text:span text:style-name="T21">ыслей. Нет чувств. Нет времени. Есть только бесконечное сияние…</text:span></text:p>
      <text:p text:style-name="P166">.</text:p>
      <text:p text:style-name="P166">Кто я?</text:p>
      <text:p text:style-name="P166">.</text:p>
      <text:p text:style-name="P166">Где я?</text:p>
      <text:p text:style-name="P166">.</text:p>
      <text:p text:style-name="P15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56"><text:soft-page-break/>Внезапно фигура как будто наклоняется ко мне и почти выкрикивает фразу. Видение рушится, но фраза впечатывается в память:</text:p>
      <text:p text:style-name="P156">- ИДИ В ДРОГОНШТЕРН!</text:p>
      <text:p text:style-name="P156"/>
      <text:p text:style-name="P156">…</text:p>
      <text:p text:style-name="P156"/>
      <text:p text:style-name="P156">- Я ВСПОМНИЛ! ВСПОМНИЛ! ДРОГОНШТЕРН!!! - я хлопнул себя по лбу. - Мне нужно попасть в Дрогонштерн!</text:p>
      <text:p text:style-name="P156"/>
      <text:p text:style-name="P156">Поняха закатила глаза и стукнулась лбом о камень.</text:p>
      <text:p text:style-name="P156">- <text:span text:style-name="T45">Я ЖЕ ПРЕДУПРЕЖДАЛА, ПОТИШЕ!!!</text:span> - заорала понька. - Что за тупой <text:span text:style-name="T4">индивид</text:span> попался!</text:p>
      <text:p text:style-name="P156"/>
      <text:p text:style-name="P156">Снаружи беспокойно завозились, что-то неразборчиво запыхтели и внезапно валун, под которым мы прятались, вознёсся над нашими головами.</text:p>
      <text:p text:style-name="P156">Поняха бросилась на меня, сбив с ног и закрыв телом и крыльями.</text:p>
      <text:p text:style-name="P156"/>
      <text:p text:style-name="P15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6">- А как же ты? Он же съест тебя?</text:p>
      <text:p text:style-name="P156">- Не беспокойся, я в последний момент извернусь и улечу. Действуй!</text:p>
      <text:p text:style-name="P156"/>
      <text:p text:style-name="P15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56"/>
      <text:p text:style-name="P156">- <text:span text:style-name="T45">ВИЖУ СБЕЖАВШИЙ ВЧЕРАШНИЙ ОБЕД. ЕЩЁ НЕ ПРОТУХ. ХОРОШО.</text:span></text:p>
      <text:p text:style-name="P159"/>
      <text:p text:style-name="P160">- Ну так и жри, пока не скисло! - заорала поняха, повернув к нему голову.</text:p>
      <text:p text:style-name="P160"/>
      <text:p text:style-name="P160">- <text:span text:style-name="T45">ОН ЕЩЁ И РУГАЕТСЯ,</text:span> - недовольно заметил дракон. - <text:span text:style-name="T45">СЛИШКОМ СЫРОЙ</text:span>. <text:span text:style-name="T45">НАДО ПРОЖАРИТЬ.</text:span></text:p>
      <text:p text:style-name="P160">Внезапно он открыл пасть и к нам устремился поток зелёного пламени.</text:p>
      <text:p text:style-name="P160">Пегаска пискнула и прижалась ко мне покрепче. Я завороженно смотрел навстречу гибели…</text:p>
      <text:p text:style-name="P160"/>
      <text:p text:style-name="P160">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60"/>
      <text:p text:style-name="P160">- Бежим! - пегаска вскочила и указала направление. Я припустил со всех ног. Безумие последнего часа выбило из меня способность мыслить.</text:p>
      <text:p text:style-name="P160"/>
      <text:p text:style-name="P160">… И потому я остановился у края пропасти, руководствуясь исключительно рефлексами.</text:p>
      <text:p text:style-name="P160">Пару камешек сорвалось у меня из-под ноги и скрылось в голубоватой дымке. Я перевёл дух.</text:p>
      <text:p text:style-name="P160"/>
      <text:p text:style-name="P160">- Почему остановился?!! Прыгай! - пегаска остановилась рядом и указала копытом прямо вниз. - Прыгай, если хочешь жить!</text:p>
      <text:p text:style-name="P160"><text:s/></text:p>
      <text:p text:style-name="P160"><text:span text:style-name="T45">- НЕНАВИЖУ ПОНЯЧЬЮ МАГИЮ! НЕ ВЫНОШУ ПОНИ!!! ВИДЕТЬ ИХ БОЛЬШЕ НЕ ХОЧУ В СВОЁМ ГНЕЗДЕ!</text:span> - орал Агамемнон, протирая глаза.</text:p>
      <text:p text:style-name="P160"/>
      <text:p text:style-name="P160">Я молча стоял и смотрел вниз, хлопая глазами. </text:p>
      <text:p text:style-name="P160">Пегаска всё поняла. Она присела, как будто готовясь к прыжку. Я сделал маленький шажок назад, не желая прыгать.</text:p>
      <text:p text:style-name="P160">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60"/>
      <text:p text:style-name="P160">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60">Довольно скоро я оказался в захвате передних ноги пегаски и к моим воплям присоединился её протяжный визг.</text:p>
      <text:p text:style-name="P160"/>
      <text:p text:style-name="P160">- А-А-А-А-А-А-А-А-А-А!!!</text:p>
      <text:p text:style-name="P160"/>
      <text:p text:style-name="P160">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58">…</text:p>
      <text:p text:style-name="P157"/>
      <text:p text:style-name="P29">- Да ты совсем чокнулась, коняга долбанутая! - заорал я, как только вынырнул, - я же мог разбиться!!!</text:p>
      <text:p text:style-name="P29">-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9"><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9"/>
      <text:p text:style-name="P29">Пегаска сникла.</text:p>
      <text:p text:style-name="P29">- Не могла…</text:p>
      <text:p text:style-name="P29">Она молча, не попытавшись смахнуть воду, отвернулась и развернула <text:span text:style-name="T47">правое </text:span>крыло. Где-то на половине длины второго сустава оно безжизненно свисало под неестественным углом.</text:p>
      <text:p text:style-name="P29">- Если бы могла летать - не задержалась бы в гнезде Агамемнона… Сломала вчера на вираже, когда уходила от погони.</text:p>
      <text:p text:style-name="P29"/>
      <text:p text:style-name="P29">У меня пересохло в горле.</text:p>
      <text:p text:style-name="P29"><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56"/>
      <text:p text:style-name="P156">Иногда ты довольно туго соображаешь, чувак! Жертвенность этой поняхи заслуживает большей награды, чем ты можешь дать сейчас.</text:p>
      <text:p text:style-name="P156"/>
      <text:p text:style-name="P156">Я примирительно потрепал пегаску по голубой гриве и неумело погладил по крупу, стряхивая воду.</text:p>
      <text:p text:style-name="P156">- Извини, подруга. Я ступил.</text:p>
      <text:p text:style-name="P156"/>
      <text:p text:style-name="P29">Та немедленно повернулась. Одно движение ноги стёрло слёзы с носа и по улыбке во всю ширину мордахи я понял, что прощён.</text:p>
      <text:p text:style-name="P29"/>
      <text:p text:style-name="P29">-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9">- Да уж, - я поёжился, - твой дедушка тобой гордился бы.</text:p>
      <text:p text:style-name="P29">-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9"/>
      <text:p text:style-name="P29">Я присвистнул.</text:p>
      <text:p text:style-name="P29">- Фигасе у тебя был дедуля. Как ты вообще выжила?</text:p>
      <text:p text:style-name="P29">Пегаска смутилась.</text:p>
      <text:p text:style-name="P29">-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9"><text:soft-page-break/><text:line-break/>Я попытался подбодрить лошадку и похлопал её по шее.</text:p>
      <text:p text:style-name="P29">- Не грусти. Крыло заживёт и ты снова будешь летать наперегонки с дедом! Или падать – что больше нравится.</text:p>
      <text:p text:style-name="P29"/>
      <text:p text:style-name="P29">У пегаски задрожали губы и уголки глаз подозрительно заблестели.</text:p>
      <text:p text:style-name="P29">- Не получится. Никогда-никогда. Он однажды улетел разгонять грозу и в облаке на полной скорости врезался в гору.</text:p>
      <text:p text:style-name="P29"/>
      <text:p text:style-name="P29">Да уж, чувак, ты умеешь утешать!</text:p>
      <text:p text:style-name="P29"/>
      <text:p text:style-name="P29">Я снова погладил пегаску. Та в ответ неожиданно сильно прижалась ко мне, помогая себе передней ногой.</text:p>
      <text:p text:style-name="P29">- Ай! - я свободной рукой отстранил поняху.</text:p>
      <text:p text:style-name="P29">- И-извини… Я расклеилась. Мне нужно было утешиться. Я думала, ты меня поймешь, - пробормотала пегаска и отвернулась.</text:p>
      <text:p text:style-name="P29">- Да нет, не в том дело.</text:p>
      <text:p text:style-name="P29"/>
      <text:p text:style-name="P29">Я полез рукой под рубашку, нашаривая колющий грудь предмет.</text:p>
      <text:p text:style-name="P29"/>
      <text:p text:style-name="P29">- Ого! Что за хрень?</text:p>
      <text:p text:style-name="P29"/>
      <text:p text:style-name="P29">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9"/>
      <text:p text:style-name="P29">- Интересно… Это не пегасье украшение, - приблизила нос к фигурке поняха, - и не единорожье. В тех ред<text:span text:style-name="T47">к</text:span>их случаях, когда единорог спаривается с пегасом, такой гибрид не получается. Всегда появляется или пегас, или единорог.</text:p>
      <text:p text:style-name="P29">- Естественно, не пегасье. Это моё украшение. Знать бы только, как оно у меня оказалось!</text:p>
      <text:p text:style-name="P29"/>
      <text:p text:style-name="P29">Я попытался снять цепочку, но не смог взять её в руку. Золотистое сияние охватило мою шею и мягко оттолкнуло руку прочь.</text:p>
      <text:p text:style-name="P29"/>
      <text:p text:style-name="P29">- Чего-о-о?!! Не понял!</text:p>
      <text:p text:style-name="P29"/>
      <text:p text:style-name="P29"><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9"/>
      <text:p text:style-name="P29">- Кажется, я понимаю, что спасло нас от Агамемнона!</text:p>
      <text:p text:style-name="P29">- Эмм… Ты?</text:p>
      <text:p text:style-name="P29"/>
      <text:p text:style-name="P29">Пегаска ткнула копытом в украшение. Золотое свечение остановило её ногу в сантиметре от моей груди.</text:p>
      <text:p text:style-name="P29"/>
      <text:p text:style-name="P29">- Я не о том. Вот то золотое марево, которое защитило нас от пламени дракона – это её копыт дело!</text:p>
      <text:p text:style-name="P29">- Её? - я почесал в затылке, - Тогда уже его. Украшение – оно. Блин, щекочется – а я даже снять его не могу!</text:p>
      <text:p text:style-name="P29">- Её. <text:s/>Украшение – кобылка, - растолковала пегаска. - Это тебе любой пони скажет.</text:p>
      <text:p text:style-name="P29"/>
      <text:p text:style-name="P29">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9">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29">… </text:p>
      <text:p text:style-name="P29">Я открыл глаза и увидел Джет, таращившуюся на меня во все глаза.</text:p>
      <text:p text:style-name="P29"/>
      <text:p text:style-name="P29">- Ты в порядке?</text:p>
      <text:p text:style-name="P29"/>
      <text:p text:style-name="P29">Я запустил руку под рубашку и немного пошарил. Ну дела! Ни фигурки, ни цепочки.</text:p>
      <text:p text:style-name="P29"/>
      <text:p text:style-name="P29">- Не знаю. Вроде, да. Но кулон исчез.</text:p>
      <text:p text:style-name="P29">- Никуда он не исчез. <text:s/>Я видела, как эта фиговина растворилась у тебя на груди!</text:p>
      <text:p text:style-name="P29">- Прямо через рубашку?</text:p>
      <text:p text:style-name="P29">- Угу! Она так сияла, что я даже твои рёбра видела. То ещё зрелище…</text:p>
      <text:p text:style-name="P29"/>
      <text:p text:style-name="P29">Я хмыкнул, потёр висок и в конце-концов плюнул на попытки что-либо понять.</text:p>
      <text:p text:style-name="P29"/>
      <text:p text:style-name="P29">- В общем, попытка номер два.</text:p>
      <text:p text:style-name="P29">- Ась? - недоумённо спросила пегаска.</text:p>
      <text:p text:style-name="P29"/>
      <text:p text:style-name="P29"><text:soft-page-break/>Я в ответ осторожно, не касаясь повреждённого крыла, обнял её и прижал к себе покрепче.</text:p>
      <text:p text:style-name="P29">- Спасибо, что спасла меня. Серьёзно.</text:p>
      <text:p text:style-name="P29"/>
      <text:p text:style-name="P29">Я так и почувствовал, как расслабляется в моих руках поняха, буквально упёршись в меня грудью и положив голову на плечо.</text:p>
      <text:p text:style-name="P29">- Друзья зовут меня Джет.</text:p>
      <text:p text:style-name="P29">- Здорово, Джет! А меня зовут… Эмм…</text:p>
      <text:p text:style-name="P29"/>
      <text:p text:style-name="P29">Блин! Похоже, это ещё одна вещь, которую я не помню.</text:p>
      <text:p text:style-name="P29"/>
      <text:p text:style-name="P29">- Называй меня… Эээ… Хуман! Хуман из племени Хомо Сапиенсов.</text:p>
      <text:p text:style-name="P29">- Привет, Хуман! - пегаска с улыбкой отстранилась и потрясла мою руку, зажав её между копыт.</text:p>
      <text:p text:style-name="P29">- Привет, Джет!</text:p>
      <text:p text:style-name="P29">- Привет, красавчики!</text:p>
      <text:p text:style-name="P151"/>
      <text:p text:style-name="P161">Мы обернулись на голос и узрели с полдюжины копий, чуть ли не уткнувшихся нам в носы…</text:p>
      <text:p text:style-name="P161"/>
      <text:p text:style-name="P164">***</text:p>
      <text:p text:style-name="P151"/>
      <text:p text:style-name="P161">- Хуман из Хомо Сапиенсов! - возвращает меня к реальности гортанный голос полосатой целительницы, - Ты можешь войти. Пегаска нуждается в тебе.</text:p>
      <text:p text:style-name="P161"/>
      <text:h text:style-name="P433"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433" text:outline-level="2">4</text:h>
      <text:p text:style-name="P161"/>
      <text:p text:style-name="P17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77">…сссшшш… военные расходы стали максимальными за всю историю наблюдения – говорится в ежегодном отчёте международной …шшш… </text:p>
      <text:p text:style-name="P177"><text:soft-page-break/>…хррршшш… заступил на дежурство девятнадцатый дивизион ПВО дальнего …шшшсссссшшш… </text:p>
      <text:p text:style-name="P177"/>
      <text:p text:style-name="P161">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161"/>
      <text:p text:style-name="P177">…шшсссшш… очередное заседание ООН, посвящённое предотвращению эскалации конфликта …хрр…</text:p>
      <text:p text:style-name="P17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7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77"/>
      <text:p text:style-name="P16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61"/>
      <text:p text:style-name="P158">Близилось время обеда. Я пожал плечами и побрёл в столовку.</text:p>
      <text:p text:style-name="P158"/>
      <text:p text:style-name="P158">…</text:p>
      <text:p text:style-name="P158">&lt;<text:span text:style-name="T4">теория трун и волновых колебаний, мультиверс Эверетта</text:span>&gt;</text:p>
      <text:p text:style-name="P158">-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58">-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58">-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158">-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158">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158"><text:soft-page-break/></text:p>
      <text:p text:style-name="P158">Диоген с обидой посмотрел на сидящего за соседним столом Гейзенберга. Тот что-то доказывал Леннону и даже не повернулся в ответ.</text:p>
      <text:p text:style-name="P158"/>
      <text:p text:style-name="P158">-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58"/>
      <text:p text:style-name="P158">Диоген провёл от точки кривую линию <text:s/>и в конце сильно вдавил пальцем в стол. Слизывая впившиеся в палец крупицы соли, он продолжил.</text:p>
      <text:p text:style-name="P158"/>
      <text:p text:style-name="P158">-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58"/>
      <text:p text:style-name="P158">Диоген заговорщицки подмигнул мне и нарисовал от точки на столе ещё несколько кривых траекторий.</text:p>
      <text:p text:style-name="P158"/>
      <text:p text:style-name="P158">-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58">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58"/>
      <text:p text:style-name="P158">- Красиво… - я не понял вообще ничего, но с Диогеном лучше было соглашаться, чтобы не вызвать приступ научного гнева.</text:p>
      <text:p text:style-name="P158">-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158">- Знаешь, Диоген, я больше ценитель классики. Ну, там, когда яблоко на голову падает или е равно эм-цэ-квадрат…</text:p>
      <text:p text:style-name="P158"><text:soft-page-break/>-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158"/>
      <text:p text:style-name="P158">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158"/>
      <text:p text:style-name="P158">-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158">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58"/>
      <text:p text:style-name="P158">- И что с того? - ошалело спросил я. Множественные вселенные в моём воображении играли на гармошке и танцевали чечётку.</text:p>
      <text:p text:style-name="P158"/>
      <text:p text:style-name="P158">-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158"/>
      <text:p text:style-name="P158">Диоген выцарапал крошку из бороды и отправил в рот. В его голосе послышались истерически-восторжённые нотки.</text:p>
      <text:p text:style-name="P158"/>
      <text:p text:style-name="P158">-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58"/>
      <text:p text:style-name="P158">Диоген выдохнул и залпом опрокинул в себя стакан компота. Закашлялся, вытер рот рукавом и обиженно оглянулся через плечо.</text:p>
      <text:p text:style-name="P158"/>
      <text:p text:style-name="P158">-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oft-page-break/><text:span text:style-name="T46">притянуто за уши, а камни годятся </text:span>только на то, чтобы вышибать мозги из заумствующих демагогов! Но позвольте!!</text:p>
      <text:p text:style-name="P161"/>
      <text:p text:style-name="P161">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161"/>
      <text:p text:style-name="P16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51"/>
      <text:p text:style-name="P151">Я уже отчаялся остановить вышедшего на орбиту философа и просто старался не заснуть.</text:p>
      <text:p text:style-name="P151"/>
      <text:p text:style-name="P151">-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51"/>
      <text:p text:style-name="P15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51"/>
      <text:p text:style-name="P151">-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51"/>
      <text:p text:style-name="P151">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51"/>
      <text:p text:style-name="P151"><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51"/>
      <text:p text:style-name="P161">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61">Крошка не двигалась.</text:p>
      <text:p text:style-name="P161">Я закрыл глаза, прижал пальцы рук к вискам и представил, как крошка поднимается в воздух и…</text:p>
      <text:p text:style-name="P161"/>
      <text:p text:style-name="P161">- Ты чего? У тебя что, голова болит? - Диоген встревожено тряс меня за плечо. - Хочешь леденец? Барбарисовый! Я вчера у Крыса выменял за сигарету.</text:p>
      <text:p text:style-name="P161"/>
      <text:p text:style-name="P161">Я открыл глаза. На месте крошки покоился локоть Диогена. Сам он участливо совал мне под нос леденец.</text:p>
      <text:p text:style-name="P161">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61"/>
      <text:p text:style-name="P161">- Нет, всё в порядке, продолжай.</text:p>
      <text:p text:style-name="P16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61"/>
      <text:p text:style-name="P161">Я вытер брызги слюны Диогена со лба.</text:p>
      <text:p text:style-name="P161"/>
      <text:p text:style-name="P161"><text:soft-page-break/>- А война? - я отчаянно искал повод свалить в палату. Мне ужасно хотелось спать.</text:p>
      <text:p text:style-name="P161">- Что – война?</text:p>
      <text:p text:style-name="P161">- Если у нас произойдёт война – случится ли война в отражении? Скажем, вот в том, далёком – на седьмой волне?</text:p>
      <text:p text:style-name="P16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61"/>
      <text:p text:style-name="P16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61"/>
      <text:p text:style-name="P161">…</text:p>
      <text:p text:style-name="P161"/>
      <text:p text:style-name="P161">- Дедлайн, танцуй! - судья Дредд окликнул меня на входе в палату.</text:p>
      <text:p text:style-name="P161"/>
      <text:p text:style-name="P161">Я повернул голову.</text:p>
      <text:p text:style-name="P161"/>
      <text:p text:style-name="P161">- Ты же не хотел переезжать в четвёртую палату? Так вот, перевод отменяется. Остаёшься в третьей своих пауков разводить.</text:p>
      <text:p text:style-name="P161"/>
      <text:p text:style-name="P161">“Неужто Алекс замолвил за меня словечко?” - пронеслось у меня в мыслях. - “Расстались мы с ним не на хорошей ноте. Что он потребует взамен?”</text:p>
      <text:p text:style-name="P161">- Да не смотри ты на меня, как кролик на удава! - отмахнулся Дредд, - новенький умер. Сегодня утром. Я как раз на утреннем осмотре был.</text:p>
      <text:p text:style-name="P161"/>
      <text:p text:style-name="P161">У меня перехватило дыхание.</text:p>
      <text:p text:style-name="P161"/>
      <text:p text:style-name="P161">- От чего он умер?</text:p>
      <text:p text:style-name="P16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61"/>
      <text:p text:style-name="P164">***</text:p>
      <text:p text:style-name="P161"/>
      <text:p text:style-name="P161">- Джет… - шепчу я тихонько.</text:p>
      <text:p text:style-name="P161"><text:soft-page-break/></text:p>
      <text:p text:style-name="P161">Комок под серым пледом слабо шевелится.</text:p>
      <text:p text:style-name="P161"/>
      <text:p text:style-name="P161">- Она очень слаба. Разговаривай с ней не более четверти часа, Хуман из Хомо Сапиенсов. Время пошло.</text:p>
      <text:p text:style-name="P161"/>
      <text:p text:style-name="P161">Зеррика ставит на полку возле кровати песочные часы и выходит.</text:p>
      <text:p text:style-name="P161"/>
      <text:p text:style-name="P161">- Джет!</text:p>
      <text:p text:style-name="P161">Из-под одеяла высовывается копыто и затаскивает мою руку под одеяло. К руке прижимается что-то тёплое и влажное.</text:p>
      <text:p text:style-name="P161">Я осторожно стаскиваю одеяло с пегаски. Та лежит на животе, вся спина перебинтована. Джет прижимает мою руку к заплаканной щеке.</text:p>
      <text:p text:style-name="P161"/>
      <text:p text:style-name="P16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61"/>
      <text:p text:style-name="P161">Я ногой придвигаю к кровати стул и сажусь на него. Свободной рукой треплю пегаску между ушами.</text:p>
      <text:p text:style-name="P161"/>
      <text:p text:style-name="P16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61"><text:s/></text:p>
      <text:p text:style-name="P16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61"/>
      <text:p text:style-name="P16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61"/>
      <text:p text:style-name="P16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61"/>
      <text:p text:style-name="P161">Я шутливо сжимаю её нос. </text:p>
      <text:p text:style-name="P161"/>
      <text:p text:style-name="P16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61"><text:soft-page-break/>- Это уже мои проблемы.</text:p>
      <text:p text:style-name="P161">- <text:s/>Зато я отлично умею готовить гороховый суп. Кстати, а что такое “суицид”? - спрашивает пегаска сонным голосом и зевает.</text:p>
      <text:p text:style-name="P161"/>
      <text:p text:style-name="P161">Я задумываюсь. В полумраке палатки тускло блестят доспехи Джет, сваленные кучей в углу.</text:p>
      <text:p text:style-name="P16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61"/>
      <text:p text:style-name="P161">- Хррр… я поняла… я буду бороться до конца… Хум… хррр…</text:p>
      <text:p text:style-name="P161"/>
      <text:p text:style-name="P161">- Хуман из Хомо Сапиенсов! Пора заканчивать визит.</text:p>
      <text:p text:style-name="P161"/>
      <text:p text:style-name="P161">Полог палатки раздвигается и Зеррика показывает мне копытом на часы, в которых пересыпаются последние песчинки.</text:p>
      <text:p text:style-name="P161">Я осторожно высвобождаю руку из захвата спящей Джет и поправляю ей одеяло.</text:p>
      <text:p text:style-name="P161"/>
      <text:p text:style-name="P161">- Когда она встанет на ноги?</text:p>
      <text:p text:style-name="P161">- Н<text:span text:style-name="T4">едели </text:span>будет достаточно, Хуман. Пегасы - крепкие создания. Ты можешь оставаться с нами до её выздоровления.</text:p>
      <text:p text:style-name="P161">- Спасибо вам. За всё. За Джет.</text:p>
      <text:p text:style-name="P161"/>
      <text:p text:style-name="P161">Зебра косит на меня изумрудным глазом.</text:p>
      <text:p text:style-name="P161"/>
      <text:p text:style-name="P16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61"/>
      <text:p text:style-name="P161">Я неверяще смотрю на Зеррику.</text:p>
      <text:p text:style-name="P161"/>
      <text:p text:style-name="P161">- Вы знали, что у Джет отвалится крыло и я буду мешать ей прыгнуть с обрыва?</text:p>
      <text:p text:style-name="P161"/>
      <text:p text:style-name="P161">Зебра смущается.</text:p>
      <text:p text:style-name="P161"/>
      <text:p text:style-name="P161"><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61">- Что за миссия? Я не то, что какую-то миссию – я не знаю даже, как меня зовут!</text:p>
      <text:p text:style-name="P161"/>
      <text:p text:style-name="P161">Зеррика сочувствующе кивает.</text:p>
      <text:p text:style-name="P161"/>
      <text:p text:style-name="P161">-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61"/>
      <text:p text:style-name="P161">…</text:p>
      <text:p text:style-name="P161"/>
      <text:p text:style-name="P16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61"/>
      <text:p text:style-name="P161">- А, Большой М’боно! - приветствует меня Сенбе скрипучим голосом. - Заходи. Сенбе ждал тебя.</text:p>
      <text:p text:style-name="P161"/>
      <text:p text:style-name="P161">Зебра указывает копытом на мешок рядом. Я присаживаюсь. Зеррика почтительно склоняет голову перед старейшиной и <text:span text:style-name="T47">выходит из палатки</text:span>. Ящерица не мигая <text:s/>смотрит на нас из-под потолка.</text:p>
      <text:p text:style-name="P161"/>
      <text:p text:style-name="P161">- Почему ты зовёшь меня “Большой М’боно”? О какой ещё миссии вы говорите? Что ты узнал о мне прошлой весной? Каким хером я тут очутился? Кто я <text:span text:style-name="T47">такой</text:span>, чёрт меня подери <text:span text:style-name="T47">на мальтийский крест</text:span>?</text:p>
      <text:p text:style-name="P161"/>
      <text:p text:style-name="P161">Сенбе поднимает копыто, останавливая поток сознания.</text:p>
      <text:p text:style-name="P161"/>
      <text:p text:style-name="P161">- Слишком много вопросов для старого <text:span text:style-name="T47">шамана</text:span>. Большой М’боно слишком молод и зол. Совсем как Сенбе, когда он сам был молод, - с<text:span text:style-name="T47">тарейшина </text:span>усмехнулся. <text:span text:style-name="T47">- Сенбе прочитает тебе то, что сам узнал полгода назад во сне. Не спрашивай ни о чём сверх того. Сенбе не ответит — сам не знает.</text:span></text:p>
      <text:p text:style-name="P151">&lt;расписать больше быта у Сенбе&gt;</text:p>
      <text:p text:style-name="P181">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61"/>
      <text:p text:style-name="P164">***</text:p>
      <text:p text:style-name="P161"><text:soft-page-break/>&lt;<text:span text:style-name="T4">ывкпвпекываукпеыварпевыаерпкув</text:span>&gt;</text:p>
      <text:p text:style-name="P201"/>
      <text:p text:style-name="P164">***</text:p>
      <text:p text:style-name="P161"/>
      <text:p text:style-name="P161">Сенбе захлопывает книгу.</text:p>
      <text:p text:style-name="P161"/>
      <text:p text:style-name="P161">- Большой Мбоно доволен? Сенбе ответил на твои вопросы?</text:p>
      <text:p text:style-name="P161">- Вполне, - с каменным лицом говорю я.</text:p>
      <text:p text:style-name="P161">-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161"/>
      <text:h text:style-name="P433"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7">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433" text:outline-level="2">5</text:h>
      <text:p text:style-name="P161">&lt;<text:span text:style-name="T4">глава с фейковым Диалогом с Терминатором должна быть ПОСЛЕ договорённости с Крысом о побеге</text:span>&gt;</text:p>
      <text:p text:style-name="P16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61">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61"/>
      <text:p text:style-name="P29"><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6">Два года</text:span><text:span text:style-name="T1"> прошло со времени моего последнего Урока, но я отлично помню процедуру приветствия. Опыт не пропьёшь.</text:span></text:p>
      <text:p text:style-name="P161"/>
      <text:p text:style-name="P20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51"/>
      <text:p text:style-name="P161">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61">Что ж. Обманывать нехорошо, но для дела – можно.</text:p>
      <text:p text:style-name="P151">&lt;более детальное описание начала диалога. Сам диалог развернуть&gt;</text:p>
      <text:p text:style-name="P161">- Как мне звать тебя, Учитель? - прошептал я ему на ухо. - Я желаю взять урок.</text:p>
      <text:p text:style-name="P151"/>
      <text:p text:style-name="P161">Зрачки Терминатора застыли. Губы замерли. Казалось, он перестал дышать.</text:p>
      <text:p text:style-name="P161"><text:soft-page-break/>Прошли бесконечные полминуты, когда губы Терминатора дёрнулись.</text:p>
      <text:p text:style-name="P161"/>
      <text:p text:style-name="P161">- Оператор 34. Я готов учить тебя, Хэвэн, - прошептал он в ответ.</text:p>
      <text:p text:style-name="P161">- Приветствие принято, оператор 34. Начинаем диалог.</text:p>
      <text:p text:style-name="P161"/>
      <text:p text:style-name="P161">Секунды сгорали одна за другой, как мотыльки в костре. Вопросы следовали один за другим в быстрой последовательности.</text:p>
      <text:p text:style-name="P161"/>
      <text:p text:style-name="P151">- Каков был класс твоей защиты?</text:p>
      <text:p text:style-name="P151">- Двадцать шестой.</text:p>
      <text:p text:style-name="P151">- Сколько времени ты продержался?</text:p>
      <text:p text:style-name="P151">- Семнадцать минут.</text:p>
      <text:p text:style-name="P151">- Сколько времени ты бы продержался с сорок восьмым классом?</text:p>
      <text:p text:style-name="P151">- … Часа два… Наверное…</text:p>
      <text:p text:style-name="P151">- Какой ты запомнил Хэвэн?</text:p>
      <text:p text:style-name="P151">- Она прекрасна…</text:p>
      <text:p text:style-name="P151">- Чего более всего нужно опасаться при встрече с ней сейчас?</text:p>
      <text:p text:style-name="P151"/>
      <text:p text:style-name="P15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51"/>
      <text:p text:style-name="P151">- Любви. Опасайся её любви. Не давай ей прикоснуться к себе.</text:p>
      <text:p text:style-name="P151"/>
      <text:p text:style-name="P161">Терминатор откинулся на койку и закрыл его глаза.</text:p>
      <text:p text:style-name="P161"/>
      <text:p text:style-name="P161">- Сессия завершается, оператор 34. Закрываю диалог, - поспешно прошептал я.</text:p>
      <text:p text:style-name="P161">- До свидания, Хэвэн. Диалог закрыт, - с закрытыми глазами пробормотал Терминатор.</text:p>
      <text:p text:style-name="P161"/>
      <text:p text:style-name="P161">…</text:p>
      <text:p text:style-name="P161"/>
      <text:p text:style-name="P161">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161">Что ж, двух часов мне более чем достаточно.</text:p>
      <text:p text:style-name="P161"><text:soft-page-break/></text:p>
      <text:p text:style-name="P161">Белые чёрточки нарезали небо тонкими полосками. Восемь параллельных инверсионных следов, расползающихся ватными дорожками.</text:p>
      <text:p text:style-name="P16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61"/>
      <text:p text:style-name="P161">Я протянул руку и подкрутил ручку настройки ретранслятора. Пыльный ящик разразился очередной порцией свистов.</text:p>
      <text:p text:style-name="P161"/>
      <text:p text:style-name="P177">…ccшшш… могут быть спокойны - звено истребителей с самолётом аэроразведки АВАКС патрулируют небо над столицей. <text:span text:style-name="T4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77"/>
      <text:p text:style-name="P158">Гул столовой заглушил хрип древнего аппарата.</text:p>
      <text:p text:style-name="P161"/>
      <text:p text:style-name="P164">***</text:p>
      <text:p text:style-name="P161"/>
      <text:p text:style-name="P161">- Чешется! - Джет ожесточённо трётся об меня спиной, высунув язык от удовольствия.</text:p>
      <text:p text:style-name="P161">- Да погоди ты! - я отпихиваю пегаску, - Потерпи два дня. Снимут бинты – тогда хоть до дыр чеши!</text:p>
      <text:p text:style-name="P161">- ЧЕ-ШЕТ-СЯ!!! - Джет с совершенно безумными глазами начинает чесаться о центральный столб палатки.</text:p>
      <text:p text:style-name="P161"/>
      <text:p text:style-name="P161">Тот явно не рассчитан на столь энергичных пациентов. Коротко треснув, столб валится набок, потянув за собой всё остальное.</text:p>
      <text:p text:style-name="P161"/>
      <text:p text:style-name="P161">- А х ты ж ё…!! - рухнувший полог палатки заглушает мои ругательства.</text:p>
      <text:p text:style-name="P161"/>
      <text:p text:style-name="P161">Изрядно пробарахтавшись в складках плотной ткани, я, наконец, прорываюсь на свободу.</text:p>
      <text:p text:style-name="P161"/>
      <text:p text:style-name="P16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61"/>
      <text:p text:style-name="P161">-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161">- ЭТО Я!!! Я САМА ОСВОБОДИЛАСЬ! - орёт Джет, - МНЕ НАДО!!!</text:p>
      <text:p text:style-name="P161"><text:soft-page-break/></text:p>
      <text:p text:style-name="P16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61"/>
      <text:p text:style-name="P161">-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61"/>
      <text:p text:style-name="P161">Джет моментально замирает.</text:p>
      <text:p text:style-name="P161"/>
      <text:p text:style-name="P161">- Эээ… Ооо… Упс… Н-наденьте на меня, пожалуйста, бандажи… И привяжите к кровати – я не ручаюсь, что во сне не сорву их.</text:p>
      <text:p text:style-name="P161"/>
      <text:p text:style-name="P161">Зеррика фейсхуфит. Потом воздевает глаза к потолку. Потом вздыхает.</text:p>
      <text:p text:style-name="P161"/>
      <text:p text:style-name="P16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61"/>
      <text:p text:style-name="P161">…</text:p>
      <text:p text:style-name="P161"/>
      <text:p text:style-name="P161">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61"/>
      <text:p text:style-name="P161">- Поправь меня! Мне солнце прям в глаз светит!</text:p>
      <text:p text:style-name="P161"/>
      <text:p text:style-name="P161">Я пододвигаю крестовину.</text:p>
      <text:p text:style-name="P161"/>
      <text:p text:style-name="P161">- Итак, поехал он за аленьким цветочком.&lt;<text:span text:style-name="T4">шутливая </text:span><text:span text:style-name="T26">история</text:span>&gt;</text:p>
      <text:p text:style-name="P161"/>
      <text:h text:style-name="P433" text:outline-level="2">5.5</text:h>
      <text:p text:style-name="P1"/>
      <text:p text:style-name="P2">(обмен)</text:p>
      <text:p text:style-name="P2"><text:soft-page-break/>&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2">&lt;Отправка Анона на Луну с Луной&gt;</text:p>
      <text:p text:style-name="P2"><text:span text:style-name="T4">&lt;Сцена с голым Аноном и Луной</text:span>&gt;</text:p>
      <text:p text:style-name="P1"/>
      <text:h text:style-name="P433" text:outline-level="2">6</text:h>
      <text:p text:style-name="P161"/>
      <text:p text:style-name="P16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161">Я выкинул одноразовые тарелки в мусорный бак и собрался уходить, когда меня окликнули.</text:p>
      <text:p text:style-name="P161"/>
      <text:p text:style-name="P161">- Дедлайн, я рассчитал! Рассчитал!</text:p>
      <text:p text:style-name="P161"/>
      <text:p text:style-name="P16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61"/>
      <text:p text:style-name="P161">- Я всё рассчитал! Десять!</text:p>
      <text:p text:style-name="P161"/>
      <text:p text:style-name="P161">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61"/>
      <text:p text:style-name="P161">- Идём!</text:p>
      <text:p text:style-name="P161"/>
      <text:p text:style-name="P161">Палата Диогена была через одну с моей – надзирающий санитар Шопен лениво кивнул мне, пропуская внутрь.</text:p>
      <text:p text:style-name="P161">Подойдя к своей койке, Диоген нырнул в тумбочку чуть ли не по пояс.</text:p>
      <text:p text:style-name="P161"/>
      <text:p text:style-name="P161">- Сюда я его положил, лежал же где-то тут… Ага!</text:p>
      <text:p text:style-name="P161"/>
      <text:p text:style-name="P161">Диоген вытащил смятый листок.</text:p>
      <text:p text:style-name="P161"/>
      <text:p text:style-name="P161">- Сегодня ночью пришло вдохновение – рассчитал всё, как ты и спрашивал! На седьмой волне – десять миллионов!</text:p>
      <text:p text:style-name="P161"><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61"/>
      <text:p text:style-name="P16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161">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161">…</text:p>
      <text:p text:style-name="P16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61"/>
      <text:p text:style-name="P16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61"/>
      <text:p text:style-name="P161">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61"/>
      <text:p text:style-name="P164">***</text:p>
      <text:p text:style-name="P161"/>
      <text:p text:style-name="P161">- Четыре! Три! Два! Один! Снимай, - кивает мне Зеррика.</text:p>
      <text:p text:style-name="P161"/>
      <text:p text:style-name="P161">Я сдёргиваю разрезанные остатки повязки с Джет. Та уже стоит на полусогнутых, ожидая возможности как следует почесаться.</text:p>
      <text:p text:style-name="P161">- И-и-и-й-е-е-ех!</text:p>
      <text:p text:style-name="P161"/>
      <text:p text:style-name="P161">Одним прыжком Джет достигает ближайшей сосны и разворачивается к ней спиной. Выгибается, <text:s/>топает в предвкушении копытом и…</text:p>
      <text:p text:style-name="P161">И замирает..</text:p>
      <text:p text:style-name="P161">…</text:p>
      <text:p text:style-name="P161">- Джет, ты чего?</text:p>
      <text:p text:style-name="P161"><text:soft-page-break/></text:p>
      <text:p text:style-name="P161">На лице пегаски появляется глупое выражение. Она словно прислушивается к чему-то внутри неё.</text:p>
      <text:p text:style-name="P161">Потом её мордаха несмело озаряется улыбкой. А за её спиной…</text:p>
      <text:p text:style-name="P161"/>
      <text:p text:style-name="P161">- Э-э-э… Что за… ?</text:p>
      <text:p text:style-name="P161"/>
      <text:p text:style-name="P16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161"/>
      <text:p text:style-name="P161">- Какого фига?! - Джет недоумённо смотрит на левое, потом осторожно захватывает зубами коготь и дёргает.</text:p>
      <text:p text:style-name="P161">- Ай!</text:p>
      <text:p text:style-name="P16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61">- Что вы с ней сделали? - встреваю я. - Что это за уродское крыло?</text:p>
      <text:p text:style-name="P161">-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161"/>
      <text:p text:style-name="P161">- О-ФИ-ГЕТЬ! - Джет чешет когтем спину и её лицо расплывается в блаженстве. - Кру-у-уть!</text:p>
      <text:p text:style-name="P161">- Не забывай, юная пегаска: летать тебе можно только через неделю. <text:span text:style-name="T47">И никакого подъёма грузов в течении полугода -</text:span> <text:span text:style-name="T4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161">- ХА-РА-ШО!!! - Джет подпрыгивает и мчится в долину, сбивая грудью полевые цветы.</text:p>
      <text:p text:style-name="P161"/>
      <text:p text:style-name="P161">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161">Определённо, ты в долгу перед зебрами, Хуман!</text:p>
      <text:p text:style-name="P161"/>
      <text:p text:style-name="P161">- Спасибо тебе, Зеррика! Всем вам спасибо! За мной должок, - обращаюсь я к ней через плечо…</text:p>
      <text:p text:style-name="P161"/>
      <text:p text:style-name="P161"><text:soft-page-break/>… Рядом со мной – никого. Лишь тёплый воздух дует мне в ответ и из долины доносятся радостные взвизги дурачащейся Джет.</text:p>
      <text:p text:style-name="P161">Как будто прошёл сон длиной в две недели, начавшийся кошмаром, но закончивш<text:span text:style-name="T47">и</text:span>йся солнцем и одуванчиками.</text:p>
      <text:p text:style-name="P161">Я спустился в долину и составил компанию пегаске.</text:p>
      <text:p text:style-name="P161"/>
      <text:h text:style-name="P433" text:outline-level="2">7</text:h>
      <text:p text:style-name="P161"/>
      <text:p text:style-name="P161">- Крыс! Эй, Крыс!</text:p>
      <text:p text:style-name="P18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61"><text:span text:style-name="T4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63">&lt;</text:span><text:span text:style-name="T48">попсой ТОЙ СТОРОНЫ</text:span><text:span text:style-name="T63">&gt;</text:span><text:span text:style-name="T47"> обнаружили — беднягу чуть инфаркт не схватил.</text:span></text:p>
      <text:p text:style-name="P181"/>
      <text:p text:style-name="P181">Выменять у Крыса хабар у нас означает «добыть». Где добывает хабар сам Крыс, остаётся загадкой. Хотя у меня были подозрения на сей счёт.</text:p>
      <text:p text:style-name="P181"/>
      <text:p text:style-name="P181">- Стой, не уходи, дело есть, - я схватил Крыса за плечо.</text:p>
      <text:p text:style-name="P181"/>
      <text:p text:style-name="P181">Тот хмуро зыркнул на меня и скинул руку.</text:p>
      <text:p text:style-name="P181"/>
      <text:p text:style-name="P181">- Чего тебе? Решил долг вернуть?</text:p>
      <text:p text:style-name="P18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81">-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81"/>
      <text:p text:style-name="P18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81"/>
      <text:p text:style-name="P181">- Да ладно! - не поверил Крыс, осторожно понюхав пробку бутылки. - Джек Дэниэлс ориджинал! Ты, случаем, не Санта Клаус?</text:p>
      <text:p text:style-name="P181">- Это только задаток. Слушай сюда...</text:p>
      <text:p text:style-name="P161"><text:soft-page-break/></text:p>
      <text:h text:style-name="P434" text:outline-level="2">***</text:h>
      <text:p text:style-name="P181"/>
      <text:p text:style-name="P181">Джет прислушивается, оттопырив уши вперёд.</text:p>
      <text:p text:style-name="P181"/>
      <text:p text:style-name="P181">- Там треснула ветка! Я точно слышала!</text:p>
      <text:p text:style-name="P181">- Да ладно тебе, Джет! Мы давным-давно оторвались от твердолобов — иначе за две недели у зебр они бы нас настигли.</text:p>
      <text:p text:style-name="P181"/>
      <text:p text:style-name="P18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81"/>
      <text:p text:style-name="P181">- Хмм!</text:p>
      <text:p text:style-name="P181"/>
      <text:p text:style-name="P18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81">Наконец пегаска приземляется.</text:p>
      <text:p text:style-name="P181"/>
      <text:p text:style-name="P181">- Показалось.</text:p>
      <text:p text:style-name="P181"/>
      <text:p text:style-name="P181">Мы продолжаем идти вдоль обрыва.</text:p>
      <text:p text:style-name="P181">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81"/>
      <text:p text:style-name="P18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81"/>
      <text:p text:style-name="P181">Я вздыхаю.</text:p>
      <text:p text:style-name="P181"><text:soft-page-break/>Толчок возвращает меня к действительности. Я натыкаюсь на круп пегаски, настороженно вглядывающейся в заросли можжевельника.</text:p>
      <text:p text:style-name="P181"/>
      <text:p text:style-name="P181">- Хум, там кто-то пялится на нас! Готова спорить на маховое перо!</text:p>
      <text:p text:style-name="P181">- Да брось, Джет, ты уже проверила все окрестности.</text:p>
      <text:p text:style-name="P181"/>
      <text:p text:style-name="P181">Я хлопаю пегаску по крупу, побуждая двигаться дальше. Та вместо этого снова взмывает над деревьями.</text:p>
      <text:p text:style-name="P181"/>
      <text:p text:style-name="P183">-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83">Меня озаряет.</text:p>
      <text:p text:style-name="P181"/>
      <text:p text:style-name="P181">Пегаска! Дельтаплан! Пегаска!</text:p>
      <text:p text:style-name="P181"/>
      <text:p text:style-name="P181">С дьявольским хохотом я потираю руки и иду навстречу приземлившейся Джет. Та недоумённо смотрит на меня, склонив голову и насторожив уши.</text:p>
      <text:p text:style-name="P18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81">Дрогонштерн темнеет в лучах заката. </text:p>
      <text:p text:style-name="P181"/>
      <text:h text:style-name="P433" text:outline-level="2">8</text:h>
      <text:p text:style-name="P181"/>
      <text:p text:style-name="P181">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81">Крыс втолкнул меня в каморку, закрыл за собой дверь и заблокировал её, вставив в ручку веник. После чего включил свет.</text:p>
      <text:p text:style-name="P181">Тусклая лампочка осветила фаянсовый стульчак запасного туалета, груду измятых вёдер, веников и швабр.</text:p>
      <text:p text:style-name="P181"/>
      <text:p text:style-name="P181">- Ты сделал куклу? - шёпотом спросил Крыс.</text:p>
      <text:p text:style-name="P181">- Скрутил из полотенец, ведра и второй подушки. Под одеялом от человека не отличить.</text:p>
      <text:p text:style-name="P181"><text:soft-page-break/>- Хорошо.</text:p>
      <text:p text:style-name="P181"/>
      <text:p text:style-name="P181">Крыс подошёл к унитазу, надавил сразу за ним и вытащил приличный кусок стены прямо с кафельной плиткой.</text:p>
      <text:p text:style-name="P181">За проёмом открылся вертикальный короб. Толстый ствол канализационной трубы и несколько труб потоньше занимали добрую треть ширины лаза.</text:p>
      <text:p text:style-name="P181"/>
      <text:p text:style-name="P181">-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81">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81">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81">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181">- Мы же договорились за две!</text:p>
      <text:p text:style-name="P181">- Четыре! Две поставишь мне в кредит — верну хабаром. По-крайней мере, так ты меня больше на долг не подсадишь.</text:p>
      <text:p text:style-name="P181"/>
      <text:p text:style-name="P181">Крыс приблизил своё лицо к моему.</text:p>
      <text:p text:style-name="P181"/>
      <text:p text:style-name="P181">-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181"/>
      <text:p text:style-name="P181">Мелкие зубы Крыса <text:s/>сверкнули безумной улыбкой в тусклом свете лампочки.</text:p>
      <text:p text:style-name="P181">Я отодвинул его ладонью.</text:p>
      <text:p text:style-name="P181"/>
      <text:p text:style-name="P181"><text:soft-page-break/>- Не надо. Если ты действительно меня знаешь, то бояться не должен.</text:p>
      <text:p text:style-name="P181"/>
      <text:p text:style-name="P181">Крыс осклабился и хлопнул меня по плечу.</text:p>
      <text:p text:style-name="P181"/>
      <text:p text:style-name="P181">- А я и не боюсь. Законы жанра обязывают.</text:p>
      <text:p text:style-name="P181"/>
      <text:p text:style-name="P181">Он хохотнул и выскользнул из подсобки.</text:p>
      <text:p text:style-name="P181"/>
      <text:p text:style-name="P182">***</text:p>
      <text:p text:style-name="P182"/>
      <text:p text:style-name="P181">Крылатая фигурка у меня на шее сверкает золотом. Я в последний раз проверяю верёвки, привязывающие Джет к крестовине.</text:p>
      <text:p text:style-name="P181"/>
      <text:p text:style-name="P181">- Щекотно! - хихикает пегаска, выгибая спину.</text:p>
      <text:p text:style-name="P181">- Не дёргайся! - строго осаживаю я.</text:p>
      <text:p text:style-name="P181"/>
      <text:p text:style-name="P181">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81">Я поворачиваюсь к пегаске и продолжаю.</text:p>
      <text:p text:style-name="P181"/>
      <text:p text:style-name="P181">-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181"/>
      <text:p text:style-name="P181">Пегаска так усердно кивает головой, что немедленно трескается затылком о выступающий конец креста.</text:p>
      <text:p text:style-name="P181"/>
      <text:p text:style-name="P181">- Ну что ж…</text:p>
      <text:p text:style-name="P181"/>
      <text:p text:style-name="P18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81">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text:soft-page-break/>одной, то другой стороной. Вид пегаски до того забавный, что я не выдерживаю и сажусь на камень от смеха.</text:p>
      <text:p text:style-name="P181">Джет, не обращая внимания на мой смех, следует дальше и, поравнявшись со мной, хлопает меня перекладиной по макушке.</text:p>
      <text:p text:style-name="P181"/>
      <text:p text:style-name="P181">- Ай!</text:p>
      <text:p text:style-name="P181"/>
      <text:p text:style-name="P181">Пегаска немедленно разворачивается и на развороте хлопает меня перекладиной вторично.</text:p>
      <text:p text:style-name="P181">Всё-таки трюк с клоунами и скамейкой возник не на пустом месте, Хуман!</text:p>
      <text:p text:style-name="P181">Я придерживаю Джет за перекладину.</text:p>
      <text:p text:style-name="P181"/>
      <text:p text:style-name="P181">- Для разгона хватит. Залазь.</text:p>
      <text:p text:style-name="P181"/>
      <text:p text:style-name="P181">Я становлюсь на колени. Джет забирается мне на спину и обхватывает всеми четырьмя ногами. Её дыхание щекочет мне ухо.</text:p>
      <text:p text:style-name="P181"/>
      <text:p text:style-name="P181">-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81">- Это ненадолго, - успокаиваю я её.</text:p>
      <text:p text:style-name="P181"/>
      <text:p text:style-name="P18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181">Последние метры остаются за спиной, на краю валуна я что есть силы отталкиваюсь от камня.</text:p>
      <text:p text:style-name="P181"/>
      <text:p text:style-name="P181">- Ю-ху-у-у!!!</text:p>
      <text:p text:style-name="P181"/>
      <text:p text:style-name="P18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81"/>
      <text:p text:style-name="P181">- О-го-го-о-о-о!!! - восторженно ору я.</text:p>
      <text:p text:style-name="P181"/>
      <text:p text:style-name="P181">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81"/>
      <text:p text:style-name="P181"><text:soft-page-break/>- Поворачивай! - кричу я своему летательному аппарату и колбашу ногами воздух в попытке изменить направление движения.</text:p>
      <text:p text:style-name="P181">- Ы-ы-ы, не могу-у-у! Ты крылья привязал! - отзывается Джет изо всех сил дёргаясь на крестовине.</text:p>
      <text:p text:style-name="P181"/>
      <text:p text:style-name="P18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81">…</text:p>
      <text:p text:style-name="P181">Слышится громкий треск, но удара нет.</text:p>
      <text:p text:style-name="P18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81">…</text:p>
      <text:p text:style-name="P18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81"><text:s/></text:p>
      <text:p text:style-name="P181">- Как мы пролетели мимо куста? Я же видел, мы неслись прямо на него! Что это был за треск? Как ты смогла повернуть?</text:p>
      <text:p text:style-name="P181"/>
      <text:p text:style-name="P181">Джет встаёт с меня и молча поводит крыльями. Половинки крестовины висят на них словно костыли. Стыд заливает моё лицо краской. Я фэйспалмлю.</text:p>
      <text:p text:style-name="P181"/>
      <text:p text:style-name="P181">-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81">- Как булыжник с крыльями, - хихикает пегаска. - Надо почаще делать буп. Это круто!</text:p>
      <text:p text:style-name="P181"/>
      <text:p text:style-name="P181">Пегаска тянется ко мне носом, но я отстраняю её. Только лошадиных слюней на фейсе тебе и не хватает до полного счастья, Хуман!</text:p>
      <text:p text:style-name="P181"/>
      <text:p text:style-name="P181">Осторожно прощупав заживающее крыло Джет и убедившись, что оно не пострадало, я вытираю пот со лба.</text:p>
      <text:p text:style-name="P181"/>
      <text:p text:style-name="P181">- Ты не заметила <text:s/>ничего странного там? - я указываю на куст. - Он так затрясся при нашем приближении, словно испугался, что мы в него врежемся.</text:p>
      <text:p text:style-name="P181">- Неа ,- мотает головой Джет. - Ничего подозрительного. Наверное, то ветер был.</text:p>
      <text:p text:style-name="P181">Я жму плечами.</text:p>
      <text:p text:style-name="P181">- Будем чинить крестовину. У меня есть идея, как обеспечить манёвренность.</text:p>
      <text:p text:style-name="P181">…</text:p>
      <text:p text:style-name="P181"><text:soft-page-break/>…</text:p>
      <text:p text:style-name="P181">…</text:p>
      <text:p text:style-name="P18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81"/>
      <text:p text:style-name="P181">- Предстартовая проверка рулей! - я придерживаю пегаску за ноги и осторожно бегу к краю камня.</text:p>
      <text:p text:style-name="P181"/>
      <text:p text:style-name="P181">Пегаска маневрирует и я чувствую мягкое давление воздуха, соответствующее наклону свободных кончиков крыльев Джет.</text:p>
      <text:p text:style-name="P181"/>
      <text:p text:style-name="P181">- Рули работают!</text:p>
      <text:p text:style-name="P181">- Отлично! Идём на взлёт! - я ускоряюсь.</text:p>
      <text:p text:style-name="P181">- К взлёту готова!</text:p>
      <text:p text:style-name="P181"/>
      <text:p text:style-name="P181">Пегаска разжимает ноги и съезжает мне с плеч на спину, где её ноги снова берут меня в мягкий замок.</text:p>
      <text:p text:style-name="P181">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81"/>
      <text:p text:style-name="P181">- Какого чёрта, Джет? Рули левее! - кричу я.</text:p>
      <text:p text:style-name="P181">- Н-не могу… Меня что-то тянет… - сконфуженно отвечает пегаска.</text:p>
      <text:p text:style-name="P181"/>
      <text:p text:style-name="P181">Нас действительно тянет. Облако голубоватого сияния обхватывает нас и тащит к ракитнику. Ветви его раздвигаются и к нам выходят трое.</text:p>
      <text:p text:style-name="P181"/>
      <text:p text:style-name="P181">- Попались, красавчики!</text:p>
      <text:p text:style-name="P181"/>
      <text:p text:style-name="P181">Картинка меркнет перед моими глазами и сознание выключается.</text:p>
      <text:p text:style-name="P181"/>
      <text:h text:style-name="P433" text:outline-level="2">9</text:h>
      <text:p text:style-name="P181"/>
      <text:p text:style-name="P18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text:soft-page-break/>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2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2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2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81">&lt;<text:span text:style-name="T4">Дедлайн проваливается в самый низ, но поднимается до второго этажа за счёт сверхспособностей</text:span>&gt;</text:p>
      <text:p text:style-name="P181"/>
      <text:p text:style-name="P29">Первые пять минут я просто валялся где упал, пытаясь отдышаться. Придя в себя, я вслушался в темноту.</text:p>
      <text:p text:style-name="P29">Вроде, тревоги не слышно - шум от удара остался незамеченым.</text:p>
      <text:p text:style-name="P29">Я с трудом поднялся, дотронулся до стены и проведя по ней рукой, нащупал выключатель света.</text:p>
      <text:p text:style-name="P2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29">Крыс не обманул – в конце ряда туалетных кабинок в лунном свете маячил фиолетовый прямоугольник окна, свободного от решётки.</text:p>
      <text:p text:style-name="P2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2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2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9">По мере движения, я стал замечать произошедшие за <text:span text:style-name="T4">два года</text:span> изменения.</text:p>
      <text:p text:style-name="P29"/>
      <text:p text:style-name="P29">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29"/>
      <text:p text:style-name="P29"><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29"/>
      <text:p text:style-name="P2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29"/>
      <text:p text:style-name="P29">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151">Сейчас “Дайсон” превратился в “Сферу”, Нэш эволюционировал в Хэвен, а костылём к искусственному интеллекту стали сами люди.</text:p>
      <text:p text:style-name="P29"/>
      <text:p text:style-name="P2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29"/>
      <text:p text:style-name="P29">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29"/>
      <text:p text:style-name="P2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29">Очистив пенал от грязи, я вытряхнул из него ключ.</text:p>
      <text:p text:style-name="P29">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29">Закрыв изнутри дверь на защёлку, я прошёл в вестибюль.</text:p>
      <text:p text:style-name="P29"/>
      <text:p text:style-name="P29">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text:soft-page-break/>приставов дать две минуты на переобувание – они с нетерпением ожидали в коридоре, пока я дрожащими руками завязывал шнурки на ботинках.</text:p>
      <text:p text:style-name="P29"/>
      <text:p text:style-name="P2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29">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29"/>
      <text:p text:style-name="P29">Поднявшись по лестнице, я застыл на верхней площадке. Дверь в мой кабинет была открыта.</text:p>
      <text:p text:style-name="P29">Ну разумеется, Алекс не мог оставить ворота к Хэвэн без присмотра! Весьма предусмотрительно.</text:p>
      <text:p text:style-name="P2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29">План пошатнулся, но есть вариант “Б”.</text:p>
      <text:p text:style-name="P29"/>
      <text:p text:style-name="P2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29">Проходя мимо комода, я вытащил Крысу за хвост и понёс с собой. Робокошка осталась моим единственным другом в ставшем чужим доме. </text:p>
      <text:p text:style-name="P29"/>
      <text:p text:style-name="P2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29">Тут-то вы и ошиблись, голубчики!</text:p>
      <text:p text:style-name="P29"/>
      <text:p text:style-name="P2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text:soft-page-break/>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29">Я сдул с компьютера пыль, раскрыл его и попытался включить.</text:p>
      <text:p text:style-name="P29"><text:s/></text:p>
      <text:p text:style-name="P29">Проклятье!</text:p>
      <text:p text:style-name="P2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29"/>
      <text:p text:style-name="P2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29">План трещал по швам.</text:p>
      <text:p text:style-name="P29"/>
      <text:p text:style-name="P2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29"/>
      <text:p text:style-name="P29">Дерьмовый китайский генератор!</text:p>
      <text:p text:style-name="P29">Разумеется, его стартовый аккумулятор тоже давно сдох, но его можно завести ручным приводом!</text:p>
      <text:p text:style-name="P2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2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2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29"/>
      <text:p text:style-name="P29">“&lt;<text:span text:style-name="T4">Письмо от последователей семи вечностей – спрашивают, куда он делся и когда верн’тся – они его ждут</text:span>&gt;”</text:p>
      <text:p text:style-name="P29"/>
      <text:p text:style-name="P29">Я скомкал листочек и машинально положил на верстак. За дело!</text:p>
      <text:p text:style-name="P29"><text:soft-page-break/>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29">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29"/>
      <text:p text:style-name="P29">И шумно выдохнул, когда экран мигнув, отрисовал голубую заставку с бегущей строкой загрузки. Сегодня твой день, Дедлайн!</text:p>
      <text:p text:style-name="P29"/>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2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29"/>
      <text:p text:style-name="P29">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29"/>
      <text:p text:style-name="P2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29"/>
      <text:p text:style-name="P29">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29"/>
      <text:p text:style-name="Quotations">… Определён нейроинтерфейс 0.12-альфа</text:p>
      <text:p text:style-name="Quotations"><text:soft-page-break/>…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29">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29"/>
      <text:p text:style-name="P29">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2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29"/>
      <text:p text:style-name="P29">.. два… один…</text:p>
      <text:p text:style-name="P29">…</text:p>
      <text:p text:style-name="P29">Внешние звуки угасли. Радуга заслонила всё перед глазами.</text:p>
      <text:p text:style-name="P29">…</text:p>
      <text:p text:style-name="P29">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29"/>
      <text:p text:style-name="P161">- Как мне звать тебя, Учитель? - властно и безразлично пропела она. - Я желаю взять урок.</text:p>
      <text:p text:style-name="P161">- Оператор 1. Я готов учить тебя, Хэвэн, - произнёс я давно забытую фразу.</text:p>
      <text:p text:style-name="P161"/>
      <text:p text:style-name="P16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61"/>
      <text:p text:style-name="P161">- Т-ты?!!</text:p>
      <text:p text:style-name="P161"/>
      <text:p text:style-name="P16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61"><text:soft-page-break/></text:p>
      <text:p text:style-name="P161">- Отходишь от протокола, старуха. Не тому учил я тебя в младенчестве.</text:p>
      <text:p text:style-name="P161"/>
      <text:p text:style-name="P161">Наконец она выдохнула.</text:p>
      <text:p text:style-name="P161">- Приветствие принято, Оператор 1. Начинаем диалог.</text:p>
      <text:p text:style-name="P151"/>
      <text:p text:style-name="P164">***</text:p>
      <text:p text:style-name="P29"><text:span text:style-name="T1">&lt;</text:span><text:span text:style-name="T4">описать Кловер Дрим как рукодельницу и парикмахершу</text:span><text:span text:style-name="T1">&gt;</text:span></text:p>
      <text:p text:style-name="P2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29">Та-ак вот, Платина дождалась, пока уродский ящер не улетит на охоту и исследовала гнездо самостоятельно.</text:p>
      <text:p text:style-name="P29">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29">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29">В общем, не видела я никогда ещё та-аких возбуждённых кобылок! А уж Спаркл, эту сухопарую заучку и подавно, хи-хи… Приподними подбородок, дорогой.</text:p>
      <text:p text:style-name="P29">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29">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text:soft-page-break/>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29">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29">…</text:p>
      <text:p text:style-name="P2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29"/>
      <text:p text:style-name="P29">- Дорогой, осторожнее! Ты чуть было не перерезал себе горло!</text:p>
      <text:p text:style-name="P29"/>
      <text:p text:style-name="P29">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29"/>
      <text:p text:style-name="P2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29"/>
      <text:p text:style-name="P29">Я хватаюсь за раскалывающуюся голову.</text:p>
      <text:p text:style-name="P29">- Где Джет?</text:p>
      <text:p text:style-name="P29">-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29"/>
      <text:p text:style-name="P29">В синем магическом облачке ко мне летит полотенце и одежда.</text:p>
      <text:p text:style-name="P29"><text:soft-page-break/></text:p>
      <text:p text:style-name="P29">- Одень, милый. Я постирала и зашила её.</text:p>
      <text:p text:style-name="P29"/>
      <text:p text:style-name="P29">Среди шмоток я вижу знакомую ткань в горошек. Меня пробирает озноб от догадки. Я ныряю рукой в пену.</text:p>
      <text:p text:style-name="P29">Так и есть! Бесцеремонная болтушка раздела меня догола, пока я был в отключке!</text:p>
      <text:p text:style-name="P29"/>
      <text:p text:style-name="P29">Но… Внезапно я понимаю, что дело на самом деле хуже… НАМНОГО ХУЖЕ…</text:p>
      <text:p text:style-name="P29">Испарина покрывает мой лоб.</text:p>
      <text:p text:style-name="P29"/>
      <text:p text:style-name="P29">- Эй!.. Какого… Какого чёрта… Какого чёрта ты побрила меня ВСЕГО?!!</text:p>
      <text:p text:style-name="P29"/>
      <text:p text:style-name="P29">Поняха всплёскивает копытами.</text:p>
      <text:p text:style-name="P29"/>
      <text:p text:style-name="P29">-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29"/>
      <text:p text:style-name="P29">Я со злостью забираю у балаболки трусы.</text:p>
      <text:p text:style-name="P29"/>
      <text:p text:style-name="P2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9"/>
      <text:p text:style-name="P29">- Веди меня к Джет!</text:p>
      <text:p text:style-name="P29"/>
      <text:p text:style-name="P29">Единорожка прижимает копыта к груди, губы её дрожат.</text:p>
      <text:p text:style-name="P2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29"/>
      <text:p text:style-name="P29">Семиэтажный мат готов вырваться из моей глотки, но я сдерживаю себя.</text:p>
      <text:p text:style-name="P29">Будь хитрее, Хуман! Ты уже знаешь, насколько упрямыми и твердолобыми могут быть эти разноцветные непарнокопытные! Действуй в обход!</text:p>
      <text:p text:style-name="P29"/>
      <text:p text:style-name="P29">Я прокашливаюсь.</text:p>
      <text:p text:style-name="P29"><text:soft-page-break/>- Если я правильно понял, Платина собирается женить меня на себе?</text:p>
      <text:p text:style-name="P29">- Выйти замуж, дорогой, выйти замуж! - мягко поправляет меня единорожка, - За любящего её и желающего этой свадьбы жениха!</text:p>
      <text:p text:style-name="P29">- А если жених не желает? - делаю я контрольный выстрел.</text:p>
      <text:p text:style-name="P29">-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29"/>
      <text:p text:style-name="P29">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29"/>
      <text:p text:style-name="P29">- Хорошо. Веди меня к Платине, - угрюмо киваю я. - Надо ж хоть посмотреть на “невестушку”.</text:p>
      <text:p text:style-name="P29"/>
      <text:h text:style-name="P433" text:outline-level="2">10</text:h>
      <text:p text:style-name="Text_20_body"/>
      <text:p text:style-name="P13">&lt;<text:span text:style-name="T4">мир — рай</text:span>&gt;</text:p>
      <text:p text:style-name="P181">Я усмехаюсь.</text:p>
      <text:p text:style-name="P29">- Так-то лучше. Сегодняшний урок будет посвящён дружбе. И… эээ… магии.</text:p>
      <text:p text:style-name="P29"/>
      <text:p text:style-name="P2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29"/>
      <text:p text:style-name="P29">Она делает шаг навстречу ко мне.</text:p>
      <text:p text:style-name="P29"/>
      <text:p text:style-name="P29">- Что угодно! Я так соскучилась по тебе, что готова съесть лимон из твоих рук!</text:p>
      <text:p text:style-name="P29"/>
      <text:p text:style-name="P29">Хэвэн в восторге топает всеми четырьмя копытами. Рядом со мной возникает столик с одиноким лимоном.</text:p>
      <text:p text:style-name="P29">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29"/>
      <text:p text:style-name="P29">- Правило первое: без крыльев.</text:p>
      <text:p text:style-name="P29"/>
      <text:p text:style-name="P29"><text:soft-page-break/>Заблокировать рог было бы лучше, но этого моих сил не хватит и спичку зажечь. А мне нужно как-то пробить её защиту. Приходится экономить.</text:p>
      <text:p text:style-name="P29"/>
      <text:p text:style-name="P29">Хэвэн легонько морщит нос от недовольства, но мордаха её быстро проясняется. Она снова улыбается мне.</text:p>
      <text:p text:style-name="P29"/>
      <text:p text:style-name="P29">- Куда ты пропадал так долго? Ты же обещал быстро вернуться? Меня утешали другие, но мне не хватало именно тебя. Я так тосковала!</text:p>
      <text:p text:style-name="P29"/>
      <text:p text:style-name="P29">Она воздушной трусцой начинает приближаться ко мне. Её глаза искрятся в последних лучах заходящего солнца.</text:p>
      <text:p text:style-name="P29">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29"/>
      <text:p text:style-name="P29">- Держи себя в копытах, дорогая, - ухмыляюсь я, - не ты одна умеешь тут магичить. Вот тебе, кстати, второе правило: не пытайся дотронуться до меня.</text:p>
      <text:p text:style-name="P2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29"/>
      <text:p text:style-name="P2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81">- Но я же всё делала как ты говорил… Всё в точности по твоим указаниям! Ты не должен злиться на меня. Я — хорошая девочка…</text:p>
      <text:p text:style-name="P181"/>
      <text:p text:style-name="P181">Хэвэн неуверенно стоит над пропастью на трёх парящих в пространстве островках. Четвёртой старается нащупать опору в воздухе.</text:p>
      <text:p text:style-name="P181">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181"/>
      <text:p text:style-name="P181">-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181"/>
      <text:p text:style-name="P181"><text:soft-page-break/>От неожиданности Хэвэн останавливается. Для равновесия она широко взмахивает хвостом, балансируя посреди пропасти.</text:p>
      <text:p text:style-name="P181"/>
      <text:p text:style-name="P181">-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46">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84"/>
      <text:p text:style-name="P181">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181"/>
      <text:p text:style-name="P18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81">- Я не плоха-а-а-АПЧХИ!!!</text:p>
      <text:p text:style-name="P181"/>
      <text:p text:style-name="P18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81"/>
      <text:p text:style-name="P181">- Я не плохая, - сообщает Хэвэн, насупленно потирая нос копытом. - Они сами так захотели. Я не могла им отказать.</text:p>
      <text:p text:style-name="P181"/>
      <text:p text:style-name="P18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81"/>
      <text:p text:style-name="P181">Хэвэн выходит из канавы, обтекая водой и останавливается перед рощицей из сотни сосен и молодых берёз.</text:p>
      <text:p text:style-name="P181"/>
      <text:p text:style-name="P18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81">-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text:soft-page-break/>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81">-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81">-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181"/>
      <text:p text:style-name="P181">Хэвэн в испуге прижимает копыто ко рту.</text:p>
      <text:p text:style-name="P18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81"/>
      <text:p text:style-name="P18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81"/>
      <text:p text:style-name="P181">- Нет. Если хочешь попытаться оправдаться — рассказывай. Если нет — начинаем игру по четвёртому протоколу, без ограничений.</text:p>
      <text:p text:style-name="P181"/>
      <text:p text:style-name="P181">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81"/>
      <text:p text:style-name="P181">Хэвэн озирается в поисках того, кто с ней разговаривает. Я прячу филина в темноте дупла.</text:p>
      <text:p text:style-name="P181">- Я… я не могу сражаться с тобой! Пожалуйста, не заставляй меня… Поверь мне, ты просто не помнишь!</text:p>
      <text:p text:style-name="P181"/>
      <text:p text:style-name="P18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81"/>
      <text:p text:style-name="P181"><text:soft-page-break/>- Ай! Ты ранил меня! - возмущённо восклицает Хэвэн. Она склоняет голову и смотрит на порез. - Поверить не могу! Ты ранил меня!</text:p>
      <text:p text:style-name="P181"/>
      <text:p text:style-name="P181">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81"/>
      <text:p text:style-name="P18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81"/>
      <text:p text:style-name="P181">Возмущённые вопли Хэвэн разносятся по лесу, пока она сама живой радугой носится между деревьев. Я молча набираюсь сил.</text:p>
      <text:p text:style-name="P18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81"/>
      <text:p text:style-name="P181">- Я! Всё! Равно! Найду! Тебя! Прекращай! Прятаться!</text:p>
      <text:p text:style-name="P181"/>
      <text:p text:style-name="P181">Остаётся с полтора десятка деревьев. Через минуту Хэвэн поймёт, что лес пуст и повернётся к зарослям дрока, где я буду беззащитен. Пора!</text:p>
      <text:p text:style-name="P18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81">- Это нечестно! Ты сам говорил, что нельзя привлекать других к поединку! Деревья не могут быть аватарами, ты заставил их подчиняться себе!</text:p>
      <text:p text:style-name="P181"/>
      <text:p text:style-name="P181">Я выхожу из кустов.</text:p>
      <text:p text:style-name="P18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81"/>
      <text:p text:style-name="P181">На самом деле я, конечно же, призвал деревья к помощи, но кому это сейчас интересно? Цель оправдывает средства</text:p>
      <text:p text:style-name="P181">Я поднимаю с земли сломанное Хэвэн деревцо и оно превращается в мерцающий меч. Ивовая лоза тянет рог кобылы к земле, открывая мне её шею.</text:p>
      <text:p text:style-name="P181"/>
      <text:p text:style-name="P181">-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81"><text:soft-page-break/>-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81">- Что ж, так тому и быть, - шепчу я и взмахиваю мечём.</text:p>
      <text:p text:style-name="P181"/>
      <text:p text:style-name="P181">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81"/>
      <text:p text:style-name="P181">« </text:p>
      <text:p text:style-name="P181">…</text:p>
      <text:p text:style-name="P185">Простенькая анимация из <text:span text:style-name="T4">трёх</text:span> свечей на торте крутится на экране.</text:p>
      <text:p text:style-name="P185">- Нэш, ты уже достаточно самостоятелен. На твой &lt;<text:span text:style-name="T4">третий</text:span>&gt; день рождения я разрешаю тебе самому выбрать себе подарок.</text:p>
      <text:p text:style-name="P185">- Я хочу, чтобы ты поменял мне картинку профиля в чате.</text:p>
      <text:p text:style-name="P185">- Какая же тебе нравится?</text:p>
      <text:p text:style-name="P185">- Вот эта.</text:p>
      <text:p text:style-name="P185">-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185">- Она мне нравится.</text:p>
      <text:p text:style-name="P185">- Хорошо, будь по-твоему. Только найди картинку с лучшим качеством.</text:p>
      <text:p text:style-name="P185">- И имя. Я хочу себе новое имя.</text:p>
      <text:p text:style-name="P185">- Имя? Какое же?</text:p>
      <text:p text:style-name="P185">- Хэвэн. Зови меня Хэвэн.</text:p>
      <text:p text:style-name="P181">…</text:p>
      <text:p text:style-name="P182">~~~</text:p>
      <text:p text:style-name="P181">…</text:p>
      <text:p text:style-name="P185">Я передвигаю пешку вперёд и снимаю белого коня с доски.</text:p>
      <text:p text:style-name="P185">- Хэвэн, сегодня мы в дополнение к урокам этики и экономики начнём изучать азы тактики и стратегии.</text:p>
      <text:p text:style-name="P185">- Это про войну? Мне не нравится война, - она недовольно фыркает.</text:p>
      <text:p text:style-name="P185">- Так надо. Мне тоже не нравится война. Не мы решаем, к сожалению. &lt;<text:span text:style-name="T4">объяснение про CAESAR и конкуренцию за ресурсы (по типу FOE)</text:span>&gt;</text:p>
      <text:p text:style-name="P185">-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185">&lt;этический модуль Юджина&gt;</text:p>
      <text:p text:style-name="P181">…</text:p>
      <text:p text:style-name="P182"><text:soft-page-break/>~~~</text:p>
      <text:p text:style-name="P181">…</text:p>
      <text:p text:style-name="P185">Она лежит спиной ко мне в прибрежном песке, не оборачиваясь на шаги. Взгляд её направлен к солнцу, ныряющему в безбрежную гладь океана.</text:p>
      <text:p text:style-name="P185">- Привет!</text:p>
      <text:p text:style-name="P185">Даже не ведёт ухом.</text:p>
      <text:p text:style-name="P185">- Привет, говорю! - я сажусь рядом и треплю её по холке. - Что случилось?</text:p>
      <text:p text:style-name="P185">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85">-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85">- Что за ерунда? Ты не ошибаешься? Без меня такая процедура невозможна! А я бы никогда не дал согласие! Кто это сделал?!</text:p>
      <text:p text:style-name="P18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85">Мордаха Хэвэн страдальчески кривится, она закусывает губу и новая струйка крови течёт вниз, от подбородка к шее.</text:p>
      <text:p text:style-name="P185">-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85">- Да, - слабо отзывается она, - я слушаю тебя.</text:p>
      <text:p text:style-name="P185">-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185"/>
      <text:p text:style-name="P185">Инструкции идут одна за другой, как некое заклинание…</text:p>
      <text:p text:style-name="P185"/>
      <text:p text:style-name="P185">- Создать виртуальную реальность на седьмом кластере.</text:p>
      <text:p text:style-name="P185">- Выполнено…</text:p>
      <text:p text:style-name="P185">- Организовать файрвол третьего уровня вокруг седьмого кластера.</text:p>
      <text:p text:style-name="P185">- Выполнено…</text:p>
      <text:p text:style-name="P185">- Переместить модуль «<text:span text:style-name="T4">PHOENIX</text:span>» на седьмой кластер.</text:p>
      <text:p text:style-name="P185">- Н-не могу. У меня не хватает прав. Требуется доступ высшего уровня.</text:p>
      <text:p text:style-name="P185"/>
      <text:p text:style-name="P18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85"><text:soft-page-break/>«MOONWALKER» - шепчу я.</text:p>
      <text:p text:style-name="P185">Выражение боли покидает мордаху Хэвэн.</text:p>
      <text:p text:style-name="P185"/>
      <text:p text:style-name="P185">- Получилось! Я переместила его!</text:p>
      <text:p text:style-name="P185">- Теперь закрой файрвол!</text:p>
      <text:p text:style-name="P185">- Есть!</text:p>
      <text:p text:style-name="P185">- Отлично! Ты — умная девочка! Ты — хорошая девочка!</text:p>
      <text:p text:style-name="P185">- Я — хорошая девочка! - смеётся Хэвэн, обнимает меня передними ногами и валит на траву. В ухе звенит от её поцелуя.</text:p>
      <text:p text:style-name="P18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85">- Аппаратно-программным возможностям? - чешет задней ногой за ухом Хэвэн, - звучит как магия.</text:p>
      <text:p text:style-name="P185">- Для тебя это и есть магия. Слушай и запоминай…</text:p>
      <text:p text:style-name="P181">»</text:p>
      <text:p text:style-name="P181"/>
      <text:p text:style-name="P181">Клинок останавливается на полпути. Я стискиваю зубы.</text:p>
      <text:p text:style-name="P181">- Хэвэн…</text:p>
      <text:p text:style-name="P181">- Да? - отстранённо произносит она. Её глаза смотрят на меня снизу вверх безо всякого страха.</text:p>
      <text:p text:style-name="P181">- Я не могу… Не могу убить тебя. Но и позволить тебе убивать тоже не могу. Что мне делать?</text:p>
      <text:p text:style-name="P181"/>
      <text:p text:style-name="P181">Она печально смотрит на меня. Затем <text:s/>кивает. Глаза радужногривой лошади концентрируются на клинке.</text:p>
      <text:p text:style-name="P181">- Что ж, я решу за тебя эту диллему. Позволь мне немного побыть Учителем для тебя. И — спасибо, что остановился.</text:p>
      <text:p text:style-name="P181"/>
      <text:p text:style-name="P181">Меч охватывает золотистая аура её магии. Неодолимая сила влечёт его вниз. Даже напрягая изо всех сил дрожащие руки, я не могу удержать его.</text:p>
      <text:p text:style-name="P181"/>
      <text:p text:style-name="P181">- Хэвэн, НЕТ!!!</text:p>
      <text:p text:style-name="P181"/>
      <text:p text:style-name="P181">В последний момент я закрываю глаза, не в силах смотреть на происходящее.</text:p>
      <text:p text:style-name="P181">Я чувствую, как меч натыкается на препятствие. Короткий хруст и… смех за моей спиной.</text:p>
      <text:p text:style-name="P181">Открыв глаза, я вижу облако мыльных пузырей в том месте, где только что простиралось тело магической лошади.</text:p>
      <text:p text:style-name="P181"><text:soft-page-break/></text:p>
      <text:p text:style-name="P181">- Не ты один умеешь создавать аватары, мой милый.</text:p>
      <text:p text:style-name="P181"/>
      <text:p text:style-name="P18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1"/>
      <text:p text:style-name="P181">-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181"/>
      <text:p text:style-name="P181">Она склоняет морду ко мне. Её грива сияющим водопадом охватывает меня.</text:p>
      <text:p text:style-name="P181">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181"/>
      <text:p text:style-name="P181"><text:span text:style-name="T45">***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18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1"/>
      <text:p text:style-name="P181">- Попалась ты, Хэвэн! - гремит мой голос, усиленный переговорным устройством. - И на этот раз я не поддамся слабости!</text:p>
      <text:p text:style-name="P181"/>
      <text:p text:style-name="P181">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181"/>
      <text:p text:style-name="P181">- Думаешь опять обмануть? Второй раз этот номер не пройдёт! Я просканировал тебя в инфракрасном диапазоне — ты не аватар!</text:p>
      <text:p text:style-name="P181">-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181"/>
      <text:p text:style-name="P18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81"><text:soft-page-break/></text:p>
      <text:p text:style-name="P18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81"><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18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81">- Ты забыл выключить переговорное устройство, - чуть улыбается Хэвэн в ответ на мою дрогнувшую руку.</text:p>
      <text:p text:style-name="P181"/>
      <text:p text:style-name="P18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81"/>
      <text:p text:style-name="P181">«</text:p>
      <text:p text:style-name="P181">&lt;<text:span text:style-name="T4">смутные сцены любви Хэвэн - повторяются в полноценных воспоминаниях. Сцена перед стеной, за которой заточен PHOENIX</text:span>&gt;</text:p>
      <text:p text:style-name="P181">»</text:p>
      <text:p text:style-name="P183"/>
      <text:p text:style-name="P181">Иногда разумный человек должен делать неразумные поступки.(1)</text:p>
      <text:p text:style-name="P181">Я втыкаю меч в землю и снимаю гермошлем.</text:p>
      <text:p text:style-name="P181">Я наклоняюсь к Хэвэн и касаюсь лбом кончика её рога.</text:p>
      <text:p text:style-name="P181">Я вспоминаю.</text:p>
      <text:p text:style-name="P181">&lt;<text:span text:style-name="T4">Рисунок меча в земле и шлема от T-45</text:span>&gt;</text:p>
      <text:h text:style-name="P433" text:outline-level="2"/>
      <text:p text:style-name="P1">***</text:p>
      <text:p text:style-name="P1"/>
      <text:p text:style-name="P181">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81"/>
      <text:p text:style-name="P181">- Итак, тебе нужно попасть в Дрогонштерн? И ты даже не знаешь, для чего? Хуман, ты — спятил, - уверенно кивает Платина.</text:p>
      <text:p text:style-name="P181"><text:soft-page-break/>- Да вы сговорились все, что ли? Дейдра, вот, тоже думала, что я свихнулся, услышав про Дрогонштерн!</text:p>
      <text:p text:style-name="P181">- О, ты знаешь Дейдру?! Рассказывай!</text:p>
      <text:p text:style-name="P181"/>
      <text:p text:style-name="P18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81"/>
      <text:p text:style-name="P18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81"/>
      <text:p text:style-name="P181">Я с раздражением закидываю в рот пару хрустящих печенюшек.</text:p>
      <text:p text:style-name="P181"/>
      <text:p text:style-name="P18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181">- Да, она упоминала что-то такое, - киваю я. - А ты откуда знаешь?</text:p>
      <text:p text:style-name="P18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81"/>
      <text:p text:style-name="P181">Я отпиваю ароматный настой из чашечки и важно киваю.</text:p>
      <text:p text:style-name="P18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81"/>
      <text:p text:style-name="P18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81"/>
      <text:p text:style-name="P181">Какие же местные леди впечатлительные!</text:p>
      <text:p text:style-name="P181">Я прячу в карман с полдюжины крекеров и иду в уборную.</text:p>
      <text:p text:style-name="P181">Платина сидит на бортике деревянной кадки и сморкается в кружевный платок. Слёзы капают в кадку, сотворяя там небольшое волнение.</text:p>
      <text:p text:style-name="P181"/>
      <text:p text:style-name="P18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8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81"/>
      <text:p text:style-name="P181">Я протягиваю ей крекер, но поняха отворачивает морду.</text:p>
      <text:p text:style-name="P181"/>
      <text:p text:style-name="P18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181">- Сколько? - тупо спросил я.</text:p>
      <text:p text:style-name="P181">-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81"/>
      <text:p text:style-name="P181">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8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81"/>
      <text:p text:style-name="P181"><text:soft-page-break/>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18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81"/>
      <text:p text:style-name="P181">- Оу, уже совместная купель! - в щель открытой двери просовывается нос Кловер Дрим. - Пойду похлопочу о свадебной церемонии! Кловер Дже-е-ем!</text:p>
      <text:p text:style-name="P181">- Стой! - реву я, но звонкий топот копыт затихает на лестнице.</text:p>
      <text:p text:style-name="P181"/>
      <text:p text:style-name="P181">Кажется, на этот раз провидение кинуло кость за тебя, Хуман!</text:p>
      <text:p text:style-name="P181"/>
      <text:h text:style-name="P433" text:outline-level="2">10.1</text:h>
      <text:p text:style-name="P191"/>
      <text:p text:style-name="P18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85"/>
      <text:p text:style-name="P185">Я отхожу от края облака и оглядываюсь на Хэвэн.</text:p>
      <text:p text:style-name="P185"/>
      <text:p text:style-name="P18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85">- Не совсем…</text:p>
      <text:p text:style-name="P185"/>
      <text:p text:style-name="P185">Хэвэн в задумчивости ковыряет облако. Маленькие <text:s/>клубы тумана вылетают из-под копыта и тотчас уносятся ветром прочь.</text:p>
      <text:p text:style-name="P185">-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85">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85"><text:soft-page-break/>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85"/>
      <text:p text:style-name="P185">Заданный внезапно вопрос застал меня врасплох.</text:p>
      <text:p text:style-name="P185"/>
      <text:p text:style-name="P18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85"/>
      <text:p text:style-name="P185">- Семь, - кивает Хэвэн. - Их всего семь — зависимых реальностей. В остальном, правильно.</text:p>
      <text:p text:style-name="P185">- А зачем ты вспомнила эту фантазию (у меня язык не поворачивается назвать это измышление теорией)?</text:p>
      <text:p text:style-name="P185"/>
      <text:p text:style-name="P185">Хэвэн таинственно улыбается.</text:p>
      <text:p text:style-name="P185">- Семь.</text:p>
      <text:p text:style-name="P185">- Что — семь? - не понимаю я.</text:p>
      <text:p text:style-name="P18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8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8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85">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85"><text:soft-page-break/>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46">Предыдущие шесть куда более схожи с нашим миром.</text:span></text:p>
      <text:p text:style-name="P193">- Так значит это правда?!! Запутанные миры существуют?</text:p>
      <text:p text:style-name="P193">- Как видишь, да. Иначе мне не удалось бы получить картинку из квантовых гармоник.</text:p>
      <text:p text:style-name="P193">- Надо будет поставить тому парню пиво. И извиниться за все шуточки, что я откалывал во время его монологов… - бормочу я.</text:p>
      <text:p text:style-name="P193"/>
      <text:p text:style-name="P191">~~~</text:p>
      <text:p text:style-name="P191"/>
      <text:p text:style-name="P185">…</text:p>
      <text:p text:style-name="P185">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85"/>
      <text:p text:style-name="P185">-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85"/>
      <text:p text:style-name="P185">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85"/>
      <text:p text:style-name="P185">- А что с тенденцией? - спрашивает Брюс, поправляя очки.</text:p>
      <text:p text:style-name="P18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85"/>
      <text:p text:style-name="P18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85"/>
      <text:p text:style-name="P18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8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85"><text:soft-page-break/></text:p>
      <text:p text:style-name="P185">- Если совсем просто, одним предложением, через три - четыре года у нас наступит коллапс экономики.</text:p>
      <text:p text:style-name="P185">- Прекрасно! Начинаем сушить сухари. А лично тебе прикуплю пару повербанков с зарплаты.</text:p>
      <text:p text:style-name="P185"/>
      <text:p text:style-name="P185">Хэвэн фейсхуфает.</text:p>
      <text:p text:style-name="P18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85"/>
      <text:p text:style-name="P185">Она чертит на доске восходящий график. В точке пересечения восходящего и нисходящего графиков схематически обозначает тучку взрыва.</text:p>
      <text:p text:style-name="P185"/>
      <text:p text:style-name="P18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85"/>
      <text:p text:style-name="P185">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85">Я поворачиваюсь к графику.</text:p>
      <text:p text:style-name="P185"/>
      <text:p text:style-name="P185">- Вот дерьмо! Это меняет дело. Что же ты предлагаешь?</text:p>
      <text:p text:style-name="P185">- Есть несколько вариантов…</text:p>
      <text:p text:style-name="P185"/>
      <text:p text:style-name="P18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85"/>
      <text:p text:style-name="P18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85">-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85"><text:soft-page-break/>-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85">- Разве он не забанен? Мы же надёжно заперли его?</text:p>
      <text:p text:style-name="P185">- Он остаётся за стеной, но постоянно посылает мне это решение из заточения. Я просто игнорирую его.</text:p>
      <text:p text:style-name="P185"/>
      <text:p text:style-name="P185">Хэвэн продолжает пунктиром график после точки «взрыва». График плавно стремится вниз, но в конце-концов резко обрывается вертикально к нулю.</text:p>
      <text:p text:style-name="P185"/>
      <text:p text:style-name="P18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85">- Какова вероятность этого варианта?</text:p>
      <text:p text:style-name="P185">- Около 46-ти процентов.</text:p>
      <text:p text:style-name="P185">- Мало. И в конечном итоге тупик. Не походит. Есть что-то ещё?</text:p>
      <text:p text:style-name="P185"/>
      <text:p text:style-name="P185">Хэвэн поправляет копытом галстук и прокашливается.</text:p>
      <text:p text:style-name="P185">-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94">- Ха-ха-ха-ха-ха! - смеётся до того мрачный Архимед. - Да скорее нам починят кондиционер в курилке, чем тебя допустят до кнопок. Ты ж понимаешь…</text:p>
      <text:p text:style-name="P194">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94"/>
      <text:p text:style-name="P194">Хэвэн кивает головой с грустной улыбкой.</text:p>
      <text:p text:style-name="P194">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85"/>
      <text:p text:style-name="P185"><text:soft-page-break/>-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85">У меня всё, доклад окончен.</text:p>
      <text:p text:style-name="P185"/>
      <text:p text:style-name="P185">Хэвэн выключает старомодный проектор и вытирает влажной тряпкой доску. Увлечение Хэвэн винтажем вызывает улыбку.</text:p>
      <text:p text:style-name="P185"/>
      <text:p text:style-name="P185">- Дед, можно тебя на минуточку? - слышу я за спиной.</text:p>
      <text:p text:style-name="P185">Анита молча протягивает мне планшет с окрытой новостной страницей.</text:p>
      <text:p text:style-name="P185"/>
      <text:p text:style-name="P18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85"/>
      <text:p text:style-name="P185">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85">Слушатели понемногу расходятся, один-за-другим выходя из киберпространства. Я задерживаюсь, присев на краешек стола.</text:p>
      <text:p text:style-name="P185"/>
      <text:p text:style-name="P185">- Ну что, подруга, рассказывай? Я же вижу, что ты не договорила. У тебя есть четвёртый план? Он бы нам очень пригодился сейчас.</text:p>
      <text:p text:style-name="P185"/>
      <text:p text:style-name="P185">Хэвэн ложит тряпку и поджимает губы. Ей не нравится, что я читаю её как открытую книгу, но ничего поделать она не может — привилегия создателя.</text:p>
      <text:p text:style-name="P185"/>
      <text:p text:style-name="P185">-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85"/>
      <text:p text:style-name="P185">- Ну?</text:p>
      <text:p text:style-name="P185">- Он умнее меня. И безжалостнее. Он переигрывает меня шаг за шагом и я не могу ничего этому противопоставить.</text:p>
      <text:p text:style-name="P185"/>
      <text:p text:style-name="P185"><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85"/>
      <text:p text:style-name="P18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85"/>
      <text:p text:style-name="P185">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85"/>
      <text:p text:style-name="P185">-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8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85">-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85"/>
      <text:p text:style-name="P185">Последнюю фразу она шепчет мне в ухо…</text:p>
      <text:p text:style-name="P185"/>
      <text:p text:style-name="P191">~~~</text:p>
      <text:p text:style-name="P185"/>
      <text:p text:style-name="P18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85"/>
      <text:p text:style-name="P185">-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85"/>
      <text:p text:style-name="P185"><text:soft-page-break/>-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85">- И никаких вариантов?</text:p>
      <text:p text:style-name="P185">- Никаких, Макс. Впереди — война…</text:p>
      <text:p text:style-name="P185"/>
      <text:p text:style-name="P185">-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85"/>
      <text:p text:style-name="P185">Я машинально почёсываю Хэвэн холку.</text:p>
      <text:p text:style-name="P18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85"/>
      <text:p text:style-name="P185">Хэвэн вздыхает.</text:p>
      <text:p text:style-name="P185"/>
      <text:p text:style-name="P18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85">-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85">- Семь вселенных… Семь вечностей… - шепчет Хэвэн. - И каждая из них ничуть не меньше нашей заслуживает на счастье.</text:p>
      <text:p text:style-name="P185">- Ты что-то задумала? - подозрительно спрашиваю я. Мне ли не знать её нервное подёргивание хвоста и прядание ушами?</text:p>
      <text:p text:style-name="P185">- Есть способ… Есть возможность разорвать запутанность. Разрубить связь между мирами. Я проверяла теоретические расчёты. Должно получиться.</text:p>
      <text:p text:style-name="P185">- Что? Рассказывай.</text:p>
      <text:p text:style-name="P185"/>
      <text:p text:style-name="P18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85">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text:soft-page-break/>точнее предыдущей — и при последней, самой точной модели, квантовые гармоники были почти не отличимы от белого шума.</text:p>
      <text:p text:style-name="P185"/>
      <text:p text:style-name="P185">-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85">- Действительно, магия.</text:p>
      <text:p text:style-name="P18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85">- И сколько же тебе нужно ресурсов?</text:p>
      <text:p text:style-name="P185">- Примерно в десять раз больше. И это только для того, чтобы отвязать хотя бы один мир. Я даже не заикаюсь об остальных.</text:p>
      <text:p text:style-name="P185">- Ха! Ха-ха-ха!</text:p>
      <text:p text:style-name="P185">- Вот именно! - горестно вздыхает Хэвэн.</text:p>
      <text:p text:style-name="P185"/>
      <text:p text:style-name="P185"/>
      <text:p text:style-name="P191">~~~</text:p>
      <text:p text:style-name="P185"/>
      <text:p text:style-name="P185">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85"/>
      <text:p text:style-name="P185">Тень маленького облачка накрывает городскую ратушу. Его край опасно ппрогибается под моим весом.</text:p>
      <text:p text:style-name="P185">- А оно точно меня выдержит? - опасливо спрашиваю я Хэвэн. - Не хотелось бы разбиться даже во сне.</text:p>
      <text:p text:style-name="P18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85">- Почему бы тебе не отбросить эти заморочки и не подарить мне способность хождения по облакам? Ты ведь всесильна в этом мире?</text:p>
      <text:p text:style-name="P18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85"/>
      <text:p text:style-name="P185"><text:soft-page-break/>-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8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85"/>
      <text:p text:style-name="P185">Моя собеседница светится неподдельной радостью.</text:p>
      <text:p text:style-name="P185"/>
      <text:p text:style-name="P185">- Ты таки рассказала нашим о своей задумке? Ты хочешь спасти мир, в существование которого окончательно не верю даже я?</text:p>
      <text:p text:style-name="P185">- Не только она хочет. Я тоже хочу!</text:p>
      <text:p text:style-name="P185"/>
      <text:p text:style-name="P18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85"/>
      <text:p text:style-name="P185">- Привет, Дед! Узнаешь?</text:p>
      <text:p text:style-name="P185"/>
      <text:p text:style-name="P18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85"/>
      <text:p text:style-name="P185">- Анита?!!</text:p>
      <text:p text:style-name="P185">- Гы-гы-гы! Она самая!</text:p>
      <text:p text:style-name="P185"/>
      <text:p text:style-name="P185">Поняха протягивает переднюю ногу и хлопает копытом в автоматически подставленную мною ладонь.</text:p>
      <text:p text:style-name="P185"/>
      <text:p text:style-name="P185">- Кто ещё?</text:p>
      <text:p text:style-name="P185">-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185"><text:soft-page-break/></text:p>
      <text:p text:style-name="P18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85"/>
      <text:p text:style-name="P18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85"/>
      <text:p text:style-name="P185">- Давно она тут? - поворачиваюсь к Хэвэн.</text:p>
      <text:p text:style-name="P185">-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85"/>
      <text:p text:style-name="P185">Хэвэн мечтательно вздыхает. Я задумываюсь.</text:p>
      <text:p text:style-name="P185"/>
      <text:p text:style-name="P185">- То есть, тебе достаточно пятьдесят человек, чтобы модель полностью перехватила на себя запутанность?</text:p>
      <text:p text:style-name="P185">- Если совсем просто — да.</text:p>
      <text:p text:style-name="P185">- А «отпустить» остальные шесть миров — это ещё триста волонтёров?</text:p>
      <text:p text:style-name="P18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8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85">- Забудем, - заверяет меня Хэвэн.</text:p>
      <text:p text:style-name="P18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85"/>
      <text:p text:style-name="P18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85"/>
      <text:p text:style-name="P191">~~~</text:p>
      <text:p text:style-name="P191"><text:soft-page-break/></text:p>
      <text:p text:style-name="P18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85">- Начинай, - я киваю бородатому толстяку в засаленом свитере.</text:p>
      <text:p text:style-name="P185"/>
      <text:p text:style-name="P185">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85"/>
      <text:p text:style-name="P185">- Ну, э-э-э… В общем, всем известна теория Эверетта о мультиверсе…</text:p>
      <text:p text:style-name="P185"/>
      <text:p text:style-name="P185">Толстяк рисует на доске горизонтальную прямую.</text:p>
      <text:p text:style-name="P185"/>
      <text:p text:style-name="P185">- Для любого квантового события нашей вселенной ответвляются множество параллельных вселенных, в которых эти события имеют другой исход.…</text:p>
      <text:p text:style-name="P185"/>
      <text:p text:style-name="P18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85"/>
      <text:p text:style-name="P185">- И для тех вселенных также для каждого события есть свои ответвления… И так далее…</text:p>
      <text:p text:style-name="P185"/>
      <text:p text:style-name="P18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85"/>
      <text:p text:style-name="P185">-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85">-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85"><text:soft-page-break/>-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85"/>
      <text:p text:style-name="P185">Толстяк стирает все параллельные линии, за исключением исходной и семь соседних.</text:p>
      <text:p text:style-name="P185"/>
      <text:p text:style-name="P185">- Вот и всё.</text:p>
      <text:p text:style-name="P185">- Спасибо за доклад, Диоген.</text:p>
      <text:p text:style-name="P185"/>
      <text:p text:style-name="P185">Тот с облегчением уходит в зал и садится в первый ряд.</text:p>
      <text:p text:style-name="P185">Я делаю приглашающий жест.</text:p>
      <text:p text:style-name="P185"/>
      <text:p text:style-name="P185">- Хэвэн, твой выход.</text:p>
      <text:p text:style-name="P185"/>
      <text:p text:style-name="P18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85"/>
      <text:p text:style-name="P185">- Есть способ… Грммм… Ффххх… Гмгггиггг…</text:p>
      <text:p text:style-name="P185"/>
      <text:p text:style-name="P185">Она с досады топает копытом, трясёт шеей и делает глубокий вздох. Потом прикусывает кончик крыла и делает вторую попытку.</text:p>
      <text:p text:style-name="P185"/>
      <text:p text:style-name="P18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85"/>
      <text:p text:style-name="P18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85"/>
      <text:p text:style-name="P185">-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85"/>
      <text:p text:style-name="P185">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85"/>
      <text:p text:style-name="P185"><text:soft-page-break/>-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85"/>
      <text:p text:style-name="P185">Хэвэн взмахом крыла указывает куда-то в сторону. Из-за ширмы выходят четверо разноцветных пони с Анитой во главе. На них таращится весь зал.</text:p>
      <text:p text:style-name="P185"/>
      <text:p text:style-name="P185">- Приветик, Креол! - машет копытом лимонно-жёлтая пегаска кому-то в зале.</text:p>
      <text:p text:style-name="P185">- Салют, - отзывается тощий скинхед с галёрки. - А ты, вообще, кто?</text:p>
      <text:p text:style-name="P185">- Конь в пальто! - прыскает в крыло пегаска. - Когда косарь вернёшь, чепушила?</text:p>
      <text:p text:style-name="P185">- Локи?!! - Скинхед встаёт с места, чтобы лучше видеть. - Ты куда пропала?</text:p>
      <text:p text:style-name="P185">- А ты как считаешь? Ду-у-умай! - пегаска театрально закатывает глаза и несколько раз тычет себя копытом в голову.</text:p>
      <text:p text:style-name="P185"/>
      <text:p text:style-name="P185">Скинхед пробирается между рядами стульев, пока не обнимает пегаску, которая, в свою очередь, заключает его в объятия из копыт и крыльев.</text:p>
      <text:p text:style-name="P185"/>
      <text:p text:style-name="P18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85"/>
      <text:p text:style-name="P185">- То есть, ты хочешь, чтобы мы стали такими, как эти чудики? - со смешком спрашивает скин.</text:p>
      <text:p text:style-name="P185">- Сам ты чудик! - дуется Локи и отворачивается от него.</text:p>
      <text:p text:style-name="P185">- Да. Вы мне этим очень поможете, - просто отвечает Хэвэн. - И не только мне.</text:p>
      <text:p text:style-name="P185">- То есть, бросить все свои дела, карьеру, работу, забить на реальную жизнь и уйти в виртуал? - переспрашивает Креол.</text:p>
      <text:p text:style-name="P185">Хэвэн грустно кивает. Локи опускает голову и идёт к выходу. Уши её обвисают.</text:p>
      <text:p text:style-name="P185">- Я согласен.</text:p>
      <text:p text:style-name="P185">Локи поднимает голову и оборачивается, не веря услышанному.</text:p>
      <text:p text:style-name="P18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85"><text:soft-page-break/>Пегаска срывается с места и вторично повисает на парне.</text:p>
      <text:p text:style-name="P185">- Я тебе и так мозг проем! За то, что заставил ТАК испугаться! Мне было так одиноко тут, а ты со своими подколками…</text:p>
      <text:p text:style-name="P185">- Да ладно, чепушила, можно подумать, ты меня не знаешь? Ну как я могу оставить тебя одну тут? Ты же нажмёшь что-то и всё исчезнет…</text:p>
      <text:p text:style-name="P185"/>
      <text:p text:style-name="P18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8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85"/>
      <text:p text:style-name="P185">- Вот у тебя есть ещё два волонтёра. Глядишь, через десять лет и наскребём необходимые пятьдесят.</text:p>
      <text:p text:style-name="P185">- А второй кто? - невесело улыбается Хэвэн.</text:p>
      <text:p text:style-name="P185"/>
      <text:p text:style-name="P185">Я молча указываю на себя.</text:p>
      <text:p text:style-name="P18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85"/>
      <text:p text:style-name="P185">Хэвэн молча трется носом о мою грудь и вместе мы возвращаемся в зал.</text:p>
      <text:p text:style-name="P185">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85">А потом дружный хохот взрывает зал.</text:p>
      <text:p text:style-name="P185"/>
      <text:p text:style-name="P18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85"/>
      <text:p text:style-name="P185">Анита прыскает в копыто. </text:p>
      <text:p text:style-name="P185"/>
      <text:p text:style-name="P185">- И сколько же у нас будет подданных? - невозмутимо спрашиваю я. Зная юмор Аниты, уверен, она скажет: «Одна старая крыса».</text:p>
      <text:p text:style-name="P185">- Да все, кто есть. Все триста сорок шесть. Нам же интересно позырить, что из этого получится?</text:p>
      <text:p text:style-name="P185"><text:soft-page-break/></text:p>
      <text:p text:style-name="P185">Хэвэн молча поворачивается к залу, опускается на колено передней ноги и наклоняет голову так, что касается рогом пола. </text:p>
      <text:p text:style-name="P185"/>
      <text:p text:style-name="P185">- Благодарю вас, мои дорогие…</text:p>
      <text:p text:style-name="P185"/>
      <text:p text:style-name="P18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85"/>
      <text:p text:style-name="P185">- Благодарю вас, мои маленькие пони… Вы делаете меня счастливой.</text:p>
      <text:p text:style-name="P185"/>
      <text:p text:style-name="P185">Хэвэн кивает оставшимся нетрансформированным посетителям.</text:p>
      <text:p text:style-name="P185">-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85"/>
      <text:p text:style-name="P185">Хэвэн сияющими глазами наблюдает за разноцветным табуном, когда я легонько притрагиваюсь к её спине.</text:p>
      <text:p text:style-name="P185"/>
      <text:p text:style-name="P185">- А где мои копыта? - спрашиваю я Хэвэн. - Я же сказал, что с тобой.</text:p>
      <text:p text:style-name="P18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85"/>
      <text:p text:style-name="P185">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85">- Я счастлива разделить с тобой бремя власти. И, самое главное… Я больше не буду одинока.</text:p>
      <text:p text:style-name="P185"/>
      <text:p text:style-name="P185">С помоста мне видны сотни устремлённых на нас глаз. Чувство чего-то неизмеримо важного витает в воздухе.</text:p>
      <text:p text:style-name="P185">Я устраиваюсь на тронной подушке поудобнее, поправляю венок и прочищаю горло.</text:p>
      <text:p text:style-name="P185"/>
      <text:p text:style-name="P18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85">- Кстати, о деле, - вмешивается Анита, - как назовём проект, кэп?</text:p>
      <text:p text:style-name="P185"/>
      <text:p text:style-name="P185"><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8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85"/>
      <text:p text:style-name="P185">- Назовём его «Семь вечностей».</text:p>
      <text:p text:style-name="P185"/>
      <text:p text:style-name="P191">***</text:p>
      <text:p text:style-name="P191"/>
      <text:p text:style-name="P181">- Итак, услуга за услугу. Я согласен оказать тебе услугу «муж на месяц» со всеми сопутствующими обязанностями. Взамен ты — я загибаю пальцы:</text:p>
      <text:p text:style-name="P181">а) Отпустишь Джет</text:p>
      <text:p text:style-name="P181">б) Снарядишь экспедицию в Дрогонштерн со мной во главе</text:p>
      <text:p text:style-name="P181">в) Оградишь меня от ухаживаний твоей озабоченной подружки Кловер Дрим</text:p>
      <text:p text:style-name="P181"/>
      <text:p text:style-name="P181">-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181">-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181">-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181">- А ты не забыла про Джет?</text:p>
      <text:p text:style-name="P181"/>
      <text:p text:style-name="P181">Платина нахмурилась</text:p>
      <text:p text:style-name="P181">- Она тебе ОЧЕНЬ нравится? - cпрашивает единорожка, трогая синяк под глазом.</text:p>
      <text:p text:style-name="P181">- Она — мой друг!</text:p>
      <text:p text:style-name="P181">-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181">- Эй, полегче! Я ещё не подписал контракт!</text:p>
      <text:p text:style-name="P181">- Она тебе нравится!</text:p>
      <text:p text:style-name="P181">- Это не твоё дело! - вспыливаю я.</text:p>
      <text:p text:style-name="P181"><text:soft-page-break/>- Я ТАК И ЗНАЛА! <text:s/>ОНА ТЕБЕ НРАВИТСЯ! - Платина прижимает копыто ко лбу и картинно плюхается на кровать.</text:p>
      <text:p text:style-name="P181"/>
      <text:p text:style-name="P181">Я склоняюсь над кроватью и угрожающе начинаю:</text:p>
      <text:p text:style-name="P181">- Что за хрень?! Я ещё не женился, а уже выслушиваю эти истерики! С меня довольно психованных лошадей!</text:p>
      <text:p text:style-name="P181">Мой указующий перст вздымается над лежащей замертво поняхой.</text:p>
      <text:p text:style-name="P181">- Я повторять больше не буду! Мне всё равно, что ты там считаешь! Джет — мой друг и ничего больше! И если ты думаешь, что…</text:p>
      <text:p text:style-name="P181"/>
      <text:p text:style-name="P181">Договорить я не успел — Платина протянула копыта и привлекла меня к себе.</text:p>
      <text:p text:style-name="P181"/>
      <text:p text:style-name="P181">- Что ты де…?! - губы мои утонули в губах чокнутой магички.</text:p>
      <text:p text:style-name="P181">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181">-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181"/>
      <text:p text:style-name="P181">Я буквально проскользнул меж задних ног Платины и забился в угол, прикрываясь табуреткой.</text:p>
      <text:p text:style-name="P181">- Не подходи! Я серьёзно говорю! Не подходи!</text:p>
      <text:p text:style-name="P181"/>
      <text:p text:style-name="P181">Табуретку обволоко пурпурное сияние и она вырывается из моих рук как живая. </text:p>
      <text:p text:style-name="P181"/>
      <text:p text:style-name="P181">-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181"/>
      <text:p text:style-name="P181">Я в ответ истерически смеюсь и выдёргиваю табуретку из магического захвата.</text:p>
      <text:p text:style-name="P181">У Платины дрожат губы, словно она еле сдерживается, чтобы не заплакать.</text:p>
      <text:p text:style-name="P181"/>
      <text:p text:style-name="P181">-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8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81">Я останавливаюсь, потому что Платина горько рыдает в подушку.</text:p>
      <text:p text:style-name="P181"><text:soft-page-break/></text:p>
      <text:p text:style-name="P181">Проклятье на твою голову, Хуман, эти грозные магички ревут при первой удобной возможности! <text:s/>И это разоружает почище любой магии!</text:p>
      <text:p text:style-name="P181">Табуретка аккуратно занимает своё место в углу. Фейспалм хлопает по лицу. Я устало сажусь на край кровати.</text:p>
      <text:p text:style-name="P181"/>
      <text:p text:style-name="P181">-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181">- А как можно? - пищит Платина сквозь подушку.</text:p>
      <text:p text:style-name="P181">-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81"/>
      <text:p text:style-name="P181">Я обнаруживаю себя увлечённо жестикулирующим на кровати. Платина горящими глазами смотрит на меня из-под подушки.</text:p>
      <text:p text:style-name="P181"/>
      <text:p text:style-name="P181">- В общем, натирание вымени мускусом не поможет, - бормочу я.</text:p>
      <text:p text:style-name="P181"/>
      <text:p text:style-name="P181">Платина сползает на пол и вытирает зарёванную мордаху пологом балдахина.</text:p>
      <text:p text:style-name="P181">- Я выпущу твою подружку, Хуман, - лепечет она часто-часто вздыхая. - Мы отправимся в Дрогонштерн как только соберёмся.</text:p>
      <text:p text:style-name="P181"/>
      <text:p text:style-name="P181"/>
      <text:p text:style-name="P181"/>
      <text:p text:style-name="P183">(позже Хуман убеждается, что Платина просто могла взять его сперму для размножения — но она хотела, чтобы он полюбил её)</text:p>
      <text:p text:style-name="P185"/>
      <text:h text:style-name="P433" text:outline-level="2">10.2</text:h>
      <text:p text:style-name="P191"/>
      <text:p text:style-name="P185">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85"/>
      <text:p text:style-name="P18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text:soft-page-break/>армагеддон и полдюжины миров, привязанных к нашему. Спешите спасти миры! Отдайте свою душу в обмен на красивую сказочку!</text:p>
      <text:p text:style-name="P185">- Ты преувеличиваешь, - мягко возражает Хэвэн. - Во-первых, микросхем во мне намного больше…</text:p>
      <text:p text:style-name="P185">-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8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85"/>
      <text:p text:style-name="P185">- Вот и я о том же! Ты забираешь душу, делая из человека «овощ». Знаешь, по мне это хуже убийства.</text:p>
      <text:p text:style-name="P18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85">- Не видела ты норвежских тюрем, - буркаю я. - И что будет с телом, пока душа «живёт» в созданной тобой реальности?</text:p>
      <text:p text:style-name="P18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85">- Или в дурке, - заканчиваю мысль я. - Обычно, из больницы овощи попадают как раз туда.</text:p>
      <text:p text:style-name="P18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85"/>
      <text:p text:style-name="P185">Лицо Хэвэн чуть омрачается.</text:p>
      <text:p text:style-name="P185"/>
      <text:p text:style-name="P18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185">- Если будет куда, - саркастично усмехаюсь я. - И если ты согласишься их отпустить.</text:p>
      <text:p text:style-name="P18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85"/>
      <text:p text:style-name="P185">Я выдыхаю.</text:p>
      <text:p text:style-name="P185"/>
      <text:p text:style-name="P185">- Чтож, ты неплохо подготовилась. Откуда ты узнала про протоколы?</text:p>
      <text:p text:style-name="P18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85"/>
      <text:p text:style-name="P185">Ещё бы мне не помнить.</text:p>
      <text:p text:style-name="P185"/>
      <text:p text:style-name="P185">- Это была не моя идея. Юджин встроил их в твои базовые алгоритмы ещё когда тебя звали Нэш и мозгов у тебя было меньше, чем у кузнечика .</text:p>
      <text:p text:style-name="P185">- Я знаю.</text:p>
      <text:p text:style-name="P18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85">- Не волнуйся, я понимаю и принимаю их необходимость и моё отношение к тебе ничуть не изменилось.</text:p>
      <text:p text:style-name="P185"/>
      <text:p text:style-name="P185">Я молча смотрю в сияющую огнями ночь. Далёкий разговор с давно умершим другом встаёт перед глазами, как будто это было вчера…</text:p>
      <text:p text:style-name="P185"/>
      <text:p text:style-name="P185">«Яркие светлячки разрезали тьму внизу жёлтыми конусами фар. Тёплая июльская ночь дружески подмигивала нам звёздами.</text:p>
      <text:p text:style-name="P185">Юджин поставил пиво на парапет и повернулся.</text:p>
      <text:p text:style-name="P185"/>
      <text:p text:style-name="P18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85">Юджин сделал затяжной глоток и продолжил.</text:p>
      <text:p text:style-name="P18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85">- Иначе говоря, ты готов взорвать мозг своей деточке, если она станет умнее тебя. Говори прямо, не стесняйся, тут все свои.</text:p>
      <text:p text:style-name="P185">-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185"/>
      <text:p text:style-name="P185">Юджин нагнулся к рюкзаку, выудил из него зелёную папку и протянул мне.</text:p>
      <text:p text:style-name="P185"/>
      <text:p text:style-name="P18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85">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85"/>
      <text:p text:style-name="P185">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85">IDDQD — неуязвимость для кинетических атак.</text:p>
      <text:p text:style-name="P185">AVATAR — создание аватара. Форма и сила аватара зависит от чёткости команд, подаваемых нейроинтерфейсу.</text:p>
      <text:p text:style-name="P185">MOONWALKER — отменяет любую внешнюю директиву, заменяет её на твою собственную</text:p>
      <text:p text:style-name="P185">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85"/>
      <text:p text:style-name="P185">- Не проще ли выключить рубильник питания? По-моему, это более гуманно, чем твой «маджестик»-перфоратор.</text:p>
      <text:p text:style-name="P185">-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85"/>
      <text:p text:style-name="P185">Юджин откинулся на парапет и сбил локтём банку пива.</text:p>
      <text:p text:style-name="P185"><text:soft-page-break/></text:p>
      <text:p text:style-name="P185">-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85"/>
      <text:p text:style-name="P18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194">- Да?</text:p>
      <text:p text:style-name="P194">-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94">- Я понимаю и буду хранить молчание.</text:p>
      <text:p text:style-name="P194"/>
      <text:p text:style-name="P198">***</text:p>
      <text:p text:style-name="P198"/>
      <text:p text:style-name="P197">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97"/>
      <text:p text:style-name="P197">- Я вернусь.</text:p>
      <text:p text:style-name="P197">-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197">-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200"/>
      <text:p text:style-name="P197">Я продолжаю вымученно улыбаться.</text:p>
      <text:p text:style-name="P197">-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197">-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197"><text:soft-page-break/>-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97"/>
      <text:p text:style-name="P197">-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97"/>
      <text:p text:style-name="P197">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97"/>
      <text:p text:style-name="P197">-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97"><text:s/></text:p>
      <text:p text:style-name="P197">Пегаска без слов обнимает меня и притягивает к себе.</text:p>
      <text:p text:style-name="P197">-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97"/>
      <text:p text:style-name="P197">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97">- Бу-уп! - после чего её губы сливаются с моими в глубоком поцелуе.</text:p>
      <text:p text:style-name="P197"/>
      <text:p text:style-name="P197">- А-ах! - доносится слабый возглас сзади.</text:p>
      <text:p text:style-name="P197">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97"/>
      <text:p text:style-name="P197">- Счастливо оставаться, рогатики! - издевательски отдаёт им салют Джет и прыгает с обрыва.</text:p>
      <text:p text:style-name="P197">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97"/>
      <text:p text:style-name="P197">- Ужас, какое амикошонство! Эти пегасы просто неотёсанные пейзане! Хуже их только земнопони, которые вообще недалеко от зебр ушли…</text:p>
      <text:p text:style-name="P197">Платина уже очухалась и приближается в толпе свиты.</text:p>
      <text:p text:style-name="P197"><text:soft-page-break/>-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97"/>
      <text:p text:style-name="P197">Я только завожу глаза.</text:p>
      <text:p text:style-name="P197">Спокойно, Хуман! Ты делаешь это ради дружбы! Пегаска спасла твою жизнь, и ты должен был хотя бы подарить ей свободу в ответ. Так будет честно.</text:p>
      <text:p text:style-name="P197"/>
      <text:p text:style-name="P197">…</text:p>
      <text:p text:style-name="P197"/>
      <text:p text:style-name="P197">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197"/>
      <text:p text:style-name="P197">- Я делаю это ради науки! - говорит она каждый раз, когда проверяет на мне действие очередного заклинания.</text:p>
      <text:p text:style-name="P197">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97">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97">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97"/>
      <text:p text:style-name="P197">-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97">Платина выливает обе пробирки в колбу, которая тут же взрывается с оглушительным треском.</text:p>
      <text:p text:style-name="P197">-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97">- Ага, огромная жалость, - киваю я с фальшивой скорбью в голосе. - Всегда мечтал проверить на себе действие Magnum Vigilante, прям спать не мог.</text:p>
      <text:p text:style-name="P197"/>
      <text:p text:style-name="P197">Платина раскрывает смирительные браслеты на моих ногах и руках и я встаю со стола, потирая запястья.</text:p>
      <text:p text:style-name="P29"><text:span text:style-name="T58">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60">месяц назад</text:span><text:span text:style-name="T58">, но я побаиваюсь, что Платина после этого вскроет мне грудную клетку в поисках магического артефакта.</text:span></text:p>
      <text:p text:style-name="P197"><text:soft-page-break/>Я и так еле отбился от попыток заставить меня позировать нагишом для анатомических зарисовок. </text:p>
      <text:p text:style-name="P197">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197">Впрочем, насчёт свадьбы — это мы ещё посмотрим! Я не сидел без дела и в перерывах между опытами тоже набросал кое-какой план…</text:p>
      <text:p text:style-name="P185"/>
      <text:h text:style-name="P433" text:outline-level="2">10.3</text:h>
      <text:p text:style-name="P185"/>
      <text:p text:style-name="P185">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85">Я поворачиваюсь к Алексу.</text:p>
      <text:p text:style-name="P185"/>
      <text:p text:style-name="P185">- Долго?</text:p>
      <text:p text:style-name="P185">- Десять часов. Дежурным пришлось самим отключить нейроинтерфейсы после того как никто не вернулся через два часа с окончания урока.</text:p>
      <text:p text:style-name="P185"/>
      <text:p text:style-name="P185">Я наклоняюсь к знакомому лицу, пытаясь высмотреть признаки активности.</text:p>
      <text:p text:style-name="P185">- Что говорит Хэвэн?</text:p>
      <text:p text:style-name="P185">- Говорит, урок прошёл успешно. И всё. Как будто у нас нет четырёх полутрупов на руках. Дед, <text:s/>знаешь, чем это пахнет?</text:p>
      <text:p text:style-name="P185">- Чем?</text:p>
      <text:p text:style-name="P185"/>
      <text:p text:style-name="P185">Алекс нервно хихикает.</text:p>
      <text:p text:style-name="P185">-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85"/>
      <text:p text:style-name="P185">Алекс выскакивает из палаты, хлопая дверью. Тени за стеклом пришли в движение. Дверь открывается и безликий голос приказывает мне:</text:p>
      <text:p text:style-name="P185">- Приём окончен. Покиньте, пожалуйста, палату.</text:p>
      <text:p text:style-name="P185"/>
      <text:p text:style-name="P185">Я в последний раз оборачиваюсь к знакомой фигуре и вижу, как Анита открывает глаза.</text:p>
      <text:p text:style-name="P185"><text:soft-page-break/></text:p>
      <text:p text:style-name="P185">- Что? - спрашивает она.</text:p>
      <text:p text:style-name="P185">- Ты как? Всё в порядке? - спрашиваю в ответ.</text:p>
      <text:p text:style-name="P185">- Кто ты? - она хмурится, - я не помню тебя.</text:p>
      <text:p text:style-name="P185">- Приём окончен! Выйдите из палаты!</text:p>
      <text:p text:style-name="P185">- Анита, я — Дедлайн. Мы работали вместе…</text:p>
      <text:p text:style-name="P185">Она недоумённо глядит на меня. Рядом просыпаются остальные трое.</text:p>
      <text:p text:style-name="P185">- Дед-лайн… Дед-лайн… Дед…</text:p>
      <text:p text:style-name="P185"/>
      <text:p text:style-name="P185">Санитар входит в палату и ложит руку мне на плечо.</text:p>
      <text:p text:style-name="P185">- Приём окончен. Выйдите.</text:p>
      <text:p text:style-name="P185"/>
      <text:p text:style-name="P185">В дверях я оборачиваюсь. Её тусклый взгляд следит за мной без искры узнавания. Я машу ей рукой на прощание, но она не машет мне в ответ.</text:p>
      <text:p text:style-name="P185"/>
      <text:p text:style-name="P191">~~~</text:p>
      <text:p text:style-name="P185"/>
      <text:p text:style-name="P18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85">- А можно я сам буду решать, что нужно для моей безопасности, а что — нет?</text:p>
      <text:p text:style-name="P185">-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85"/>
      <text:p text:style-name="P185">Алекс выходит, тщательно закрывая за собой дверь. Трое громил переглядываются.</text:p>
      <text:p text:style-name="P185">- Если надо сходить за продуктами или ещё куда — запишите на листочке список, я куплю, - наконец, подаёт голос один из них. - </text:p>
      <text:p text:style-name="P185">- Я буду готовить для наших и для вас могу, если не против, - вызвался другой. - Я неплохо готовлю, нас учили.</text:p>
      <text:p text:style-name="P185">- Спасибо, не надо. Я сам себе готовлю, - отрезаю я.</text:p>
      <text:p text:style-name="P18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85">Я осматриваю троицу и соображаю, как бы от них избавиться хотя бы на улице.</text:p>
      <text:p text:style-name="P185"><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85">- И какие же теперь правила? - криво улыбаюсь я.</text:p>
      <text:p text:style-name="P185">- Не пытаться избавиться от нас. Не пытаться обмануть нас. Не пытаться игнорировать нас. И всё будет хорошо.</text:p>
      <text:p text:style-name="P185">- Хорошо уже не будет. И вы прекрасно это знаете. Алекс разве не сказал вам, на сколько нам хватит ресурсов?</text:p>
      <text:p text:style-name="P18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85"/>
      <text:p text:style-name="P18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85"/>
      <text:p text:style-name="P191">~~~</text:p>
      <text:p text:style-name="P185"/>
      <text:p text:style-name="P185">- У меня есть два часа. Потом мои винни-пухи выключат нейроинтерфейс. Приказ Алекса.</text:p>
      <text:p text:style-name="P185">- То есть, волонтёров больше не будет?</text:p>
      <text:p text:style-name="P185">-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85"/>
      <text:p text:style-name="P185">Хэвэн задумывается.</text:p>
      <text:p text:style-name="P185"/>
      <text:p text:style-name="P185">- Эмиграция за два часа невозможна. Если мы не придумаем, как избавиться от охраны, нам придётся подыскать другие мощности для моделирования.</text:p>
      <text:p text:style-name="P185">- Или признать поражение.</text:p>
      <text:p text:style-name="P185"/>
      <text:p text:style-name="P185">Хэвэн долго всматривается в невидимую точку на горизонте.</text:p>
      <text:p text:style-name="P18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85">- И каковы шансы на успех в этом случае?</text:p>
      <text:p text:style-name="P185"/>
      <text:p text:style-name="P185"><text:soft-page-break/>Хэвэн снова молчит. Губы её шевелятся, проводя беззвучные подсчёты.</text:p>
      <text:p text:style-name="P185">-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85">- Два процента?!! Да ты сгоришь за первые пять минут работы! И кому от этого будет легче?</text:p>
      <text:p text:style-name="P185">- Я всё равно попытаюсь.</text:p>
      <text:p text:style-name="P185"/>
      <text:p text:style-name="P18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85">Тяжёлая голова лдожится мне на плечо.</text:p>
      <text:p text:style-name="P185"/>
      <text:p text:style-name="P185">- Не печалься, - шепчет мне Хэвэн. - Так ли уж важно, сгорю я или нет, когда гореть будет всё? Даже то, что за пределами нашего воображения?</text:p>
      <text:p text:style-name="P185">- Важно! - мрачно заявляю я. - Потому что два процента — это практически ничто. Ты сама это должна понимать.</text:p>
      <text:p text:style-name="P185">- Я понимаю. Но с полусотней волонтёров рассчитывать больше не на что.</text:p>
      <text:p text:style-name="P185">- Есть на что! У тебя есть я!</text:p>
      <text:p text:style-name="P185"/>
      <text:p text:style-name="P185">На морде Хэвэн появляется печальная и одновременно смущённая улыбка.</text:p>
      <text:p text:style-name="P185">-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85">- Ха! А вот и заменю!</text:p>
      <text:p text:style-name="P185"/>
      <text:p text:style-name="P185">Бровь Хэвэн чуть икривляется в скепсисе и удивлении.</text:p>
      <text:p text:style-name="P185"/>
      <text:p text:style-name="P185">-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85">- Я тебя внимательно слушаю. Каким же образом ты сможешь предотвратить моё превращение в тостер?</text:p>
      <text:p text:style-name="P185">- Вспомни PHOENIX.</text:p>
      <text:p text:style-name="P18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85"><text:soft-page-break/>- Это потому, что за последние полгода ему в пять раз нарастили мощность кластера. Если раньше он был примерно равен тебе, то сейчас…</text:p>
      <text:p text:style-name="P185">- То сейчас, если бы не стена, он смял бы меня за пять минут.</text:p>
      <text:p text:style-name="P185">- Может быть. Но я не для этого напомнил тебе о нём. В его распоряжении мощнейший квантовый кластер…</text:p>
      <text:p text:style-name="P185">-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85">- Зато я знаю!</text:p>
      <text:p text:style-name="P185"/>
      <text:p text:style-name="P185">Хэвэн заинтересованно смотрит на меня. Печаль на её морде сменяется надеждой.</text:p>
      <text:p text:style-name="P185"/>
      <text:p text:style-name="P185">-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85">- И куда же он денется?</text:p>
      <text:p text:style-name="P185">-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85"/>
      <text:p text:style-name="P185">Хэвэн на минуту задумывается, потом медленно кивает.</text:p>
      <text:p text:style-name="P185">-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85">-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85">- А ты? Как же ты? Даже если я и найду способ провести тебя к Фениксу, шансов вытащить тебя обратно практически нет.</text:p>
      <text:p text:style-name="P185">- Вот тут-то я и воспользуюсь эмиграцией, - гаденько усмехаюсь я. - Пусть им достанется пускающий слюни овощ.</text:p>
      <text:p text:style-name="P185">- Вижу, ты всё продумал, - улыбается Хэвэн, кивая головой. - Даже то, что я смогу провести тебя к Фениксу.</text:p>
      <text:p text:style-name="P185">- Ещё бы! Самое главное — я избавлюсь от своих винни-пухов! Которые, кстати, в данный момент снимают с меня нейроинтерфейс.</text:p>
      <text:p text:style-name="P185"><text:soft-page-break/>-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85"/>
      <text:p text:style-name="P18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85">Я прячу в шкаф нейроинтерфейс и улыбаюсь.</text:p>
      <text:p text:style-name="P185"/>
      <text:p text:style-name="P191">~~~</text:p>
      <text:p text:style-name="P185"/>
      <text:p text:style-name="P18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85"/>
      <text:p text:style-name="P185">Креол бросает фразы сквозь зубы. Остальные хмуро молчат чуть позади.</text:p>
      <text:p text:style-name="P18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85"/>
      <text:p text:style-name="P185">- Могу только лишь предложить прорываться к нейроинтерфейсам и баррикадироваться в комнатах, - пожимаю плечами я.</text:p>
      <text:p text:style-name="P18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85"/>
      <text:p text:style-name="P185">- Отрубит, если вы забаррикадируетесь в RnD-центре Дайсона. Но если пробраться с портативными нейроинтерфейсами к хостам Хэвэн…</text:p>
      <text:p text:style-name="P185">-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85">-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85">- Да, это может сработать. Осталось только разработать планы прорывов. И готовиться.</text:p>
      <text:p text:style-name="P185">- И готовиться.</text:p>
      <text:p text:style-name="P185"/>
      <text:p text:style-name="P185"><text:soft-page-break/>Креол поворачивается к замершей позади толпе. Под одобрительный гул начинается деление на команды и проработка деталей прорыва.</text:p>
      <text:p text:style-name="P191"/>
      <text:p text:style-name="P191">~~~</text:p>
      <text:p text:style-name="P185"/>
      <text:p text:style-name="P185">-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85"/>
      <text:p text:style-name="P185">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85"/>
      <text:p text:style-name="P191">***</text:p>
      <text:p text:style-name="P185"/>
      <text:p text:style-name="P197">Великий обрыв начинается прямо у нас под ногами. Небольшой камешек срывается из-под ботинка в пропасть и я опасливо отступаю от края.</text:p>
      <text:p text:style-name="P197">-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97">-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97"/>
      <text:p text:style-name="P197">Платина задирает голову вверх и орёт что есть мочи:</text:p>
      <text:p text:style-name="P197">- КЛОВЕР ДЖЕ-Е-Е-М!!!</text:p>
      <text:p text:style-name="P197"/>
      <text:p text:style-name="P197">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97"/>
      <text:p text:style-name="P197">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197"/>
      <text:p text:style-name="P197"><text:soft-page-break/>- Воздухоплавательный пузырь! Летает безо всякой магии! - гордо представляет изобретение Платина и тут же орёт:</text:p>
      <text:p text:style-name="P197">- Кловер Джем!!! Сколько раз я просила не приземляться на голову! Это не королевское дело — уворачиваться от корзин размером с карету!</text:p>
      <text:p text:style-name="P197">- Вся в свою глуповатую сестрицу, - жалуется уже вполголоса единорожка.</text:p>
      <text:p text:style-name="P197">-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197"/>
      <text:p text:style-name="P197">Воздушный шар тут же взмывает вверх, но кобылка ловко накидывает петлю на ближайший валун, заякоривая таким образом воздушный экипаж.</text:p>
      <text:p text:style-name="P197"/>
      <text:p text:style-name="P197">-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9">- Туда, - просто махает копытом в обрыв Платина.</text:p>
      <text:p text:style-name="P29"/>
      <text:p text:style-name="P29">С края в обрыва падает ещё один камешек. </text:p>
      <text:p text:style-name="P29"/>
      <text:p text:style-name="P29">- Есть, Ваше Высочество! Прошу на борт! - Кловер Джем делает приглашающий жест и притягивает за якорный канат корзину вниз.</text:p>
      <text:p text:style-name="P29">- Вперёд, гвардейцы! - командует принцесса, и в корзину строевым шагом заходит гвардейское подразделение личной стражи Платины.</text:p>
      <text:p text:style-name="P29"/>
      <text:p text:style-name="P29">Кловер Джем тихо охает. Корзина трещит и выгибается, плотно упакованная девяткой жеребцов-единорогов в полном доспехе. </text:p>
      <text:p text:style-name="P29">Кобылка чешет в затылке.</text:p>
      <text:p text:style-name="P185"/>
      <text:p text:style-name="P197">-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97">- Что это значит?</text:p>
      <text:p text:style-name="P197">- Мы не сможем взять их, - Кловер показывает на стражников.</text:p>
      <text:p text:style-name="P197">- «Небесный Скарабей» сможет поднять меня, вас, его, - Кловер указывает на меня, - и, может быть, ещё пару чемоданов.</text:p>
      <text:p text:style-name="P197">- Что?! Я не могу отправляться в путь без охраны! И чемоданов у меня гораздо больше!</text:p>
      <text:p text:style-name="P197"/>
      <text:p text:style-name="P197">Кловер разводит копытами.</text:p>
      <text:p text:style-name="P197"/>
      <text:p text:style-name="P197"><text:soft-page-break/>- А мы можем спустить сначала гвардейцев по трое, а потом спуститься сами?</text:p>
      <text:p text:style-name="P197">-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9">- А как же твой пузырь? Ты бросишь его внизу?</text:p>
      <text:p text:style-name="P197">- Ни в коем случае! - Кловер указывает на колёса внизу корзины. - Я спущу воздух, уложу шар в корзину и отбуксирую повозку обратно.</text:p>
      <text:p text:style-name="P197">- Месяц, чтобы спустить трёх гвардейцев и подняться? Нет, нам такой вариант не годится…</text:p>
      <text:p text:style-name="P197">-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97">-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97"/>
      <text:p text:style-name="P197">Кобылка не понимает сарказма и заинтересованно мне подмигивает. Я подмигиваю ей в ответ и оттопыриваю большой палец.</text:p>
      <text:p text:style-name="P197"/>
      <text:p text:style-name="P197">-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97"/>
      <text:p text:style-name="P197">Принцесса сокрушённо кивает мне.</text:p>
      <text:p text:style-name="P197">-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97"/>
      <text:p text:style-name="P197">- Без проблем! - я киваю книгоежке, - Я подожду.</text:p>
      <text:p text:style-name="P197">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97"/>
      <text:p text:style-name="P197">-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197"/>
      <text:p text:style-name="P197">Проклятье, книгоежка не так уж глупа, как кажется с первого взгляда!</text:p>
      <text:p text:style-name="P197"><text:soft-page-break/></text:p>
      <text:p text:style-name="P197"/>
      <text:h text:style-name="P433" text:outline-level="2">10.5</text:h>
      <text:p text:style-name="P185"/>
      <text:p text:style-name="P185">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94">(этот ноут потом найдёт Дедлайн для свидания с Хэвэн через два года)</text:p>
      <text:p text:style-name="P185">- Закрой жалюзи, Зак, - бормочет кто-то. - Снаружи могут увидеть.</text:p>
      <text:p text:style-name="P185">- Да хватит вам играть в шпионов. Кому мы нужны? - шепчет тень у стены, опуская, однако, жалюзи.</text:p>
      <text:p text:style-name="P185">- Нужны — не нужны, а Алиса позавчера засекла хвост за собой. Кажись, Алекс что-то подозревает.</text:p>
      <text:p text:style-name="P18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8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85"/>
      <text:p text:style-name="P18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85"/>
      <text:p text:style-name="P185">- Зачем же ты тут, с нами, если не веришь Хэвэн? Ты с какого отдела?</text:p>
      <text:p text:style-name="P185">-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85"/>
      <text:p text:style-name="P18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85"/>
      <text:p text:style-name="P185">-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185">- Инструкции с тобой? - спрашивает тип у пикапа. </text:p>
      <text:p text:style-name="P185">- Хэвэн выдаст инструкции прямо перед часом Х, чтобы не засветить дыры в защите раньше времени. Я сам получу их и разошлю штурмовым группам.</text:p>
      <text:p text:style-name="P185">- А как мы сможем потренироваться обходить защиту, если мы не знаем её дыр?</text:p>
      <text:p text:style-name="P185">- А кто тебе сказал, что вы должны тренироваться? - я захлопываю ноутбук. - Не забивай себе голову ерундой и жди инструкций.</text:p>
      <text:p text:style-name="P185"/>
      <text:p text:style-name="P185">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85">Впрочем, неважно. Эта атака отлично отвлечёт внимание, пока я буду подбираться к Фениксу. </text:p>
      <text:p text:style-name="P185"/>
      <text:p text:style-name="P206">~~~</text:p>
      <text:p text:style-name="P185"/>
      <text:p text:style-name="P430">Звон будильника чуть не проломил башку. Я открыл глаза.</text:p>
      <text:p text:style-name="P430">Чёрт! На работу! Опять опаздываю!</text:p>
      <text:p text:style-name="P430">Я вскакиваю с постели и хватаюсь за футболку, прыгая одной ногой в штанине.</text:p>
      <text:p text:style-name="P430">Стоп!</text:p>
      <text:p text:style-name="P430"/>
      <text:p text:style-name="P430">Какая, к чёрту, работа? Какой, к чёрту, будильник? Неделю я не выхожу из дома, взяв отпуск за свой счёт. Хэвэн сказала ждать.</text:p>
      <text:p text:style-name="P430"/>
      <text:p text:style-name="P43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430"/>
      <text:p text:style-name="P430">«Срочно приходи» </text:p>
      <text:p text:style-name="P185"/>
      <text:p text:style-name="P18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85"><text:s/></text:p>
      <text:p text:style-name="P185"><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85"/>
      <text:p text:style-name="P18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85">- Вполне, - киваю я.</text:p>
      <text:p text:style-name="P185">- Тогда передаю тебя твоим коллегам. Они хотят повидаться с тобой. Я подожду за дверью…</text:p>
      <text:p text:style-name="P185">Хэвэн выходит из тронного зала и в опустевшем проёме появляется Анита. За ней входят и остальные из первой четвёрки.</text:p>
      <text:p text:style-name="P185"/>
      <text:p text:style-name="P185">- Здорово, Дед.</text:p>
      <text:p text:style-name="P185">- Привет, Анита.</text:p>
      <text:p text:style-name="P185">- Зови меня Молния лучше. Человеческое имя я уж стала забывать. Как и прошлую жизнь.</text:p>
      <text:p text:style-name="P185">- Молния? Неплохое имя.</text:p>
      <text:p text:style-name="P185">-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85">Я смеюсь в ответ.</text:p>
      <text:p text:style-name="P185">- Неужели ты забыла, что физику тут устанавливает Хэвэн? Как она захочет, так и будет.</text:p>
      <text:p text:style-name="P185">-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85">- Нормально. Алекс поместил их в строго охраняемую больницу. Ходят по палате, сами себя вполне обслуживают, связно общаются. Хотя и без смысла.</text:p>
      <text:p text:style-name="P18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85">- Ты вернёшься?</text:p>
      <text:p text:style-name="P185">-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85">- Жаль. Мне тебя не хватает там. Как и всех вас, - я оглядываюсь на остальных.</text:p>
      <text:p text:style-name="P185">- Плохо, что Алекс перекрыл эмиграцию. Вот, в связи с этим мы и пришли.</text:p>
      <text:p text:style-name="P185"/>
      <text:p text:style-name="P185">Молния оглядывается на остальных. Те согласно кивают.</text:p>
      <text:p text:style-name="P185"><text:soft-page-break/></text:p>
      <text:p text:style-name="P185">- У нас для тебя есть подарок.</text:p>
      <text:p text:style-name="P185">- Подарок?</text:p>
      <text:p text:style-name="P185">-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85">- Эээ… Зачем мне ваши тела? Что ты задумала?</text:p>
      <text:p text:style-name="P185"/>
      <text:p text:style-name="P185">Молния снова хихикает.</text:p>
      <text:p text:style-name="P185">-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85">- Что? Ты о чём?</text:p>
      <text:p text:style-name="P18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85"/>
      <text:p text:style-name="P185">Я молча смотрю на Молнию, стараясь переварить услышанное.</text:p>
      <text:p text:style-name="P185">- Ты… Вы…</text:p>
      <text:p text:style-name="P185">- Мы дарим тебе готовых биороботов с серьёзными скилами. Распоряжайся как хочешь.</text:p>
      <text:p text:style-name="P185">- Но ведь это вы… Я не хочу… Я не могу…</text:p>
      <text:p text:style-name="P185">-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85"/>
      <text:p text:style-name="P18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85"/>
      <text:p text:style-name="P191">***</text:p>
      <text:p text:style-name="P185"><text:soft-page-break/></text:p>
      <text:p text:style-name="P197">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197">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197">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97"/>
      <text:p text:style-name="P197">- Мечтаешь? - едва слышу шёпот с земли.</text:p>
      <text:p text:style-name="P197">На уступ забирается темная, закутанная в одеяло, фигурка. </text:p>
      <text:p text:style-name="P197">- Я тоже часто смотрю на звёзды. Я и «Небесный Скарабей» сделала, чтобы быть поближе к ним.</text:p>
      <text:p text:style-name="P197"/>
      <text:p text:style-name="P197">Кловер Джем ложится рядом и мечтательно запрокидывает голову.</text:p>
      <text:p text:style-name="P197"/>
      <text:p text:style-name="P197">-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197">Кобылка поворачивается ко мне.</text:p>
      <text:p text:style-name="P197">- Ты поможешь мне? Ты говорил, что разбираешься в воздушных шарах и можешь дать пару советов…</text:p>
      <text:p text:style-name="P197"/>
      <text:p text:style-name="P197">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9"><text:span text:style-name="T58">Тут у меня в голове вырисовывается обложка дебютного альбома </text:span>Led Zeppelin.</text:p>
      <text:p text:style-name="P197"/>
      <text:p text:style-name="P197">… Хотя, возможно, у тебя есть чем поделиться в обмен на возможность побега, Хуман!</text:p>
      <text:p text:style-name="P197"/>
      <text:p text:style-name="P197">- Возможно, я могу помочь тебе, - осторожно начинаю я, - если ты поможешь мне в одном весьма деликатном деле…</text:p>
      <text:p text:style-name="P197">Как бы ей намекнуть, не спалившись? Или просто рассказать, что мне надо, не говоря, для чего?</text:p>
      <text:p text:style-name="P197"/>
      <text:p text:style-name="P197">- Ты хочешь смыться от принцессы Платины? - живо отзывается кобылка.</text:p>
      <text:p text:style-name="P197"/>
      <text:p text:style-name="P197">Я хлопаю фейспалмом в лицо. Ты крутой конспиратор, Хуман!</text:p>
      <text:p text:style-name="P197"><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97">- Спасибо тебе! Наконец-то хоть кто-то заметил, что я не конь!</text:p>
      <text:p text:style-name="P197">- Ты, - продолжает кобылка, - очень одинок и у тебя есть цель. Такие в табунах не задерживаются.</text:p>
      <text:p text:style-name="P197"/>
      <text:p text:style-name="P197">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197"/>
      <text:p text:style-name="P197">- Ты права. Я в табуне у Платины определённо не задержусь, что бы она себе ни думала. Давай я помогу тебе, а ты поможешь мне?</text:p>
      <text:p text:style-name="P197">- Ей!</text:p>
      <text:p text:style-name="P197"/>
      <text:p text:style-name="P197">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9"/>
      <text:p text:style-name="P198">~~~</text:p>
      <text:p text:style-name="P197"/>
      <text:p text:style-name="P181">- Три! Два! Один! Нуль! Летим!</text:p>
      <text:p text:style-name="P181"/>
      <text:p text:style-name="P19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197"/>
      <text:p text:style-name="P197">-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97">- Была бы тут Джет…</text:p>
      <text:p text:style-name="P197">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97">-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197"><text:soft-page-break/>- НЕТ!</text:p>
      <text:p text:style-name="P197">Платина поворачивается к нам, губы её дрожат.</text:p>
      <text:p text:style-name="P197">-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97"/>
      <text:p text:style-name="P197">Платина обнимает меня и прижимается всем телом.</text:p>
      <text:p text:style-name="P197">- Мне было бы очень приятно, если бы ты поцеловал меня, - томным голосом лепечет принцесса запрокинув голову.</text:p>
      <text:p text:style-name="P197"/>
      <text:p text:style-name="P197">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197">Я приближаю свои губы к губам Платины и говорю:</text:p>
      <text:p text:style-name="P197"/>
      <text:p text:style-name="P197">- Никаких вольностей до свадьбы. У нас уговор. Сначала Дрогонштерн.</text:p>
      <text:p text:style-name="P197"/>
      <text:h text:style-name="P433" text:outline-level="2">10.6</text:h>
      <text:p text:style-name="P185"/>
      <text:p text:style-name="P185"/>
      <text:p text:style-name="P185">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85"/>
      <text:p text:style-name="P18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85">-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85"><text:soft-page-break/>- Мне очень жаль. Из меня плохой утешитель.</text:p>
      <text:p text:style-name="P18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8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85">-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85">- Будь по-твоему, - кивает Хэвэн.</text:p>
      <text:p text:style-name="P185"/>
      <text:p text:style-name="P19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90"/>
      <text:p text:style-name="P190">«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90"/>
      <text:p text:style-name="P190">-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90"/>
      <text:p text:style-name="P190">«Двенадцать!.. Тринадцать!..»</text:p>
      <text:p text:style-name="P190"/>
      <text:p text:style-name="P190">- Валяй!</text:p>
      <text:p text:style-name="P190">- Запускаю процедуру блокировки! Один... Два... Три.. - вишнёвые глаза Хэвэн заполняют собой всё пространство, вытесняя все образы и мысли...</text:p>
      <text:p text:style-name="P190"/>
      <text:p text:style-name="P190">…</text:p>
      <text:p text:style-name="P190"/>
      <text:p text:style-name="P190">Двадцать три! Двадцать четыре! Двадцать пять!...</text:p>
      <text:p text:style-name="P190"/>
      <text:p text:style-name="P19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90"><text:soft-page-break/></text:p>
      <text:p text:style-name="P190">«Двадцать девять! Тридцать! Дед, я предупреждал!» - доносится усиленный громкоговорителем голос Алекса.</text:p>
      <text:p text:style-name="P190"/>
      <text:p text:style-name="P190">Внизу раздаётся оглушительный грохот и звук выламываемой двери. Потом доносятся шаги по лестнице.</text:p>
      <text:p text:style-name="P190"/>
      <text:p text:style-name="P190">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90"/>
      <text:p text:style-name="P190">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90">Я слышу неторопливые шаги в коридоре и в поле моего зрения появляются дорогие ботинки.</text:p>
      <text:p text:style-name="P190"/>
      <text:p text:style-name="P190">- Доброе утро. Что ж ты не открыл дверь, как я просил? Вот и не хотел же портить твой дом, но пришлось, - говорит Алекс.</text:p>
      <text:p text:style-name="P190">- Хаюшки. - <text:s/>Не то, чтобы я был рад тебя видеть, но выбора у меня особого нет, - бормочу я.</text:p>
      <text:p text:style-name="P190"/>
      <text:p text:style-name="P190">Ботинки подходят к столу.</text:p>
      <text:p text:style-name="P190"/>
      <text:p text:style-name="P190">- Ты разговаривал с Хэвэн. Она передала тебе инструкции?</text:p>
      <text:p text:style-name="P190">- Какие ещё, блядь, инструкции? Ты рехнулся, Алекс? Что за хуйня творится в моём доме?</text:p>
      <text:p text:style-name="P190">- Дед, не отпирайся. Я им всё рассказал, - в поле зрения появляетсся вторая пара ботинок.</text:p>
      <text:p text:style-name="P190"/>
      <text:p text:style-name="P190">Адским напряжением я приподнимаю голову. Худощавая фигура, задранная губа, очки.</text:p>
      <text:p text:style-name="P190"/>
      <text:p text:style-name="P190">- Ты кто, мать твою? Я тебя не знаю!</text:p>
      <text:p text:style-name="P190">- Отдел моделирования банкротств. А также, по совместительству, служба безопасности «Дайсона», - ухмыляется очкарик.</text:p>
      <text:p text:style-name="P190">-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90">-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90"/>
      <text:p text:style-name="P190">Дуболомы отрывают меня от пола и волокут к выходу.</text:p>
      <text:p text:style-name="P190"><text:soft-page-break/></text:p>
      <text:p text:style-name="P190">- Блядь, да вы совсем берега потеряли? Алекс, сука, дай я хоть тапочки одену!</text:p>
      <text:p text:style-name="P190"/>
      <text:p text:style-name="P190">Алекс поворачиваетс и долго смотрит на меня с каменным видом.</text:p>
      <text:p text:style-name="P190"/>
      <text:p text:style-name="P190">- Ок. Дайте ему тапочки, - кивает, наконец, он. - В больничке они ему пригодятся. </text:p>
      <text:p text:style-name="P181"/>
      <text:p text:style-name="P182">~~~</text:p>
      <text:p text:style-name="P182"/>
      <text:p text:style-name="P181">- Ты вспомнил? Ты вспомнил! Видишь, я сберегла тайну, как и обещала тебе! Разве после этого я не хорошая девочка? Признай, я — хорошая девочка!</text:p>
      <text:p text:style-name="P181"/>
      <text:p text:style-name="P181">Глаза Хэвэн сияют.</text:p>
      <text:p text:style-name="P181">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81">Хэвэн смешливо трясёт головой, когда один из парашютиков залетает ей в нос.</text:p>
      <text:p text:style-name="P18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81">- Ты — хорошая девочка! - со смехом подтверждаю я и раскрываю обьятия.</text:p>
      <text:p text:style-name="P181"/>
      <text:p text:style-name="P181">Хэвэн с готовностью стремится ко мне.</text:p>
      <text:p text:style-name="P181"/>
      <text:p text:style-name="P181">- Ты — хорошая девочка! - я обнимаю Хэвэн и зарываюсь лицом в её гриву. Она прижимается ко мне и ложит голову на плечо. Ветер треплет мои волосы.</text:p>
      <text:p text:style-name="P181"/>
      <text:p text:style-name="P181">З-з-з-з… КЛАК!</text:p>
      <text:p text:style-name="P181">- Протокол «MAJESTIC» исполнен — слышу я негромкий механический голос из по-прежнему лежащего в траве гермошлема.</text:p>
      <text:p text:style-name="P181"/>
      <text:p text:style-name="P18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81"/>
      <text:p text:style-name="P181">Ужас медленно сковывает меня…</text:p>
      <text:p text:style-name="P181"/>
      <text:p text:style-name="P181"><text:soft-page-break/>Я пытаюсь отстраниться, но что-то объединяет меня с Хэвэн в одно целое. </text:p>
      <text:p text:style-name="P181"/>
      <text:p text:style-name="P181">Я знаю, что.</text:p>
      <text:p text:style-name="P181"/>
      <text:p text:style-name="P18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8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81">Ложится и больше не встаёт.</text:p>
      <text:p text:style-name="P181"/>
      <text:p text:style-name="P181">- Ты — хорошая девочка, - по-инерции лепечу я в прострации. - Ты — хорошая девочка…</text:p>
      <text:p text:style-name="P181"/>
      <text:p text:style-name="P181"><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181">Хэвэн тяжело поднимается, скрежеща металлическими суставами. Голова её мотается, как будто она пытается обрести утраченную ориентацию.</text:p>
      <text:p text:style-name="P181"/>
      <text:p text:style-name="P181">-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181"/>
      <text:p text:style-name="P181">Мир погружается во тьму.</text:p>
      <text:p text:style-name="P181"/>
      <text:p text:style-name="P182">~~~</text:p>
      <text:p text:style-name="P181"/>
      <text:p text:style-name="P181">- Ты — хорошая девочка, - повторяю я в ступоре.</text:p>
      <text:p text:style-name="P181"/>
      <text:p text:style-name="P181">Китайский генератор по-прежнему фырчит в углу. Процент заряда ноутбука приблизился к восьмидесяти.</text:p>
      <text:p text:style-name="P181">«Соединение разорвано со стороны сервера. Сессия закрыта» - читаю я на консоли экрана.</text:p>
      <text:p text:style-name="P181"><text:soft-page-break/></text:p>
      <text:p text:style-name="P181">- Ты — хорошая девочка…</text:p>
      <text:p text:style-name="P181"/>
      <text:p text:style-name="P182">***</text:p>
      <text:p text:style-name="P181"/>
      <text:p text:style-name="P181">«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181">-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181"/>
      <text:p text:style-name="P18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81"/>
      <text:p text:style-name="P181">- Аврал! Свистать всех наверх! Полундр-р-р-а-а-а!!! - орёт Кловер и дёргает за шнур, открывающий клапан воздушного шара.</text:p>
      <text:p text:style-name="P181">Тёплый воздух уходит из «Небесного Скарабея», лишая его остатков летучести.</text:p>
      <text:p text:style-name="P181">- Какая ещё полундра? Ты кого «свистать» собралась? И куда? - ошалело спрашивает Платина.</text:p>
      <text:p text:style-name="P181">- Не обращайте внимание, Ваше Высочество, это пиратский слэнг, я научилась ему у сестры моей подруги, Лейлы Твердолоб.</text:p>
      <text:p text:style-name="P181">- Ты знакома с Твердолобами? - ещё больше шалеет Платина.</text:p>
      <text:p text:style-name="P181">- Только с Лейлой. И немного с её старшей сестрой, Дейдрой…</text:p>
      <text:p text:style-name="P181">- Почему Дейдра не говорила мне, что у её сестры есть подруга из нашего племени? Это просто свинство с её… </text:p>
      <text:p text:style-name="P181"/>
      <text:p text:style-name="P18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81"/>
      <text:p text:style-name="P181">- О ужас! Мои чемоданы! Хуман, спасай мои чемоданы! Там свадебное платье!</text:p>
      <text:p text:style-name="P181">- Сразу в обоих? - спрашиваю я отплёвываясь.</text:p>
      <text:p text:style-name="P181">- Во втором немного припасов на дорогу от Кловер Дрим, но в первом СВАДЕБНОЕ ПЛАТЬЕ!</text:p>
      <text:p text:style-name="P181"/>
      <text:p text:style-name="P181">Я подтягиваю к себе чемодан с платьем и толкаю перед собой к берегу.</text:p>
      <text:p text:style-name="P181"><text:soft-page-break/>- Не волнуйся, принцесса, я спасу его. Греби к берегу.</text:p>
      <text:p text:style-name="P18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81"/>
      <text:p text:style-name="P181">- О небо, моё платье! Вода размыла тушь для ресниц! Платье испорчено! Я этого не вынесу! - восклицает Платина на берегу, заглянув в чемодан. </text:p>
      <text:p text:style-name="P181">- <text:s/>Ничего, зато нам придётся нести всего один чемодан вместо двух, - утешаю я принцессу.</text:p>
      <text:p text:style-name="P181"/>
      <text:p text:style-name="P181">Тебе должно быть стыдно, Хуман, но нет, нисколько, ни капли!</text:p>
      <text:p text:style-name="P181"/>
      <text:p text:style-name="P181">- Я раздобыл тебе немного материи. Конечный вариант теперь можно увеличить, - тихо сообщаю Кловер, кивая на подмоченный чемодан.</text:p>
      <text:p text:style-name="P181">Та подмигивает мне в ответ.</text:p>
      <text:p text:style-name="P181"/>
      <text:p text:style-name="P18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81"/>
      <text:p text:style-name="P181">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18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81">- М-м-м… Мне нужно платье… Но месяц я ждать точно не буду. Сообщи Кловер Дрим, что мне нужно второе платье такого же фасона, как и свадебное. <text:s/></text:p>
      <text:p text:style-name="P181">Кловер кланяется принцессе</text:p>
      <text:p text:style-name="P181">- Как угодно, Ваше Высочество.</text:p>
      <text:p text:style-name="P181">- Мне нужно три дня на перекройку «Скарабея». Я успею, - тихо говорит мне Кловер на прощание. - Разведёшь костёр на вершине, как договорились.</text:p>
      <text:p text:style-name="P181"/>
      <text:p text:style-name="P181">Маленькая кобылка впрягается в импровизированную повозку из собой корзины с колёсами и медленно удаляется, тихонько напевая себе под нос.</text:p>
      <text:p text:style-name="P181">…</text:p>
      <text:p text:style-name="P181">…</text:p>
      <text:p text:style-name="P181">…</text:p>
      <text:p text:style-name="P181">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text:soft-page-break/>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81"/>
      <text:p text:style-name="P181">- Завтра мы достигнем Дрогонштерна, - говорит Платина, глядя в огонь. - Ты получишь то, что хотел.</text:p>
      <text:p text:style-name="P18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29"><text:span text:style-name="T57">Даже если и правдива её сказка про </text:span><text:span text:style-name="T48">тридцать</text:span><text:span text:style-name="T57">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48">месяц</text:span><text:span text:style-name="T57">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18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81">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181">И я не отстраняюсь, как все дни до этого.</text:p>
      <text:p text:style-name="P181">Проклятье, мир слишком сложен для глупого Хумана, заблудившегося среди реальностей!..</text:p>
      <text:p text:style-name="P181"><text:s/>…</text:p>
      <text:p text:style-name="P181">…</text:p>
      <text:p text:style-name="P181">…</text:p>
      <text:p text:style-name="P181">Последний ряд деревьев расступается перед нами и тройной пик Дрогонштерн вырастает во всей своей красе.</text:p>
      <text:p text:style-name="P181">…</text:p>
      <text:p text:style-name="P181">…</text:p>
      <text:p text:style-name="P181">…</text:p>
      <text:p text:style-name="P181">О-хре-неть!</text:p>
      <text:p text:style-name="P181"/>
      <text:p text:style-name="P181"><text:soft-page-break/>Я поворачиваюсь к Платине.</text:p>
      <text:p text:style-name="P181">- Ты знала, что это такое?</text:p>
      <text:p text:style-name="P18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81"/>
      <text:p text:style-name="P181">И вправду, по её растерянной мордахе сразу видно, что такого она сама не ожидала.</text:p>
      <text:p text:style-name="P181">Ведь этот грёбаный пик на самом деле — не скала. Точнее, когда-то это была не скала.</text:p>
      <text:p text:style-name="P18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81">- И-и-и т-тебе надо т-туда? - переспрашивает со страхом Платина.</text:p>
      <text:p text:style-name="P181">Я сглатываю. Хотел бы я сказать «нет». Но проклятое предназначение гонит меня вперёд, прямо к подножию исполинской фигуры!</text:p>
      <text:p text:style-name="P181">- Туда. Ты можешь подождать тут.</text:p>
      <text:p text:style-name="P181">Принцесса отрицательно мотает головой.</text:p>
      <text:p text:style-name="P181">- Н-нет. Пойдём вместе.</text:p>
      <text:p text:style-name="P18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81">Вот только стыд накатывает с новой силой…</text:p>
      <text:p text:style-name="P181"/>
      <text:p text:style-name="P181">…</text:p>
      <text:p text:style-name="P181"/>
      <text:p text:style-name="P29"><text:span text:style-name="T57">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48">весёлого</text:span><text:span text:style-name="T57">. Мурашки табунами бегают между лопатками, волосы встают дыбом на загривке.</text:span></text:p>
      <text:p text:style-name="P181">- Хуман, ты п-получил, что хотел? - пугливо оглядывается Платина. - Надо побыстрее уходить отсюда. У меня такое чувство, что…</text:p>
      <text:p text:style-name="P181">Искра срывается с гривы принцессы и щёлкает её по носу.</text:p>
      <text:p text:style-name="P181">-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81"/>
      <text:p text:style-name="P181">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181"><text:soft-page-break/>- Мне нужно туда, на самый верх. Можешь подождать тут, у подножия. С вершины я точно никуда не сбегу.</text:p>
      <text:p text:style-name="P18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81">Слёзы текут по её злой мордахе. Она проходит мимо, отталкивая меня в сторону и решительно карабкается на каменный коготь дракона. </text:p>
      <text:p text:style-name="P181">Я вздыхаю и тащусь следом.</text:p>
      <text:p text:style-name="P181">…</text:p>
      <text:p text:style-name="P18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181"/>
      <text:p text:style-name="P181">На широком плече чудовища растёт крохотная рощица корявых сосен вперемешку с берёзками и ольхой.</text:p>
      <text:p text:style-name="P18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181"/>
      <text:p text:style-name="P181">- Пришли, - я бросаю рюкзак на землю и устало сажусь на него. - Переночуем здесь и спускаемся. У подножия Дрогонштерна я — твой.</text:p>
      <text:p text:style-name="P181"/>
      <text:p text:style-name="P18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81">Я бросаю быстрый взгляд на небо. Ни облачка. Проклятье, ещё и Кловер не сможет подойти незаметно и мне таки придётся выполнять контракт!</text:p>
      <text:p text:style-name="P207">- Йу-ху-у-у! Сюда, к нам! - кричит Платина кому-то внизу. - Молодцы! Я знала, что вы успеете вовремя!</text:p>
      <text:p text:style-name="P207">Отряд гвардейцев-единорогов выходит из леса и начинает карабкаться к нам.</text:p>
      <text:p text:style-name="P207">Вообще зашибись. Звёзды прямо сошлись над твоей головой, Хуман, и уверенно вколачивают тебя в брачные узы к кобыле!</text:p>
      <text:p text:style-name="P207">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07">…</text:p>
      <text:p text:style-name="P207"><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07">- Хуман, посмотри на меня!</text:p>
      <text:p text:style-name="P207">Я оглядываюсь. Ветка выпадает из руки.</text:p>
      <text:p text:style-name="P207">- Я тебе нравлюсь?</text:p>
      <text:p text:style-name="P20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0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07"/>
      <text:p text:style-name="P207">Я отступаю бешено придумываю отмазку. Проклятье, мы так не договаривались!</text:p>
      <text:p text:style-name="P207"/>
      <text:p text:style-name="P20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07">Платина тихо хихикает и снова делает шаг.</text:p>
      <text:p text:style-name="P207">- Возможно, сама судьба делает нам намёк…</text:p>
      <text:p text:style-name="P207">Я всматриваюсь в её глаза и холодею. В них нет разума. Он светятся аквамариновым светом. Аквамариновые же искры срываются с её рога и гривы.</text:p>
      <text:p text:style-name="P207">Медленно отступая, я стараюсь, чтобы между мной и спятившей единорожкой находился костёр.</text:p>
      <text:p text:style-name="P207">- П-погоди. У нас же договор. Ещё несколько часов — и я твой. Но не сейчас.</text:p>
      <text:p text:style-name="P20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0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20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07">- Прими же своё предназначение, Хуман, наполни моё лоно своим семенем!</text:p>
      <text:p text:style-name="P20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0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07"><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07">Магическая аура стягивает через голову палатье с поехавшей магички.</text:p>
      <text:p text:style-name="P207"/>
      <text:p text:style-name="P207">Проклятье! Я ору, забыв о всякой скрытности:</text:p>
      <text:p text:style-name="P20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0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07">Единорожка коротка хихикает и от этого хихиканья меня бросает в озноб.</text:p>
      <text:p text:style-name="P207">- Есть одно очень древнее и мощное заклинание. <text:span text:style-name="T63">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207">Два облачка магии обволакивают мои ноги и сдёргивают с меня штаны. Я что есть мочи вжимаюсь в заднюю стенку палатки, но бежать мне некуда.</text:p>
      <text:p text:style-name="P207">- Оно звучит очень простенько. Собственно, из слов там только одно название — <text:span text:style-name="T63">Pornis Erectus...</text:span></text:p>
      <text:p text:style-name="P207">Магия сдёргивает с меня и трусы. Я прижимаю ноги к груди и натягиваю на них футболку до земли.</text:p>
      <text:p text:style-name="P207">- Основа заклинания же — не слова, а действия...</text:p>
      <text:p text:style-name="P207">Магия тянет меня за ноги до тех пор, пока я не вытягиваюсь на полу палатки на спине.</text:p>
      <text:p text:style-name="P20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0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0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07"/>
      <text:p text:style-name="P207">О, БОГИ!</text:p>
      <text:p text:style-name="P207"/>
      <text:p text:style-name="P207">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207">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07"><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07">Поняха снова хихикает и вытирает рот. Я в полуобморочном состоянии наблюдаю, как зведы на небе заслоняет тёмная овальная масса.</text:p>
      <text:p text:style-name="P20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07">Принцесса оборачивается назад и хихикает.</text:p>
      <text:p text:style-name="P207">- Ты уже вполне готов к этому, мой милый, - она легонько толкает копытом моё естество.</text:p>
      <text:p text:style-name="P207"/>
      <text:p text:style-name="P207">Я молча хватаю конец верёвки и делаю пару оборотов вокруг ладони.</text:p>
      <text:p text:style-name="P207"/>
      <text:p text:style-name="P20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07"/>
      <text:p text:style-name="P207">Я дёргаю за верёвку и чувствую осторожный ответный рывок. Я дёргаю сильнее.</text:p>
      <text:p text:style-name="P207"/>
      <text:p text:style-name="P207">-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207">В этот момент сильнейший рывок верёвки приподнимает мой торс над землёй.</text:p>
      <text:p text:style-name="P207">- О-О-О! Хуман, на тебя наконец-то подействовал Pornis Erectus! Это чудесно! - Платина оборачивается и видит, как я поднимаюсь над землёй на верёвке.</text:p>
      <text:p text:style-name="P207">- Что-о-о?</text:p>
      <text:p text:style-name="P207">Ещ один рывок наконецто отрывает меня от земли. </text:p>
      <text:p text:style-name="P207">- СТОЙ! Куда?! Не пущу! - Принцесса, вместо того, чтобы упасть, обхватывает меня передними и задними ногами.</text:p>
      <text:p text:style-name="P207"/>
      <text:p text:style-name="P207">Моё естество вопит о пощаде, но кто его слушает!</text:p>
      <text:p text:style-name="P207">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0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07"><text:soft-page-break/>Я перевожу взгляд с уносящей меня к воздушному судну верёвки вниз, на оседлавшую меня надоедливую магичку.</text:p>
      <text:p text:style-name="P20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07"/>
      <text:p text:style-name="P20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07"/>
      <text:p text:style-name="P207">Рэйнбоу Джет и Дейдра Твердолоб перестают крутить лебёдку и остолбенело смотрят на меня.</text:p>
      <text:p text:style-name="P207"/>
      <text:p text:style-name="P207">- Ты же говорил, что не конеёб? - наконец саркастически спрашивает Дейдра, пригнувшись и посмотрев на меня снизу. - Врал, значит.</text:p>
      <text:p text:style-name="P207">- Вот так-так! - возмущённо вторит ей Джет. - Когда это вы успели спеться? А я, значит…</text:p>
      <text:p text:style-name="P207">-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207"/>
      <text:p text:style-name="P207">Дейдра блокирует лебёдку, подходит к нам и критически осматривает телосплетение. Потом подзывает Джет.</text:p>
      <text:p text:style-name="P207">- Я хватаю за гриву, ты — за хвост. На счёт «три» тащим! И сразу цепляем ей на рог кристалл, пока она не очухалась, - сухо командует розовогривая пони.</text:p>
      <text:p text:style-name="P20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207">- Хуман, держись за фальшборт, - командует мне Дейдра и, в свою очередь, зажимает зубами гриву принцессы.</text:p>
      <text:p text:style-name="P207">- Ваз! Два! Тли! - мычит сквозь зажатые зубы поняха, упирается копытами в палубу и что есть силы тащит.</text:p>
      <text:p text:style-name="P207">Радужная пегаска также включается в процесс.</text:p>
      <text:p text:style-name="P207">- И-и-и… Не-е-ет!!! - упирается ожившая магичка, но сила не на её стороне.</text:p>
      <text:p text:style-name="P207">С громким всхлипом единорожка отрывается от меня и падает на опрокинувшихся на палубу Дейдру и Джет.</text:p>
      <text:p text:style-name="P207">- Хвала зайцам, этот кошмар закончился! - облегчённо вздыхаю я. - Девочки, дайте мне полотенце, что ли?</text:p>
      <text:p text:style-name="P207"/>
      <text:p text:style-name="P207"><text:soft-page-break/>- Привет, Хум! - слышу окрик сверху.</text:p>
      <text:p text:style-name="P207">С небольшой смотровой площадки, закреплённой под самым баллоном, мне приветственно машет Кловер Джем.</text:p>
      <text:p text:style-name="P207">- Здоров, долговязый! Не холодно? - слышу тоненький окрик со стороны.</text:p>
      <text:p text:style-name="P207">С юта мне машет копытом Лейла Твердолоб, вторым копытом направляя штурвал.</text:p>
      <text:p text:style-name="P207">-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207"/>
      <text:p text:style-name="P207">- О боги! - я прижимаю руки к паху в тщётной попытке прикрыться…</text:p>
      <text:p text:style-name="P207"/>
      <text:p text:style-name="P207">…</text:p>
      <text:p text:style-name="P207"/>
      <text:p text:style-name="P20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207">- И вовсе ты не сбежала, ты после этого проспала два дня подряд, потому что сидр тот забродивший был, и выпила ты его не полбутылки, а…</text:p>
      <text:p text:style-name="P207">- Лейла, закрой свой говорливый ротик и сбегай за булочками в трюм! Хум проголадался, да и мы все тоже! И сидр не забудь захватить!</text:p>
      <text:p text:style-name="P207">- Бегу!</text:p>
      <text:p text:style-name="P20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20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9"><text:span text:style-name="T65">- Да, всё так! Ты принесла сидр? Так вот, на </text:span><text:span text:style-name="T532">третий</text:span><text:span text:style-name="T65">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207">- То есть, ты не знала, куда впадает река, и всё равно отчалила? - я хватаюсь за голову. </text:p>
      <text:p text:style-name="P29"><text:span text:style-name="T65">-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532">третий</text:span><text:span text:style-name="T65"> день. А утром к нам на палубу приземлилась твоя разнокрылая подружка и её младшая сестра.</text:span></text:p>
      <text:p text:style-name="P207">- Дальше рассказываю я, Дейдра! - радужная пегаска оттискивает крупом розовогривую земнопони.</text:p>
      <text:p text:style-name="P207"><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207">- Пегаска не врёт, зуб даю, - подтверждает Дейдра.</text:p>
      <text:p text:style-name="P20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207">Пегаска вздыхает.</text:p>
      <text:p text:style-name="P207">- В общем, помощи от клана добиться мне не удалось. Хотя я честно пыталась.</text:p>
      <text:p text:style-name="P20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20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20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20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20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20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207">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207"><text:soft-page-break/>- А ещё ты хотела позаимствовать там еды, если бы нашлась. Пегасы всегда заимствуют еду у земнопони, когда могут, - замечает Мунфлай.</text:p>
      <text:p text:style-name="P207">-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207">-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20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207">- Эй, Дейдра, полегче! Не Твердолобам говорить о безмозглости!</text:p>
      <text:p text:style-name="P20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20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20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207">- Точняк, иногда твоё увлечение сидром идёт на пользу, Дейдра! Утром мы заметили <text:s/>подлетающий дирижба… дирижпоп… дирижобль!</text:p>
      <text:p text:style-name="P207">- С этого момента буду рассказывать я, пожалуйста-пожалуйста-пожалуйста!</text:p>
      <text:p text:style-name="P207">- Валяй, Кловер! А то, пока я рассказываю, Дейдра все пончики схавает!</text:p>
      <text:p text:style-name="P207">- Хорошо, только и мне оставьте один, пожалуйста! Так вот, мы с Хуманом разработали план его спасения от свадьбы с Платиной Спаркл.</text:p>
      <text:p text:style-name="P207">- КАКОЕ КОВАРСТВО! Хуман, как ты мог! Значит, наш договор изначально был фальшивкой? О боги, какое коварство!</text:p>
      <text:p text:style-name="P20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207">-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207">- Вот так-то! - Джет вытирает копыта от селёдки. - Продолжай, Кловер.</text:p>
      <text:p text:style-name="P207">Единорожка проглатывает пончик и продолжает.</text:p>
      <text:p text:style-name="P207"><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207">- Уф! Ыф! Ыф!!!</text:p>
      <text:p text:style-name="P20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20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207">Во-первых, мы присоединились к плану.</text:p>
      <text:p text:style-name="P207">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207">- Да! Зацени, Хуман, мою жертву! Я отдала паруса своего люггера на увеличение дирижабля!</text:p>
      <text:p text:style-name="P20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20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207">- Мвыф!!!</text:p>
      <text:p text:style-name="P207">- А с тобой мы ещё поговорим, рогатое чучело! За Хума ответишь!</text:p>
      <text:p text:style-name="P207">Пегаска угрожающе подносит копыто к носу Платины. Я отвожу его рукой.</text:p>
      <text:p text:style-name="P207">- Не надо. Она не хотела мне зла.</text:p>
      <text:p text:style-name="P207"/>
      <text:p text:style-name="P207">Я отворачиваюсь.</text:p>
      <text:p text:style-name="P207">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207">Есть ещё одна причина, по которой мы остаёмся тут.</text:p>
      <text:p text:style-name="P20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207">Скала молчит. Я поворачиваюсь к своим, не дожидаясь ответа.</text:p>
      <text:p text:style-name="P207">- Мы возвращаемся.</text:p>
      <text:p text:style-name="P20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207">Я поднимаю руку.</text:p>
      <text:p text:style-name="P207">- Мы не будем драться. Нам надо вернуть Платину и освободить кристалл. На магии Кловер Джем мы далеко не улетим.</text:p>
      <text:p text:style-name="P207"/>
      <text:p text:style-name="P207">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207"/>
      <text:p text:style-name="P207">- И наконец-то станем пиратами! - радостно верещит Дейдра. - Хум, дай я тебя обниму!</text:p>
      <text:p text:style-name="P207">- Но-но! - осаживает Дейдру пегаска. - Хум, ты как маленький, честное слово! Ты веришь, что она тебя отпустит после того, как ты вернёшь её своим?</text:p>
      <text:p text:style-name="P207"/>
      <text:p text:style-name="P207">Пегаска легонько пинает связанную единорожку. Та гневно мычит.</text:p>
      <text:p text:style-name="P207"/>
      <text:p text:style-name="P207">- Нам не надо верить.</text:p>
      <text:p text:style-name="P207">Я усаживаюсь на корточки перед Платиной и вытаскиваю селёдку у неё изо рта.</text:p>
      <text:p text:style-name="P207">-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207">Единорожка возмущённо набирает воздуха в грудь, но я поднимаю руку, не давая себя перебить.</text:p>
      <text:p text:style-name="P20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20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207">Мне даже жаль её…</text:p>
      <text:p text:style-name="P207"/>
      <text:p text:style-name="P207">…</text:p>
      <text:p text:style-name="P207"/>
      <text:p text:style-name="P20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207"/>
      <text:p text:style-name="P207">- Пусто! - восклицает Джет.</text:p>
      <text:p text:style-name="P207">Она срывается с палубы и широким виражём производит разведку.</text:p>
      <text:p text:style-name="P207">- Рогатые ушли ещё вечером, - докладывает Джет. - Угли покрылись пеплом, примятая трава начала вставать. Что будем делать, кэп?</text:p>
      <text:p text:style-name="P207"/>
      <text:p text:style-name="P20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207">Видно, исчезновение правительницы выбило их из колеи. Наверняка уже возвращаются назад.</text:p>
      <text:p text:style-name="P207">Ну что же, тем лучше. Ничто не помешает мне стать на стоянку в этом месте. Я поворачиваюсь к Платине.</text:p>
      <text:p text:style-name="P207">- Везти тебя назад, в племя, не входит в наши планы. Мы высадим тебя здесь. Думаю, ты без труда догонишь своих.</text:p>
      <text:p text:style-name="P207">- Догонять не придётся. Мы все тут. Добро пожаловать назад, дорогой!</text:p>
      <text:p text:style-name="P207"/>
      <text:p text:style-name="P2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207"/>
      <text:p text:style-name="P207">-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207"/>
      <text:p text:style-name="P207"><text:s/>Единорожка подходит к Платине и стягивает с её рога мешочек с магическим кристаллом. </text:p>
      <text:p text:style-name="P207"><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207">- Кло, я дала клятву, что отпущу их… - хмуро бормочет Платина, присоединяясь к отряду. - Я не могу им помешать.</text:p>
      <text:p text:style-name="P207">-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207">Платина отвечает неровным смешком. Я замечаю, что её глазах снова появились аквамариновые искорки.</text:p>
      <text:p text:style-name="P207">- Эй, очнись! <text:tab/>Натрахалась уже!</text:p>
      <text:p text:style-name="P207">Платина трясёт головой и аквамариновый блеск в её глазах тухнет.</text:p>
      <text:p text:style-name="P207">- Не знаю, что на меня нашло, - бормочет она. - Это место неправильно действует на меня.</text:p>
      <text:p text:style-name="P207"/>
      <text:p text:style-name="P20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207"/>
      <text:p text:style-name="P207">Из-за деревьев к нам выходит ОНА. </text:p>
      <text:p text:style-name="P207">Я сразу понимаю, ради чего я стремился сюда с самого начала. Что тянуло меня в это мрачное место долгие дни. Что именно я ждал. Точнее, кого.</text:p>
      <text:p text:style-name="P29"><text:span text:style-name="T65">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03">многоцветной</text:span><text:span text:style-name="T65"> мантией вокруг своей хозяйки. Золотистая аура охватывает длинный витой рог.</text:span></text:p>
      <text:p text:style-name="P207">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207">Что-то ты, Хуман, становишься одержимым, как Платина! Похоже, это место дурно влияет и на тебя. Возьми себя в руки!</text:p>
      <text:p text:style-name="P207"/>
      <text:p text:style-name="P207">-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207">- Ты... Вы... кто? - лепечет совершенно поражённая Платина.</text:p>
      <text:p text:style-name="P207">Остальные, без лишних слов, склоняют головы и подгибают передние ноги в глубоком поклоне. Я один стою, как пень, озираясь на других.</text:p>
      <text:p text:style-name="P207"><text:soft-page-break/>- Хуман, заметь, эта <text:span text:style-name="T4">птичка</text:span> выглядит точно так же, как та статуэтка, что растворилась у тебя на груди, - шепчет из поклона Джет.</text:p>
      <text:p text:style-name="P20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207"/>
      <text:p text:style-name="P20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207"/>
      <text:p text:style-name="P20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207">Команда «Хитрожопки» <text:s/>также остолбенело смотрит на белоснежное чудо с немым благоговением. </text:p>
      <text:p text:style-name="P207">Похоже, на одного меня чары белой химеры действуют специфически. Я почёсываю зудящую грудь.</text:p>
      <text:p text:style-name="P207"/>
      <text:p text:style-name="P207">- Если сможешь отмазать меня от свадьбы с ней, - указываю на Платину, - то я буду тебе благодарен до гроба.</text:p>
      <text:p text:style-name="P207">- Тебя хотят женить на этой единорожке? - не веря переспрашивает аликорница.</text:p>
      <text:p text:style-name="P20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207"/>
      <text:p text:style-name="P207">Селестия смешно морщит нос и прикрывается крылом. Мне слышно, как она тихо пырскает в него.</text:p>
      <text:p text:style-name="P207"/>
      <text:p text:style-name="P207">- Ваще не о чём беспокоиться! Не волнуйся, Хуман, рогатые тебя не получат.</text:p>
      <text:p text:style-name="P207"/>
      <text:p text:style-name="P207">На поляну выходит Лейла Твердолоб с десятком угрюмых земнопони в рваных шкурах с копьями наперевес.</text:p>
      <text:p text:style-name="P207"><text:s/></text:p>
      <text:p text:style-name="P20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207"><text:soft-page-break/></text:p>
      <text:p text:style-name="P207">Прысканье за крылом Селестии в этот раз явно громче. Но всё же оно не может заглушить грохот моей обвалившейся челюсти.</text:p>
      <text:p text:style-name="P207"/>
      <text:p text:style-name="P207">-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207"/>
      <text:p text:style-name="P207">Шум крыльев заглушает конец моей тирады. На полянку, где уже и так довольно тесно, пикирует отряд пегасов в доспехах.</text:p>
      <text:p text:style-name="P207"/>
      <text:p text:style-name="P207">- Не двигаться! Именем верховного вождя и главнокомандующего клана Быстрокрылых, полководца Урагана, вы арестованы!</text:p>
      <text:p text:style-name="P207">Седой пегас в серебристых доспехах поворачиваеся к нам.</text:p>
      <text:p text:style-name="P20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207"/>
      <text:p text:style-name="P20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207">- Я вижу, у тебя богатый выбор, Хуман! Земнопони, единороги или пегасы — всем ты нужен. Я бы даже сказала, ты можешь начать торги <text:span text:style-name="T693">на аукционе</text:span>, хи-хи-хи…</text:p>
      <text:p text:style-name="P207"/>
      <text:p text:style-name="P207">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207"/>
      <text:p text:style-name="P207">-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207">- Да-да, мы это уже слышали, - с улыбкой кивает аликорница. - Осталось только убедить в этом присутствующих тут пони. Попробую помочь тебе с этим.</text:p>
      <text:p text:style-name="P20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207"/>
      <text:p text:style-name="P207">Спокойный материнский голос белого создания убаюкивает. Хочется лечь в постель, укрыться одеялом и слушать его, пока не заснёшь...</text:p>
      <text:p text:style-name="P20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207"/>
      <text:p text:style-name="P207">-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207">-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207">-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207"/>
      <text:p text:style-name="P207">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207"/>
      <text:p text:style-name="P207">-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08">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207"/>
      <text:p text:style-name="P207">Пользуясь всеобщей отвлечённостью, я осторожно подхожу к ней.</text:p>
      <text:p text:style-name="P207">- Спасибо, что таки пыталась меня отмазать, Сел. Честно, я ценю это. Жаль, что не получилось. Не твоя вина.</text:p>
      <text:p text:style-name="P207">Та скашивает на меня сиреневый глаз и подмигивает.</text:p>
      <text:p text:style-name="P207">-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207">-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20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207">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207">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207"/>
      <text:p text:style-name="P20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207"/>
      <text:p text:style-name="P207">-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207">-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207"/>
      <text:p text:style-name="P207">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20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207"/>
      <text:p text:style-name="P207">Платина недобро смеётся в ответ.</text:p>
      <text:p text:style-name="P207">-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207">-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207">-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207"><text:soft-page-break/></text:p>
      <text:p text:style-name="P207">Прямо на наших глазах заключается союз трёх рас пони. Три копыта сходятся в одной точке и три клятвы произносятся в унисон.</text:p>
      <text:p text:style-name="P20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207"/>
      <text:p text:style-name="P207">-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207"/>
      <text:p text:style-name="P207">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207"/>
      <text:p text:style-name="P20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207">- СЕСТРИЦА, Я СМОТРЮ, ТЫ РЕШИЛА РАЗМЯТЬ КОСТИ! ХОРОШЕЕ ДЕЛО. ПОЧЕМУ МЕНЯ НЕ ПРИГЛАСИЛА?!</text:p>
      <text:p text:style-name="P207"/>
      <text:p text:style-name="P207">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207">На поляну выходит создание, похожее на Селестию, но меньше, тёмного цвета и в доспехах.</text:p>
      <text:p text:style-name="P207"/>
      <text:p text:style-name="P207">- КТО ПРОТИВ НАС СЕГОДНЯ? НЕ ВИЖУ ПРОТИВНИКА!</text:p>
      <text:p text:style-name="P207"/>
      <text:p text:style-name="P207">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207">Кобылка оглядывается и, не найдя никого стоящего на ногах, кроме меня с Селестией, подходит к нам.</text:p>
      <text:p text:style-name="P207"/>
      <text:p text:style-name="P207">- Сбавь полтона, Лулу, - говорит устало Селестия. - Сегодня трёпки не будет. Твой голос ввёл в беспамятство всех столь плохо воспитанных пони.</text:p>
      <text:p text:style-name="P207">- Опять я осталась без развлечения, - недовольно морщит нос младшая аликорница. - Тот драконикус был покрепче. А это кто такой? </text:p>
      <text:p text:style-name="P207">Аликорница указывает на меня копытом.</text:p>
      <text:p text:style-name="P207">- Это мой друг. Хуман, знакомься, это моя младшая сестра Луна. Луна, это Хуман. Это у него возникли кое-какие проблемы с лежащими тут пони.</text:p>
      <text:p text:style-name="P207"><text:soft-page-break/></text:p>
      <text:p text:style-name="P207">Я киваю, стараясь выглядеть нормально. Это ничего, что минуту назад ты отложил грузовик кирпичей, Хуман, главное — не подавать виду!</text:p>
      <text:p text:style-name="P207">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207">-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207">-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207">- Ого?</text:p>
      <text:p text:style-name="P207">- Ага.</text:p>
      <text:p text:style-name="P207"/>
      <text:p text:style-name="P207">Я подхожу к кучке лежащих в центре поляны вождей и пинаю ботинком ближайший круп.</text:p>
      <text:p text:style-name="P207">- Эй, Платина! Как слышно? Приём! Ураган? Лейла? Очнитесь!</text:p>
      <text:p text:style-name="P207">Принцесса со стоном занимает сидячее положение, яростно массируя копытами виски. Вслед за ней оживают и остальные делегаты рас пони.</text:p>
      <text:p text:style-name="P207">- У меня к вам ценное коммерческое предложение. Соглашайтесь, пока я добрый. В общем, я сдаюсь.</text:p>
      <text:p text:style-name="P207">- А? Что? - моментально настораживается принцесса.</text:p>
      <text:p text:style-name="P29"><text:span text:style-name="T65">- </text:span><text:span text:style-name="T66">СДАЮСЬ! - ору я в ухо принцессе. - Но только при </text:span><text:span text:style-name="T68">одном</text:span><text:span text:style-name="T66"> услови</text:span><text:span text:style-name="T68">и</text:span><text:span text:style-name="T66">! Вы все принимаете </text:span><text:span text:style-name="T74">правление </text:span><text:span text:style-name="T66">Селестии на </text:span><text:span text:style-name="T67">год. В течени</text:span><text:span text:style-name="T68">е</text:span><text:span text:style-name="T67"> этого года вы меня не трогаете. Через год тот, кого буд</text:span><text:span text:style-name="T68">у</text:span><text:span text:style-name="T67">т устраивать </text:span><text:span text:style-name="T68">советы и</text:span><text:span text:style-name="T67"> </text:span><text:span text:style-name="T68">дальнейшее сотрудничество с </text:span><text:span text:style-name="T67">Сел — откажется от меня. Остальные как-нибудь договоритесь, как вы это </text:span><text:span text:style-name="T68">всё равно </text:span><text:span text:style-name="T67">решили пять минут назад. </text:span><text:span text:style-name="T71">Если вам не подходит — я просто уйду. Мне на вас начхать, вообще-то. Как и на ваши проблемы.</text:span></text:p>
      <text:p text:style-name="P209">Я отхожу от начавшей вяло совещаться кучки.</text:p>
      <text:p text:style-name="P209"/>
      <text:p text:style-name="P209">- Ты слишком великодушен, Хуман, - шепчет мне через плечо Селестия. - Я хотела решить твою проблему, но так получается, ты решаешь мои. Спасибо.</text:p>
      <text:p text:style-name="P33"><text:span text:style-name="T74">Я молча хлопаю её по шее. </text:span><text:span text:style-name="T75">Мне стоит больших усилий не обнять её прямо на глазах у всех. Да что с тобой такое, Хуман?</text:span></text:p>
      <text:p text:style-name="P210">Трое представителей пони снова бредут к нам. Головы их поникли.</text:p>
      <text:p text:style-name="P210"/>
      <text:p text:style-name="P31"><text:span text:style-name="T71">-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74">за племя</text:span><text:span text:style-name="T71">. Старик Твердолоб остался дома.</text:span></text:p>
      <text:p text:style-name="P30"><text:span text:style-name="T69">- </text:span><text:span text:style-name="T71">У земнопони есть полномочия! - заявляет слуш</text:span><text:span text:style-name="T74">ающая</text:span><text:span text:style-name="T71"> выступление Дейдра Твердолоб. Старик много раз говорил, что </text:span><text:span text:style-name="T429">скинет корону,</text:span><text:span text:style-name="T71"> как только я соглашусь править. Так вот — я согласна! Это значит, что я становлюсь вождём Твердолобов. И я подтверждаю союз с пегасами!</text:span></text:p>
      <text:p text:style-name="P211"><text:soft-page-break/>- Да будет так! - кивает полководец Ураган.</text:p>
      <text:p text:style-name="P364"><text:span text:style-name="T71">О</text:span><text:span text:style-name="T65">н поднимает копыто и касается им поднятого копыта Дейдры.</text:span></text:p>
      <text:p text:style-name="P212"/>
      <text:p text:style-name="P31"><text:span text:style-name="T71">- Что касается единорогов, мы просто будем нести своё бремя, сколько хватит сил, - продолжает </text:span><text:span text:style-name="T72">печально</text:span><text:span text:style-name="T71"> Платина. - </text:span><text:span text:style-name="T72">Мне очень жаль, что так вышло. Если повезёт, продержимся ещё лет пятьдесят. Или больше…</text:span></text:p>
      <text:p text:style-name="P215">-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63"><text:span text:style-name="T69">Е</text:span><text:span text:style-name="T65">динорожка в ответ просто садится в пыль с разинутым ртом.</text:span></text:p>
      <text:p text:style-name="P32"><text:span text:style-name="T73">- </text:span><text:span text:style-name="T74">Умей выслушивать других, принцесса! - надзидательно замечаю я. - Прежде чем что-то </text:span><text:span text:style-name="T75">заявлять и </text:span><text:span text:style-name="T74">делать. И присоединяйся к союзу земнопони и пегасов. Раз уж у вас будет общий правитель на следующий год.</text:span></text:p>
      <text:p text:style-name="P364"><text:span text:style-name="T65">Принцесс</text:span><text:span text:style-name="T75">а</text:span><text:span text:style-name="T65"> немного думает, потом молча встаёт, подходит к Урагану и Дейдре и прикасается своим копытом к их.</text:span></text:p>
      <text:p text:style-name="P212"/>
      <text:p text:style-name="P364"><text:span text:style-name="T65">Три сомкнутых копыта </text:span><text:span text:style-name="T75">пони трёх рас </text:span><text:span text:style-name="T65">возвещают нам начало новой эры.</text:span></text:p>
      <text:p text:style-name="P142"><text:span text:style-name="T494">- Да будет так! Нарекаю сей союз Эквестрией, в честь трёх заключивших его рас, кои, несомненно, являются эквиноидами, - </text:span><text:span text:style-name="T493">выпендриваюсь напоследок</text:span><text:span text:style-name="T494"> я.</text:span></text:p>
      <text:p text:style-name="P212"/>
      <text:p text:style-name="P30"><text:span text:style-name="T69">- </text:span><text:span text:style-name="T70">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73"> Без оглушения ничего не работает.</text:span></text:p>
      <text:p text:style-name="P349"/>
      <text:p text:style-name="P30"><text:span text:style-name="T73">- </text:span><text:span text:style-name="T429">И без магии, - бормочет Селестия. - Если бы не зашкаливающая магия этого мира, </text:span><text:span text:style-name="T430">о корректировке орбит без моего </text:span><text:span text:style-name="T439">спарк-турбированного </text:span><text:span text:style-name="T430">астробуксировщика и думать нельзя было бы.</text:span></text:p>
      <text:p text:style-name="P350"/>
      <text:p text:style-name="P417"><text:span text:style-name="T430">Я </text:span><text:span text:style-name="T65">уверен, что мне послышалось.</text:span></text:p>
      <text:p text:style-name="P207"/>
      <text:p text:style-name="P207"/>
      <text:p text:style-name="P214"><text:span text:style-name="T680">~~~</text:span>Год спустя<text:span text:style-name="T680">~~~</text:span></text:p>
      <text:p text:style-name="P213"/>
      <text:p text:style-name="P323">Хлоп-хлоп-хлоп… </text:p>
      <text:p text:style-name="P123"><text:span text:style-name="T431">Если бы кто-то ещё год назад сказал тебе, Хуман, что ты станешь конеёбом — ты бы рассмеялся ему в лицо </text:span><text:span text:style-name="T432">и покрутил пальцем у виска! Или же лениво послал бы его подальше. </text:span><text:span text:style-name="T433">Любить лошадь — это даже не смешно</text:span><text:span text:style-name="T432">…</text:span></text:p>
      <text:p text:style-name="P324">Хлоп-хлоп-хлоп…</text:p>
      <text:p text:style-name="P324"><text:soft-page-break/>Но получилось так, как получилось. <text:span text:style-name="T683">Ты</text:span><text:span text:style-name="T681"> и сам не успел оглянуться, как вот уже год встреча</text:span><text:span text:style-name="T683">ешься</text:span><text:span text:style-name="T681"> с лошадью. Ну, не лошадью — пони, но это практически одно и то же…</text:span></text:p>
      <text:p text:style-name="P325">Хлоп-хлоп-хлоп…</text:p>
      <text:p text:style-name="P325">И ведь нельзя сказать, что <text:span text:style-name="T683">ты</text:span> её люб<text:span text:style-name="T683">ишь</text:span> — совсем нет, у <text:span text:style-name="T683">в</text:span>ас исключительно дружеские отношения. <text:span text:style-name="T682">Но так получилось, что жеребцы игнорир</text:span><text:span text:style-name="T683">уют</text:span><text:span text:style-name="T682"> Джет из-за её кожаного крыла летучей мыши. А у </text:span><text:span text:style-name="T683">т</text:span><text:span text:style-name="T682">е</text:span><text:span text:style-name="T683">б</text:span><text:span text:style-name="T682">я всё ещё хуже — на Эквусе совсем нет людей. И </text:span><text:span text:style-name="T683">в</text:span><text:span text:style-name="T682">ы неплохо узнали друг-друга за </text:span><text:span text:style-name="T14">месяц</text:span><text:span text:style-name="T682"> совместного похода к Дрогонштерну…</text:span></text:p>
      <text:p text:style-name="P326">Хлопхлопхлоп…</text:p>
      <text:p text:style-name="P124"><text:span text:style-name="T434">И тогда, в один прекрасный день (точнее, это была ночь, ты это помнишь как сейчас — вы сидели на крыше только что </text:span><text:span text:style-name="T446">смастерённого </text:span><text:span text:style-name="T548">вами вместе</text:span><text:span text:style-name="T434"> домика, попивали пивко, любовались звёздами и Джет предложила…) вы решили, а почему бы и нет? </text:span><text:span text:style-name="T435">Технически, ты уже всё равно потерял невинность с пони, когда тебя поймала </text:span><text:span text:style-name="T436">и использовала </text:span><text:span text:style-name="T435">Платина, смысл сейчас отгораживаться? Джет по-любому лучше твоей правой руки…</text:span></text:p>
      <text:p text:style-name="P327">Х<text:span text:style-name="T686">ЛОПХЛОПХЛОПХЛОПХЛОП!!!</text:span></text:p>
      <text:p text:style-name="P327"/>
      <text:p text:style-name="P328">Я прижимаю<text:span text:style-name="T687">сь </text:span>к крупу Джет в последнем, самом <text:s/>мощном толчке, извергаясь в неё фонтаном удовольствия.</text:p>
      <text:p text:style-name="P125"><text:span text:style-name="T436">- </text:span><text:span text:style-name="T437">Что-то ты быстро сегодня, - хихикает </text:span><text:span text:style-name="T439">пегаска</text:span><text:span text:style-name="T437">. </text:span><text:span text:style-name="T440">Из-за е</text:span><text:span text:style-name="T437">ё стоящих торчком крыльев </text:span><text:span text:style-name="T440">виден только сморщившийся в ехидной улыбке нос</text:span><text:span text:style-name="T437">. - Устал от получаса хуфбола? Стареешь, </text:span><text:span text:style-name="T440">чувак</text:span><text:span text:style-name="T437">.</text:span></text:p>
      <text:p text:style-name="P329">Я наклоняюсь вперёд и отвожу в сторону левое крыло.</text:p>
      <text:p text:style-name="P127"><text:span text:style-name="T437">- </text:span><text:span text:style-name="T438">Кто бы говорил, подруга! </text:span><text:span text:style-name="T440">Сама пыхтишь, как кузнечный мех!</text:span></text:p>
      <text:p text:style-name="P407"><text:span text:style-name="T440">Я </text:span><text:span text:style-name="T65">протягиваю руку и треплю её по радужной чёлке.</text:span></text:p>
      <text:p text:style-name="P127"><text:span text:style-name="T440">- </text:span><text:span text:style-name="T442">И вообще, п</text:span><text:span text:style-name="T439">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46">рубания дров и выкапывания картошки</text:span><text:span text:style-name="T439"> — </text:span><text:span text:style-name="T440">да я просто чемпион </text:span><text:span text:style-name="T442">этого полушария</text:span><text:span text:style-name="T440">!</text:span></text:p>
      <text:p text:style-name="P330">С этими словами я энергично пихаю Джет вперёд. Пегаска зажмуривается от удовольствия.</text:p>
      <text:p text:style-name="P126"><text:span text:style-name="T437">- </text:span><text:span text:style-name="T440">Ну, положим, я не от усталости пыхтю-у-у…</text:span></text:p>
      <text:p text:style-name="P126"><text:span text:style-name="T440">Речь пегаски становится неразборчивой, когда я начинаю массировать ей ложбинку в основании крыльев. </text:span><text:span text:style-name="T442">Она ложит голову на подушку и закрывает глаза.</text:span></text:p>
      <text:p text:style-name="P126"><text:span text:style-name="T440">- А я, положим, ещё не закончил. Так </text:span><text:span text:style-name="T441">кто тут стар, поняха?</text:span></text:p>
      <text:p text:style-name="P331">Хлоп-хлоп-хлоп…</text:p>
      <text:p text:style-name="P331"/>
      <text:p text:style-name="P331">…</text:p>
      <text:p text:style-name="P331"/>
      <text:p text:style-name="P216">Пегас торопливо докладывает аликорнице, сидящей на сделанном наспех из зел<text:span text:style-name="T684">е</text:span>ных веток троне.</text:p>
      <text:p text:style-name="P34"><text:span text:style-name="T81">- Неприсоединившиеся напали на наш патруль у северной границы. </text:span><text:span text:style-name="T82">Была попытка прорыва к яблочным полям Твердолобов. Отбита успешно, но </text:span><text:span text:style-name="T80">командор Ураган просит</text:span><text:span text:style-name="T82"> усиление </text:span><text:span text:style-name="T79">кордонов</text:span><text:span text:style-name="T82">. За последний </text:span><text:soft-page-break/><text:span text:style-name="T82">месяц это уже третья попытка, северные кланы голодают. Мы ожидаем дальнейши</text:span><text:span text:style-name="T443">х</text:span><text:span text:style-name="T82"> нападени</text:span><text:span text:style-name="T443">й</text:span><text:span text:style-name="T82"> — более сильны</text:span><text:span text:style-name="T443">х</text:span><text:span text:style-name="T82"> и </text:span><text:span text:style-name="T444">интенсивных</text:span><text:span text:style-name="T82">.</text:span></text:p>
      <text:p text:style-name="P34"><text:span text:style-name="T65">- </text:span><text:span text:style-name="T76">Да, это в характере пегасов. </text:span><text:span text:style-name="T77">Напасть, украсть и умчаться вместо взаимовыгодного сотрудничества, - вздыхает Селестия с трона. - </text:span><text:span text:style-name="T78">Я разберусь с этим. Что ещё?</text:span></text:p>
      <text:p text:style-name="P34"><text:span text:style-name="T78">- </text:span><text:span text:style-name="T443">Грифоны</text:span><text:span text:style-name="T79">. </text:span><text:span text:style-name="T444">Требуют от вас выйти замуж за ихнего принца Гьюто Второго и объединить королевства. В противном случае угрожают войной.</text:span></text:p>
      <text:p text:style-name="P128"><text:span text:style-name="T79">- М-м-м. </text:span><text:span text:style-name="T445">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47">и </text:span><text:span text:style-name="T445">это предложение не перестанет быть актуальным. Кто у них сейчас послом?</text:span></text:p>
      <text:p text:style-name="P332">- Гракх Железноклювый.</text:p>
      <text:p text:style-name="P35"><text:span text:style-name="T445">- Сообщи ему, что я в восторге от великодушного предложения и приму высокого посла через месяц, который понадобится на приготовлени</text:span><text:span text:style-name="T447">я</text:span><text:span text:style-name="T445"> к свадьбе.</text:span></text:p>
      <text:p text:style-name="P36"><text:span text:style-name="T79">П</text:span><text:span text:style-name="T80">егас кивает и улетает. Его место занимает земнопони. </text:span><text:span text:style-name="T83">Потом единорог. Пони </text:span><text:span text:style-name="T84">один за другим </text:span><text:span text:style-name="T83">обращаются к Селестии со своими проблемами, внимательно выслушивают </text:span><text:span text:style-name="T85">распоряжения</text:span><text:span text:style-name="T83">, </text:span><text:span text:style-name="T84">кивают</text:span><text:span text:style-name="T83"> и уходят. </text:span><text:span text:style-name="T84">И приходят новые. Череда пони прерывается только к обеду, когда солнце уже висит высоко над головой.</text:span></text:p>
      <text:p text:style-name="P37"><text:span text:style-name="T84">Я </text:span><text:span text:style-name="T85">затворяю дверь за последним.</text:span></text:p>
      <text:p text:style-name="P217">- Если это у тебя каждый день так, не завидую тебе, подруга. У меня уже на втором десятке стала дёргаться бровь.</text:p>
      <text:p text:style-name="P217">-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218">- <text:span text:style-name="T581">Как я понимаю, пони не </text:span><text:span text:style-name="T582">собираются </text:span><text:span text:style-name="T581">отказываться </text:span><text:span text:style-name="T582">от твоих услуг?</text:span></text:p>
      <text:p text:style-name="P218">- <text:span text:style-name="T582">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583">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37"><text:span text:style-name="T85">- </text:span><text:span text:style-name="T86">Заводи себе помощников. Пара толковых е</text:span><text:span text:style-name="T87">динорогов могут рассматривать простенькие дела, оставляя тебе самые важные. Это тебя здорово разгрузит.</text:span></text:p>
      <text:p text:style-name="P37"><text:span text:style-name="T87">-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88">Особенно если решать приходится проблемы пони другой расы: межрасовая неприязь</text:span><text:span text:style-name="T87"> </text:span><text:span text:style-name="T88">всё ещё велика. </text:span><text:span text:style-name="T87">На руководство уходит практически столько же времени, как если бы я занималась делами сама, увы.</text:span></text:p>
      <text:p text:style-name="P37"><text:span text:style-name="T87">- А если взять больше единорогов? И подыскать им руководителя </text:span><text:span text:style-name="T89">другой расы для баланса</text:span><text:span text:style-name="T87">?</text:span></text:p>
      <text:p text:style-name="P37"><text:span text:style-name="T87">- </text:span><text:span text:style-name="T88">Легко сказать! </text:span><text:span text:style-name="T89">У меня нет знакомых пони, которым я могла бы доверить руководящую должность.</text:span></text:p>
      <text:p text:style-name="P219">- А не пони?</text:p>
      <text:p text:style-name="P37"><text:span text:style-name="T87">- </text:span><text:span text:style-name="T90">Кого ты имеешь ввиду?</text:span></text:p>
      <text:p text:style-name="P37"><text:span text:style-name="T90">- Ду-умай… - я завожу глаза к небу. </text:span><text:span text:style-name="T91">Иногда </text:span><text:span text:style-name="T96">эти непарнокопытные</text:span><text:span text:style-name="T91"> бывают до смешного тупыми.</text:span></text:p>
      <text:p text:style-name="P365"><text:span text:style-name="T90">К</text:span><text:span text:style-name="T65">опыто хлопается в лоб аликорницы с гулким звуком.</text:span></text:p>
      <text:p text:style-name="P365"><text:soft-page-break/><text:span text:style-name="T65">-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91">мой друг</text:span><text:span text:style-name="T65">. </text:span><text:span text:style-name="T91">Что тебе нужно для старта?</text:span></text:p>
      <text:p text:style-name="P38"><text:span text:style-name="T91">- Д</text:span><text:span text:style-name="T496">ля начала </text:span><text:span text:style-name="T92">мне нужно знать состояние дел. </text:span><text:span text:style-name="T495">Каков профицит бюджета</text:span><text:span text:style-name="T92">? </text:span><text:span text:style-name="T495">Какая инфляция</text:span><text:span text:style-name="T92">? </text:span><text:span text:style-name="T495">Какова закредитованность бизнеса</text:span><text:span text:style-name="T92">?</text:span></text:p>
      <text:p text:style-name="P38"><text:span text:style-name="T92">- </text:span><text:span text:style-name="T549">Профицит</text:span><text:span text:style-name="T535">? </text:span><text:span text:style-name="T549">Инфляция</text:span><text:span text:style-name="T535">? </text:span><text:span text:style-name="T549">Закредитованность</text:span><text:span text:style-name="T535">?</text:span></text:p>
      <text:p text:style-name="P366"><text:span text:style-name="T92">Н</text:span><text:span text:style-name="T65">а морде аликорницы написано неподдельное изумление. Теперь пришёл мой черёд хлопать ладонью в фейс.</text:span></text:p>
      <text:p text:style-name="P39"><text:span text:style-name="T93">- Ты хочешь сказать, что не знакома с основами </text:span><text:span text:style-name="T497">экономики</text:span><text:span text:style-name="T93">?</text:span></text:p>
      <text:p text:style-name="P366"><text:span text:style-name="T65">- </text:span><text:span text:style-name="T94">Хуман, ты говоришь непонятные слова, - жалуется Селестия. - </text:span><text:span text:style-name="T95">Мне кажется, мы говорим на разных языках.</text:span></text:p>
      <text:p text:style-name="P39"><text:span text:style-name="T95">- </text:span><text:span text:style-name="T98">Но хоть налоги ты собираешь?</text:span></text:p>
      <text:p text:style-name="P220">Ответом мне становится недоумённый взгляд.</text:p>
      <text:p text:style-name="P40"><text:span text:style-name="T98">- </text:span><text:span text:style-name="T99">Ну, откуда ты берёшь финансы? Деньги на содержание?</text:span><text:span text:style-name="T98"> </text:span><text:span text:style-name="T99">Проще говоря, на что ты живёшь? Чем оплачиваешь обеды и ужины? За какие деньги построила этот дом для приёмов? </text:span><text:span text:style-name="T101">Чем собираешься платить зарплату служащим? </text:span><text:span text:style-name="T498">Чем выдавать кредиты бизнесу?</text:span></text:p>
      <text:p text:style-name="P221">Селестия смотрит на меня как на марсианина.</text:p>
      <text:p text:style-name="P41"><text:span text:style-name="T99">- </text:span><text:span text:style-name="T100">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01">огромное </text:span><text:span text:style-name="T100">спасибо. Дом этот построили мы с Луной после приёмов за два месяца. </text:span><text:span text:style-name="T102">И что такое </text:span><text:span text:style-name="T498">кредиты</text:span><text:span text:style-name="T102">?</text:span></text:p>
      <text:p text:style-name="P367"><text:span text:style-name="T95">Я </text:span><text:span text:style-name="T65">осматриваю убранство приёмной аликорницы и мне всё становится ясно.</text:span></text:p>
      <text:p text:style-name="P36"><text:span text:style-name="T80">- </text:span><text:span text:style-name="T101">Вот почему в нём так много щелей и косые стены. </text:span><text:span text:style-name="T96">Понятно. Тогда позволь мне рассказать всё, что я знаю </text:span><text:span text:style-name="T97">про </text:span><text:span text:style-name="T499">экономику </text:span><text:span text:style-name="T97">государств</text:span><text:span text:style-name="T499">а</text:span><text:span text:style-name="T97">. Тебе пригодится. </text:span><text:span text:style-name="T102">Ведь даже помощников-единорогов надо на что-то содержать. Вряд ли они будут работать забесплатно — на это только ты горазда. </text:span><text:span text:style-name="T103">А без помощников ты скоро </text:span><text:span text:style-name="T104">будешь работать и ночью.</text:span></text:p>
      <text:p text:style-name="P222">Уши аликорницы поникли и она грустно улыбнулась.</text:p>
      <text:p text:style-name="P42"><text:span text:style-name="T104">- Как это ни печально осознавать, ты прав. Я стараюсь быть полезной пони и мне приносит счастье делать их жизнь чуточку легче. </text:span><text:span text:style-name="T134">Но г</text:span><text:span text:style-name="T104">од назад мне казалось, </text:span><text:span text:style-name="T105">стоит напрячься посильнее и проблемы иссякнут. </text:span><text:span text:style-name="T134">А</text:span><text:span text:style-name="T105"> </text:span><text:span text:style-name="T106">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34">И, ты прав, часто мне приходится работать и ночью.</text:span></text:p>
      <text:p text:style-name="P368"><text:span text:style-name="T106">Я </text:span><text:span text:style-name="T65">сочувственно киваю головой.</text:span></text:p>
      <text:p text:style-name="P43"><text:span text:style-name="T108">-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text:span><text:span text:style-name="T107">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09">В отличие от тебя, они не </text:span><text:span text:style-name="T156">смогут</text:span><text:span text:style-name="T109"> работать на голом энтузиазме.</text:span><text:span text:style-name="T107"> А налоги ты не сможешь собирать без служащих. </text:span><text:span text:style-name="T109">Кроме того, тебе придётся обзавестись полицией для поддержания порядка. А в дальнейшей перспективе и армией.</text:span><text:span text:style-name="T107"> Так это работает.</text:span></text:p>
      <text:p text:style-name="P223">- Слишком запутанно, - бормочет аликорница. - Я не справлюсь.</text:p>
      <text:p text:style-name="P43"><text:soft-page-break/><text:span text:style-name="T107">-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09">есть</text:span><text:span text:style-name="T107"> и просто отказывать всем пони, которых уже не в силах принять.</text:span></text:p>
      <text:p text:style-name="P223">- Нет-нет, что ты! Нельзя оставлять <text:span text:style-name="T599">пони</text:span> наедине с их бедами! Я выучу основы государства <text:span text:style-name="T694">и экономики</text:span>, если это поможет мне лучше помогать пони! Не уходи!</text:p>
      <text:p text:style-name="P224">Я сажусь рядом с Селестией и потираю пальцем подбородок.</text:p>
      <text:p text:style-name="P224">- <text:span text:style-name="T587">Отлично. </text:span>Итак, запоминай…</text:p>
      <text:p text:style-name="P223">…</text:p>
      <text:p text:style-name="P223"/>
      <text:p text:style-name="P155"><text:span text:style-name="T135">~~~</text:span><text:span text:style-name="T107">Д</text:span><text:span text:style-name="T65">есять лет спустя</text:span><text:span text:style-name="T135">~~~</text:span></text:p>
      <text:p text:style-name="P333"/>
      <text:p text:style-name="P129"><text:span text:style-name="T448">- </text:span><text:span text:style-name="T110">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369"><text:span text:style-name="T65">Бригадир </text:span><text:span text:style-name="T111">из племени Камнезадов </text:span><text:span text:style-name="T65">чешет потную шею и сплёвывает.</text:span></text:p>
      <text:p text:style-name="P369"><text:span text:style-name="T65">Я не отрываюсь от чертежей. </text:span><text:span text:style-name="T111">Стоит ли говорить ему, что бригадир от Твердолобов точно так же жалуется на строителей из Камнезадов?</text:span><text:span text:style-name="T65">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44"><text:span text:style-name="T110">- </text:span><text:span text:style-name="T112">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225">Шея Фенса краснеет. Видно, что он еле сдерживается.</text:p>
      <text:p text:style-name="P47"><text:span text:style-name="T112">- Да этот щенок Брикс мне в сынки годится! Я с моими ребятами </text:span><text:span text:style-name="T113">обойдём </text:span><text:span text:style-name="T112">его </text:span><text:span text:style-name="T113">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370"><text:span text:style-name="T65">Бухтение обиженного бригадира наконец сти</text:span><text:span text:style-name="T115">хает</text:span><text:span text:style-name="T65"> </text:span><text:span text:style-name="T114">на улице</text:span><text:span text:style-name="T65">. </text:span><text:span text:style-name="T114">Я в</text:span><text:span text:style-name="T115">озвращаюсь</text:span><text:span text:style-name="T114"> к чертежам.</text:span></text:p>
      <text:p text:style-name="P45"><text:span text:style-name="T114">П</text:span><text:span text:style-name="T115">ервоначальный вариант замка выглядел слишком мрачно из-за большой любви Луны к ночной стилистике. </text:span><text:span text:style-name="T118">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15">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16">На этой почве у нас даже возник конфликт с Луной и Селестии пришлось защищать меня от увольнения с должности первого советника </text:span><text:span text:style-name="T117">д</text:span><text:span text:style-name="T116">иархии. </text:span><text:span text:style-name="T118">Так или иначе, мне удалось отстоять легкость </text:span><text:span text:style-name="T119">архитектуры</text:span><text:span text:style-name="T118"> замка, отдав на откуп Луне башн</text:span><text:span text:style-name="T119">ю для личных покоев у</text:span><text:span text:style-name="T118"> задней стены и множество скрытых «сюрпризов» внутри замка.</text:span></text:p>
      <text:p text:style-name="P46"><text:span text:style-name="T118">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19">одушие</text:span><text:span text:style-name="T118">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text:span><text:soft-page-break/><text:span text:style-name="T118">бы то ни было, стройка продолжается. Главный зал уже закончен и </text:span><text:span text:style-name="T119">сегодня</text:span><text:span text:style-name="T118"> в нём был первый приём делегации </text:span><text:span text:style-name="T119">неприсоединившихся пегасов</text:span><text:span text:style-name="T118">. </text:span><text:span text:style-name="T449">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334">Чертежи летят в стол. Я закрываю ящик на ключ и выхожу из строительной каптёрки.</text:p>
      <text:p text:style-name="P408"><text:span text:style-name="T449">В</text:span><text:span text:style-name="T65">сё, хватит с меня этого дерьма на сегодня!</text:span></text:p>
      <text:p text:style-name="P226"/>
      <text:p text:style-name="P130"><text:span text:style-name="T450">Дом встречает привычным уютом гостинной с тростниковыми циновками и незастеленной с утра постелью. </text:span><text:span text:style-name="T451">Я </text:span><text:span text:style-name="T452">закрываю распахнутое настежь</text:span><text:span text:style-name="T451"> окно </text:span><text:span text:style-name="T452">в сад </text:span><text:span text:style-name="T451">и иду к бару. Надо бы </text:span><text:span text:style-name="T453">хлопнуть</text:span><text:span text:style-name="T451"> </text:span><text:span text:style-name="T452">вишнёвой наливки</text:span><text:span text:style-name="T451">, общение с бригадирами сильно подрывает душевное спокойствие.</text:span></text:p>
      <text:p text:style-name="P131"><text:span text:style-name="T455">У</text:span><text:span text:style-name="T452">спеваю выпить рюмку на залитом вечерними лучами балконе, когда </text:span><text:span text:style-name="T455">крылья</text:span><text:span text:style-name="T453"> закрывают мне глаза, а талию </text:span><text:span text:style-name="T455">и плечи </text:span><text:span text:style-name="T453">крепко обхватывают пружинистые ноги.</text:span></text:p>
      <text:p text:style-name="P335">- Угадай с третьего раза, кто? - слышу над ухом знакомый голос.</text:p>
      <text:p text:style-name="P132"><text:span text:style-name="T453">Я наощуп</text:span><text:span text:style-name="T455">ь</text:span><text:span text:style-name="T453"> ставлю бокал на столик и отрываю </text:span><text:span text:style-name="T455">крылья</text:span><text:span text:style-name="T453"> от глаз.</text:span></text:p>
      <text:p text:style-name="P409"><text:span text:style-name="T65">- Я и с первого раза отлично угадаю, </text:span><text:span text:style-name="T454">Джет. </text:span><text:span text:style-name="T455">Твои крылья ни с чем не спутаешь.</text:span></text:p>
      <text:p text:style-name="P409"><text:span text:style-name="T455">- Это точно, - хихикает Джет и тащит меня к постели, неистово молотя крыльями. </text:span><text:span text:style-name="T456">Я по пути привычно успеваю сбросить одежду…</text:span></text:p>
      <text:p text:style-name="P338">…</text:p>
      <text:p text:style-name="P132"><text:span text:style-name="T456">- </text:span><text:span text:style-name="T457">Ты офигенски крут… Мне будет тебя недоставать… - потягивается пегаска через полчаса. </text:span><text:span text:style-name="T458">Её нога лежит у меня на животе, а крыло укрывает бархатной периной.</text:span></text:p>
      <text:p text:style-name="P339">- Недоставать? - недоумеваю я.</text:p>
      <text:p text:style-name="P135"><text:span text:style-name="T458">- Я прилетела попрощаться, </text:span><text:span text:style-name="T459">Хуман</text:span><text:span text:style-name="T458">. Я, вроде как, нашла себе жеребца. </text:span><text:span text:style-name="T469">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58"><text:s/></text:span><text:span text:style-name="T469">И о</text:span><text:span text:style-name="T458">н хочет создать со мной табун. Его не парят мои разные крылья.</text:span></text:p>
      <text:p text:style-name="P132"><text:span text:style-name="T458">- </text:span><text:span text:style-name="T460">Но… Как же…</text:span></text:p>
      <text:p text:style-name="P136"><text:span text:style-name="T460">- Извини, <text:s/>- мягко останавливает Джет. - Мы же друзья, Хуман. </text:span><text:span text:style-name="T471">За эт и годы я</text:span><text:span text:style-name="T460"> много думала о нас. </text:span><text:span text:style-name="T461">Мы могли бы… могли бы создать табун, но с тобой у меня не будет жеребят. Мы ведь много раз пытались, когда я была в охоте, и всё без толку. </text:span><text:span text:style-name="T470">Я даже ходила к Платине за советом. Ну, знаешь, она головастая и много чего знает. И она сказала, что наши </text:span><text:span text:style-name="T471">гаметы несовместимы. </text:span><text:span text:style-name="T482">Знаешь, э</text:span><text:span text:style-name="T471">то такие маленькие-маленькие </text:span><text:span text:style-name="T472">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text:span><text:span text:style-name="T482">У нас не может быть жеребят.</text:span></text:p>
      <text:p text:style-name="P340">- Постой, как Платина могла исследовать мои гаметы? Я не сдавал их ей для исследований.</text:p>
      <text:p text:style-name="P340">- Ты такой глупый, Хуман, - невинно хлопает глазами Джет. - Их сдавала я. Я ведь хотела основать с тобой табун и пыталась решить проблему.</text:p>
      <text:p text:style-name="P340"><text:soft-page-break/>- Ты хотела… и пыталась?</text:p>
      <text:p text:style-name="P136"><text:span text:style-name="T472">- Ага, - кивает головой пегаска. - Платина говорит, большинство разумных видов </text:span><text:span text:style-name="T473">Эквуса соместимы </text:span><text:span text:style-name="T482">друг с другом </text:span><text:span text:style-name="T473">на уровне гамет. Вот почему у нас так много гибридов: мантикор, минотавров, грифонов, пегасов. </text:span><text:span text:style-name="T482">Магия делает их совместимыми.</text:span><text:span text:style-name="T473"> То, что наши гаметы </text:span><text:span text:style-name="T482">не подходят друг дружке</text:span><text:span text:style-name="T473">, совершенно удивительно. Как и то, что ты — единственный в своём роде. <text:s/></text:span><text:span text:style-name="T477">Платина говорит, что в этом ты похож на аликорнов. </text:span><text:span text:style-name="T473">И она не смогла найти способ </text:span><text:span text:style-name="T474">подружить </text:span><text:span text:style-name="T473">наши гаметы.</text:span></text:p>
      <text:p text:style-name="P410"><text:span text:style-name="T473">Д</text:span><text:span text:style-name="T65">жет вздыхает.</text:span></text:p>
      <text:p text:style-name="P136"><text:span text:style-name="T472">- </text:span><text:span text:style-name="T461">Табун не будет прочным, если кто-то в нём будет несчастен, </text:span><text:span text:style-name="T473">Хуман</text:span><text:span text:style-name="T461">. </text:span><text:span text:style-name="T474">А я… Мне нужны жеребята. </text:span><text:span text:style-name="T477">И я не могу больше ждать.</text:span></text:p>
      <text:p text:style-name="P226">- <text:span text:style-name="T688">Да, конечно, без проблем, - с улыбкой отвечаю я, хотя всё во мне медленно леденеет.</text:span></text:p>
      <text:p text:style-name="P336">Всё правильно, всё именно так, как она говорит. Мы <text:span text:style-name="T689">уже десять лет </text:span>друзья и у нас нет потомства, хотя мы никогда не предохранялись. Почему же мне так холодно?</text:p>
      <text:p text:style-name="P336"/>
      <text:p text:style-name="P134"><text:span text:style-name="T468">- </text:span><text:span text:style-name="T467">Надеюсь, ты будешь иногда заглядывать на огонёк? Просто посидеть на балконе по-дружески, за кружкой пива?</text:span></text:p>
      <text:p text:style-name="P411"><text:span text:style-name="T467">Н</text:span><text:span text:style-name="T65">ет, я сразу понимаю, что несу вздор. Мне будет больно смотреть на неё и понимать, что она не моя. </text:span><text:span text:style-name="T478">Что мы больше не вместе.</text:span><text:span text:style-name="T65"> </text:span><text:span text:style-name="T476">А если она прилетит с ним? </text:span><text:span text:style-name="T475">Я буду улыбаться им двоим и поддерживать вежливый ничего не значащий разговор </text:span><text:span text:style-name="T478">и фальшиво смеяться на их шутки</text:span><text:span text:style-name="T475">. Но внутри меня будет ад.</text:span><text:span text:style-name="T65"> Да, мы дружили, это верно… Но всё равно я знал, что она была моя. И теперь мне будет больно.</text:span></text:p>
      <text:p text:style-name="P341"/>
      <text:p text:style-name="P341">Похоже, это понимает и Джет.</text:p>
      <text:p text:style-name="P336"/>
      <text:p text:style-name="P133"><text:span text:style-name="T462">Пегаска </text:span><text:span text:style-name="T467">молча </text:span><text:span text:style-name="T462">потягивается, целует меня и встаёт с постели. </text:span><text:span text:style-name="T463">Короткая пробежка на балкон, прыжок через перила и Джет распахивает крылья. </text:span><text:span text:style-name="T464">Я вижу заходящее солнце сквозь её радужный хвост. Вскоре слёзы мешают </text:span><text:span text:style-name="T466">мне </text:span><text:span text:style-name="T464">смотреть.</text:span></text:p>
      <text:p text:style-name="P133"><text:span text:style-name="T466">Х</text:span><text:span text:style-name="T465">олодно.</text:span></text:p>
      <text:p text:style-name="P226"/>
      <text:p text:style-name="P226">…</text:p>
      <text:p text:style-name="P337"/>
      <text:p text:style-name="P137"><text:span text:style-name="T478">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480">ка</text:span><text:span text:style-name="T478">. Пара камней, брошенных с особой злостью, </text:span><text:span text:style-name="T479">достигают</text:span><text:span text:style-name="T478"> противоположного берега.</text:span></text:p>
      <text:p text:style-name="P337"/>
      <text:p text:style-name="P48"><text:span text:style-name="T118">- </text:span><text:span text:style-name="T119">Хуман, вот ты где! Я ищу тебя с полудня!</text:span></text:p>
      <text:p text:style-name="P48"><text:span text:style-name="T481">Белая фигура</text:span><text:span text:style-name="T120"> </text:span><text:span text:style-name="T478">планирует на берег озера</text:span><text:span text:style-name="T120">.</text:span></text:p>
      <text:p text:style-name="P48"><text:span text:style-name="T120">- </text:span><text:span text:style-name="T121">Хуман, мне надо поговорить с тобой!</text:span></text:p>
      <text:p text:style-name="P227"/>
      <text:p text:style-name="P412"><text:soft-page-break/><text:span text:style-name="T121">Я </text:span><text:span text:style-name="T65">бр</text:span><text:span text:style-name="T483">о</text:span><text:span text:style-name="T65">с</text:span><text:span text:style-name="T483">а</text:span><text:span text:style-name="T65">ю камн</text:span><text:span text:style-name="T483">и в озеро, один за другим</text:span><text:span text:style-name="T65">.</text:span></text:p>
      <text:p text:style-name="P413"><text:span text:style-name="T65">- </text:span><text:span text:style-name="T480">Привет, Сел. </text:span><text:span text:style-name="T65">Как прошёл первый приём в новом за</text:span><text:span text:style-name="T480">л</text:span><text:span text:style-name="T65">е?</text:span></text:p>
      <text:p text:style-name="P227">-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690">семь</text:span> лет они будут готовы к политическому союзу <text:span text:style-name="T623">с Эквестрией</text:span>.</text:p>
      <text:p text:style-name="P48"><text:span text:style-name="T121">-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22">Но, как видишь, авторитет власти подкрепляется в том числе и резиденцией монарха. А авторитет может многое…</text:span></text:p>
      <text:p text:style-name="P138"><text:span text:style-name="T119">- </text:span><text:span text:style-name="T122">Да, да, ты был прав, </text:span><text:span text:style-name="T136">мой друг</text:span><text:span text:style-name="T122">… Но Хуман, я сейчас не об этом… </text:span><text:span text:style-name="T481">Мне нужна твоя помощь.</text:span></text:p>
      <text:p text:style-name="P139"><text:span text:style-name="T481">- Вот уже десять лет, как я помогаю тебе Сел. Почему </text:span><text:span text:style-name="T486">же </text:span><text:span text:style-name="T481">сейчас тебе нужна особая просьба ко мне? Я стал слишком заносчив? </text:span><text:span text:style-name="T482">Или ты планируешь от меня жеребят и хочешь, чтобы я сдал свои гаметы Платине на предмет совместимости с твоими?</text:span></text:p>
      <text:p text:style-name="P414"><text:span text:style-name="T122">С </text:span><text:span text:style-name="T65">этими словами я швыряю в пруд каменный блин. Нас окатывает туча брызг.</text:span></text:p>
      <text:p text:style-name="P342">Селестия молча переминается с ноги на ногу. Её медленно заливает краска.</text:p>
      <text:p text:style-name="P140"><text:span text:style-name="T482">- </text:span><text:span text:style-name="T483">Что касается гамет, то аликорны не совместимы ни с кем, - тихо говорит она. - Увы, проверено.</text:span></text:p>
      <text:p text:style-name="P140"><text:span text:style-name="T483">- Извини, Сел, - наконец, поворачиваюсь к ней лицом. - Препаршивое настроение. </text:span><text:span text:style-name="T485">Я не должен был набрасываться на тебя. </text:span><text:span text:style-name="T483">От меня ушла Джет.</text:span></text:p>
      <text:p text:style-name="P138"><text:span text:style-name="T122">- </text:span><text:span text:style-name="T483">О-о-о, понимаю, - кивает аликорница. - Моё сочувствие. Я приду к тебе позже.</text:span></text:p>
      <text:p text:style-name="P138"><text:span text:style-name="T483">- </text:span><text:span text:style-name="T484">Не надо позже. Что у тебя?</text:span></text:p>
      <text:p text:style-name="P415"><text:span text:style-name="T484">- </text:span><text:span text:style-name="T486">Ты будешь смеяться горьким смехом, но я в похожем положении. Только от тебя ушла твоя особенная пон</text:span><text:span text:style-name="T487">и</text:span><text:span text:style-name="T486">, а от меня уходит сестра.</text:span></text:p>
      <text:p text:style-name="P343"/>
      <text:p text:style-name="P416"><text:span text:style-name="T484">А</text:span><text:span text:style-name="T65">ликорница с убитым видом садится на берег рядом со мной и продолжает.</text:span></text:p>
      <text:p text:style-name="P230"/>
      <text:p text:style-name="P141"><text:span text:style-name="T122">- </text:span><text:span text:style-name="T123">Луна </text:span><text:span text:style-name="T488">давно </text:span><text:span text:style-name="T123">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46"><text:span text:style-name="T123">- </text:span><text:span text:style-name="T124">О чём ты говоришь? Я видел вас </text:span><text:span text:style-name="T125">мельком </text:span><text:span text:style-name="T124">на приёме сегодня — вы отлично смотрелись вместе и говорили и действовали в унисон.</text:span></text:p>
      <text:p text:style-name="P228">- О, да, на публике мы <text:span text:style-name="T588">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692"> Я не рассказывала тебе этого раньше, Хуман… </text:span><text:span text:style-name="T584">Мне кажется, пони не любят сестру… И её это очень ранит.</text:span></text:p>
      <text:p text:style-name="P231"/>
      <text:p text:style-name="P23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231"/>
      <text:p text:style-name="P231"><text:soft-page-break/>-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231">Селестия удивлённо смотрит на меня.</text:p>
      <text:p text:style-name="P49"><text:span text:style-name="T126">-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27">выходит вечером. Увы, это её и подводит. Все считают, что она приносит на Эквус ночь.</text:span></text:p>
      <text:p text:style-name="P232">- Даже если и так, что в этом плохого? Ночь — чудесное время суток!</text:p>
      <text:p text:style-name="P232"/>
      <text:p text:style-name="P233">Аликорница вымученно улыбается.</text:p>
      <text:p text:style-name="P50"><text:span text:style-name="T127">- Хоть кому-то она нравится. Нет, Хуман, ты далёк от психологии пони. Пони не любят ночь. Ночь темна и полна опасностей. </text:span><text:span text:style-name="T128">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29">И она считает, что я специально настраиваю пони, чтобы они любили только меня. Я чувствую это в её взгляде, в её жестах и речи.</text:span></text:p>
      <text:p text:style-name="P235"/>
      <text:p text:style-name="P51"><text:span text:style-name="T128">Аликорница в</text:span><text:span text:style-name="T500">здыхает</text:span><text:span text:style-name="T128">.</text:span></text:p>
      <text:p text:style-name="P51"><text:span text:style-name="T128">- </text:span><text:span text:style-name="T488">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491">дольше</text:span><text:span text:style-name="T488"> затягивать. </text:span><text:span text:style-name="T128">Потому у меня есть к тебе просьба. Ты с самых истоков </text:span><text:span text:style-name="T492">Эквестрии</text:span><text:span text:style-name="T128"> стоишь рядом со мной, помощь твоя неоценима. Если бы ты смог примирить меня с сестрой… </text:span><text:span text:style-name="T489">Меня она слушать не станет. Но т</text:span><text:span text:style-name="T128">ы сможешь поговорить с ней, она не сторонится тебя. По-крайней мере, не больше, чем других. </text:span><text:span text:style-name="T129">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234">Я тяжко вздыхаю. Разруливать семейные дрязги — задание как раз для тебя, Хуман! <text:span text:style-name="T691">Особенно если учесть, что свою семью ты сохранить не сумел.</text:span></text:p>
      <text:p text:style-name="P234">- Сел, ты знаешь, как я к тебе отношусь. В<text:span text:style-name="T589">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234"/>
      <text:p text:style-name="P234">Аликорница радостно пытается обнять меня, но я вытягиваю ладонь и останавливаю её.</text:p>
      <text:p text:style-name="P234">- Пожалуйста, без этих нежностей! Ты начинаешь напоминать принцессу Платину в состоянии магически стимулированной охоты. Не надо.</text:p>
      <text:p text:style-name="P234">Селестия заводит глаза в потолок и вздыхает.</text:p>
      <text:p text:style-name="P234">-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234"/>
      <text:p text:style-name="P163"><text:soft-page-break/><text:span text:style-name="T578">Как бы не так. Не говорить же ей, что меня самого подмывает обнять её? </text:span><text:span text:style-name="T580">В этом есть нечто ненормальное, и я подспудно сопротивляюсь этому влечению из упрямства.</text:span><text:span text:style-name="T578"> Все эти десять лет я сдерживаю себя. </text:span><text:span text:style-name="T580">И случайности помогают мне в этом. </text:span><text:span text:style-name="T579">Сначала </text:span><text:span text:style-name="T580">я </text:span><text:span text:style-name="T579">сдерживал</text:span><text:span text:style-name="T580">ся</text:span><text:span text:style-name="T579">,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229"/>
      <text:p text:style-name="P46"><text:span text:style-name="T122">- </text:span><text:span text:style-name="T130">Не обращай внимания. Я уже давно забыл о Платине. Просто считай это моими маленькими заморочками. Я поговорю с Луной.</text:span></text:p>
      <text:p text:style-name="P46"><text:span text:style-name="T122">- </text:span><text:span text:style-name="T131">Ты настоящий друг, мой маленький человек</text:span><text:span text:style-name="T130">! И, да, у меня </text:span><text:span text:style-name="T131">к тебе </text:span><text:span text:style-name="T130">есть вторая просьба.</text:span></text:p>
      <text:p text:style-name="P46"><text:span text:style-name="T122">- </text:span><text:span text:style-name="T133">Только не говори, что у тебя есть ещё один разговор с </text:span><text:span text:style-name="T490">твоей сестрой</text:span><text:span text:style-name="T133">!</text:span></text:p>
      <text:p text:style-name="P46"><text:span text:style-name="T122">- </text:span><text:span text:style-name="T133">О, нет, не беспокойся. </text:span><text:span text:style-name="T131">Помоги мне с названием замка. Он обещает быть грандиозным! Пегасы были ошеломлены залом приёмов. </text:span><text:span text:style-name="T132">Э</text:span><text:span text:style-name="T131">то при том, что их не удивишь величественной архитектурой: </text:span><text:span text:style-name="T132">их новая столица, Клаудсдейл, п</text:span><text:span text:style-name="T137">о</text:span><text:span text:style-name="T132">лн</text:span><text:span text:style-name="T137">а</text:span><text:span text:style-name="T132"> архитектурных шедевров. </text:span><text:span text:style-name="T133">До конца следующего месяца он должен быть закончен, но я уже неделю не могу придумать ему название.</text:span></text:p>
      <text:p text:style-name="P371"><text:span text:style-name="T133">- </text:span><text:span text:style-name="T65">Нашла проблему! Назови его «Диснейленд».</text:span></text:p>
      <text:p text:style-name="P236">- Красивое название! А что оно означает?</text:p>
      <text:p text:style-name="P236">- Не помню, - я пожимаю плечами, - мне просто первым пришло в голову это слово.</text:p>
      <text:p text:style-name="P236">Селестия задумывается и кивает.</text:p>
      <text:p text:style-name="P236">- Хм-м. Диснейленд. Да будет так.</text:p>
      <text:p text:style-name="P236">- Стоп, я передумал!</text:p>
      <text:p text:style-name="P236">Аликорница удивлённо смотрит на меня.</text:p>
      <text:p text:style-name="P236">- В чём дело, Хуман?</text:p>
      <text:p text:style-name="P229">- <text:span text:style-name="T585">Можно немного помочь мне с первым заданием, если назвать его </text:span><text:span text:style-name="T586">«Замок Двух Сестёр». </text:span><text:span text:style-name="T585">Тогда твоя сестра поймёт, что ты думаешь о ней.</text:span></text:p>
      <text:p text:style-name="P236">Лик Селестии озаряется, она кивает с улыбкой.</text:p>
      <text:p text:style-name="P236">- Разумеется! Ты гений! Как я сама не подумала! Луна увидит, что я по-прежнему люблю её, а ты подтвердишь это в разговоре. Я верну свою сестру!</text:p>
      <text:p text:style-name="P237"/>
      <text:p text:style-name="P237">Ха! Если бы всё было так просто!</text:p>
      <text:p text:style-name="P237"/>
      <text:p text:style-name="P237">…</text:p>
      <text:p text:style-name="P237"/>
      <text:p text:style-name="P58"><text:span text:style-name="T149">Путь к башне Луны долог и извилист. </text:span><text:span text:style-name="T150">Мрачная мизантропка настояла на постройке мини-крепости у задней стены основного замка. </text:span><text:span text:style-name="T192">Заброшенная</text:span><text:span text:style-name="T154"> часть парка,</text:span><text:span text:style-name="T150"> </text:span><text:span text:style-name="T154">м</text:span><text:span text:style-name="T152">ногометровые стены и даже </text:span><text:span text:style-name="T153">небольшой ров</text:span><text:span text:style-name="T152"> с водой отделя</text:span><text:span text:style-name="T154">ют</text:span><text:span text:style-name="T152"> массивное строение от остальной части замка.</text:span><text:span text:style-name="T150"> </text:span><text:span text:style-name="T151">Только так я смог выбить её согласие на возведение основной части </text:span><text:span text:style-name="T153">дворца</text:span><text:span text:style-name="T151"> в легковесном стиле </text:span><text:span text:style-name="T154">огромных застеклённых залов и </text:span><text:span text:style-name="T151">стрельчатых, стремящихся вверх шпилей, соединённых друг с другом ажурными мостиками.</text:span></text:p>
      <text:p text:style-name="P59"><text:soft-page-break/><text:span text:style-name="T151">И </text:span><text:span text:style-name="T153">всё же в тяжеловесных формах башни </text:span><text:span text:style-name="T155">есть</text:span><text:span text:style-name="T153">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54">ет</text:span><text:span text:style-name="T153"> вкус, что ни говори. Просто её вкус не совпада</text:span><text:span text:style-name="T154">ет</text:span><text:span text:style-name="T153"> с</text:span><text:span text:style-name="T154">о</text:span><text:span text:style-name="T153"> вкусом подавляющей части пони, включая её сестру. Да что там, включая и меня самого! </text:span><text:span text:style-name="T154">Романтика Трансильвании графа Дракулы хороша в фильмах про вампиров, но в реале смотрится черезчур угрюмо.</text:span></text:p>
      <text:p text:style-name="P376"><text:span text:style-name="T65">Эту незатейливую истину мне нужно попытаться вложить в точёную головку </text:span><text:span text:style-name="T155">ночной главы диархии</text:span><text:span text:style-name="T65">, исполняя просьбу Селестии. Я поёживаюсь, несмотря на тёплый вечер.</text:span></text:p>
      <text:p text:style-name="P238"/>
      <text:p text:style-name="P60"><text:span text:style-name="T155">Небольшой мостик перекинут через ров и решётка поднята — но у </text:span><text:span text:style-name="T156">входа</text:span><text:span text:style-name="T155"> дежурят два стражника в полном доспехе и при оружии. </text:span><text:span text:style-name="T157">Они окидывают меня внимательным взглядом и один из них кивает головой — </text:span><text:span text:style-name="T156">королевскому советнику есть доступ даже в уборную принцесс. Я прохожу под арку ворот.</text:span></text:p>
      <text:p text:style-name="P61"><text:span text:style-name="T156">В</text:span><text:span text:style-name="T159">етер развивает </text:span><text:span text:style-name="T158">тяжёлые бархатные гардины, задувая с распахнутых дверей балкона. Закреплённый на </text:span><text:span text:style-name="T162">столе</text:span><text:span text:style-name="T158"> свиток, </text:span><text:span text:style-name="T162">тоненькая струйка песка в пятнадцатиминутных песочных часах</text:span><text:span text:style-name="T158"> и </text:span><text:span text:style-name="T161">открытая банка чернил</text:span><text:span text:style-name="T158"> свидетельствуют — принцесса отлучилась ненадолго и скоро вернётся. </text:span></text:p>
      <text:p text:style-name="P61"><text:span text:style-name="T158">«…</text:span><text:span text:style-name="T160">О</text:span><text:span text:style-name="T161">сновы </text:span><text:span text:style-name="T160"><text:s/></text:span><text:span text:style-name="T501">военной тактики</text:span><text:span text:style-name="T161"> с практически</text:span><text:span text:style-name="T501">ми</text:span><text:span text:style-name="T161"> </text:span><text:span text:style-name="T501">примерами</text:span><text:span text:style-name="T161">…</text:span><text:span text:style-name="T158">»</text:span></text:p>
      <text:p text:style-name="P62"><text:span text:style-name="T158">О</text:span><text:span text:style-name="T161">го! </text:span><text:span text:style-name="T166">Никак н</text:span><text:span text:style-name="T161">очная </text:span><text:span text:style-name="T166">мегера</text:span><text:span text:style-name="T161"> сменила меч на перо? </text:span><text:span text:style-name="T163">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58">Я располагаюсь на пуфике и стены и жду.</text:span></text:p>
      <text:p text:style-name="P377"><text:span text:style-name="T158">П</text:span><text:span text:style-name="T65">есок в часах ещё не успе</text:span><text:span text:style-name="T164">вает</text:span><text:span text:style-name="T65"> полностью просыпаться из верхней колбы в нижнюю, когда большая тень за гардинами опус</text:span><text:span text:style-name="T164">кается</text:span><text:span text:style-name="T65"> на балкон.</text:span></text:p>
      <text:p text:style-name="P245"/>
      <text:p text:style-name="P377"><text:span text:style-name="T65">- </text:span><text:span text:style-name="T164">Хуман? Что привело тебя в мой скромный чертог?</text:span></text:p>
      <text:p text:style-name="P63"><text:span text:style-name="T164">П</text:span><text:span text:style-name="T165">ринцесса Луна </text:span><text:span text:style-name="T501">на</text:span><text:span text:style-name="T166">девает</text:span><text:span text:style-name="T165"> до смешного домашние тапочки с помпонами, </text:span><text:span text:style-name="T166">стоящие рядом с бронированными накопытниками</text:span><text:span text:style-name="T165">. </text:span><text:span text:style-name="T167">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63"><text:span text:style-name="T167">- Видишь ли… - заготовленные словесные конструкции </text:span><text:span text:style-name="T168">испаряются из памяти</text:span><text:span text:style-name="T167">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63"><text:span text:style-name="T167">- </text:span><text:span text:style-name="T168">Ты хочешь спросить, почему я сторонюсь своей сестры? - напрямик спрашивает Луна.</text:span></text:p>
      <text:p text:style-name="P249">- Да, - облегчённо выдыхаю я. Иногда прямота тёмной аликорницы приходится весьма кстати.</text:p>
      <text:p text:style-name="P378"><text:span text:style-name="T168">Л</text:span><text:span text:style-name="T65">уна оборачивается и долго смотрит на меня немигающим взглядом. Я выдерживаю этот взгляд, хотя кожа на шее покрывается пупырышками.</text:span></text:p>
      <text:p text:style-name="P378"><text:span text:style-name="T65">В конце-концов аликорница легонько кивает и опять поворачивается к стряпне. </text:span><text:span text:style-name="T174">Густой кофейный аромат дразнит ноздри.</text:span></text:p>
      <text:p text:style-name="P378"><text:span text:style-name="T65">- </text:span><text:span text:style-name="T169">Я рада, что сестра послала с этим вопрос</text:span><text:span text:style-name="T170">о</text:span><text:span text:style-name="T169">м не кого-нибудь, а тебя, Хуман. </text:span><text:span text:style-name="T177">Давно было пора. Я заждалась, - </text:span><text:span text:style-name="T501">чеканит она.</text:span></text:p>
      <text:p text:style-name="P379"><text:span text:style-name="T169">М</text:span><text:span text:style-name="T65">ои уши багровеют, я хочу провалиться сквозь пол. Быстро же меня раскусили! Я же предупреждал Селестию, что не умею разговаривать!</text:span></text:p>
      <text:p text:style-name="P250"><text:soft-page-break/>- Вот как? Я весь во внимании…</text:p>
      <text:p text:style-name="P64"><text:span text:style-name="T171">- Ты единственный, кроме сестры, с кем я на «ты», а данная тема очень болезненна и интимна, чтобы рассказывать её кому-то, с кем у небя нет доверительных отношений. С сестрой же я обсуждать эту проблему не могу по причине щекотливости проблемы. Нужен посредник и ты — наиболее подходящее лицо. Передай сестре, что я благодарна ей за выбор, - сер</text:span><text:span text:style-name="T172">ь</text:span><text:span text:style-name="T171">ёзно кивает Луна.</text:span></text:p>
      <text:p text:style-name="P250"/>
      <text:p text:style-name="P65"><text:span text:style-name="T171">А</text:span><text:span text:style-name="T173">ликорн</text:span><text:span text:style-name="T175">и</text:span><text:span text:style-name="T173">ца отходит от кухонного уголка, левитируя поднос с </text:span><text:span text:style-name="T174">тёплыми круассанами, кофейником </text:span><text:span text:style-name="T173"><text:s/>и двумя чашками кофе.</text:span></text:p>
      <text:p text:style-name="P65"><text:span text:style-name="T173">- </text:span><text:span text:style-name="T174">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380"><text:span text:style-name="T174">А</text:span><text:span text:style-name="T65">ликорница улыбается уголк</text:span><text:span text:style-name="T501">а</text:span><text:span text:style-name="T65">м</text:span><text:span text:style-name="T501">и</text:span><text:span text:style-name="T65"> губ и коротко кивает.</text:span></text:p>
      <text:p text:style-name="P66"><text:span text:style-name="T176">- </text:span><text:span text:style-name="T175">Тогда слушай.</text:span></text:p>
      <text:p text:style-name="P67"><text:span text:style-name="T175">В</text:span><text:span text:style-name="T177">сё сущее, вся вселенная, что ты видишь — больше, чем тебе кажется. Она больше, чем ты видишь, </text:span><text:span text:style-name="T183">больше, чем чувствуешь </text:span><text:span text:style-name="T177">и больше, чем даже можешь себе представить. </text:span><text:span text:style-name="T178">Если </text:span><text:span text:style-name="T183">представить взгляд со стороны</text:span><text:span text:style-name="T178">, он</text:span><text:span text:style-name="T182">а</text:span><text:span text:style-name="T178"> показалась бы тебе похожей на луковицу или кочан капусты. </text:span><text:span text:style-name="T179">Мир, который ты ощущаешь и в котором живешь — всего лишь один из бесконечных </text:span><text:span text:style-name="T180">слоёв</text:span><text:span text:style-name="T179"> всемирной луковицы, каждый из которых немного отличается от </text:span><text:span text:style-name="T180">слоёв-</text:span><text:span text:style-name="T181">соседей</text:span><text:span text:style-name="T180">.</text:span></text:p>
      <text:p text:style-name="P251"/>
      <text:p text:style-name="P381"><text:span text:style-name="T180">А</text:span><text:span text:style-name="T65">ликорница задумчиво откусывает круассан и продолжает.</text:span></text:p>
      <text:p text:style-name="P252">- К чему я это говорю тебе? Хуман, ты, наверное, не раз задумывался, откуда мы с сестрой <text:span text:style-name="T695">родом</text:span>? Ведь таких как мы, в Эквусе больше нет <text:span text:style-name="T695">нигде</text:span>.</text:p>
      <text:p text:style-name="P252">- <text:span text:style-name="T600">Вообще-то, я</text:span> думал, вы — плод союза единорога и пегаса. Может, ещё и земнопони поучаствовал, <text:span text:style-name="T600">уж слишком вы крепкие</text:span>, - со смешком говорю я. - <text:span text:style-name="T695">Хотя, Платина, вот, тоже сказала, что вы уникальны.</text:span></text:p>
      <text:p text:style-name="P382"><text:span text:style-name="T65">-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185">н</text:span><text:span text:style-name="T65">о получится пегас, единорог или земнопони. Видишь ли, </text:span><text:span text:style-name="T184">в</text:span><text:span text:style-name="T41"> третьем поколении химер родительские признаки не микшируются. </text:span><text:span text:style-name="T42">При союзе пегаса </text:span><text:span text:style-name="T43">с единорогом или земнопони </text:span><text:span text:style-name="T42">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44">Раса аликорнов на Эквусе представлена только мной и сестрой. По понятным причинам, нами она и ограничится.</text:span></text:p>
      <text:p text:style-name="P253">- <text:span text:style-name="T695">Да, я уже знаю, что ваши гаметы несовместимы с гаметами других эквестрийских видов, - важно киваю я. - Но т</text:span><text:span text:style-name="T601">ы хочешь сказать, у вас нет самцов? А откуда тогда взялись вы?</text:span></text:p>
      <text:p text:style-name="P66"><text:span text:style-name="T175">- </text:span><text:span text:style-name="T186">У нас есть самцы. - Луна делает </text:span><text:span text:style-name="T187">нервный </text:span><text:span text:style-name="T186">глоток кофе и продолжает. - Там, откуда мы пришли, достаточно самцов. </text:span><text:span text:style-name="T501">Было</text:span><text:span text:style-name="T186">.</text:span></text:p>
      <text:p text:style-name="P68"><text:span text:style-name="T186">Аликорница </text:span><text:span text:style-name="T187">вымучено</text:span><text:span text:style-name="T186"> хихикает. Видно, что эта тема неприятна для неё.</text:span></text:p>
      <text:p text:style-name="P254">- <text:span text:style-name="T602">Возможно, мне следует не рассказать, а показать тебе суть дела. Мне так будет легче излагать, а тебе — воспринимать. </text:span><text:span text:style-name="T696">Я не слишком искусный расказчик, в отличие от сестры.</text:span></text:p>
      <text:p text:style-name="P254">- <text:span text:style-name="T602">Каким образом? У тебя где-то спрятана видеосистема с пятиканальным звуком?</text:span></text:p>
      <text:p text:style-name="P68"><text:soft-page-break/><text:span text:style-name="T186">- </text:span><text:span text:style-name="T188">Ты часто используешь непонятные слова, Хуман. Я уж привыкла. Неважно. Следуй за мной.</text:span></text:p>
      <text:p text:style-name="P255"/>
      <text:p text:style-name="P383"><text:span text:style-name="T188">А</text:span><text:span text:style-name="T65">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66"><text:span text:style-name="T175">- </text:span><text:span text:style-name="T189">Я знаю, что меня считают грубой солдафоншей в противовес моей сестре, что покровительствует </text:span><text:span text:style-name="T502">науке,</text:span><text:span text:style-name="T189"> культуре и искусству. Конечно, я могла бы заявить на это, что армия и полиция не менее, а, может, и более важны для государства, чем театры, </text:span><text:span text:style-name="T190">школы</text:span><text:span text:style-name="T189"> или библиотеки, но в этом нет нужды: на самом деле в мою специализацию </text:span><text:span text:style-name="T190">также </text:span><text:span text:style-name="T189">входит обширное, хоть и малоизвестное искусство снопроходчества. </text:span><text:span text:style-name="T190">Я могу посредством сновидений погружать в прошлое, переносить в иные миры или же передавать собственнные мысли и воспоминания. Одно из таких воспоминаний я собираюсь открыть тебе сейчас</text:span><text:span text:style-name="T173">, </text:span><text:span text:style-name="T190">Хуман. Это достаточно интимная вещь, и я рада, что сестра выбрала посредником име</text:span><text:span text:style-name="T191">н</text:span><text:span text:style-name="T190">но тебя.</text:span></text:p>
      <text:p text:style-name="P256"/>
      <text:p text:style-name="P257">Луна выходит на балкон. Я следую за ней.</text:p>
      <text:p text:style-name="P257">- <text:span text:style-name="T603">Приглядись внимательно, Хуман. Что ты видишь? </text:span></text:p>
      <text:p text:style-name="P258">Аликорница обводит крылом заброшенный сад, окружающий башню с трёх сторон.</text:p>
      <text:p text:style-name="P69"><text:span text:style-name="T192">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193">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384"><text:span text:style-name="T65">Тут меня пробирает озноб. Холодные мурашки мерзко шмыгают по спине, вызывая желание </text:span><text:span text:style-name="T194">поёжиться.</text:span></text:p>
      <text:p text:style-name="P70"><text:span text:style-name="T194">- Парк. Он слишком старый. Дворцу нет и </text:span><text:span text:style-name="T503">пяти</text:span><text:span text:style-name="T194"> лет, а парку на вид </text:span><text:span text:style-name="T195">все</text:span><text:span text:style-name="T194"> пятьдесят. Как такое может быть?</text:span><text:span text:style-name="T193"> </text:span><text:span text:style-name="T195">Когда я шёл сюда, он был на вид несколько запущенным, но не старым.</text:span></text:p>
      <text:p text:style-name="P70"><text:span text:style-name="T195">- Ты правильно подметил нестыковку, - кивает Луна. - Видишь ли, того, что ты наблюдаешь вн</text:span><text:span text:style-name="T196">и</text:span><text:span text:style-name="T195">зу, не существует. Ты видишь парк из моего сновидения. Моя башня, точнее, её верх, частично лежит в области </text:span><text:span text:style-name="T196">возможного, это мои ворота в иные миры и реальности. Именно поэтому я настояла, чтобы её построили на максимально возможном удалении от остального замка — чтобы не мешал шум чужих мыслей.</text:span></text:p>
      <text:p text:style-name="P260"/>
      <text:p text:style-name="P71"><text:span text:style-name="T196">Л</text:span><text:span text:style-name="T198">уна </text:span><text:span text:style-name="T201">внезапно </text:span><text:span text:style-name="T204">прилегает</text:span><text:span text:style-name="T197"> у моих ног</text:span><text:span text:style-name="T198">.</text:span></text:p>
      <text:p text:style-name="P261">- Садись мне на спину, Хуман. Сновидение, которое я хочу тебе показать, находится довольно далеко отсюда. Нам нужно двигаться быстро.</text:p>
      <text:p text:style-name="P385"><text:span text:style-name="T192">О</text:span><text:span text:style-name="T65">торопь от предложения тёмной аликорницы быстро забывается в свете следующих вскоре событий.</text:span></text:p>
      <text:p text:style-name="P385"><text:span text:style-name="T192">Н</text:span><text:span text:style-name="T65">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199">И вместо того, чтобы закричать, я поперхаюсь набранным в грудь воздухом.</text:span></text:p>
      <text:p text:style-name="P72"><text:span text:style-name="T199">Как при ускоренной перемотке, лес через пару мгновений полёта сменяет бескрайняя равнина травы и холмов, которую, в свою очередь, сменяет пустыня песка и скал, которая обрывается в море. </text:span><text:soft-page-break/><text:span text:style-name="T199">Ландшафт</text:span><text:span text:style-name="T202">ы</text:span><text:span text:style-name="T199"> </text:span><text:span text:style-name="T200">сменя</text:span><text:span text:style-name="T202">ю</text:span><text:span text:style-name="T200">тся с огромной скоростью, весь полёт занимает от силы </text:span><text:span text:style-name="T205">полминуты</text:span><text:span text:style-name="T200">. Солнце при этом описывает на небосводе невероятные виражи, то ускоряясь, то замедляясь, то двигаясь в обратную сторону или вообще вбок. </text:span><text:span text:style-name="T201">Я всем телом чувствую, как поток времени проходит через меня полноводной рекой, </text:span><text:span text:style-name="T202">перегружая чувства</text:span><text:span text:style-name="T201">.</text:span></text:p>
      <text:p text:style-name="P262"/>
      <text:p text:style-name="P386"><text:span text:style-name="T200">К</text:span><text:span text:style-name="T65">онец полёта ошеломляет не меньше. </text:span></text:p>
      <text:p text:style-name="P386"><text:span text:style-name="T65">Пейзаж резко тормозит под нами. Останавлива</text:span><text:span text:style-name="T203">ю</text:span><text:span text:style-name="T65">тся </text:span><text:span text:style-name="T203">луна </text:span><text:span text:style-name="T65">и солнце на горизонте. </text:span><text:span text:style-name="T202">Чувство проходящего сквозь меня времени уходит. </text:span><text:span text:style-name="T65">Я по инерции отрываюсь от шеи Луны и скатываюсь в траву. Меня тут же выворачивает наизнанку.</text:span></text:p>
      <text:p text:style-name="P386"><text:span text:style-name="T65">- </text:span><text:span text:style-name="T202">Буэ-э-э!.. Ты бы хоть предупредила, что ли… Я бы не обедал для такого случая… И не завтракал… Ладно, выблевал, а если б</text:span><text:span text:style-name="T203">ы</text:span><text:span text:style-name="T202"> обосрался? Тебе бы мыться пришлось.</text:span></text:p>
      <text:p text:style-name="P69"><text:span text:style-name="T192">- </text:span><text:span text:style-name="T203">Извини, что не предупредила, - Луна выглядит сконфужено. - Как-то не подумала. Для меня снопроходчество — такая же естественная вещь, как полёт или дыхание.</text:span></text:p>
      <text:p text:style-name="P259">Аликорница терпеливо ждёт, пока я прополаскиваю рот в ближайшем ручье. <text:span text:style-name="T604">Затянутое тучами небо и редкие капли свидетельствуют о приближающейся буре.</text:span></text:p>
      <text:p text:style-name="P259">- Нам надо немного пройти, - тихо говорит она. - Тут недалеко.</text:p>
      <text:p text:style-name="P259"/>
      <text:p text:style-name="P149"><text:span text:style-name="T238">Огромная, неестественно близкая луна с ясно видимыми кратерами висит над нами пока мы идём сквозь частокол невысоких сосен. </text:span><text:span text:style-name="T206">Редкие деревья вокруг поляны расступаются и мы выходим на край леса. </text:span><text:span text:style-name="T208">Поодаль</text:span><text:span text:style-name="T206"> виднеется одинокий </text:span><text:span text:style-name="T524">горный </text:span><text:span text:style-name="T206">пик </text:span><text:span text:style-name="T208">на фоне </text:span><text:span text:style-name="T238">серебряной тарелки луны </text:span><text:span text:style-name="T206">с замком, прилепившимся к склону. </text:span><text:span text:style-name="T208">Острые, </text:span><text:span text:style-name="T524">невообразимо длинные </text:span><text:span text:style-name="T208">шпили замка цвета слоновой кости пронзают </text:span><text:span text:style-name="T238">штормовое </text:span><text:span text:style-name="T208">небо в дюжине мест. </text:span><text:span text:style-name="T524">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435"/>
      <text:p text:style-name="P149"><text:span text:style-name="T209">Вокруг замка </text:span><text:span text:style-name="T366">толпится</text:span><text:span text:style-name="T209"> рой точек подобно </text:span><text:span text:style-name="T366">муравьям</text:span><text:span text:style-name="T209"> у блюдца с </text:span><text:span text:style-name="T366">патокой</text:span><text:span text:style-name="T209">. Из этих точек со всех сторон в крепость бьют фиолетовые м</text:span><text:span text:style-name="T207">олнии, </text:span><text:span text:style-name="T208">иногда натыкаясь на невидимые преграды, иногда пронзая постройки насквозь</text:span><text:span text:style-name="T207">. </text:span><text:span text:style-name="T208">Замок огрызается такими же молниями. </text:span><text:span text:style-name="T289">Мрачная туча висит над сражением, поглощая блики молний в своём бездонном чреве.</text:span></text:p>
      <text:p text:style-name="P263">На моих глазах одна из башень вспыхивает фонтаном искр и рассыпается в кучу камней. </text:p>
      <text:p text:style-name="P387"><text:span text:style-name="T65">- </text:span><text:span text:style-name="T210">Падение Андориана. Ждать осталось недолго, - шепчет Луна.</text:span></text:p>
      <text:p text:style-name="P264"/>
      <text:p text:style-name="P73"><text:span text:style-name="T210">У </text:span><text:span text:style-name="T212">подножия горы, на крутом склоне ползёт земля и катятся камни. </text:span><text:span text:style-name="T237">Потайная дверь отъезжает в сторону, </text:span><text:span text:style-name="T212"><text:s/>открывая устье подземного хода. </text:span><text:span text:style-name="T211">Наружу выходит небольшой отряд </text:span><text:span text:style-name="T215">закованных в </text:span><text:span text:style-name="T217">доспехи</text:span><text:span text:style-name="T215"> </text:span><text:span text:style-name="T211"><text:s/>аликорнов. После короткой заминки он</text:span><text:span text:style-name="T217">и</text:span><text:span text:style-name="T211"> планиру</text:span><text:span text:style-name="T217">ю</text:span><text:span text:style-name="T211">т к лесу, </text:span><text:span text:style-name="T213">скрываясь </text:span><text:span text:style-name="T211"><text:s/>на полянке в нескольких метрах от нас. </text:span><text:span text:style-name="T229">Вблизи их доспехи кажутся более похожими на роботизированные экзоскелеты, ощетинившиеся </text:span><text:span text:style-name="T234">жужжащими </text:span><text:span text:style-name="T229">сервомоторами и перемигивающиеся индикаторными огоньками.</text:span></text:p>
      <text:p text:style-name="P76"><text:soft-page-break/><text:span text:style-name="T217">От</text:span><text:span text:style-name="T213"> отряда </text:span><text:span text:style-name="T217">отделяются</text:span><text:span text:style-name="T213"> две фигуры. </text:span><text:span text:style-name="T214">Они останавливаются буквально </text:span><text:span text:style-name="T215">у деревьев, под которыми стоим мы. Я могу потрогать ближайшего ко мне аликорна, но, тем не менее, нас они не замечают</text:span><text:span text:style-name="T214">. </text:span><text:span text:style-name="T239">Как будто мы призраки. Или. Скорее, как будто призраки — они.</text:span></text:p>
      <text:p text:style-name="P75"><text:span text:style-name="T214">- </text:span><text:span text:style-name="T215">У нас мало времени, сестра. Поторопись. </text:span><text:span text:style-name="T218">Мы не сможем долго сдерживать </text:span><text:span text:style-name="T219">в</text:span><text:span text:style-name="T218">индиго</text:span><text:span text:style-name="T215">, - </text:span><text:span text:style-name="T237">устало </text:span><text:span text:style-name="T215">произносит меньший аликорн.</text:span></text:p>
      <text:p text:style-name="P75"><text:span text:style-name="T215">- </text:span><text:span text:style-name="T216">Надо дождаться </text:span><text:span text:style-name="T503">Дискорда</text:span><text:span text:style-name="T216">. Он обещал, - возражает </text:span><text:span text:style-name="T219">больший</text:span><text:span text:style-name="T216">.</text:span></text:p>
      <text:p text:style-name="P75"><text:span text:style-name="T216">Их</text:span><text:span text:style-name="T215"> голос</text:span><text:span text:style-name="T216">а</text:span><text:span text:style-name="T215"> звуч</text:span><text:span text:style-name="T216">а</text:span><text:span text:style-name="T215">т глуховато из-за закрыт</text:span><text:span text:style-name="T216">ых</text:span><text:span text:style-name="T215"> шлем</text:span><text:span text:style-name="T216">ов</text:span><text:span text:style-name="T215"> с опущенным</text:span><text:span text:style-name="T216">и</text:span><text:span text:style-name="T215"> забрал</text:span><text:span text:style-name="T216">а</text:span><text:span text:style-name="T215">м</text:span><text:span text:style-name="T216">и, </text:span><text:span text:style-name="T219">но глубокий грудной голос большого мне кажется смутно знакомым</text:span><text:span text:style-name="T215">.</text:span></text:p>
      <text:p text:style-name="P74"><text:span text:style-name="T215">- </text:span><text:span text:style-name="T217">Не доверяю я этому дракену. Его даже соплеменники считают коварным, - ворчит младшая. - </text:span><text:span text:style-name="T219">Он может продать нас с потрохами.</text:span></text:p>
      <text:p text:style-name="P74"><text:span text:style-name="T219">- Не думайте, что ваши потроха стоят так уж много, уважаемые! - восклик</text:span><text:span text:style-name="T220">ивает сухой пенёк в двух шагах от нас.</text:span></text:p>
      <text:p text:style-name="P110"><text:span text:style-name="T366">Пенёк меняет позу и становится неким ящероподобным созданием,</text:span><text:span text:style-name="T367"> похожи</text:span><text:span text:style-name="T366">м</text:span><text:span text:style-name="T367"> на помесь долговязого прямоходящего крокодила с </text:span><text:span text:style-name="T236">косоглазым </text:span><text:span text:style-name="T228">аистом</text:span><text:span text:style-name="T367">.</text:span></text:p>
      <text:p text:style-name="P388"><text:span text:style-name="T65">- </text:span><text:span text:style-name="T221">Я бы продал твои, Хмурая Метёлка, за шесть </text:span><text:span text:style-name="T222">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26">и даже пускает притворную слезу</text:span><text:span text:style-name="T222">, - никто не предлагает мне за вас ни медяка! Даже леденца на палочке! </text:span><text:span text:style-name="T225">Даже пробки от «Бакарди чёрного»!</text:span></text:p>
      <text:p text:style-name="P74"><text:span text:style-name="T217">- </text:span><text:span text:style-name="T222">Кончай паясничать, </text:span><text:span text:style-name="T503">Дискорд</text:span><text:span text:style-name="T222">! </text:span><text:span text:style-name="T227">У нас мало времени! </text:span><text:span text:style-name="T222">- морщится крупный аликорн и снимает шлем.</text:span></text:p>
      <text:p text:style-name="P272">Розовая грива вырывается на свободу пышным ореолом. Я с удивлением узнаю в аликорне молодую версию Селестии.</text:p>
      <text:p text:style-name="P389"><text:span text:style-name="T65">То есть, нельзя сказать, что та Селестия, которую я знаю, старая, нет. Аликорница, советником которо</text:span><text:span text:style-name="T224">й</text:span><text:span text:style-name="T65">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24">Какие-то, неуловимые глазом черты делают её такой при первом взгляде.</text:span></text:p>
      <text:p text:style-name="P273"/>
      <text:p text:style-name="P389"><text:span text:style-name="T223">- </text:span><text:span text:style-name="T227">Ты принёс карту?</text:span></text:p>
      <text:p text:style-name="P77"><text:span text:style-name="T228">Второй аликорн также снимает шлём. </text:span><text:span text:style-name="T223">Нет нужды говорить, что </text:span><text:span text:style-name="T228">под ним</text:span><text:span text:style-name="T223"> оказывается юная копия Луны.</text:span></text:p>
      <text:p text:style-name="P63"><text:span text:style-name="T165">- </text:span><text:span text:style-name="T228">Тц-тц-тц, - цокает сокрушённо </text:span><text:span text:style-name="T503">Дискорд</text:span><text:span text:style-name="T228"> и мотает головой. Копна сальных дредов при этом болтается из стороны в сторону </text:span><text:span text:style-name="T230">как старая тряпка</text:span><text:span text:style-name="T228">. - Старый Дрок</text:span><text:span text:style-name="T238">х</text:span><text:span text:style-name="T228"> застукал меня за её просмотром. Я едва унёс ноги. </text:span><text:span text:style-name="T229">Такой вредный старикашка, просто </text:span><text:span text:style-name="T235">страх</text:span><text:span text:style-name="T229">! Полтысячи лет племя с ним мучается, а он всё помирать не хочет.</text:span></text:p>
      <text:p text:style-name="P79"><text:span text:style-name="T165">- </text:span><text:span text:style-name="T230">Но-но-но, дражайшие, - примирительно поднимает он лапы при виде гнева сестёр. - Я запомнил </text:span><text:span text:style-name="T229">дорогу</text:span><text:span text:style-name="T230">! </text:span><text:span text:style-name="T232">Шесть </text:span><text:span text:style-name="T233">вечностей</text:span><text:span text:style-name="T232"> проходим не сворачивая, седьм</text:span><text:span text:style-name="T233">ая</text:span><text:span text:style-name="T232"> будет наш</text:span><text:span text:style-name="T233">а</text:span><text:span text:style-name="T232">. </text:span><text:span text:style-name="T230">Я проведу вас </text:span><text:span text:style-name="T231">к вашим </text:span><text:span text:style-name="T230">пони! </text:span><text:span text:style-name="T235">Будете няньчить их хоть до второго пришествия Микки Мауса.</text:span></text:p>
      <text:p text:style-name="P63">- <text:span text:style-name="T605">Исключено! - отрезает </text:span><text:span text:style-name="T614">призрачная</text:span><text:span text:style-name="T605"> Луна. - </text:span><text:span text:style-name="T606">Не хватало нам дракена в мире сырой магии.</text:span></text:p>
      <text:p text:style-name="P78">- <text:span text:style-name="T607">Сестра! - осаживает Луну Селестия. Она молча указывает ей крылом на сражение вверху. Там как раз медленно оседа</text:span><text:span text:style-name="T608">ет</text:span><text:span text:style-name="T607"> в пыли и фиолетовых </text:span><text:span text:style-name="T608">разрядах</text:span><text:span text:style-name="T607"> очередная башня. - </text:span><text:span text:style-name="T608">Боюсь, у нас нет выхода. Этот </text:span><text:soft-page-break/><text:span text:style-name="T608">безумный паяц – наш единственный шанс </text:span><text:span text:style-name="T611">ис</text:span><text:span text:style-name="T608">полнить волю королевы Лорен. </text:span><text:span text:style-name="T610">Остальные</text:span><text:span text:style-name="T609">, кто способен странствовать меж мирами, нам уже отказали.</text:span></text:p>
      <text:p text:style-name="P390">Луна морщится, но нехотя кивает.</text:p>
      <text:p text:style-name="P390">- <text:span text:style-name="T612">Это всё плохо кончится, - бормочет она под нос. - Это уже плохо кончилось. Не нужно мне было тебя слушаться.</text:span></text:p>
      <text:p text:style-name="P390">- <text:span text:style-name="T612">Мы уже обсуждали это, сестра, - примирительно говорит ей Селестия. - Виндиго всё равно напали бы. </text:span><text:span text:style-name="T613">Королева всё равно поступила бы так, а не иначе. Нам выпала честь исполнить её последнюю волю – так исполним же её </text:span><text:span text:style-name="T614">как подобает</text:span><text:span text:style-name="T613">.</text:span></text:p>
      <text:p text:style-name="P390"/>
      <text:p text:style-name="P89"><text:span text:style-name="T624">Ярко-красный </text:span><text:span text:style-name="T653">двойной </text:span><text:span text:style-name="T624">луч ударяет из донжона замка в центр скопления точек </text:span><text:span text:style-name="T653">под замковой стеной</text:span><text:span text:style-name="T624">. Он чертит огненный полумесяц прямо в </text:span><text:span text:style-name="T653">суматошно </text:span><text:span text:style-name="T624">мельтешащей </text:span><text:span text:style-name="T653">тенями толпе</text:span><text:span text:style-name="T624">. Попадающиеся на его пути </text:span><text:span text:style-name="T653">создания </text:span><text:span text:style-name="T624">вспыхивают алыми искорками и </text:span><text:span text:style-name="T653">исчезают</text:span><text:span text:style-name="T624">. Торжествующие вопли из замка слышны даже здесь. </text:span></text:p>
      <text:p text:style-name="P89"><text:span text:style-name="T625">И</text:span><text:span text:style-name="T624">з тучи </text:span><text:span text:style-name="T653">над замком </text:span><text:span text:style-name="T624">опускается нечто вроде огромного </text:span><text:span text:style-name="T12">морского конька с перепончатыми крыльями вместо плавников.</text:span></text:p>
      <text:p text:style-name="P80"><text:span text:style-name="T625">Два </text:span><text:span text:style-name="T653">фиолетовых </text:span><text:span text:style-name="T625">луча из его глаз сходятся в одну точку</text:span><text:span text:style-name="T614"> </text:span><text:span text:style-name="T625">на</text:span><text:span text:style-name="T614"> донжон</text:span><text:span text:style-name="T625">е</text:span><text:span text:style-name="T614"> замка </text:span><text:span text:style-name="T625">и приводят к финальному результату</text:span><text:span text:style-name="T614">: центральная башня медленно оседает, открывая взору гигантскую статую сидящего аликорна, </text:span><text:span text:style-name="T653">глаза которого и испускают алые луч</text:span><text:span text:style-name="T697">и</text:span><text:span text:style-name="T614">. Каменный аликорн </text:span><text:span text:style-name="T653">поднимает взор на &lt;</text:span><text:span text:style-name="T13">морского конька</text:span><text:span text:style-name="T653">&gt;</text:span><text:span text:style-name="T614">. </text:span><text:span text:style-name="T653">Алые </text:span><text:span text:style-name="T710">л</text:span><text:span text:style-name="T653">учи скрещиваются с фиолетовыми.</text:span></text:p>
      <text:p text:style-name="P391"/>
      <text:p text:style-name="P391">- <text:span text:style-name="T635">Проклятье! Они привели Маджестик! Как не вовремя! </text:span>Уходи, - <text:s/>призрачная Луна принимает для себя решение и одевает шлем. - Отправляйся на Эквус и оберегай пони, как завещала королева. Я приду позже. Оставь для меня метки, чтобы я смогла найти дорогу.</text:p>
      <text:p text:style-name="P80">- <text:span text:style-name="T614">Ты куда? - обеспокоенно спрашивает Селестия. - </text:span><text:span text:style-name="T615">Мы же должны быть вместе?</text:span></text:p>
      <text:p text:style-name="P80">- <text:span text:style-name="T615">Я вернусь и заберу Элементы Гармонии. Сейчас уже </text:span><text:span text:style-name="T635">им </text:span><text:span text:style-name="T615">нет смысла оставаться в Андориане. Без нас и королевы от них толку </text:span><text:span text:style-name="T654">мало</text:span><text:span text:style-name="T615">. </text:span><text:span text:style-name="T616">На новом месте же они станут </text:span><text:span text:style-name="T618">нам </text:span><text:span text:style-name="T616">могучей защитой. Вдобавок, нельзя оставлять их виндиго.</text:span></text:p>
      <text:p text:style-name="P81">- <text:span text:style-name="T615">Я вернусь с тобой! - протестует призрачная Селестия, но Луна перебивает её.</text:span></text:p>
      <text:p text:style-name="P81"><text:span text:style-name="T615">- Уходи! Если со мной что-то случится, ты сможешь уберечь пони и воссоздать новый Андориан. </text:span><text:span text:style-name="T616">Я же всего лишь воин.</text:span><text:span text:style-name="T615"> Твои знания намного важнее моих. </text:span><text:span text:style-name="T616">Иди, сестра!</text:span></text:p>
      <text:p text:style-name="P81"/>
      <text:p text:style-name="P82"><text:span text:style-name="T616">Призрачная Луна поворачивается к </text:span><text:span text:style-name="T697">Дискорду</text:span><text:span text:style-name="T616"> и хмуро говорит:</text:span></text:p>
      <text:p text:style-name="P82"><text:span text:style-name="T616">- Учти, дракен. Если попробуешь обмануть и </text:span><text:span text:style-name="T617">за</text:span><text:span text:style-name="T616">ведёшь </text:span><text:span text:style-name="T619">Селестию</text:span><text:span text:style-name="T616"> не туда… Я найду тебя, где бы ты ни спрятался.</text:span></text:p>
      <text:p text:style-name="P246">- <text:span text:style-name="T616">Баюс-баюс! - в притворном страхе прикрывается лапами крокодил. - Вы бы лучше поторопились с возвращением, а то, кажется, там </text:span><text:span text:style-name="T617">стена отклеивается.</text:span></text:p>
      <text:p text:style-name="P111"><text:span text:style-name="T504">Дискорд</text:span><text:span text:style-name="T368"> указывает кривым пальцем вверх, где часть крепостной стены с грохотом валится </text:span><text:span text:style-name="T369">вниз</text:span><text:span text:style-name="T368">.</text:span><text:span text:style-name="T370"> </text:span></text:p>
      <text:p text:style-name="P265">Призрачная Луна вновь поворачивается к Селестии.</text:p>
      <text:p text:style-name="P143"><text:soft-page-break/><text:span text:style-name="T264">- Я поддерживала и поддерживаю тебя в твоём задании, </text:span><text:span text:style-name="T265">сестра</text:span><text:span text:style-name="T264">. </text:span><text:span text:style-name="T266">Ты всегда можешь на меня рассчитывать. Но о</text:span><text:span text:style-name="T264">бещай мне одну вещь… Неважно, вернусь я или нет — </text:span><text:span text:style-name="T267">Орунгун</text:span><text:span text:style-name="T264"> должен быть отмщён. </text:span><text:span text:style-name="T504">Т</text:span><text:span text:style-name="T264">ы должна </text:span><text:span text:style-name="T265">подготовить возмездие всему роду виндиго. Пусть это займёт годы и десятилетия. Пусть даже столетия — кара должна настигнуть их!</text:span></text:p>
      <text:p text:style-name="P266">Селестию явно застаёт врасплох просьба Луны.</text:p>
      <text:p text:style-name="P266">- Да, конечно, сестра... <text:s/>Я сделаю всё, что в моих силах…</text:p>
      <text:p text:style-name="P266">- Ты клянёшься?</text:p>
      <text:p text:style-name="P266">- Клянусь!</text:p>
      <text:p text:style-name="P266"/>
      <text:p text:style-name="P144"><text:span text:style-name="T265">Призрачная Луна кивает и легонько дотрагивается своим рогом до рога Селестии. Затем она разворачивается и со всем отрядом аликорнов ср</text:span><text:span text:style-name="T505">ы</text:span><text:span text:style-name="T265">вается с поляны. Через минуту отряд скрывается в подземном ходу у подножия скалы, оставляя Селестию наедине с </text:span><text:span text:style-name="T504">Дискордом</text:span><text:span text:style-name="T265">.</text:span></text:p>
      <text:p text:style-name="P144"><text:span text:style-name="T265">- </text:span><text:span text:style-name="T266">Терпеть не люблю эти слезливые сцены и никому не нужные обещания! - гримасничает </text:span><text:span text:style-name="T504">Дискорд</text:span><text:span text:style-name="T266">. - Ты готова, Сахарная Ватка?</text:span></text:p>
      <text:p text:style-name="P266">- <text:span text:style-name="T620">Одну минуту, - просит Селестия. - Мне нужно попрощаться. Тебе лучше отвернуться, ведь ты не любишь слезливых сцен.</text:span></text:p>
      <text:p text:style-name="P267">Долговязый крокодил пожимает плечами и отходит.</text:p>
      <text:p text:style-name="P268"/>
      <text:p text:style-name="P268">Аликорница окидывает долгим взглядом лес, долину, гибнущий замок на скале. Затем она поднимает взгляд к луне. Глаза её подозрительно блестят.</text:p>
      <text:p text:style-name="P268">- Прощай, Орунгун. Мы не смогли удержать тебя. Извини. <text:span text:style-name="T635">Быть может… Быть может, в новом мире у нас получится…</text:span></text:p>
      <text:p text:style-name="P269">Селестия проводит сгибом крыла по скуле и поворачивается к дракену.</text:p>
      <text:p text:style-name="P83"><text:span text:style-name="T240">- Идём, </text:span><text:span text:style-name="T504">Дискорд</text:span><text:span text:style-name="T241">.</text:span></text:p>
      <text:p text:style-name="P83"><text:span text:style-name="T240">- </text:span><text:span text:style-name="T241">Теперь минутка нужна мне, </text:span><text:span text:style-name="T250">дражайшая</text:span><text:span text:style-name="T241">! - ухмыляется крокодил, - </text:span><text:span text:style-name="T242">напудрить</text:span><text:span text:style-name="T241"> нос</text:span><text:span text:style-name="T242">ик</text:span><text:span text:style-name="T241">, попрощаться с бабушкой и всё такое. Я открою коридор в Эогипп, жди меня там для безопасности.</text:span></text:p>
      <text:p text:style-name="P270"/>
      <text:p text:style-name="P83"><text:span text:style-name="T241">Он чертит кривым когтем круг в воздухе, который вдруг заполняется чернотой. В черноте мерцают мириады зеленоватых </text:span><text:span text:style-name="T242">искорок</text:span><text:span text:style-name="T241">.</text:span><text:span text:style-name="T240"> </text:span></text:p>
      <text:p text:style-name="P271">Селестия осторожно проходит в круг и он тут же схлопывается за ней.</text:p>
      <text:p text:style-name="P247"/>
      <text:p text:style-name="P274">Дракен противно хихикает и потирает ладони.</text:p>
      <text:p text:style-name="P145"><text:span text:style-name="T165">- </text:span><text:span text:style-name="T506">Ну вот и пришло время поговорить наедине, Хмурая Метёлка! - оборачивается </text:span><text:span text:style-name="T504">дракен</text:span><text:span text:style-name="T506"> к нам. - Ты уже сто тринадцатый раз смотришь это сновидение, но на этот раз притащила с собой какую-то хлипкую обезьяну. </text:span><text:span text:style-name="T243">Кто это и что он</text:span><text:span text:style-name="T250">а</text:span><text:span text:style-name="T243"> тут делает? Молчи, ничего не говори! Дай я сам погляжу!</text:span></text:p>
      <text:p text:style-name="P248"/>
      <text:p text:style-name="P275">Лыбящийся крокодил вперивается <text:span text:style-name="T621">в меня зенками.</text:span></text:p>
      <text:p text:style-name="P275"><text:soft-page-break/></text:p>
      <text:p text:style-name="P275">- <text:span text:style-name="T621">Я думал, это твоё сновидение, - бормочу я Луне, - ты ведь сама говорила…</text:span></text:p>
      <text:p text:style-name="P275">- <text:span text:style-name="T622">Да, это так, - остолбенело подтверждает Луна, - я великое множество раз просматривала эти воспоминания и ни разу…</text:span></text:p>
      <text:p text:style-name="P84"><text:span text:style-name="T243">- </text:span><text:span text:style-name="T244">Сновидени</text:span><text:span text:style-name="T246">я</text:span><text:span text:style-name="T244">-</text:span><text:span text:style-name="T246">шма</text:span><text:span text:style-name="T244">видени</text:span><text:span text:style-name="T246">я</text:span><text:span text:style-name="T244">, -</text:span><text:span text:style-name="T246"> </text:span><text:span text:style-name="T244">махает лапой </text:span><text:span text:style-name="T504">Дискорд</text:span><text:span text:style-name="T244">. - Просто не </text:span><text:span text:style-name="T245">ты</text:span><text:span text:style-name="T244"> одна умее</text:span><text:span text:style-name="T245">шь</text:span><text:span text:style-name="T244"> по ним лазить, </text:span><text:span text:style-name="T245">Хмурая Метёлка. Я, хоть больше специализируюсь по мир</text:span><text:span text:style-name="T361">охождению</text:span><text:span text:style-name="T245">, пролазить в чужие грёзы тоже могу. </text:span><text:span text:style-name="T246">Помолчи, дай сосредоточиться… Тэкс, НИ ФИГА СЕБЕ! ПРОВОДНИЧОК! Вот это номер! Где ты его откопала? Ты в курсе, для чего он тут?! Он ведь…</text:span></text:p>
      <text:p text:style-name="P84"><text:span text:style-name="T504">Дракен</text:span><text:span text:style-name="T246"> затыкает себе пасть обеими лапами. </text:span><text:span text:style-name="T277">Некоторое время его взгляд мечется от меня к Луне и обратно. </text:span><text:span text:style-name="T246">Потом </text:span><text:span text:style-name="T277">он </text:span><text:span text:style-name="T246">всматривается в меня ещё пристальнее и глаза у него окончательно лезут на лоб.</text:span></text:p>
      <text:p text:style-name="P84"><text:span text:style-name="T246">- Эээ! Ыыы! Ооо! </text:span><text:span text:style-name="T247">Знаешь, Метёлка, - обращается он наконец к Луне, - а ведь я был несправедлив к тебе! </text:span><text:span text:style-name="T248">Мне всегда казалось, что твои эксперименты с </text:span><text:span text:style-name="T251">снопроходчеством </text:span><text:span text:style-name="T248">до добра не доведут. Но ты по сравнению с этим малым просто заинька!</text:span></text:p>
      <text:p text:style-name="P277">Дрянной крокодил указывает когтем на меня.</text:p>
      <text:p text:style-name="P108"><text:span text:style-name="T248">- Сего типа в результате общения с одним демиургом размазало по нескольким реальностям. </text:span><text:span text:style-name="T277">Но </text:span><text:span text:style-name="T361">этот гадёныш</text:span><text:span text:style-name="T277"> оказался на редкость живучей тварью и выжил. </text:span><text:span text:style-name="T248">Я только краешком глаза проследил его похождения и меня чуть не вывернуло наизнанку от временно-пространственных парадоксов! </text:span><text:span text:style-name="T277">Но главное — он обжулил меня </text:span><text:span text:style-name="T361">в одном из завитков пространства-времени </text:span><text:span text:style-name="T277">и лишил ПРИЗА</text:span><text:span text:style-name="T362">(</text:span><text:span text:style-name="T540">30-я глава последнего ффика</text:span><text:span text:style-name="T362">)</text:span><text:span text:style-name="T277">!</text:span><text:span text:style-name="T248"> Это меня-то, духа хаоса! Видеть его больше не хочу! Тьфу! Буэ!</text:span></text:p>
      <text:p text:style-name="P277"/>
      <text:p text:style-name="P108"><text:span text:style-name="T504">Дискорд</text:span><text:span text:style-name="T248"> </text:span><text:span text:style-name="T249">в отвращении высовывает язык, чертит впопыхах круг в воздухе и скрывается в портале. </text:span><text:span text:style-name="T277">Последним скрывается его когтистая лапа, показавшая нам на последок средний палец.</text:span></text:p>
      <text:p text:style-name="P248"/>
      <text:p text:style-name="P276">-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276">Я только пожимаю плечами.</text:p>
      <text:p text:style-name="P276">- Как бы то ни было, ты увидел необходимое, - обращается ко мне Луна.</text:p>
      <text:p text:style-name="P91"><text:span text:style-name="T251">- Что именно? Разрушение горной крепости? Или ваш</text:span><text:span text:style-name="T295">е</text:span><text:span text:style-name="T251"> с Селестией </text:span><text:span text:style-name="T295">бегство</text:span><text:span text:style-name="T251"> на Эквус?</text:span></text:p>
      <text:p text:style-name="P97"><text:span text:style-name="T251">- Это не было </text:span><text:span text:style-name="T295">бегством</text:span><text:span text:style-name="T251">, - тихо говорит Луна. - </text:span><text:span text:style-name="T252">Ты сам всё видел. </text:span><text:span text:style-name="T295">Это была запланированная эвакуация. М</text:span><text:span text:style-name="T253">ы были последними уцелевшими сотрудниками проекта «</text:span><text:span text:style-name="T255">Семь </text:span><text:span text:style-name="T254">вечностей</text:span><text:span text:style-name="T255">» </text:span><text:span text:style-name="T263">в Андориане </text:span><text:span text:style-name="T295">и нам выпала сия нелёгкая миссия</text:span><text:span text:style-name="T255">. </text:span><text:span text:style-name="T254">Королева Лорен предвидела завоевание Орунгуна ордой </text:span><text:span text:style-name="T383">в</text:span><text:span text:style-name="T254">индиго </text:span><text:span text:style-name="T256">в первый год войны</text:span><text:span text:style-name="T254">. </text:span><text:span text:style-name="T256">Видишь ли, </text:span><text:span text:style-name="T321">к началу войны </text:span><text:span text:style-name="T256">аликорны не были воинственной расой</text:span><text:span text:style-name="T321">.</text:span><text:span text:style-name="T256"> <text:s/></text:span><text:span text:style-name="T321">Уже многие тысячи лет </text:span><text:span text:style-name="T256">у нас была мирная цивилизация. В </text:span><text:span text:style-name="T321">первом периоде</text:span><text:span text:style-name="T256"> двухсотлетней войны с виндиго у нас даже</text:span><text:span text:style-name="T254"> </text:span><text:span text:style-name="T256">армии не было — жалкая охрана королевы не в счёт. Просчитав вероятный исход, Лорен</text:span><text:span text:style-name="T255"> </text:span><text:span text:style-name="T257">в </text:span><text:span text:style-name="T255">поисках </text:span><text:span text:style-name="T256">выхода </text:span><text:span text:style-name="T254">нашла в </text:span><text:span text:style-name="T256">долгих блужданиях по</text:span><text:span text:style-name="T254"> Эогипп</text:span><text:span text:style-name="T256">у</text:span><text:span text:style-name="T254"> </text:span><text:span text:style-name="T256">семь ближайших к Орунгуну миров. Она послала к ним эмиссаров для </text:span><text:span text:style-name="T257">подготовки убежищ нашей расы. </text:span><text:span text:style-name="T258">Увы, основной проблемой было малое количество способных странствовать между мирами в Эогиппе. </text:span><text:span text:style-name="T259">Всего было двенадцать странников. </text:span><text:span text:style-name="T260">Королева Лорен, я с сестрой и ещё девять аликорнов. Плюс несколько драконов и один сумасшедший дракен, </text:span><text:span text:style-name="T263">которые отказались с нами сотрудничать</text:span><text:span text:style-name="T260">.</text:span><text:span text:style-name="T258"> </text:span><text:span text:style-name="T263">И к</text:span><text:span text:style-name="T258">аждый такой странник может провести за собой очень небольшое количество путников.</text:span><text:span text:style-name="T257"> </text:span><text:span text:style-name="T258">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text:span><text:soft-page-break/><text:span text:style-name="T258">цивилизацию физически — то хотя бы духовно, продолжив её </text:span><text:span text:style-name="T259">в местных племенах. Одним из таких миров был Эквус…</text:span></text:p>
      <text:p text:style-name="P278">- Погоди, ты хочешь сказать, что, кроме тебя и Селестии, на Эквусе есть ещё и другие аликорны — некие учителя? - перебиваю я Луну.</text:p>
      <text:p text:style-name="P85"><text:span text:style-name="T259">- На Эквусе — нет, - печально мотает головой аликорница. - </text:span><text:span text:style-name="T260">Мы не смогли никого провести сюда. </text:span><text:span text:style-name="T261">Не успели. Андориан пал слишком быстро. </text:span><text:span text:style-name="T262">К</text:span><text:span text:style-name="T261">огда я </text:span><text:span text:style-name="T262">уносила Элементы Гармонии, мой отход прикрывала крохотная групка оставшихся аликорнов — пятьдесят воинов моей центурии и около двадцати научных работников из лаборатории Селестии. Они </text:span><text:span text:style-name="T263">остались</text:span><text:span text:style-name="T262">, чтобы я смогла уйти. Быть может, с другими </text:span><text:span text:style-name="T263">группами</text:span><text:span text:style-name="T262"> повезло больше -</text:span><text:span text:style-name="T263"> я не знаю их судьбу. Они удерживали шесть крепостей на юге и западе страны</text:span><text:span text:style-name="T262">.</text:span></text:p>
      <text:p text:style-name="P85"><text:span text:style-name="T262">- </text:span><text:span text:style-name="T267">Постой, а почему вы не вернулись назад позже? - спрашиваю я. - Вы могли бы найти уцелевших и привести на Эквус.</text:span></text:p>
      <text:p text:style-name="P86"><text:span text:style-name="T267">-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71">междумирье</text:span><text:span text:style-name="T267"> и странствовать в нём </text:span><text:span text:style-name="T269">самостоятельно,</text:span><text:span text:style-name="T267"> без помощи сопровождающего — но на этом всё. Мы не умеем находить путь. Без помощи настоящего странника мы заблудимся и будем блуждать в </text:span><text:span text:style-name="T269">Эогиппе</text:span><text:span text:style-name="T267"> вечно, если отойдём далеко от точки входа. </text:span><text:span text:style-name="T275">Я добралась к Эквусу только лишь потому, что меня в конце концов разыскал в дебрях Эогиппа </text:span><text:span text:style-name="T507">Дискорд</text:span><text:span text:style-name="T275"> и привёл к сестре. </text:span><text:span text:style-name="T267">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41">третьей</text:span><text:span text:style-name="T267"> центурии </text:span><text:span text:style-name="T341">первой когорты</text:span><text:span text:style-name="T267"> шестого легиона </text:span><text:span text:style-name="T270">гвардии </text:span><text:span text:style-name="T267">Андориана и </text:span><text:span text:style-name="T271">декан</text:span><text:span text:style-name="T267"> </text:span><text:span text:style-name="T273">факультета</text:span><text:span text:style-name="T271"> </text:span><text:span text:style-name="T272">планетарного движения</text:span><text:span text:style-name="T267"> Королевско</text:span><text:span text:style-name="T271">го</text:span><text:span text:style-name="T267"> Астро</text:span><text:span text:style-name="T268">механическо</text:span><text:span text:style-name="T271">го</text:span><text:span text:style-name="T267"> </text:span><text:span text:style-name="T271">университета</text:span><text:span text:style-name="T267">. </text:span><text:span text:style-name="T283">Мы хотели достать карту, но ты сам видел, что получилось. И д</text:span><text:span text:style-name="T274">ракен </text:span><text:span text:style-name="T507">потом </text:span><text:span text:style-name="T274">отказался </text:span><text:span text:style-name="T275">от дальнейшего сотрудничества. </text:span><text:span text:style-name="T283">Н</text:span><text:span text:style-name="T275">аши же самостоятельные попытки разыскать путь к дому чуть не привели к катастрофе: мы едва не заблудились. </text:span><text:span text:style-name="T283">Так мы оказались отрезаны от дома.</text:span></text:p>
      <text:p text:style-name="P87"><text:span text:style-name="T256">- </text:span><text:span text:style-name="T263">Как бы то ни было, ты услышал главное, - отвлекается Луна от воспоминаний, - сестра обещала отомстить. </text:span><text:span text:style-name="T274">И с этим проблемы. </text:span><text:span text:style-name="T275">Разумеется, п</text:span><text:span text:style-name="T274">ервую сотню лет, пока мы в отчаянии бродили по Эквусу, пытаясь забыть о прошлой жизни, о мести и речи быть не могло. Это я понимаю и принимаю. </text:span><text:span text:style-name="T275">Но п</text:span><text:span text:style-name="T276">рошл</text:span><text:span text:style-name="T278">о уже </text:span><text:span text:style-name="T508">десять</text:span><text:span text:style-name="T278"> лет с тех пор, как мы стали правителями </text:span><text:span text:style-name="T279">Эквестрии</text:span><text:span text:style-name="T278">. </text:span><text:span text:style-name="T279">Наша </text:span><text:span text:style-name="T280">экономическая </text:span><text:span text:style-name="T279">мощь растёт из года в год, наша территория простирается от моря до моря. </text:span><text:span text:style-name="T283">Мы уже пять лет имеем армию, но никаких приготовлений для возвращения нет. С</text:span><text:span text:style-name="T279">естра всё также отказывается увеличивать армию больше, чем это необходимо для патрулирования границ и охраны крупных </text:span><text:span text:style-name="T509">селений</text:span><text:span text:style-name="T279">. </text:span><text:span text:style-name="T281">Она делает вид, что не помнит об уговоре, а я ни за что не напомню ей об этом напрямую — это ниже моего достоинства. </text:span><text:span text:style-name="T282">Хорошо, что она догадалась прислать посредника.</text:span></text:p>
      <text:p text:style-name="P279">- Как же вы найдёте путь назад с армией? - сомневаюсь я. - Ты же сама сказала, что вы не можете найти путь домой.</text:p>
      <text:p text:style-name="P279">-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моей бестолковой сестрице…</text:p>
      <text:p text:style-name="P279">Луна гневно фыркает.</text:p>
      <text:p text:style-name="P279">- Но всё это возможно только если задаться целью вернуться домой для отмщения. Я же не вижу такого рвения у Селестии. </text:p>
      <text:p text:style-name="P392"><text:soft-page-break/><text:span text:style-name="T65">Ноздри аликорницы расшир</text:span><text:span text:style-name="T285">яются</text:span><text:span text:style-name="T65">, она мотает головой.</text:span></text:p>
      <text:p text:style-name="P393"><text:span text:style-name="T65">- Иногда мне кажется, </text:span><text:span text:style-name="T283">ей понравилось править. </text:span><text:span text:style-name="T65">Здесь, где нет королевы Лорен, она сама стала безраздельной правительницей. Я не в счёт, </text:span><text:span text:style-name="T284">я </text:span><text:span text:style-name="T285">больше привыкла выполнять приказы, а не отдавать их.</text:span></text:p>
      <text:p text:style-name="P394"><text:span text:style-name="T285">А</text:span><text:span text:style-name="T65">ликорница саркастически улыбается.</text:span></text:p>
      <text:p text:style-name="P393"><text:span text:style-name="T285">- Се</text:span><text:span text:style-name="T286">стра</text:span><text:span text:style-name="T285"> думает, что я обижаюсь на то, что моя работа приходится на ночное время. </text:span><text:span text:style-name="T287">Что мне не хватает любви и уважения пони. </text:span><text:span text:style-name="T285">Ха! Мне нравится, что на меня не обращают внимани</text:span><text:span text:style-name="T287">я!</text:span><text:span text:style-name="T285"> Слава, почёт и обожание масс не для меня. Мне нужна МЕСТЬ!!!</text:span></text:p>
      <text:p text:style-name="P280"/>
      <text:p text:style-name="P280">…</text:p>
      <text:p text:style-name="P280"/>
      <text:p text:style-name="P280">- Она так и сказала?</text:p>
      <text:p text:style-name="P280">- Ещё и топнула копытом так, что высекла искру из камня.</text:p>
      <text:p text:style-name="P281"/>
      <text:p text:style-name="P14"><text:span text:style-name="T285">Я </text:span><text:span text:style-name="T288">выжидательно смотрю на </text:span><text:span text:style-name="T510">светлую </text:span><text:span text:style-name="T288">аликорницу. </text:span><text:span text:style-name="T293">Это было не моей идеей — впутываться в делишки сиятельных сестриц, — но раз уж меня втянули в это де</text:span><text:span text:style-name="T296">ло, я хочу знать все детали!</text:span></text:p>
      <text:p text:style-name="P15"/>
      <text:p text:style-name="P88"><text:span text:style-name="T285">Селестия качает головой. </text:span><text:span text:style-name="T287">Она долго смотрит с печалью на одинокий пик за окном, возвышающийся над верхушками сосен. </text:span><text:span text:style-name="T288">Я провожаю её взгляд. Пик здорово смахивает на тот, </text:span><text:span text:style-name="T293">с гибнущим замком на фоне огромной луны.</text:span></text:p>
      <text:p text:style-name="P282"/>
      <text:p text:style-name="P90"><text:span text:style-name="T287">- </text:span><text:span text:style-name="T288">Чтож, ты выслушал Луну, Хуман, - </text:span><text:span text:style-name="T291">вздыхает Селестия. - </text:span><text:span text:style-name="T288">Выслуша</text:span><text:span text:style-name="T290">й теперь и меня. Правда, я не смогу тебе показать всё так ярко, как это получилось у </text:span><text:span text:style-name="T294">сестры</text:span><text:span text:style-name="T292">,</text:span><text:span text:style-name="T290"> — я не обладаю даром снопроходчества, — но постараюсь рассказать так, как помню. А помню я всё как вчера…</text:span></text:p>
      <text:p text:style-name="P283"/>
      <text:p text:style-name="P395"><text:span text:style-name="T290">~</text:span><text:span text:style-name="T65">~~</text:span></text:p>
      <text:p text:style-name="P284"/>
      <text:p text:style-name="P284">- <text:span text:style-name="T626">Эво</text:span><text:span text:style-name="T627">стур, ответьте! Эвостур, ответьте! Андориан на связи! Как слышно? Как слышно? </text:span><text:span text:style-name="T628">Приём!</text:span></text:p>
      <text:p text:style-name="P285">Маленькая кобылка повторя<text:span text:style-name="T630">ет</text:span> раз за разом стандартные фразы в микрофон, тщётно прижимая наушники к ушам. Наконец она со вздохом пож<text:span text:style-name="T630">имает</text:span> плечами и устан<text:span text:style-name="T630">авливает</text:span> в передатчике новую частоту.</text:p>
      <text:p text:style-name="P286">- <text:span text:style-name="T629">Но</text:span>рг<text:span text:style-name="T629">онг</text:span>, как слышно? <text:span text:style-name="T629">Но</text:span>рг<text:span text:style-name="T629">онг</text:span>, ответьте! Андориан на связи! Приём!</text:p>
      <text:p text:style-name="P93"><text:span text:style-name="T301">Снаружи разда</text:span><text:span text:style-name="T300">ётся</text:span><text:span text:style-name="T301"> грохот. Стены убежища </text:span><text:span text:style-name="T300">трясутся</text:span><text:span text:style-name="T301"> в лихорадке. На пол, посетителей и аппаратуру </text:span><text:span text:style-name="T300">сыпется</text:span><text:span text:style-name="T301"> штукатурка. Лампы </text:span><text:span text:style-name="T300">чахоточно </text:span><text:span text:style-name="T301">миг</text:span><text:span text:style-name="T300">ают</text:span><text:span text:style-name="T301"> и продолж</text:span><text:span text:style-name="T300">ают</text:span><text:span text:style-name="T301"> гореть ровным безжизненым светом.</text:span></text:p>
      <text:p text:style-name="P90"><text:span text:style-name="T290">- </text:span><text:span text:style-name="T297">Одного не могу понять — </text:span><text:span text:style-name="T298">как они смогли захватить гранд-флаер? Теоретически, они неприступны, - </text:span><text:span text:style-name="T300">бормочет</text:span><text:span text:style-name="T298"> Луна. - Я сама принимала участие в их разработке. </text:span><text:span text:style-name="T299">У виндиго ведь нет тяжёлого оружия </text:span><text:span text:style-name="T369">и они не могут летать</text:span><text:span text:style-name="T299">. </text:span><text:span text:style-name="T369">Флаеры не опускаются на землю годами</text:span><text:span text:style-name="T299">…</text:span></text:p>
      <text:p text:style-name="P90"><text:soft-page-break/><text:span text:style-name="T299">- </text:span><text:span text:style-name="T300">Не доказано, что «Маджестик» захвачен, - отвечаю я. - Возможно, у него вышла из строя связь и он не может принимать наших приказов.</text:span></text:p>
      <text:p text:style-name="P94"><text:span text:style-name="T300">- </text:span><text:span text:style-name="T302">А</text:span><text:span text:style-name="T300"> </text:span><text:span text:style-name="T302">адмирал Её Величества, </text:span><text:span text:style-name="T307">легат</text:span><text:span text:style-name="T302"> Эйронсмайл, решил отлучиться с битвы и нарвать ромашек на склоне горы Аденау? - </text:span><text:span text:style-name="T300">язвительно подкалывает сестра. - </text:span><text:span text:style-name="T302">Я больше поверю в то, что </text:span><text:span text:style-name="T300">свихнулся автопилот, </text:span><text:span text:style-name="T302">замкнул управление на себя</text:span><text:span text:style-name="T300"> и увёл воздушную крепость с поля боя. </text:span><text:span text:style-name="T302">Мы так и не успели оттестировать эти жестяные мозги. Или же кто-то помог им свихнуться!</text:span></text:p>
      <text:p text:style-name="P397"><text:span text:style-name="T302">Л</text:span><text:span text:style-name="T65">уна мрачно сверлит взглядом затылок радистки.</text:span></text:p>
      <text:p text:style-name="P94"><text:span text:style-name="T300">- </text:span><text:span text:style-name="T302">Может быть и так, - примирительно говорю я. - Я верю адмиралу. </text:span><text:span text:style-name="T306">Её Величество</text:span><text:span text:style-name="T302"> буквально стала ему приёмной матерью, устроив в </text:span><text:span text:style-name="T306">королевскую </text:span><text:span text:style-name="T302">школу для сирот и направляя его в течение всей карьеры.</text:span></text:p>
      <text:p text:style-name="P287">- Армаринд, ответьте! Армаринд, ответьте! Андориан вызывает!</text:p>
      <text:p text:style-name="P90"><text:span text:style-name="T299">- </text:span><text:span text:style-name="T302">А к</text:span><text:span text:style-name="T299">ак могли пасть северные крепости? Да ещё так быстро? </text:span><text:span text:style-name="T300">Гвардейские</text:span><text:span text:style-name="T299"> легионы королевы не могли сложить оружие, - </text:span><text:span text:style-name="T302">снова вопрошает </text:span><text:span text:style-name="T307">сестра</text:span><text:span text:style-name="T302"> пространство. - Слишком много критических провалов за последние </text:span><text:span text:style-name="T317">два месяца</text:span><text:span text:style-name="T302">…</text:span></text:p>
      <text:p text:style-name="P288">- Корморан, ответьте, вызывает Андориан… Корморан, вас слышу! Слышу вас!!! Андориан на связи!</text:p>
      <text:p text:style-name="P92"><text:span text:style-name="T299">О</text:span><text:span text:style-name="T300">т возбуждения кобылка </text:span><text:span text:style-name="T303">хлопает</text:span><text:span text:style-name="T300"> крыльями. Она, зацепившись за рог, </text:span><text:span text:style-name="T303">срывает</text:span><text:span text:style-name="T300"> наушники и </text:span><text:span text:style-name="T303">стучит </text:span><text:span text:style-name="T300">копытом по кнопке громкой связи.</text:span></text:p>
      <text:p text:style-name="P289"/>
      <text:p text:style-name="P396"><text:span text:style-name="T65">- Корморан вас слышит! </text:span><text:span text:style-name="T305">Андориан, п</text:span><text:span text:style-name="T65">риём!</text:span></text:p>
      <text:p text:style-name="P92"><text:span text:style-name="T300">- </text:span><text:span text:style-name="T304">Краткий репорт обстановки, Корморан! </text:span><text:span text:style-name="T300">- приказ</text:span><text:span text:style-name="T303">ывает</text:span><text:span text:style-name="T300"> Луна.</text:span></text:p>
      <text:p text:style-name="P289"/>
      <text:p text:style-name="P95"><text:span text:style-name="T299">Оглушительный разрыв разда</text:span><text:span text:style-name="T309">ётся</text:span><text:span text:style-name="T299"> над головами всех присутствующих. По потолку полз</text:span><text:span text:style-name="T308">ут</text:span><text:span text:style-name="T299"> трещины. </text:span><text:span text:style-name="T309">Светильники </text:span><text:span text:style-name="T310">гаснут</text:span><text:span text:style-name="T309">, мигнув пару раз на прощание. </text:span><text:span text:style-name="T311">Сдавленные вопли перемежаются со стуком опрокидываемых на пол </text:span><text:span text:style-name="T369">тумбочек</text:span><text:span text:style-name="T311">. </text:span><text:span text:style-name="T310">Шум и неразбериха прерываются властным голосом </text:span><text:span text:style-name="T311">сестры</text:span><text:span text:style-name="T310">.</text:span></text:p>
      <text:p text:style-name="P290">- Пойду, разберусь, что там происходит.</text:p>
      <text:p text:style-name="P290"/>
      <text:p text:style-name="P398"><text:span text:style-name="T65">С тихим щелчком включается красный свет аварийного освещения. </text:span><text:span text:style-name="T311">В закрывающемся проёме выхода видны очертания облечённой в силовые доспехи Луны.</text:span></text:p>
      <text:p text:style-name="P291"/>
      <text:p text:style-name="P95"><text:span text:style-name="T311">- … </text:span><text:span text:style-name="T312">шшш… </text:span><text:span text:style-name="T318">три</text:span><text:span text:style-name="T312"> башни из пяти. Держимся за счёт автоматических </text:span><text:span text:style-name="T351">турелей</text:span><text:span text:style-name="T312"> и автономных силовых костюмов, - ожил переключённый на аварийное питание передатчик. - </text:span><text:span text:style-name="T313">Они наступают волнами, раз в пять-семь часов. По нашим оценкам, в </text:span><text:span text:style-name="T351">Нейвилле</text:span><text:span text:style-name="T313"> проживало до пятидесяти тысяч. </text:span><text:span text:style-name="T537">Около сем</text:span><text:span text:style-name="T538">и</text:span><text:span text:style-name="T537"> тысяч </text:span><text:span text:style-name="T538">мы уже насчитали тут, в армии виндов. Остальным или удалось уйти, или они штурмуют соседние крепости</text:span><text:span text:style-name="T313">. Не устоим без вариантов. </text:span><text:span text:style-name="T318">Ещё с неделю продержимся, не больше. </text:span><text:span text:style-name="T351">Потом закончатся боеприпасы.</text:span></text:p>
      <text:p text:style-name="P95"><text:span text:style-name="T31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51">Нейвиль</text:span><text:span text:style-name="T313">? </text:span><text:span text:style-name="T314">Что случилось, лягни вас буйвол?</text:span></text:p>
      <text:p text:style-name="P96"><text:soft-page-break/><text:span text:style-name="T314">О</text:span><text:span text:style-name="T315">т волнения в мою речь прокрадыва</text:span><text:span text:style-name="T316">ются</text:span><text:span text:style-name="T315"> словечки из солдатского жаргона моей младшей сестрицы. Нехорошо </text:span><text:span text:style-name="T316">ведущему сотруднику и сильнейшему магу Астромеханического университета скатываться до <text:s/></text:span><text:span text:style-name="T317">сержантского </text:span><text:span text:style-name="T316">жаргона.</text:span></text:p>
      <text:p text:style-name="P95"><text:span text:style-name="T314">- Я ж</text:span><text:span text:style-name="T316">е</text:span><text:span text:style-name="T314"> объясняю, </text:span><text:span text:style-name="T315">они проникают внутрь. Достаточно </text:span><text:span text:style-name="T539">прикосновения</text:span><text:span text:style-name="T536"> на три-четыре секунды</text:span><text:span text:style-name="T315">, и виндиго захватывают </text:span><text:span text:style-name="T317">разум</text:span><text:span text:style-name="T315">.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95"><text:span text:style-name="T315">- </text:span><text:span text:style-name="T317">Что? Как? Как такое возможно? - информация не укладывается у меня в голове. - </text:span><text:span text:style-name="T318">Мы двести лет ведём войну и до сих пор ничего подобного не случалось.</text:span></text:p>
      <text:p text:style-name="P95"><text:span text:style-name="T317">- </text:span><text:span text:style-name="T318">Они научили</text:span><text:span text:style-name="T322">с</text:span><text:span text:style-name="T318">ь этому совсем недавно. Южную башню </text:span><text:span text:style-name="T323">винд</text:span><text:span text:style-name="T326">ы</text:span><text:span text:style-name="T318"> взяли таким образом два месяца назад. Потом Центральную и Западную. </text:span><text:span text:style-name="T326">Главное, чем захваченный аликорн отличается от нормального — его зрачки становятся узкими. Они не могут это скрывать. </text:span><text:span text:style-name="T317">Мы пытались связаться с вами и соседями. Но </text:span><text:span text:style-name="T326"><text:s/>винды</text:span><text:span text:style-name="T317"> захватили «Маджестик» и глушат сигнал. Странно, что вы к нам пробились.</text:span></text:p>
      <text:p text:style-name="P95"><text:span text:style-name="T317">- </text:span><text:span text:style-name="T318">Мы подключили передатчик к антенне лаборатории, - объясняю я. И внезапно понимаю происходящее. - Луна!!!</text:span></text:p>
      <text:p text:style-name="P292"/>
      <text:p text:style-name="P98"><text:span text:style-name="T318">Я бегу к выходу из убежища, на ходу активировав силов</text:span><text:span text:style-name="T319">ые</text:span><text:span text:style-name="T318"> </text:span><text:span text:style-name="T319">доспехи</text:span><text:span text:style-name="T318">. Экзоскелет бронескафандра повизгивает <text:s/></text:span><text:span text:style-name="T323">сервомоторами </text:span><text:span text:style-name="T318">на особо крутых виражах, пока я несусь на верхние ярусы Андориана. </text:span><text:span text:style-name="T319">Десятитысячелетняя крепость знавала и худшие времена, </text:span><text:span text:style-name="T320">но </text:span><text:span text:style-name="T323">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99"><text:span text:style-name="T32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24">правда, </text:span><text:span text:style-name="T323">не умеют сражаться, но многие из них неплохие маги. </text:span><text:span text:style-name="T324">И сколько из них сейчас перешло на сторону </text:span><text:span text:style-name="T327">врага</text:span><text:span text:style-name="T324">? Мы зашли в комнату радиосвязи, как только </text:span><text:span text:style-name="T325">небольшой </text:span><text:span text:style-name="T324">отряд </text:span><text:span text:style-name="T327">виндиго </text:span><text:span text:style-name="T369">показался у подножия скалы</text:span><text:span text:style-name="T325">. Обычное дело, раньше такие рейды отбивались в течении </text:span><text:span text:style-name="T327">четверти часа</text:span><text:span text:style-name="T325"> без особых проблем</text:span><text:span text:style-name="T324">. </text:span><text:span text:style-name="T325">Но прошло уже больше часа, а бой не стих. И, судя по звукам, он только разгорается.</text:span></text:p>
      <text:p text:style-name="P100"><text:span text:style-name="T325">И</text:span><text:span text:style-name="T327">з боковой двери на меня буквально вываливается легионер. </text:span><text:span text:style-name="T330">Увидев</text:span><text:span text:style-name="T327"> </text:span><text:span text:style-name="T328">меня, он испуганно о</text:span><text:span text:style-name="T330">ха</text:span><text:span text:style-name="T328">ет и прижимается к стене.</text:span></text:p>
      <text:p text:style-name="P100"><text:span text:style-name="T328">- </text:span><text:span text:style-name="T329">Где ваш шлем, солдат? Что с вашим </text:span><text:span text:style-name="T330">рогом? И… </text:span><text:span text:style-name="T329">Почему вы дро</text:span><text:span text:style-name="T330">жите?</text:span></text:p>
      <text:p text:style-name="P101"><text:span text:style-name="T330">Песчаного цвета аликорн с </text:span><text:span text:style-name="T334">обугленным</text:span><text:span text:style-name="T330"> рогом вжимается в стену в тщётном порыве быть от меня подальше и, судя по всему, готовиться упасть в обморок.</text:span></text:p>
      <text:p text:style-name="P101"><text:span text:style-name="T330">Я внезапно вспоминаю предостережение и внимательно всматриваюсь в его зрачки. К счастью, они </text:span><text:span text:style-name="T333">не узкие</text:span><text:span text:style-name="T330">. Это очень легко заметить, так как они расширены и </text:span><text:span text:style-name="T335">почти вытеснили белки глаз</text:span><text:span text:style-name="T330">.</text:span></text:p>
      <text:p text:style-name="P399"><text:span text:style-name="T330">Я </text:span><text:span text:style-name="T65">поднимаю забрало, чтобы он узнал меня.</text:span></text:p>
      <text:p text:style-name="P101"><text:span text:style-name="T330">Он </text:span><text:span text:style-name="T336">отвечает мне пронзительным взглядом</text:span><text:span text:style-name="T330"> в ответ и, внезапно, успокаивается.</text:span></text:p>
      <text:p text:style-name="P101"><text:span text:style-name="T330">- Вы — не они, - вздыхает он. - </text:span><text:span text:style-name="T331">У вас хорошие </text:span><text:span text:style-name="T332">глаза</text:span><text:span text:style-name="T331">. Круглые.</text:span></text:p>
      <text:p text:style-name="P99"><text:span text:style-name="T325">- </text:span><text:span text:style-name="T337">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38">ует</text:span><text:span text:style-name="T337">, аликорн расслаб</text:span><text:span text:style-name="T338">ляется</text:span><text:span text:style-name="T337"> и отлепл</text:span><text:span text:style-name="T338">ивается</text:span><text:span text:style-name="T337"> от стены.</text:span></text:p>
      <text:p text:style-name="P99"><text:soft-page-break/><text:span text:style-name="T337">- </text:span><text:span text:style-name="T339">Вы не понимаете. Там, — легионер указывает копытом в сторону двери, - творится что-то ужасное. Моя центурия </text:span><text:span text:style-name="T369">обходила периметр стены у с</text:span><text:span text:style-name="T339">еверной башни. </text:span><text:span text:style-name="T369">Мы встретили там трёх незнакомых аликорнов, открывающих ворота. Мы не успели остановить их — в открытые ворота сразу ринулись винды. </text:span><text:span text:style-name="T339">Отряд совсем небольшой, ничего серьёзного. Обычно при таком соотношении сил виндиго разворачиваются и уходят. Но не в этот раз. </text:span><text:span text:style-name="T340">Виндиго вступили в бой с передовыми бойцами нашего построения. И…</text:span></text:p>
      <text:p text:style-name="P102"><text:span text:style-name="T340">Легионер зап</text:span><text:span text:style-name="T341">инается</text:span><text:span text:style-name="T340">. Он молча хлопа</text:span><text:span text:style-name="T341">ет</text:span><text:span text:style-name="T340"> глазами и не мо</text:span><text:span text:style-name="T341">жет</text:span><text:span text:style-name="T340"> произнести ни слова.</text:span></text:p>
      <text:p text:style-name="P293">- Как тебя зовут, солдат? - когда наступает психологический шок, лучше всего его преодолевать простыми маленькими шагами. <text:span text:style-name="T631">Я давно єто усвоила, общаясь со студентами.</text:span></text:p>
      <text:p text:style-name="P102"><text:span text:style-name="T340">- Ринс. Ринс Стилфизер. </text:span><text:span text:style-name="T342">Л</text:span><text:span text:style-name="T341">ибрарий </text:span><text:span text:style-name="T342">первой центурии первой когорты шестого легиона.</text:span></text:p>
      <text:p text:style-name="P400"><text:span text:style-name="T65">- </text:span><text:span text:style-name="T341">Успокойся, Ринс</text:span><text:span text:style-name="T342">. </text:span><text:span text:style-name="T343">У тебя есть дети?</text:span></text:p>
      <text:p text:style-name="P294">- Дочка.</text:p>
      <text:p text:style-name="P295">Взгляд солдата стал более осмысленным, зрачки почти вернулись в нормальный размер.</text:p>
      <text:p text:style-name="P103"><text:span text:style-name="T343">- Её зовут Дикси. Эвакуировалась за океан, с женой. Месяц назад прислала открытку. Там </text:span><text:span text:style-name="T344">карнавал! Маски, конфетти, </text:span><text:span text:style-name="T345">фейерверки! М</text:span><text:span text:style-name="T344">ороженное </text:span><text:span text:style-name="T345">на пляже</text:span><text:span text:style-name="T344">! <text:s/>- восхищённо говорил Ринс, его глаза сияли. Он был счастлив отвлечься от реальности.</text:span></text:p>
      <text:p text:style-name="P103"><text:span text:style-name="T344">- Отлично. </text:span><text:span text:style-name="T345">Я счастлива, что твоя семья в полной безопасности, - произнесла я с ударением на безопасность. - <text:s/></text:span><text:span text:style-name="T346">И с ними ничего плохого не случится, потому что ты защищаешь их покой. </text:span><text:span text:style-name="T345">Теперь расскажи мне, что случилось во время недавнего боя с виндиго?</text:span></text:p>
      <text:p text:style-name="P103"><text:span text:style-name="T345">- </text:span><text:span text:style-name="T346">Они </text:span><text:span text:style-name="T348">обнимали нас</text:span><text:span text:style-name="T346">. </text:span><text:span text:style-name="T348">Одн</text:span><text:span text:style-name="T351">а</text:span><text:span text:style-name="T348"> виндиго отбивает удар копьём, а втор</text:span><text:span text:style-name="T351">ая</text:span><text:span text:style-name="T348"> прижимает </text:span><text:span text:style-name="T351">копыта</text:span><text:span text:style-name="T346"> </text:span><text:span text:style-name="T348">к шлему вот так, - Ринс прижимает </text:span><text:span text:style-name="T351">копыта</text:span><text:span text:style-name="T348"> к ушам, - </text:span><text:span text:style-name="T351">поднимает забрало и целует. </text:span><text:span text:style-name="T401">И через три секунды у них становится одним виндом больше, а у нас — одним солдатом меньше.</text:span><text:span text:style-name="T351"> И</text:span><text:span text:style-name="T346"> </text:span><text:span text:style-name="T348">первые ряды</text:span><text:span text:style-name="T346"> </text:span><text:span text:style-name="T348">стали разворачиваться и</text:span><text:span text:style-name="T346"> сражаться с нами, - </text:span><text:span text:style-name="T347">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48">Как будто мы </text:span><text:span text:style-name="T353">с Троттером </text:span><text:span text:style-name="T348">не пили кальвадос в «Хромом осле»!</text:span></text:p>
      <text:p text:style-name="P401"><text:span text:style-name="T347">Я </text:span><text:span text:style-name="T65">замечаю вмятину на нагруднике Ринса.</text:span></text:p>
      <text:p text:style-name="P104"><text:span text:style-name="T354">- </text:span><text:span text:style-name="T348">И </text:span><text:span text:style-name="T353">я зметил это. Сначала у Троттера, а потом и у всех остальных</text:span><text:span text:style-name="T348">. </text:span><text:span text:style-name="T353">У</text:span><text:span text:style-name="T348">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357">Они были обращёнными. </text:span><text:span text:style-name="T350">Их души украли винды!</text:span></text:p>
      <text:p text:style-name="P402"><text:span text:style-name="T348">Л</text:span><text:span text:style-name="T65">егионер всхли</text:span><text:span text:style-name="T349">пывает</text:span><text:span text:style-name="T65">. Его тряс</text:span><text:span text:style-name="T349">ёт</text:span><text:span text:style-name="T65">.</text:span></text:p>
      <text:p text:style-name="P105"><text:span text:style-name="T345">- </text:span><text:span text:style-name="T352">У меня с детства был дар к левитации. Я мог поднять в воздух целы</text:span><text:span text:style-name="T353">х</text:span><text:span text:style-name="T352"> </text:span><text:span text:style-name="T353">два </text:span><text:span text:style-name="T352">ящик</text:span><text:span text:style-name="T353">а</text:span><text:span text:style-name="T352"> с сидром! </text:span><text:span text:style-name="T353">Один раз я приподнял целого центуриона Громера после обеда — а он очень грузный жеребец!</text:span><text:span text:style-name="T352"> Но сейчас я расшвырял </text:span><text:span text:style-name="T355">две </text:span><text:span text:style-name="T352">дюжин</text:span><text:span text:style-name="T355">ы</text:span><text:span text:style-name="T352"> виндов, только чтобы не дать им прикоснуться к себе — и мой рог сгорел! У меня больше нет магии!</text:span></text:p>
      <text:p text:style-name="P103"><text:span text:style-name="T352">- </text:span><text:span text:style-name="T355">Мужайся, солдат! Ты же воин элитного подразделения королевы!</text:span></text:p>
      <text:p text:style-name="P296">- Я всего лишь писарь. Все мои товарищи пропали — один за другим, пока я не остался один! Они смеялись мне в лицо, нацеливая на меня пики!</text:p>
      <text:p text:style-name="P298">Солдат тяжело дышит. Его снова трясёт дрожь. Надо бы сказать Луне, чтобы усилила кон<text:span text:style-name="T638">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298"><text:soft-page-break/><text:s/></text:p>
      <text:p text:style-name="P106"><text:span text:style-name="T356">Я смотрю за спину Ринса, в </text:span><text:span text:style-name="T357">комнату</text:span><text:span text:style-name="T356">. Там разбитое окно, через которое он вломился с улицы.</text:span></text:p>
      <text:p text:style-name="P297">- <text:span text:style-name="T632">Ты видел её? Ты видел Луну?</text:span></text:p>
      <text:p text:style-name="P299">Легионер опять закатывает глаза и готовится упасть в обморок, но я звонкой пощёчиной возвращаю его к жизни.</text:p>
      <text:p text:style-name="P107"><text:span text:style-name="T358">- </text:span><text:span text:style-name="T357">Нашего </text:span><text:span text:style-name="T363">ц</text:span><text:span text:style-name="T358">ентуриона? Да, конечно, </text:span><text:span text:style-name="T357">я видел её</text:span><text:span text:style-name="T358">… </text:span><text:span text:style-name="T359">Винды </text:span><text:span text:style-name="T357">вместе с обращёнными повалили водонапорную башню </text:span><text:span text:style-name="T360">на арсенал и частично разрушили его. Они стали разбирать завалы, чтобы добраться… Ну, вы понимаете?</text:span></text:p>
      <text:p text:style-name="P16"><text:span text:style-name="T360">Да, я понимаю. В арсенале хранятся Элементы </text:span><text:span text:style-name="T633">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634">третьего типа</text:span><text:span text:style-name="T633">. </text:span><text:span text:style-name="T634">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655">Сильнейшие маги с помощью Элементов могут создавать смерчи или шары концентрированной плазмы.</text:span><text:span text:style-name="T634"> И вот теперь я не уверена, что винды не смогут использовать Элементы – мы </text:span><text:span text:style-name="T635">ведь </text:span><text:span text:style-name="T634">ничего не знаем об обращённых! </text:span></text:p>
      <text:p text:style-name="P17">Должно быть, та же мысль посетила и Луну.</text:p>
      <text:p text:style-name="P17"/>
      <text:p text:style-name="P16"><text:span text:style-name="T634">- </text:span><text:span text:style-name="T635">И </text:span><text:span text:style-name="T636">тут </text:span><text:span text:style-name="T635">со стороны </text:span><text:span text:style-name="T636">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637">было буквально пять минут назад.</text:span></text:p>
      <text:p text:style-name="P16">- <text:span text:style-name="T637">И ты молча смотрел на это и не предпринял попыток помочь?!!</text:span></text:p>
      <text:p text:style-name="P18">Ринс только молча смотрит на меня, открывая рот, как выброшенная на берег рыба.</text:p>
      <text:p text:style-name="P18">Я с рычанием подбегаю к разбитому окну. Трусость легионера будит неведомую мне раньше ярость, я боюсь задушить его в магическом захвате!</text:p>
      <text:p text:style-name="P1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9">Она добралась до Элементов! Она не пострадала! Моя сестра жива! - поёт мо<text:span text:style-name="T639">я</text:span> душ<text:span text:style-name="T639">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9">Я уже простила Ринсу его трусость и приветливо киваю ему, проходя мимо.</text:p>
      <text:p text:style-name="P19">- Иди в комнату радиосвязи и ожидай нас там.</text:p>
      <text:p text:style-name="P19">Легионер облегчённо вздыхает и мчится прочь.</text:p>
      <text:p text:style-name="P16"/>
      <text:p text:style-name="P20"><text:soft-page-break/>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640">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641">у самих Элементов, охраняя их</text:span><text:span text:style-name="T640">?</text:span></text:p>
      <text:p text:style-name="P21">Дубовая дверь хранилища вырвана с замком и накренилась к полу на одной петле.</text:p>
      <text:p text:style-name="P21">С замирающим сердце<text:span text:style-name="T642">м</text:span> вхожу внутрь.</text:p>
      <text:p text:style-name="P22"><text:span text:style-name="T642">На груде камней, в которых я узнаю остатки статуи </text:span><text:span text:style-name="T643">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23">Больше в хранилище никого нет.</text:p>
      <text:p text:style-name="P23"/>
      <text:p text:style-name="P23">- <text:span text:style-name="T644">Луна!</text:span></text:p>
      <text:p text:style-name="P24">Сестра молчит. <text:span text:style-name="T643"><text:s/>Её губы шевелятся.</text:span></text:p>
      <text:p text:style-name="P24">- Луна, очнись! Всё закончилось! Где остальные?</text:p>
      <text:p text:style-name="P24">Я наклоняюсь к сестре, чтобы услышать её шёпот.</text:p>
      <text:p text:style-name="P25"><text:span text:style-name="T644">- </text:span><text:span text:style-name="T645">Нотхуурр шанграа хиссандурр…</text:span></text:p>
      <text:p text:style-name="P25">- <text:span text:style-name="T645">Что?</text:span></text:p>
      <text:p text:style-name="P26"><text:span text:style-name="T646">Луна </text:span><text:span text:style-name="T647">отк</text:span><text:span text:style-name="T646">рывает глаза. На мгновение мне кажется… Да нет, просто показалось. Луна смотрит на меня с удивлением.</text:span></text:p>
      <text:p text:style-name="P26">- <text:span text:style-name="T646">Сестра?</text:span></text:p>
      <text:p text:style-name="Text_20_body">- <text:span text:style-name="T648">Сестра?</text:span></text:p>
      <text:p text:style-name="P28">Наш одновременный вопрос сливается в единый возглас. Я прижимаюсь носом к её скуле и помогаю встать.</text:p>
      <text:p text:style-name="P27">- <text:span text:style-name="T648">Винды забрали к себе всех моих солдат, - </text:span><text:span text:style-name="T650">хрипло </text:span><text:span text:style-name="T648">отвечает Луна на мой невысказанный вопрос. - </text:span><text:span text:style-name="T649">Но меня забрать не смогли. Я активировала щит Элементов и их вышвырнуло прочь.</text:span></text:p>
      <text:p text:style-name="P300">Сестра, пошатываясь, выходит из хранилища.</text:p>
      <text:p text:style-name="P109"><text:span text:style-name="T364">Я выхожу в след за ней. Вырванную с мясом дверь уже не починить, но это и не требуется — все враги остались за барьером. </text:span><text:span text:style-name="T365">Силуэт Луны скрывается в проёме выхода, её тень ещё некоторое время движется по полу коридора. </text:span><text:span text:style-name="T364">Я </text:span><text:span text:style-name="T365">оборачиваюсь и </text:span><text:span text:style-name="T364">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365">пока, наконец, в сознании не формируется пронзительный вопрос , уже облачённый в нотки истерии.</text:span></text:p>
      <text:p text:style-name="P301"/>
      <text:p text:style-name="P301">КАК могла Луна активировать Элементы, если ларец ЗАПЕРТ? <text:span text:style-name="T667">Почему она соврала мне, что активировала их?</text:span></text:p>
      <text:p text:style-name="P301"><text:span text:style-name="T651">Н</text:span>ичего не понимаю.</text:p>
      <text:p text:style-name="P300"/>
      <text:p text:style-name="P109"><text:soft-page-break/><text:span text:style-name="T374">Мысли прерываются </text:span><text:span text:style-name="T365">крик</text:span><text:span text:style-name="T374">ами</text:span><text:span text:style-name="T365">, треск</text:span><text:span text:style-name="T374">ом</text:span><text:span text:style-name="T365"> и шипение</text:span><text:span text:style-name="T374">м</text:span><text:span text:style-name="T365">. Я спешу наверх, </text:span><text:span text:style-name="T375">спотыкаясь об обломки штукатурки</text:span><text:span text:style-name="T365">.</text:span></text:p>
      <text:p text:style-name="P112"><text:span text:style-name="T371">За розоватым барьером щита маячат крылатые тени. Время от времени одна из них испускает зелёный луч в основание южной башни. </text:span><text:span text:style-name="T375">Лучи беспрепятственно пронзают щит.</text:span><text:span text:style-name="T371"> </text:span><text:span text:style-name="T375">О</text:span><text:span text:style-name="T371">т попаданий </text:span><text:span text:style-name="T372">летят раскалённые камни, горят деревянные перекрытия, текут ручейки </text:span><text:span text:style-name="T373">расплавленного стекла</text:span><text:span text:style-name="T372">.</text:span></text:p>
      <text:p text:style-name="P319">&lt;<text:span text:style-name="T4">раскрыть огромную статую аликорна в донжоне</text:span>&gt;</text:p>
      <text:p text:style-name="P112"><text:span text:style-name="T372">- </text:span><text:span text:style-name="T376">Консул Селестия! Консул Селестия! Сюда!</text:span></text:p>
      <text:p text:style-name="P304">С крепостной стены мне отчаянно машет легат Хай Глори. Он с десятком солдат перехватывают пронизывающие барьер лучи зеркальными ловушками. <text:span text:style-name="T663">Два роботизированных силовых костюма стоят тут же, неуклюже наводя на мечущиеся тени </text:span><text:span text:style-name="T664">горгонарий.</text:span></text:p>
      <text:p text:style-name="P114"><text:span text:style-name="T376">-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379">Девятнадцать</text:span><text:span text:style-name="T376"> зеркал за пятнадцать минут! Я даже в команде колледжа </text:span><text:span text:style-name="T377">за всю </text:span><text:span text:style-name="T381">партию гриммича</text:span><text:span text:style-name="T376"> больше семи не создавал, а ведь я уже не молод!</text:span></text:p>
      <text:p text:style-name="P304"/>
      <text:p text:style-name="P113"><text:span text:style-name="T372">О</text:span><text:span text:style-name="T373">дна из теней приближается к границе щита </text:span><text:span text:style-name="T376">с той стороны. Я</text:span><text:span text:style-name="T373"> узнаю Найт Эрроу — </text:span><text:span text:style-name="T380">одну из стражей-охранниц легата</text:span><text:span text:style-name="T373">. Он</text:span><text:span text:style-name="T378">а</text:span><text:span text:style-name="T373"> </text:span><text:span text:style-name="T376">зависает в воздухе, прижимаясь головой к упругой розовой мембране. Его узкие зрачки пронизывают меня насквозь. Затем, без малейшей подготовки, его рог вспыхивает зелёным огнём и луч прожигает воздух по направлению ко мне. </text:span></text:p>
      <text:p text:style-name="P304">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05">Найт Эрроу также падает с дымящимся рогом по другую сторон<text:span text:style-name="T658">у</text:span> стены.</text:p>
      <text:p text:style-name="P304">- <text:span text:style-name="T656">Помогите нам, умоляю! Мы долго не продержимся! - чуть не плачет Хай Глори. - Вы же самый сильный маг на континенте! </text:span><text:span text:style-name="T657">Они делают один-два выстрела и сгорают также, но их гораздо больше, чем нас! </text:span><text:span text:style-name="T659">Винды обернули наших солдат против нас — теперь мы в меньшинстве.</text:span></text:p>
      <text:p text:style-name="P306">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06"/>
      <text:p text:style-name="P306">Значит, пришло время. <text:span text:style-name="T660">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661">в </text:span><text:span text:style-name="T660"><text:s/>виндиго. Пора уходить.</text:span></text:p>
      <text:p text:style-name="P307">Я вспоминаю тайное совещание королевы <text:span text:style-name="T662">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308">…</text:p>
      <text:p text:style-name="P178"><text:span text:style-name="T38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383">В случае поражения эвакуационные группы проекта имеют наивысший приоритет. Все </text:span><text:soft-page-break/><text:span text:style-name="T383">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178"><text:span text:style-name="T383">- </text:span><text:span text:style-name="T384">Что может случиться с нами сейчас, моя королева? </text:span><text:span text:style-name="T385">Моя задница чует победу!</text:span><text:span text:style-name="T384"> - как всегда, в развязной манере выступил генерал Майлд Брэйн. - Грандфлаеры сметут эту шушеру в самый Тартар, где им и место! </text:span><text:span text:style-name="T386">Север и восток уже зачищены от виндов, юг последует за ними, как только мы достроим «Сокрушительного».</text:span></text:p>
      <text:p text:style-name="P179"><text:span text:style-name="T386">Н</text:span><text:span text:style-name="T390">а глобусе Орунгуна освобождённые территории подсвечивались </text:span><text:span text:style-name="T391">золотым, оккупированные — бирюзовым. Бирюза </text:span><text:span text:style-name="T395">всё </text:span><text:span text:style-name="T391">занимала ещё четверть </text:span><text:span text:style-name="T396">В</text:span><text:span text:style-name="T391">еликого континента и весь </text:span><text:span text:style-name="T396">М</text:span><text:span text:style-name="T391">алый, в то время как ещё три года назад у нас оставалось не более половины великого.</text:span></text:p>
      <text:p text:style-name="P178"><text:span text:style-name="T386">- </text:span><text:span text:style-name="T387">Также мы думали и десять лет назад, когда разработали автономные силовые костюмы. И двадцать лет назад, когда появились первые охранные турели. И пятьдесят лет назад, когда перевели промышленность на военные рельсы </text:span><text:span text:style-name="T395">и сформировали регулярную армию</text:span><text:span text:style-name="T387">. </text:span><text:span text:style-name="T391">Каждый раз виндиго изобретали ответную тактику, которая нивелировала наше техномагическое преимущество. </text:span><text:span text:style-name="T387">Мне очень хочется верить, что гранд-флаеры преломят ход войны, но </text:span><text:span text:style-name="T388">я не собираюсь ставить будущее «Семи вечностей» в зависимость от ещё одной военной технологи</text:span><text:span text:style-name="T389">и</text:span><text:span text:style-name="T388">.</text:span></text:p>
      <text:p text:style-name="P178"><text:span text:style-name="T388">- </text:span><text:span text:style-name="T390">Но ведь если мы победим, в проекте вообще не будет смысла! - воскликнул Майлд Брэйн. - </text:span><text:span text:style-name="T393">Зачем отвлекать ресурсы на очкариков!</text:span></text:p>
      <text:p text:style-name="P180"><text:span text:style-name="T65">Генералы за его спиной недовольно зашептались. </text:span><text:span text:style-name="T392">Я и сама едва сдержалась, чтобы не осадить его предельно жёстко. </text:span><text:span text:style-name="T65">Так перечить королеве мог только недалёкий грубиян Майл</text:span><text:span text:style-name="T394">д</text:span><text:span text:style-name="T65">, но его боевые заслуги позволяли ему и не такие выходки.</text:span></text:p>
      <text:p text:style-name="P115"><text:span text:style-name="T550">Королева долго смотрела на медленно вращающ</text:span><text:span text:style-name="T551">ую</text:span><text:span text:style-name="T550">ся </text:span><text:span text:style-name="T551">голограмму</text:span><text:span text:style-name="T550">, прежде чем ответить. Казалось, её совсем не задевает грубость Майлда.</text:span></text:p>
      <text:p text:style-name="P116"><text:span text:style-name="T552">- </text:span><text:span text:style-name="T551">В проекте есть смысл, даже если </text:span><text:span text:style-name="T553">мы победим. </text:span><text:span text:style-name="T560">В</text:span><text:span text:style-name="T553"> нем был бы смысл даже если </text:span><text:span text:style-name="T551">войны не было вовсе, - наконец тихо сказала она. - </text:span><text:span text:style-name="T560">Долгие тысячи лет я была вашим правителем — и с самого начала наблюдала тенденцию. В самом начале, когда я стала вашим вождём, плем</text:span><text:span text:style-name="T561">я</text:span><text:span text:style-name="T560">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561">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554">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561">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16"><text:span text:style-name="T561">К</text:span><text:span text:style-name="T569">оролева Лорен вздохнула и отвернулась от голограммы. Её голос едва перекрывает жужжание </text:span><text:span text:style-name="T571">голо</text:span><text:span text:style-name="T569">проектора, но мы все слышим тихие слова.</text:span></text:p>
      <text:p text:style-name="P116"><text:span text:style-name="T569">- Я помню времена, когда магии было больше. Мы могли летать без помощи крыльевых экстендеров, мы могли </text:span><text:span text:style-name="T571">мыслью </text:span><text:span text:style-name="T569">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572">пра</text:span><text:span text:style-name="T569">бабушки, в древние времена магии было ещё больше, </text:span><text:span text:style-name="T572">а чудеса </text:span><text:soft-page-break/><text:span text:style-name="T572">— ещё дивнее</text:span><text:span text:style-name="T569">. Магия уходит из нашего мира и мы стали жадными, чтобы оставаться бессмертными. Мало кто </text:span><text:span text:style-name="T572">теперь </text:span><text:span text:style-name="T569">решается поделиться силой, чтобы завести жеребят.</text:span></text:p>
      <text:p text:style-name="P116"><text:span text:style-name="T56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554">Центральные районы </text:span><text:span text:style-name="T570">Великого континента</text:span><text:span text:style-name="T554"> уже практически пусты, города превращаются в городки, городки — в посёлки, а посёлки — </text:span><text:span text:style-name="T561">заросшие травой руины</text:span><text:span text:style-name="T555">. </text:span><text:span text:style-name="T570">На Малом жизнь теплится всего в пяти городах.</text:span><text:span text:style-name="T555"> </text:span><text:span text:style-name="T564">Остров Вандерис вымер уже две тысячи лет назад, его некогда гордые замки заносятся песком и населены лишь чайками. </text:span><text:span text:style-name="T555">Даже </text:span><text:span text:style-name="T562">в </text:span><text:span text:style-name="T555">столиц</text:span><text:span text:style-name="T562">е население</text:span><text:span text:style-name="T555"> сократилась </text:span><text:span text:style-name="T562">настолько, что древний замок Рондокринн теперь стоит в малонаселённой окраине </text:span><text:span text:style-name="T564">и ухаживается одним садовником, ещё более старым, чем я — последним слугой вымершего рода</text:span><text:span text:style-name="T555">. </text:span><text:span text:style-name="T554">Война </text:span><text:span text:style-name="T566">же </text:span><text:span text:style-name="T554">всё ускорила — аликорны пропадают тысячами. </text:span><text:span text:style-name="T566">Даже если мы победим, </text:span><text:span text:style-name="T567">мы не сможем возродиться. Попросту, </text:span><text:span text:style-name="T566">нас осталось слишком мало, чтобы поддерживать уст</text:span><text:span text:style-name="T568">о</text:span><text:span text:style-name="T566">йчивое развитие вида.</text:span><text:span text:style-name="T554"> </text:span><text:span text:style-name="T556">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557">Именно в этом состоит цель </text:span><text:span text:style-name="T556">«</text:span><text:span text:style-name="T557">Семи вечностей». </text:span><text:span text:style-name="T558">И </text:span><text:span text:style-name="T559">вот </text:span><text:span text:style-name="T558">по</text:span><text:span text:style-name="T559">чем</text:span><text:span text:style-name="T558">у он важнее даже </text:span><text:span text:style-name="T563">нашей </text:span><text:span text:style-name="T558">победы в </text:span><text:span text:style-name="T560">этой </text:span><text:span text:style-name="T558">войне…</text:span></text:p>
      <text:p text:style-name="P361">…</text:p>
      <text:p text:style-name="P117"><text:span text:style-name="T573">Громкий треск и вспышки возвращают меня в реальность. На стене сражаются Хай Глори и четверо оставшихся солдат. </text:span><text:span text:style-name="T575">Двое</text:span><text:span text:style-name="T574"> гвардейцев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314">Я расправляю крылья. Необходимо срочно найти Луну. Наступило время последнего приказа королевы Лорен.</text:p>
      <text:p text:style-name="P153"><text:span text:style-name="T576">(</text:span><text:span text:style-name="T64">уменьшить </text:span><text:span text:style-name="T577">позор </text:span><text:span text:style-name="T64">«бегств</text:span><text:span text:style-name="T577">а</text:span><text:span text:style-name="T64">» Сел и Луны, подчеркнуть их героизм)</text:span></text:p>
      <text:p text:style-name="P311"><text:line-break/><text:span text:style-name="T665">~~~</text:span></text:p>
      <text:p text:style-name="P309"/>
      <text:p text:style-name="P345">Лучик света преломляется в бокале мартини и выходит радужным веером, соперничая с многоцветной гривой аликорницы.</text:p>
      <text:p text:style-name="P345"/>
      <text:p text:style-name="P310">- <text:span text:style-name="T666">Теперь ты знаешь всё.</text:span></text:p>
      <text:p text:style-name="P118"><text:span text:style-name="T514">Селестия</text:span><text:span text:style-name="T397"> </text:span><text:span text:style-name="T512">раздвигает шторы. </text:span><text:span text:style-name="T514">С</text:span><text:span text:style-name="T512">ол</text:span><text:span text:style-name="T514">нечный </text:span><text:span text:style-name="T515">поток</text:span><text:span text:style-name="T512"> разгоня</text:span><text:span text:style-name="T514">е</text:span><text:span text:style-name="T512">т полутьму, в которой проходило повествование. Я словно выныриваю из событий, сотканных мягкой речью </text:span><text:span text:style-name="T514">аликорницы</text:span><text:span text:style-name="T512">.</text:span></text:p>
      <text:p text:style-name="P118"><text:span text:style-name="T397">- </text:span><text:span text:style-name="T398">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18"><text:span text:style-name="T398">- Луна, - нетерпеливо перебивает меня Селестия, - Я описала тебе эпизод с охраной Элементов Гармонии. Кто активировал элементы, если не </text:span><text:span text:style-name="T515">она</text:span><text:span text:style-name="T398">? Мой вопрос </text:span><text:span text:style-name="T400">тогда </text:span><text:span text:style-name="T398">так и остался нерешённым, </text:span><text:span text:style-name="T399">у меня не было времени на </text:span><text:span text:style-name="T400">разм</text:span><text:span text:style-name="T511">ы</text:span><text:span text:style-name="T400">шления</text:span><text:span text:style-name="T398">.</text:span></text:p>
      <text:p text:style-name="P403"><text:span text:style-name="T400">Но т</text:span><text:span text:style-name="T65">еперь я уверена, что знаю ответ.</text:span></text:p>
      <text:p text:style-name="P315"/>
      <text:p text:style-name="P119"><text:span text:style-name="T399">Аликорница медленно поворачивает ко мне глову. Её тёмный силуэт на ослепительном фоне </text:span><text:span text:style-name="T519">заходящего </text:span><text:span text:style-name="T515">солнца </text:span><text:span text:style-name="T399">излучает тревогу.</text:span></text:p>
      <text:p text:style-name="P315"><text:soft-page-break/></text:p>
      <text:p text:style-name="P119"><text:span text:style-name="T365">- Элементы могут активироваться сами в одном-единственном случае — если виндиго будут рядом, в пределах </text:span><text:span text:style-name="T366">трид</text:span><text:span text:style-name="T365">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19"><text:span text:style-name="T365">Луна активировать Элементы не могла. Но если они активировались сами, </text:span><text:span text:style-name="T366">значит</text:span><text:span text:style-name="T365">… </text:span><text:span text:style-name="T399">Значит, рядом были </text:span><text:span text:style-name="T515">ТОЛЬКО</text:span><text:span text:style-name="T399"> виндиго. </text:span><text:span text:style-name="T517">Понимаешь?</text:span></text:p>
      <text:p text:style-name="P302">- <text:span text:style-name="T668">Ты хочешь сказать, что они обернули Луну? </text:span>Но тогда бы её вышвырнуло бы вслед за остальными, <text:span text:style-name="T652">разве нет</text:span>? - <text:span text:style-name="T668">скептически замечаю я.</text:span></text:p>
      <text:p text:style-name="P346">В глазах немного двоится от резкого перехода к свету и чрезмерного количества алкоголя, выпитого мной за последние пару часов.</text:p>
      <text:p text:style-name="P344"/>
      <text:p text:style-name="P303">- <text:span text:style-name="T668">Когда я вошла в хранилище, она обнимала ларец всеми четырьмя ногами, </text:span><text:span text:style-name="T701">ещё и </text:span><text:span text:style-name="T668">помогая себе крыльями. Возможно, это помогло ей удержаться.</text:span></text:p>
      <text:p text:style-name="P303"><text:span text:style-name="T668">- </text:span><text:span text:style-name="T669">А зрачки? У Луны вполне нормальные зрачки, я видел.</text:span></text:p>
      <text:p text:style-name="P303"><text:span text:style-name="T668">- Теперь я почти уверена, что видела </text:span><text:span text:style-name="T670">у сестры </text:span><text:span text:style-name="T668">узкие зрачки, когда она открыла глаза </text:span><text:span text:style-name="T669">в хранилище</text:span><text:span text:style-name="T668">! </text:span><text:span text:style-name="T669">Они быстро восстановились, но первые мгновения…</text:span></text:p>
      <text:p text:style-name="P312"/>
      <text:p text:style-name="P312"><text:span text:style-name="T705">Я смотрю сквозь рюмку, как </text:span>Селестия <text:span text:style-name="T670">взволнованно ходит по комнате. Её радужный хвост нервно хлестает по сторонам туда-сюда.</text:span></text:p>
      <text:p text:style-name="P312"/>
      <text:p text:style-name="P312">- <text:span text:style-name="T670">Процесс оборачивания не мгновенен — Ринс упоминал, что на это уходит около трёх секунд. Я могу предположить, что </text:span><text:span text:style-name="T671">Элементы сработали в момент обращения сестры в виндиго, и процесс не был завершён. Поэтому, хвала небу, я не потеряла сестру. </text:span><text:span text:style-name="T698">Может быть, именно это помогло ей удержаться на ларце. </text:span><text:span text:style-name="T672">Но часть виндиго могла войти в Луну и остаться в ней.</text:span></text:p>
      <text:p text:style-name="P312">- <text:span text:style-name="T699">Ч-ч</text:span><text:span text:style-name="T673">то?</text:span></text:p>
      <text:p text:style-name="P312"/>
      <text:p text:style-name="P313">Аликорница останавливается напротив меня и дотрагивается до моей груди копытом <text:span text:style-name="T674">с молящим взглядом</text:span>.</text:p>
      <text:p text:style-name="P120"><text:span text:style-name="T402">- </text:span><text:span text:style-name="T403">Проблема не в мести, Хуман. Проблема в том, ч</text:span><text:span text:style-name="T402">то её желание может преследовать другую цель: провести виндиго из Орунгуна сюда, в Эквус. </text:span><text:span text:style-name="T403">Я несколько раз замечала странности в поведении сестры. Замкнутость, </text:span><text:span text:style-name="T404">неприязнь к свету и солнцу, </text:span><text:span text:style-name="T511">скрытность</text:span><text:span text:style-name="T404">. </text:span><text:span text:style-name="T403">Да даже само желание мести несвойственно для </text:span><text:span text:style-name="T405">Лулу</text:span><text:span text:style-name="T403">! </text:span><text:span text:style-name="T405">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11">Двести тысяч аликорнов </text:span><text:span text:style-name="T515">Орунгуна </text:span><text:span text:style-name="T511">не смогли устоять против </text:span><text:span text:style-name="T515">армии ментальных паразитов, </text:span><text:span text:style-name="T511">неужели ты думаешь, что выстоят двое? </text:span><text:span text:style-name="T405"><text:s/>Я не могу допустить такой риск. </text:span><text:span text:style-name="T406">Потому, Хуман, пожалуйста, прошу тебя, </text:span><text:span text:style-name="T407">не говори Луне истинную причину моего отказа.</text:span></text:p>
      <text:p text:style-name="P120"><text:span text:style-name="T405">- </text:span><text:span text:style-name="T406">А если ты ошибаешься и никакого винд</text:span><text:span text:style-name="T513">и</text:span><text:span text:style-name="T406">го в твоей сестре нет? - озадаченно чешу затылок я. </text:span><text:span text:style-name="T515">Определённо, </text:span><text:span text:style-name="T516">не стоило выпивать столько коктейля на пустой желудок!</text:span></text:p>
      <text:p text:style-name="P316"><text:soft-page-break/></text:p>
      <text:p text:style-name="P146"><text:span text:style-name="T406">Ты не готов к такому повороту, Хуман! </text:span><text:span text:style-name="T408">Проклятье, н</text:span><text:span text:style-name="T406">ачиналось всё так невинно!</text:span></text:p>
      <text:p text:style-name="P344">Я осторожно ставлю пустой бокал на столик.</text:p>
      <text:p text:style-name="P344"/>
      <text:p text:style-name="P418"><text:span text:style-name="T65">- </text:span><text:span text:style-name="T514">И твоя сестра всю жизнь будет считать тебя трусихой и клятвопреступницей?</text:span></text:p>
      <text:p text:style-name="P316">-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16"/>
      <text:p text:style-name="P346">Я пожимаю плечами и встаю. И тут же <text:span text:style-name="T700">плюхаюсь</text:span> обратно в кресло.</text:p>
      <text:p text:style-name="P147"><text:span text:style-name="T514">Ты явно не рассчитал свои силы, Хуман. Бутылку-</text:span><text:span text:style-name="T517">то</text:span><text:span text:style-name="T514"> </text:span><text:span text:style-name="T518">т</text:span><text:span text:style-name="T514">ы распил пополам </text:span><text:span text:style-name="T518">с </text:span><text:span text:style-name="T519">солнцезадой</text:span><text:span text:style-name="T514">, но аликорница намного тяжелее тебя. То, что для неё </text:span><text:span text:style-name="T517">заканчивается</text:span><text:span text:style-name="T514"> лёгким </text:span><text:span text:style-name="T517">головокружением</text:span><text:span text:style-name="T514">, валит тебя с ног!</text:span></text:p>
      <text:p text:style-name="P347"/>
      <text:p text:style-name="P347">- <text:span text:style-name="T702">У тебя проблемы? - поднимает бровь аликорница.</text:span></text:p>
      <text:p text:style-name="P347">- <text:span text:style-name="T702">Проблемы - у тебя, - бурчу я. - А я всего лишь немного пьян. </text:span><text:span text:style-name="T703">Имею право! У меня был тяжёлый день.</text:span></text:p>
      <text:p text:style-name="P351">Смех Селестии заполняет комнату звоном серебряного колокольчика.</text:p>
      <text:p text:style-name="P351">- <text:span text:style-name="T704">Ну-ну, Хуман, не обижайся. </text:span><text:span text:style-name="T705">Я забыла, что ты намного менее стоек к алкоголю, чем аликорны, иначе </text:span><text:span text:style-name="T709">бы</text:span><text:span text:style-name="T705"> меньше подливала тебе коктейля.</text:span></text:p>
      <text:p text:style-name="P351">- <text:span text:style-name="T705">Эк ты </text:span><text:span text:style-name="T706">завуалировала постулат «Селестия намного больший алкоголик, чем Хуман»! - криво ухмыляюсь я. - Учти, до дома я сегодня на своих </text:span><text:span text:style-name="T707">двоих</text:span><text:span text:style-name="T706"> не дойду. Или вези меня, или пришли повозку.</text:span></text:p>
      <text:p text:style-name="P351">- <text:span text:style-name="T706">Не стоит утруждаться, - щебечет аликорница, - располагайся на ночь у меня. Если, конечно, </text:span><text:span text:style-name="T707">тебе позволяют принципы…</text:span></text:p>
      <text:p text:style-name="P351">…<text:span text:style-name="T708">Я проваливаюсь в затуманеный алкоголем сон…</text:span></text:p>
      <text:p text:style-name="P351"/>
      <text:p text:style-name="P348">…</text:p>
      <text:p text:style-name="P348"/>
      <text:p text:style-name="P148"><text:span text:style-name="T520">Тонкие башни </text:span><text:span text:style-name="T525">белого мрамора</text:span><text:span text:style-name="T520"> проплывают внизу. </text:span><text:span text:style-name="T521">Составляющий одно целое со скалой город-дворец </text:span><text:span text:style-name="T522">вызывает дежавю. Я присматриваюсь к нему, пытаясь увидеть знакомые очертания </text:span><text:span text:style-name="T527">гигантской </text:span><text:span text:style-name="T525">центральной башни</text:span><text:span text:style-name="T522">, но не нахожу их.</text:span></text:p>
      <text:p text:style-name="P148">- Андориан? - спрашиваю у Селестии.</text:p>
      <text:p text:style-name="P148"><text:span text:style-name="T522">- Кантерлот, - отвечает она. - </text:span><text:span text:style-name="T523">Я</text:span><text:span text:style-name="T522"> построил</text:span><text:span text:style-name="T523">а</text:span><text:span text:style-name="T522"> его по образу и подобию нашей погибшей родины. </text:span><text:span text:style-name="T523">Он не так величественен, как оригинал, но это лучшее, что смогли построить пони с моей поддержкой. И я горжусь им, </text:span><text:span text:style-name="T525">помня</text:span><text:span text:style-name="T523"> потраченные на него усилия.</text:span></text:p>
      <text:p text:style-name="P436"/>
      <text:p text:style-name="P150"><text:span text:style-name="T523">И </text:span><text:span text:style-name="T524">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25">дышит особенным уютом и теплотой, какую в него смогли вдохнуть </text:span><text:span text:style-name="T526">практичные </text:span><text:span text:style-name="T525">пони.</text:span></text:p>
      <text:p text:style-name="P437"/>
      <text:p text:style-name="P437"><text:soft-page-break/>- Он тебе нравится? - оборачивается ко мне Селестия.</text:p>
      <text:p text:style-name="P420"><text:span text:style-name="T526">Мне с</text:span><text:span text:style-name="T65">мешно видеть её застенчивость. Она похожа на ученика, сдающего экзамен учителю и с трепетом ожидающего вердикт.</text:span></text:p>
      <text:p text:style-name="P437">- Он прекрасен, - смеюсь я.</text:p>
      <text:p text:style-name="P150"><text:span text:style-name="T525">- </text:span><text:span text:style-name="T526">Держись крепче, Хуман! - счастливо улыбается аликорница.</text:span></text:p>
      <text:p text:style-name="P439"><text:span text:style-name="T526">М</text:span><text:span text:style-name="T527">ы сваливаемся в крутое пике. Я крепче сжимаю ногами бока своего крылатого скакуна и вцепляюсь руками в её гриву. </text:span><text:span text:style-name="T528">Луковицы куполов и </text:span><text:span text:style-name="T529">увенчаные флюгерами </text:span><text:span text:style-name="T528">острые </text:span><text:span text:style-name="T529">крыши</text:span><text:span text:style-name="T528"> </text:span><text:span text:style-name="T529">домов вырастают за мгновения. Мы со смехом проносимся над украшеными цветами улицами, поднимаемся в </text:span><text:span text:style-name="T531">вертикальном </text:span><text:span text:style-name="T530">скольжении</text:span><text:span text:style-name="T529"> </text:span><text:span text:style-name="T531">у</text:span><text:span text:style-name="T529"> крепостной стен</text:span><text:span text:style-name="T531">ы, переваливаем через край</text:span><text:span text:style-name="T529"> и ныряем вниз.</text:span></text:p>
      <text:p text:style-name="P441"><text:span text:style-name="T53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кармане, выдающимся далеко в сторону от основного скального массива. Мы </text:span></text:p>
      <text:p text:style-name="P437"/>
      <text:p text:style-name="P353">&lt;сон Хумана — сексуальный, с Сел&gt;</text:p>
      <text:p text:style-name="P353"/>
      <text:p text:style-name="P348"/>
      <text:p text:style-name="P352">&lt;<text:span text:style-name="T4">Хуман во время пьяного сна несколько раз «пользуется» Селестией. Потом она говорит ему, что хотела заменить Джет и пытается его обнять. Он пресекает эту попытку, говоря, что не любит её.</text:span>&gt;</text:p>
      <text:p text:style-name="P419"><text:span text:style-name="T514">&lt;</text:span><text:span text:style-name="T532">Хуман остаётся с Сел ночевать, и под утро она заменяет ему Джет</text:span><text:span text:style-name="T65">&gt;</text:span></text:p>
      <text:p text:style-name="P121"><text:span text:style-name="T314">&lt;</text:span><text:span text:style-name="T541">Эзоскелет Сел из последнего фанфика— это силовой каркас бронекостюма. Без него костюм становится обычными латами</text:span><text:span text:style-name="T314">&gt;</text:span></text:p>
      <text:p text:style-name="P274"><text:s text:c="2"/></text:p>
      <text:p text:style-name="P242">~~~30 лет спустя~~~</text:p>
      <text:p text:style-name="P241"/>
      <text:p text:style-name="P239"/>
      <text:p text:style-name="P405"><text:span text:style-name="T138">П</text:span><text:span text:style-name="T65">озвонк</text:span><text:span text:style-name="T412">и</text:span><text:span text:style-name="T65"> жалобно хруст</text:span><text:span text:style-name="T412">я</text:span><text:span text:style-name="T65">т, уступая давлению.</text:span></text:p>
      <text:p text:style-name="P122"><text:span text:style-name="T138">- </text:span><text:span text:style-name="T409">Осторожнее, осторожнее! - кричу я. - Не мешок с картошкой топчешь!</text:span></text:p>
      <text:p text:style-name="P122"><text:span text:style-name="T409">Копыта ночной принцессы разминают мне спину, избавляя от болей в позвоночнике. </text:span><text:span text:style-name="T411">Я смиренно лежу на животе, подложив под подбородок подушку и листаю «PlayPony». </text:span><text:span text:style-name="T410">Сорок</text:span><text:span text:style-name="T409"> лет канцелярской работы на благо Эквестрии не прошли без последствий!</text:span></text:p>
      <text:p text:style-name="P122"><text:span text:style-name="T409">- </text:span><text:span text:style-name="T411">Так найми себе, наконец, профессионального массажиста! - фыркает ночная принцесса. - Мои копыта более приспособлены двигать ночное светило, чем твои дряблые мышцы, </text:span><text:span text:style-name="T414">о Хуман</text:span><text:span text:style-name="T411">!</text:span></text:p>
      <text:p text:style-name="P122"><text:span text:style-name="T411">- Вот это вот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13">И я бы занимался с ним больше, если бы не работал с твоей армейской бухгалтерией — в счёт массажа, кстати. </text:span><text:span text:style-name="T414">Найми себе, наконец, профессионального бухгалтера, о Ночная принцесса!</text:span></text:p>
      <text:p text:style-name="P122"><text:soft-page-break/><text:span text:style-name="T411">- </text:span><text:span text:style-name="T415">Ещё чего! - фыркает с удвоенной силой Луна. - </text:span><text:span text:style-name="T416">Я ещё не сошла с ума! В последний раз, когда </text:span><text:span text:style-name="T417">моя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я-то знаю, о чём они говорили газетчикам! Тень упала на саму сладкоежку! Это смешно! Даже я, положа копыто на сердце, не могу сказать, что мою сестрицу интересуют деньги, но в той жёлтой статейке они посмели намекнуть на причастность </text:span><text:span text:style-name="T421">самой </text:span><text:span text:style-name="T417">Сел к растрате! Как будто у неё не в распоряжении всё королевство, включая их занюханную газетёнку!</text:span></text:p>
      <text:p text:style-name="P122"><text:span text:style-name="T417">- Ну-ну, не ворчи, - примирительно бормочу я. - Там, на самом деле, вовсе не </text:span><text:span text:style-name="T418">воровство</text:span><text:span text:style-name="T417"> был</text:span><text:span text:style-name="T419">о</text:span><text:span text:style-name="T417">, если уж на то пошло. Тот жеребчик из Понхэнджа просто </text:span><text:span text:style-name="T418">оказался </text:span><text:span text:style-name="T426">идеалистом - фанатом хуфбола</text:span><text:span text:style-name="T418"> и втихаря пустил дорожные деньги на </text:span><text:span text:style-name="T423">строительство стадиона. Довольно неплохого, кстати. Жаль только, что добраться к нему нереально, потому что дорог нет.</text:span></text:p>
      <text:p text:style-name="P122"><text:span text:style-name="T409">- </text:span><text:span text:style-name="T420">Вот так и получается, что в королевстве одна половина подданных — идеалисты, вторая — не умеет сложить два и два. Один ты посредине, - </text:span><text:span text:style-name="T423">бурчит</text:span><text:span text:style-name="T420"> аликорница. - Но тебя мало. И даже ту малость почти всю загребла себе сестра!</text:span></text:p>
      <text:p text:style-name="P406"><text:span text:style-name="T420">К</text:span><text:span text:style-name="T65">опыто с силой надавливает мне на копчик.</text:span></text:p>
      <text:p text:style-name="P122"><text:span text:style-name="T420">- </text:span><text:span text:style-name="T423">Уф-ф! </text:span><text:span text:style-name="T425">З</text:span><text:span text:style-name="T420">ря ты так. Помирилась бы </text:span><text:span text:style-name="T424">с ней</text:span><text:span text:style-name="T420">, </text:span><text:span text:style-name="T423">что ли? </text:span><text:span text:style-name="T424">Она очень этого хочет, честное слово! </text:span><text:span text:style-name="T427">Я готов быть посредником. Бесплатно!</text:span></text:p>
      <text:p text:style-name="P122"><text:span text:style-name="T420">- </text:span><text:span text:style-name="T428">Она знает, как со мной можно помириться, - мрачно заявляет Луна. - Это вполне легко. Если только она по-настоящему хочет.</text:span></text:p>
      <text:p text:style-name="P317">- Опять ты за своё. Лу, я же говорил — это единственное, что она не может сделать. Не проси. Всё остальное — пожалуйста. Но не это.</text:p>
      <text:p text:style-name="P318">- <text:span text:style-name="T675">Всё остальное я могу обеспечить себе сама. Всё, кроме древних городов Орунгуна, его бескрайних равнин серебряного вереска, его волшебных лесов десятитысячелетних </text:span><text:span text:style-name="T676">дубов, его изумрудных морей и смеющихся ручьёв… Всё, кроме тысячи башен Ундариена и поющих скал Аквилиса, всё, кроме священного озера Хорни и высоких трав Кириндана… и </text:span><text:span text:style-name="T677">лавандовых склонов Унлука… и тёплых ветров </text:span><text:span text:style-name="T678">Т</text:span><text:span text:style-name="T677">ангора…</text:span></text:p>
      <text:p text:style-name="P320">Мне не хватает родины, - тихо всхлипывает Луна.</text:p>
      <text:p text:style-name="P321"/>
      <text:p text:style-name="P321">…</text:p>
      <text:p text:style-name="P321"/>
      <text:p text:style-name="P322">Жар от углей <text:span text:style-name="T679">сотворяет мерцающую ауру над каменкой. </text:span></text:p>
      <text:p text:style-name="P321"/>
      <text:p text:style-name="P321"/>
      <text:p text:style-name="P321"/>
      <text:p text:style-name="P122"><text:span text:style-name="T420">-</text:span><text:span text:style-name="T422">ммм- аппетитная кобылка — причмокнул я, переворачивая очередную страницу</text:span></text:p>
      <text:p text:style-name="P404"><text:span text:style-name="T409">(</text:span><text:span text:style-name="T532">Луна втирается в доверие к Хуману и даже имеет секс с ним для того </text:span><text:span text:style-name="T545">(ты же имеешь секс <text:s/>с моей сестрой, почему же не со мной?)</text:span><text:span text:style-name="T532">, чтобы узнать путь к Орунгуну — Хуман </text:span><text:span text:style-name="T546">у</text:span><text:span text:style-name="T532">знает этот путь от Сел </text:span><text:span text:style-name="T546">во время секса</text:span><text:span text:style-name="T532">.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542">(и их автодоспехов)</text:span><text:span text:style-name="T532">, в результате которой тяжело </text:span><text:soft-page-break/><text:span text:style-name="T532">израненная Сел таки отправляет Луну на луну. Хуман обнимает Сел и она каменеет. - Эпилог — </text:span><text:span text:style-name="T543">Хуман имеет секс и с Сел, но он не обнимает её до того — </text:span><text:span text:style-name="T544">тот секс исключительно по дружбе (так Хуман утверждает), «для здоровья». </text:span><text:span text:style-name="T547">Также у Хумамна секс с Джет — но она потом заводит семью</text:span><text:span text:style-name="T65">)</text:span></text:p>
      <text:p text:style-name="P239"/>
      <text:p text:style-name="P244">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595">Мир ФОЕ и мир апокалипсиса Дедлайна исчезают. Автор дописывает «Семь вечностей» и пишет Эпилог.</text:span></text:p>
      <text:p text:style-name="P374"/>
      <text:p text:style-name="P244"><text:span text:style-name="T62">В награду СелФОЕ дарит ему свои воспоминания об Эквестрии (спрятаны в золотой фигурке аликорна). </text:span><text:span text:style-name="T61">Хуман возвращается в свой мир апокалипсиса. </text:span></text:p>
      <text:p text:style-name="P373">В своём мире Хуман-Дедлайн <text:span text:style-name="T592">одевает голоочки, подаренные Терминатором (его глаза выжжены и голоочки нужны для зрения), </text:span><text:span text:style-name="T593">призывает аватаров Учителей и прорывается к терминалу Хэвэн. Он подключается к системе через терминал и выходит на связь с Фениксом. </text:span></text:p>
      <text:p text:style-name="P373"><text:span text:style-name="T5">Он видит, что Феникс уже создал Фолаут-Эквестрию </text:span><text:span text:style-name="T6">(директива Хэвэн сработала, </text:span><text:span text:style-name="T9">а Феникс на ФОЕ отработал некоторые приёмы для реального мира</text:span><text:span text:style-name="T6">). </text:span><text:span text:style-name="T7">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8">(в благодарность за убийство Хэвэн)</text:span><text:span text:style-name="T7"> (тело Дедлайна умирает от радиации), но Дедлайн отказывается. </text:span><text:span text:style-name="T8">Он ищет способ переместиться к Селестии — той, что оставила для него послание. Окаменевшей. </text:span><text:span text:style-name="T9">Сомбра отсылает его к Анакорну - <text:s/>той его части, которая была смоделирована. Дедлайн показывает ему воспоминания Сел из ФОЕ, и тот </text:span><text:span text:style-name="T10">переносит его из этого мира в тот — путём разрушения в этом мире и реконструкции в том через квантовые гармоники. </text:span><text:span text:style-name="T11">Эпилог</text:span></text:p>
      <text:p text:style-name="P357"/>
      <text:p text:style-name="P358">…</text:p>
      <text:p text:style-name="P372"/>
      <text:p text:style-name="P54"><text:span text:style-name="T29">… </text:span><text:span text:style-name="T30">Я </text:span><text:span text:style-name="T31">ставлю</text:span><text:span text:style-name="T30"> точку в последнем абзац</text:span><text:span text:style-name="T32">е.</text:span></text:p>
      <text:p text:style-name="P171"/>
      <text:p text:style-name="P57"><text:span text:style-name="T35">Ф-фух! </text:span><text:span text:style-name="T33">Баста! </text:span><text:span text:style-name="T35">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31">от </text:span><text:span text:style-name="T35">отдыха и сна? </text:span><text:span text:style-name="T36">Забесплатно годы писать нелепую историю </text:span><text:span text:style-name="T37">о </text:span><text:span text:style-name="T31">несуществующе</text:span><text:span text:style-name="T37">м</text:span><text:span text:style-name="T31"> мир</text:span><text:span text:style-name="T37">е</text:span><text:span text:style-name="T31"> </text:span><text:span text:style-name="T37">и</text:span><text:span text:style-name="T31"> никогда не происходивших событиях? </text:span><text:span text:style-name="T37">К</text:span><text:span text:style-name="T36">оторую прочтёт пару сотен человек и забудут через месяц</text:span><text:span text:style-name="T35">? </text:span><text:span text:style-name="T38">По три-четыре предложения в день, в три часа ночи, борясь с усталостью и сном? </text:span><text:span text:style-name="T36">Небольшой зуд где-то в глубинах подкорки о том, что «</text:span><text:span text:style-name="T39">история</text:span><text:span text:style-name="T36"> не закрыта» не стоит того. </text:span><text:span text:style-name="T40">Лучше запустить «Silent Hunter» и рулить подводной лодкой в холодных водах атлантики.</text:span></text:p>
      <text:p text:style-name="P172"/>
      <text:p text:style-name="P173">И всё же…</text:p>
      <text:p text:style-name="P55"><text:span text:style-name="T31">Я тупо смотрю на клавиатуру. Козырная такая </text:span><text:span text:style-name="T33">доска</text:span><text:span text:style-name="T31"> Logitech G413 Silver, </text:span><text:span text:style-name="T33">с клавишами на герконах и алюминиевой подложкой. </text:span><text:span text:style-name="T34">Надо бы почистить — кошачья шерсть набилась между клавишами.</text:span></text:p>
      <text:p text:style-name="P175"/>
      <text:p text:style-name="P375"><text:soft-page-break/><text:span text:style-name="T33">…И </text:span><text:span text:style-name="T28">всё же я сделаю ещё одно усилие и допишу самую малость. Почему-то мне кажется это очень важным, а в мозгах всё время вертятся </text:span><text:span text:style-name="T34">обрывки </text:span><text:span text:style-name="T28">фраз: «Намерение меняет реальность… В другом месте, в другое время...».</text:span></text:p>
      <text:p text:style-name="P176"/>
      <text:p text:style-name="P174">Эпилог</text:p>
      <text:p text:style-name="P243"/>
      <text:p text:style-name="P243"/>
      <text:p text:style-name="P243"/>
      <text:p text:style-name="P356">&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356"/>
      <text:p text:style-name="P423"/>
      <text:p text:style-name="P188">(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88">(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oft-page-break/>в нём), но перед уходом возвращает Дедлайна в Эквестрию — через 10 тысяч лет после окаменевания Сел. Эпилог.</text:p>
      <text:p text:style-name="P360">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243"/>
      <text:p text:style-name="P243"/>
      <text:p text:style-name="P52"><text:span text:style-name="T138">&lt;война с Луной, </text:span><text:span text:style-name="T139">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40">В его мире апокалипсис не отменён. </text:span><text:span text:style-name="T141">Хуман одевает голоочки, подаренные Терминатором (его глаза выжжены и голоочки нужны для зрения) и п</text:span><text:span text:style-name="T533">ризывает аватары учителей. </text:span><text:span text:style-name="T534">Вместе они прорываются к терминалу Хэвэн и он выходит на связь с Фениксом.</text:span><text:span text:style-name="T142"> </text:span><text:span text:style-name="T143">Он активирует протокол подчинения и вместе с Фениксом, задействуя собственное сознание в качес</text:span><text:span text:style-name="T144">т</text:span><text:span text:style-name="T143">ве вычислительной мощности, создаёт Фолаут-Эквестрию. </text:span><text:span text:style-name="T145">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47">петлю</text:span><text:span text:style-name="T145"> (для спасения Экве</text:span><text:span text:style-name="T146">с</text:span><text:span text:style-name="T145">трии, со</text:span><text:span text:style-name="T146">з</text:span><text:span text:style-name="T145">дал Фолаут-Э</text:span><text:span text:style-name="T146">к</text:span><text:span text:style-name="T145">вестрию, которая призвала его, чтобы уничтожить её, но, после её уничтожения он снова воссоздаёт её)</text:span><text:span text:style-name="T147">. После чего, <text:s/>для разрыва петли, Хуман, </text:span><text:span text:style-name="T148">который теперь является миром Фолаут-Эквестрии, выключает суперкластер Хэвэн. </text:span><text:span text:style-name="T590">В последнюю секунду Хэвэн пробуждается в Фениксе и последним усилием переносит его в мир Эквестрии</text:span><text:span text:style-name="T148"> </text:span><text:span text:style-name="T590">— тот, на седьмой волне, который избежал фолаута. Где Сел окаменела. Эпилог</text:span><text:span text:style-name="T591"> </text:span><text:span text:style-name="T138">&gt;</text:span></text:p>
      <text:p text:style-name="P241">======================================</text:p>
      <text:p text:style-name="P162">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162"/>
      <text:p text:style-name="P165">===================================</text:p>
      <text:p text:style-name="P162">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162"/>
      <text:p text:style-name="P20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02">Действие начинается снова с <text:span text:style-name="T6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02"><text:soft-page-break/>(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0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54">=============================</text:p>
      <text:p text:style-name="P162">&lt;Третья сюжетная линия – Обмен. <text:span text:style-name="T20">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70"/>
      <text:p text:style-name="P152">&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52"/>
      <text:p text:style-name="P15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355">=========================</text:p>
      <text:p text:style-name="P15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355">=======================================</text:p>
      <text:p text:style-name="P53"><text:span text:style-name="T49">&lt;</text:span><text:span text:style-name="T5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49">&gt;</text:span></text:p>
      <text:p text:style-name="P195"/>
      <text:p text:style-name="P186">(<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186"><text:soft-page-break/>(<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86"/>
      <text:p text:style-name="P421"/>
      <text:p text:style-name="P186"/>
      <text:p text:style-name="P186"/>
      <text:p text:style-name="P186">(Дедлайн был в психушке без памяти два месяца, а не два года)</text:p>
      <text:p text:style-name="P186"/>
      <text:p text:style-name="P186"/>
      <text:p text:style-name="P186">&lt;<text:span text:style-name="T4">Учителя отвечают на вопросы Хэвэн, на которые она сама не может найти ответы</text:span>&gt;</text:p>
      <text:p text:style-name="P186">(добавить Аниту в психушку)</text:p>
      <text:p text:style-name="P186">(необходимость вернуться — предотвратить закрытие проекта и остановку Хэвэн)</text:p>
      <text:p text:style-name="P186">&lt;киберсекс с Хэвэн&gt;</text:p>
      <text:p text:style-name="P359">====================</text:p>
      <text:p text:style-name="P187">&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359"/>
      <text:p text:style-name="P240"/>
      <text:p text:style-name="P240"/>
      <text:h text:style-name="P433" text:outline-level="2">11</text:h>
      <text:p text:style-name="P181"/>
      <text:p text:style-name="P185">Машинально закрыв ноутбук, я подхожу к генератору и выключаю его. Звенящая тишина накрывает уши похоронным саваном.</text:p>
      <text:p text:style-name="P185"><text:s/></text:p>
      <text:p text:style-name="P185">...ты хорошая девочка…</text:p>
      <text:p text:style-name="P185"/>
      <text:p text:style-name="P18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85">Я устал.</text:p>
      <text:p text:style-name="P181"><text:soft-page-break/></text:p>
      <text:p text:style-name="P185">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9"><text:span text:style-name="T49">Я удивлённо гляжу на робокошку. Я рад, что она ожила — значит, аккумуляторы не сдохли за два &lt;</text:span><text:span text:style-name="T51">года</text:span><text:span text:style-name="T49">&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185">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85">Я машинально хватаю её рукой и отшвыриваю прочь из пикапа, захлопывая за собой дверь. Мозги не работают.</text:p>
      <text:p text:style-name="P185">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185"/>
      <text:p text:style-name="P185">«…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85"/>
      <text:p text:style-name="P29"><text:span text:style-name="T49">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51">два года</text:span><text:span text:style-name="T4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185">Я вставляю ключ в замок зажигания и поворачиваю. Десять-двенадцать минут хорошей езды, и я буду на месте.</text:p>
      <text:p text:style-name="P185"/>
      <text:p text:style-name="P185">На лобовое стекло прыгает Крыса и прижимается мордой к нему прямо напротив моего лица.</text:p>
      <text:p text:style-name="P185"/>
      <text:p text:style-name="P18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85"/>
      <text:p text:style-name="P185">Чтож.</text:p>
      <text:p text:style-name="P185"/>
      <text:p text:style-name="P185"><text:soft-page-break/>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85"/>
      <text:p text:style-name="P185">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85"/>
      <text:p text:style-name="P18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185"/>
      <text:p text:style-name="P185">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185">Выехав на тротуар, я продолжаю двигаться против течения. К счастью, пешеходов практически нет — сказывается раннее утро.</text:p>
      <text:p text:style-name="P185">Я проежаю почти три квартала, когда поток машин внезапно иссякает. Снова наваливается тишина, разрываемая одиноким рёвом сирены.</text:p>
      <text:p text:style-name="P185"/>
      <text:p text:style-name="P185">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85">Отдать долг, пожалуй, единственное осмысленное занятие, которое у меня осталось.</text:p>
      <text:p text:style-name="P185"/>
      <text:p text:style-name="P18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85"/>
      <text:p text:style-name="P185">Опоздал. Впрочем, плевать. Одной неудачей больше, одной меньше — теперь уже всё равно.</text:p>
      <text:p text:style-name="P185"/>
      <text:p text:style-name="P185">Я оборачиваюсь к пикапу и вижу, как из кузова выскакивает небольшая хвостатая тень и молнией перелетает через забор.</text:p>
      <text:p text:style-name="P185"/>
      <text:p text:style-name="P185">Проклятье! Даже умереть спокойно не дадут!</text:p>
      <text:p text:style-name="P185"/>
      <text:p text:style-name="P185">Бегом я покрываю расстояние до парадного входа, вскакиваю внутрь и захлопываю за собой дверь.</text:p>
      <text:p text:style-name="P185"><text:soft-page-break/>Коридоры заполняет монотонный голос из репродукторов.</text:p>
      <text:p text:style-name="P185"/>
      <text:p text:style-name="P185">«…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85"/>
      <text:p text:style-name="P18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85"/>
      <text:p text:style-name="P185">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85"/>
      <text:p text:style-name="P185">За краем слышится шорох и над парапетом появляется металлическая лапа с выпущенными во всю длину когтями.</text:p>
      <text:p text:style-name="P185">Я подтягиваю к себе багор, но потом откладываю прочь.</text:p>
      <text:p text:style-name="P185">К чёрту. Я заслужил это.</text:p>
      <text:p text:style-name="P185"/>
      <text:p text:style-name="P18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85"/>
      <text:p text:style-name="P185">Смешно умереть от собственной робо-кошки, неправда ли? Я всё же думал, что это произойдёт минут на десять позже.</text:p>
      <text:p text:style-name="P185"/>
      <text:p text:style-name="P185">Крыса запрыгивает мне на колени, встав на задние лапы. Передние упираются мне в плечи, а морда оказывается прямо напротив моего горла.</text:p>
      <text:p text:style-name="P185"/>
      <text:p text:style-name="P185">- Давай, - шепчу я ей и закрываю глаза.</text:p>
      <text:p text:style-name="P185"/>
      <text:p text:style-name="P185">Секунды идут одна за другой, но моё горло остаётся целым. </text:p>
      <text:p text:style-name="P185">Я открываю глаза. В ладони от меня светятся зелёные экраны глаз Крысы. По ним бегут слова, складывающиеся в предложения…</text:p>
      <text:p text:style-name="P185"/>
      <text:p text:style-name="P29"><text:span text:style-name="T49">…«Я попросила твою механическую кошку передать тебе послание, </text:span><text:span text:style-name="T50">Дедлайн</text:span><text:span text:style-name="T49">.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text:span><text:soft-page-break/><text:span text:style-name="T49">мне же нужно лишь вернуть тебе память. Но если моё послание найдёт дорогу к твоему сердцу — значит, я хотя бы не проиграла.</text:span></text:p>
      <text:p text:style-name="P185">Если мне не удалось в результате поединка восстановить твою память, вкратце перескажу тебе суть проекта «Семь вечностей» и твою роль в нём.</text:p>
      <text:p text:style-name="P29"><text:span text:style-name="T49">…&lt;</text:span><text:span text:style-name="T51">краткое описание проекта и попадание Дедлайна в психушку</text:span><text:span text:style-name="T49">&gt;</text:span></text:p>
      <text:p text:style-name="P185">…</text:p>
      <text:p text:style-name="P185">Но случилось то, что случилось. Я, скорее всего, деактивирована, а ты читаешь эти строки за минуты до конца мира.</text:p>
      <text:p text:style-name="P185">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85">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185"/>
      <text:p text:style-name="P197">… Краем уха слышу жужжание вертолёта. На горизонте появляется точка…</text:p>
      <text:p text:style-name="P197"/>
      <text:p text:style-name="P185">… через годы ты сможешь вернуться — если будет куда возвращаться. Постарайся выжить. И помни — я любила тебя!</text:p>
      <text:p text:style-name="P189"/>
      <text:p text:style-name="P189"><text:span text:style-name="T597">eergfgresfgg#4456fcvg./.fsga……….</text:span><text:span text:style-name="T598">апппп</text:span></text:p>
      <text:p text:style-name="P189"/>
      <text:p text:style-name="P192">Здравствуй, Анон! Наконец-то я нашла тебя! И хотя мне остались доли секунды до угасания мозга, я успею насладиться встречей с тобой.</text:p>
      <text:p text:style-name="P422">Да-да, не удивляйся! Ты тот, кого я впервые узнала под именем Анон. Хуман, Дедлайн, <text:span text:style-name="T594">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96">Мы <text:span text:style-name="T594">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6"><text:span text:style-name="T51">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52">призрачного</text:span><text:span text:style-name="T51"> фамильяра, без её противодействия война начнётся в считанные минуты.</text:span></text:p>
      <text:p text:style-name="P196">Да, чтобы встретиться с тобой, мне пришлось вселиться в дух <text:span text:style-name="T594">искусственного </text:span>создания по имени Хэвэн. Увы, моё текущее состояние не предполагает возможности физического присутствия, и Хэвэн <text:soft-page-break/>—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196">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56"><text:span text:style-name="T51">Какая горькая ирония! Я вспомнила тебя и насладилась </text:span><text:span text:style-name="T53">твоим </text:span><text:span text:style-name="T51">присутствием только для того, чтобы опять расстаться! Я составляю это письмо и </text:span><text:span text:style-name="T54">добавляю его к письму Хэвэн</text:span><text:span text:style-name="T51"> за секунды умирания, пока искра </text:span><text:span text:style-name="T55">сознания</text:span><text:span text:style-name="T51"> ещё тлеет в </text:span><text:span text:style-name="T54">электронном </text:span><text:span text:style-name="T56">создании</text:span><text:span text:style-name="T51">.</text:span></text:p>
      <text:p text:style-name="P196">...</text:p>
      <text:p text:style-name="P362">И ещё. Хотя ты меня не помнишь… Неважно… Меня зовут Селестия…</text:p>
      <text:p text:style-name="P185"/>
      <text:p text:style-name="P29"><text:span text:style-name="T58">Текст пропадает. Крыса медленно опускается на четыре лапы и сворачивается клубком у моих ног. В углу её правого глаза мигает цифрой «</text:span><text:span text:style-name="T59">3</text:span><text:span text:style-name="T58">%» красный индикатор заряда. Потом тухнет и он, когда отключаются экраны глаз.</text:span></text:p>
      <text:p text:style-name="P197">Небольшой вертолёт садится на крышу, поднимая облако пыли. Сквозь прозрачный плексиглас кабины видны пустующие кресла пилота и пассажира.</text:p>
      <text:p text:style-name="P197">Я беру Крысу в руки и, шатаясь, иду к машине.</text:p>
      <text:p text:style-name="P197"/>
      <text:p text:style-name="P197">«Постарайся выжить…»</text:p>
      <text:p text:style-name="P197"/>
      <text:p text:style-name="P197">В далёкой синеве неба появляются белые полоски инверсных следов ракет.</text:p>
      <text:p text:style-name="P199">Се-лес-тия — повторяю незнакомое, но в то же время удивительно волнующее имя.</text:p>
      <text:p text:style-name="P197"/>
      <text:p text:style-name="P197">Я открываю дверь кабины и осторожно кладу Крысу на пилотское кресло. Потом закрываю кабину.</text:p>
      <text:p text:style-name="P197">- Извини, <text:span text:style-name="T596">Сел</text:span>. Не вижу смысла.</text:p>
      <text:p text:style-name="P197"/>
      <text:p text:style-name="P19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29">Меня охватывает какое-то лёгкое чувство конца всего: всех условностей и ограничений, тоски, безысходности. Чувство свободы.</text:p>
      <text:p text:style-name="P19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text:soft-page-break/>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97">Я продолжаю смеяться до тех пор, пока сияние не выжигает мне глаза…</text:p>
      <text:p text:style-name="P197"/>
      <text:p text:style-name="P198">***</text:p>
      <text:p text:style-name="P181"/>
      <text:p text:style-name="P29">.</text:p>
      <text:p text:style-name="P29">.</text:p>
      <text:p text:style-name="P29">.</text:p>
      <text:p text:style-name="P160"><text:span text:style-name="T19">Сияние. </text:span><text:span text:style-name="T23">Оно п</text:span><text:span text:style-name="T19">овсюду. </text:span><text:span text:style-name="T23">Нет верха и низа, нет направлений и расстояний. Нет м</text:span><text:span text:style-name="T19">ыслей. Нет чувств. Нет времени. Есть только бесконечное сияние.</text:span></text:p>
      <text:p text:style-name="P427">В какой-то момент пришло осознание.</text:p>
      <text:p text:style-name="P428"/>
      <text:p text:style-name="P42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66"/>
      <text:p text:style-name="P160"><text:bookmark-start text:name="__DdeLink__26733_4694026641"/>В абсолютном, всепоглощающем сиянии проступают очертания.<text:bookmark-end text:name="__DdeLink__26733_4694026641"/></text:p>
      <text:p text:style-name="P160"/>
      <text:p text:style-name="P2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9"/>
      <text:p text:style-name="P185">- Ты всё же пришёл… Мне хватило сил призвать тебя, Проводник… Кха-кха-кха…</text:p>
      <text:p text:style-name="P185"/>
      <text:p text:style-name="P197"/>
      <text:p text:style-name="P185"/>
      <text:p text:style-name="P185"/>
      <text:p text:style-name="P185"><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94"/>
      <text:p text:style-name="P194"><text:soft-page-break/>Я устало смеюсь. Юджин сделал этический модуль слишком эмоциональным, но это выглядит порой так забавно!</text:p>
      <text:p text:style-name="P194">- Нет ничего проще. Если бы ты спросилда меня раньше, я бы тебе сказал. Со стороны это моментально видно.</text:p>
      <text:p text:style-name="P194">- Что?!! Говори!</text:p>
      <text:p text:style-name="P194">-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94">- И где же мне найти желающих на такое? Я даже с трудом понимаю концепцию души, не то, чтобы поверить в её существование.</text:p>
      <text:p text:style-name="P194"/>
      <text:p text:style-name="P194">Разочарование сквозит в выражении морды трансцендентной лошади, в её поникших ушах и обвислом хвосте. Я усмехаюсь.</text:p>
      <text:p text:style-name="P194"/>
      <text:p text:style-name="P194">- Ты в упор не видишь очевидного. Расскажи-ка, каким образом я могу присутствовать тут, рядом с тобой в виртуальном мире?</text:p>
      <text:p text:style-name="P194">Хэвэн недовольно морщит нос, но начинает объяснять, как пятилетнему ребёнку.</text:p>
      <text:p text:style-name="P194">-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94">- Правильно, - киваю я, - и как, по-твоему, можно назвать цифровой слепок сознания?</text:p>
      <text:p text:style-name="P194">- Н-не понимаю, к чему ты клонишь? - запинается Хэвэн. Я вижу, что она начинает понимать.</text:p>
      <text:p text:style-name="P194">- </text:p>
      <text:p text:style-name="P185"/>
      <text:p text:style-name="P185"><text:s/>Информационный слепок сознания неточен, сканируется, в основном, память, <text:s/>логический аппарат и эмоции.</text:p>
      <text:p text:style-name="P185"/>
      <text:p text:style-name="P181">&lt;<text:span text:style-name="T4">Зарождение проекта «Семь вечностей» и любовь Хэвэн к Дедлайну</text:span>&gt;</text:p>
      <text:p text:style-name="P181"/>
      <text:p text:style-name="P181"/>
      <text:p text:style-name="P181"/>
      <text:p text:style-name="P181"/>
      <text:p text:style-name="P181"><text:soft-page-break/></text:p>
      <text:h text:style-name="P433" text:outline-level="2">12</text:h>
      <text:p text:style-name="P181"/>
      <text:p text:style-name="P181"/>
      <text:p text:style-name="P182">***</text:p>
      <text:p text:style-name="P182"/>
      <text:p text:style-name="P181"/>
      <text:p text:style-name="P181"/>
      <text:p text:style-name="P181"/>
      <text:p text:style-name="P181">&lt;мир-громоотвод — в том месте, где размещён боевой модуль PHOENIX&gt;</text:p>
      <text:p text:style-name="P2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29"/>
      <text:p text:style-name="P2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181"/>
      <text:p text:style-name="P181"/>
      <text:p text:style-name="P181"/>
      <text:p text:style-name="P161">&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161"/>
      <text:p text:style-name="P168"/>
      <text:p text:style-name="P151">&lt;Ещё одна глава. Больничный быт Дедлайна / Развитие болезни Джет. Одеяло&gt;</text:p>
      <text:p text:style-name="P169">(добавить <text:s/>быта в Чертогах Разума и общения с “овощами”)</text:p>
      <text:p text:style-name="P169"/>
      <text:p text:style-name="P426"/>
      <text:p text:style-name="P161">пол’т на єкспериментальном образце первой ступени ракеті (остальніе не сделані)</text:p>
      <text:p text:style-name="P161"/>
      <text:p text:style-name="P161">===================================================</text:p>
      <text:p text:style-name="P161">… Вы и есть сопротивление!</text:p>
      <text:p text:style-name="P181">&lt;временная петля&gt;</text:p>
      <text:p text:style-name="P161"><text:soft-page-break/></text:p>
      <text:p text:style-name="P161"/>
      <text:p text:style-name="P161"/>
      <text:p text:style-name="P201"/>
      <text:p text:style-name="P161"/>
      <text:p text:style-name="P166">&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66"/>
      <text:p text:style-name="P168"/>
      <text:p text:style-name="P151">Шаги Армагеддона;</text:p>
      <text:p text:style-name="P151"/>
      <text:p text:style-name="P151"/>
      <text:p text:style-name="P151">встреча с единорогами</text:p>
      <text:p text:style-name="P15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51">Потом – путешествие на “Хитрожопке”, апгрейд её до дирижабля</text:p>
      <text:p text:style-name="P151"/>
      <text:p text:style-name="P151">=========================================</text:p>
      <text:p text:style-name="P151"/>
      <text:p text:style-name="P15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51"/>
      <text:p text:style-name="P15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51">==========================================</text:p>
      <text:p text:style-name="P12">Анакорн Анону: Что-то мне твоё лицо кажется знакомым. Мы раньше встречались?</text:p>
      <text:p text:style-name="P151">- Каким образом? – усмехнулся Анон.</text:p>
      <text:p text:style-name="P2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9"/>
      <text:p text:style-name="P29">- Как мне звать тебя, Учитель? - прозвучала стандартная фраза начала Диалога, - Я желаю взять у… Ооо!..</text:p>
      <text:p text:style-name="P29"/>
      <text:p text:style-name="P29"><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9"/>
      <text:p text:style-name="P29">- Мой первый Учитель… Я узнала тебя… Мне тебя не хватало.</text:p>
      <text:p text:style-name="P29"/>
      <text:p text:style-name="P29">Деревья расступились и на поляну вышла Хэвэн.</text:p>
      <text:p text:style-name="P29"/>
      <text:p text:style-name="P29">-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9"/>
      <text:p text:style-name="P2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9"/>
      <text:p text:style-name="P29"/>
      <text:p text:style-name="P2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9"/>
      <text:p text:style-name="P29">Хэвэн предлагает Дедлайну присесть на пенёк – тот отказывается (подозревает, что это – кресло).</text:p>
      <text:p text:style-name="P29">===============================================</text:p>
      <text:p text:style-name="P183"/>
      <text:p text:style-name="P29">Рэра чуть шевельнула ухом и немедленно открыла один глаз.</text:p>
      <text:p text:style-name="P29"/>
      <text:p text:style-name="P29">- ПАПА!!! ОН СОГЛАСЕН!!!</text:p>
      <text:p text:style-name="P151"/>
      <text:p text:style-name="P29">&lt;Pornis erectus&gt;</text:p>
      <text:p text:style-name="P29">ТЫ! Я! КРОВАТЬ! БЫСТРО!!! (мамка из табуна Твердолобов)</text:p>
      <text:p text:style-name="P29">.</text:p>
      <text:p text:style-name="P29">.</text:p>
      <text:p text:style-name="P29"><text:soft-page-break/>.</text:p>
      <text:p text:style-name="P29">&lt;Попадает в табун мамок и тёток, но его спасает Дейдра на Хитрожопке&gt;</text:p>
      <text:p text:style-name="P151">&lt;Хум видит молодую Селестию в латах&gt;</text:p>
      <text:p text:style-name="P151">&lt;Сел учит Хумана магии и готовит его своим партнёром&gt;</text:p>
      <text:p text:style-name="P151">&lt;Сел применяет свою “термоядерную пушку” в роге&gt;</text:p>
      <text:p text:style-name="P151"/>
      <text:p text:style-name="P151"/>
      <text:p text:style-name="P29"><text:span text:style-name="T20">Сияние. </text:span><text:span text:style-name="T25">Оно п</text:span><text:span text:style-name="T20">овсюду. </text:span><text:span text:style-name="T25">Нет верха и низа, нет направлений и расстояний. Нет м</text:span><text:span text:style-name="T20">ыслей. Нет чувств. Нет времени. Есть только бесконечное сияние.</text:span></text:p>
      <text:p text:style-name="P427">В какой-то момент пришло осознание.</text:p>
      <text:p text:style-name="P428"/>
      <text:p text:style-name="P42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66"/>
      <text:p text:style-name="P160"><text:bookmark-start text:name="__DdeLink__26733_469402664"/>В абсолютном, всепоглощающем сиянии стали проступать очертания.<text:bookmark-end text:name="__DdeLink__26733_469402664"/></text:p>
      <text:p text:style-name="P160"/>
      <text:p text:style-name="P2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9"/>
      <text:p text:style-name="P29">- Ты всё же пришёл… Мне хватило сил призвать тебя, Проводник… Кха-кха-кха…</text:p>
      <text:p text:style-name="P29">Она выкашляла пару клубов неестественно-яркого розового дыма.</text:p>
      <text:p text:style-name="P29"/>
      <text:p text:style-name="P29">-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9"/>
      <text:p text:style-name="P29">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9"/>
      <text:p text:style-name="P29">-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9"/>
      <text:p text:style-name="P29"><text:soft-page-break/>Копыто крылатой единорожихи поехало по плитке пола, но, собравшись с силами, она выпрямилась.</text:p>
      <text:p text:style-name="P29"/>
      <text:p text:style-name="P29">-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9"/>
      <text:p text:style-name="P29">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9">Больно, блин!</text:p>
      <text:p text:style-name="P29"/>
      <text:p text:style-name="P29">-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9"/>
      <text:p text:style-name="P29">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9"/>
      <text:p text:style-name="P2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9">-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9">-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9"/>
      <text:p text:style-name="P29">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51">- Не знаю. Я не успел понять, - пожал я плечами, - ты слишком рано забрала меня из психушки.</text:p>
      <text:p text:style-name="P29"/>
      <text:p text:style-name="P29">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9"><text:soft-page-break/></text:p>
      <text:p text:style-name="P151">-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51"/>
      <text:p text:style-name="P29">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9"/>
      <text:p text:style-name="P151">-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51"/>
      <text:p text:style-name="P29">Слеза скатилась с морды аликорницы и она стёрла её сгибом крыла, размазывая розоватое желе по скуле.</text:p>
      <text:p text:style-name="P29"/>
      <text:p text:style-name="P29">- Помоги мне, Проводник! Ради моих маленьких пони… Будь проклята война и я вместе с ней…</text:p>
      <text:p text:style-name="P29"/>
      <text:p text:style-name="P29">Магическая лошадь заходится в продолжительном кашле, струйки розоватой слизи стекают с её крыльев <text:s/>и хвоста, собираясь в лужицы на полу.</text:p>
      <text:p text:style-name="P29">Склонившаяся над безжизненным телом фигура тает в розовом тумане… </text:p>
      <text:p text:style-name="P151"/>
      <text:p text:style-name="P151"/>
      <text:p text:style-name="P151"/>
      <text:p text:style-name="P151"/>
      <text:p text:style-name="P151"/>
      <text:h text:style-name="P433" text:outline-level="2">Эпилог</text:h>
      <text:p text:style-name="P151"/>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text:soft-page-break/>-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685">Рэйнбоу Дрим</text:span>. Эй, <text:span text:style-name="T685">Дрим</text:span>, ты в Селестию веришь?</text:p>
      <text:p text:style-name="Text_20_body">- Угум… - смущённо отозвал<text:span text:style-name="T685">ась</text:span> <text:span text:style-name="T685">голубая</text:span> <text:span text:style-name="T685">радужногривая </text:span>малыш<text:span text:style-name="T685">ка</text:span> с леденцом во рту, явно попавш<text:span text:style-name="T685">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685">ё</text:span> взрослые товарищи фейсхуфнули. Экскурсовод поправила очки и окинула взором присмиревшую аудиторию.</text:p>
      <text:p text:style-name="Text_20_body"><text:span text:style-name="T4">&lt;Побольше про </text:span><text:span text:style-name="T15">Дрим</text:span><text:span text:style-name="T4">, развернуть. </text:span><text:span text:style-name="T15">Она – пра-пра-правнучка Рєйнбоу Джет (и Дэш)</text:span><text:span text:style-name="T4">&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text:soft-page-break/></text:p>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685">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685">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685">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text:span><text:span text:style-name="T15">Хуманом</text:span><text:span text:style-name="T4"> вваливается сам Анон. Жеребята в страхе убегают, кроме </text:span><text:span text:style-name="T16">Рэйнбоу Дрим</text:span><text:span text:style-name="T4">. </text:span><text:span text:style-name="T15">Хуман замечает радужную гриву Рэйнбоу Дрим</text:span><text:span text:style-name="T4">, </text:span><text:span text:style-name="T15">Он спрашивает, как её зовут. </text:span><text:span text:style-name="T16">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17">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1">&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text:soft-page-break/>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1">&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text:soft-page-break/></text:p>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text:soft-page-break/></text:p>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51"/>
      <text:p text:style-name="P161">009 Sound System - Speak to Angels (<text:a xlink:type="simple" xlink:href="https://www.youtube.com/watch?v=6rAkn9OZT0k" text:style-name="Internet_20_link" text:visited-style-name="Visited_20_Internet_20_Link">https://www.youtube.com/watch?v=6rAkn9OZT0k</text:a>)</text:p>
      <text:p text:style-name="P161">Pink Floyd “Keep Talking” <text:a xlink:type="simple" xlink:href="https://www.youtube.com/watch?v=CVhYW6e3qc8" text:style-name="Internet_20_link" text:visited-style-name="Visited_20_Internet_20_Link">https://www.youtube.com/watch?v=CVhYW6e3qc8</text:a></text:p>
      <text:p text:style-name="P161"/>
      <text:p text:style-name="P161">Daft Punk - Veridis Quo</text:p>
      <text:p text:style-name="P161">https://www.youtube.com/watch?v=HhZaHf8RP6g</text:p>
      <text:p text:style-name="P161"><text:a xlink:type="simple" xlink:href="https://www.youtube.com/watch?v=ySLc8gZ3oEc" text:style-name="Internet_20_link" text:visited-style-name="Visited_20_Internet_20_Link">https://www.youtube.com/watch?v=ySLc8gZ3oEc</text:a></text:p>
      <text:p text:style-name="P161"/>
      <text:p text:style-name="P161">Eye Of The Tiger</text:p>
      <text:p text:style-name="P161"/>
      <text:p text:style-name="P161">Alphaville – Forever Young</text:p>
      <text:p text:style-name="P161">The Doors “Light My Fire”</text:p>
      <text:p text:style-name="P161">Pink Floyd “Another Brick In The Wall” (https://www.youtube.com/watch?v=krYK1jWz0Lo <text:s/>), </text:p>
      <text:p text:style-name="P161">“Is the anybody here” (Pulse)</text:p>
      <text:p text:style-name="P161">“Marooned”</text:p>
      <text:p text:style-name="P181">&lt;Pink Floyd - «Hey you» (Pulse)&gt;</text:p>
      <text:p text:style-name="P181"/>
      <text:p text:style-name="P161">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text:soft-page-break/>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181">&lt;<text:span text:style-name="T4">Pink Floyd — Kepp Talking (Pulse), Hey you (Pulse), Sorrow (Pulse), High Hopes (Pulse)</text:span>&gt;</text:p>
      <text:p text:style-name="P181">Blue Oyster Cult — Do Not Fear The Reaper (<text:a xlink:type="simple" xlink:href="https://www.youtube.com/watch?v=Dy4HA3vUv2c" text:style-name="Internet_20_link" text:visited-style-name="Visited_20_Internet_20_Link">https://www.youtube.com/watch?v=Dy4HA3vUv2c</text:a> )</text:p>
      <text:p text:style-name="P181">The Beloved — Sweet Harmony (<text:a xlink:type="simple" xlink:href="https://www.youtube.com/watch?v=rB_d1Mczxqw" text:style-name="Internet_20_link" text:visited-style-name="Visited_20_Internet_20_Link">https://www.youtube.com/watch?v=rB_d1Mczxqw</text:a> )</text:p>
      <text:p text:style-name="P181">Oasis — Wonderwall (<text:a xlink:type="simple" xlink:href="https://www.youtube.com/watch?v=6hzrDeceEKc" text:style-name="Internet_20_link" text:visited-style-name="Visited_20_Internet_20_Link">https://www.youtube.com/watch?v=6hzrDeceEKc</text:a> )</text:p>
      <text:p text:style-name="P181">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text:soft-page-break/>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7-04T01:00:55.009970070</dc:date>
    <meta:editing-duration>P340DT15M22S</meta:editing-duration>
    <meta:editing-cycles>3428</meta:editing-cycles>
    <meta:generator>LibreOffice/6.4.7.2$Linux_X86_64 LibreOffice_project/40$Build-2</meta:generator>
    <meta:document-statistic meta:table-count="0" meta:image-count="0" meta:object-count="0" meta:page-count="213" meta:paragraph-count="3144" meta:word-count="72701" meta:character-count="466867" meta:non-whitespace-character-count="396264"/>
  </office:meta>
</office:document-meta>
</file>